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8.8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_BT_comb_static_int_Table" table:style-name="ta1">
        <table:shapes>
          <draw:frame draw:z-index="0" draw:style-name="gr1" draw:text-style-name="P1" svg:width="749.11pt" svg:height="414.88pt" svg:x="283.44pt" svg:y="15549.73pt">
            <loext:p draw:notify-on-update-of-ranges="ex_BT_comb_static_int_Table.A1:ex_BT_comb_static_int_Table.A1 ex_BT_comb_static_int_Table.A2:ex_BT_comb_static_int_Table.A1549 ex_BT_comb_static_int_Table.B1:ex_BT_comb_static_int_Table.B1 ex_BT_comb_static_int_Table.B2:ex_BT_comb_static_int_Table.B15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ometric mean</text:p>
          </table:table-cell>
        </table:table-row>
        <table:table-row table:style-name="ro1">
          <table:table-cell/>
          <table:table-cell office:value-type="float" office:value="1040.1539197" calcext:value-type="float">
            <text:p>1040.1539197</text:p>
          </table:table-cell>
        </table:table-row>
        <table:table-row table:style-name="ro1">
          <table:table-cell/>
          <table:table-cell office:value-type="float" office:value="1028.37629845" calcext:value-type="float">
            <text:p>1028.37629845</text:p>
          </table:table-cell>
        </table:table-row>
        <table:table-row table:style-name="ro1">
          <table:table-cell/>
          <table:table-cell office:value-type="float" office:value="1014.90817387" calcext:value-type="float">
            <text:p>1014.90817387</text:p>
          </table:table-cell>
        </table:table-row>
        <table:table-row table:style-name="ro1">
          <table:table-cell/>
          <table:table-cell office:value-type="float" office:value="1014.28224735" calcext:value-type="float">
            <text:p>1014.28224735</text:p>
          </table:table-cell>
        </table:table-row>
        <table:table-row table:style-name="ro1">
          <table:table-cell/>
          <table:table-cell office:value-type="float" office:value="1011.27242484" calcext:value-type="float">
            <text:p>1011.27242484</text:p>
          </table:table-cell>
        </table:table-row>
        <table:table-row table:style-name="ro1">
          <table:table-cell/>
          <table:table-cell office:value-type="float" office:value="1010.04246936" calcext:value-type="float">
            <text:p>1010.04246936</text:p>
          </table:table-cell>
        </table:table-row>
        <table:table-row table:style-name="ro1">
          <table:table-cell/>
          <table:table-cell office:value-type="float" office:value="1006.58109018" calcext:value-type="float">
            <text:p>1006.58109018</text:p>
          </table:table-cell>
        </table:table-row>
        <table:table-row table:style-name="ro1">
          <table:table-cell/>
          <table:table-cell office:value-type="float" office:value="1003.73142848" calcext:value-type="float">
            <text:p>1003.73142848</text:p>
          </table:table-cell>
        </table:table-row>
        <table:table-row table:style-name="ro1">
          <table:table-cell/>
          <table:table-cell office:value-type="float" office:value="997.27379293" calcext:value-type="float">
            <text:p>997.27379293</text:p>
          </table:table-cell>
        </table:table-row>
        <table:table-row table:style-name="ro1">
          <table:table-cell/>
          <table:table-cell office:value-type="float" office:value="993.110039245" calcext:value-type="float">
            <text:p>993.110039245</text:p>
          </table:table-cell>
        </table:table-row>
        <table:table-row table:style-name="ro1">
          <table:table-cell/>
          <table:table-cell office:value-type="float" office:value="992.736028694" calcext:value-type="float">
            <text:p>992.736028694</text:p>
          </table:table-cell>
        </table:table-row>
        <table:table-row table:style-name="ro1">
          <table:table-cell/>
          <table:table-cell office:value-type="float" office:value="989.823129206" calcext:value-type="float">
            <text:p>989.823129206</text:p>
          </table:table-cell>
        </table:table-row>
        <table:table-row table:style-name="ro1">
          <table:table-cell/>
          <table:table-cell office:value-type="float" office:value="982.138158182" calcext:value-type="float">
            <text:p>982.138158182</text:p>
          </table:table-cell>
        </table:table-row>
        <table:table-row table:style-name="ro1">
          <table:table-cell/>
          <table:table-cell office:value-type="float" office:value="979.368490284" calcext:value-type="float">
            <text:p>979.368490284</text:p>
          </table:table-cell>
        </table:table-row>
        <table:table-row table:style-name="ro1">
          <table:table-cell/>
          <table:table-cell office:value-type="float" office:value="975.686206264" calcext:value-type="float">
            <text:p>975.686206264</text:p>
          </table:table-cell>
        </table:table-row>
        <table:table-row table:style-name="ro1">
          <table:table-cell/>
          <table:table-cell office:value-type="float" office:value="975.28368782" calcext:value-type="float">
            <text:p>975.28368782</text:p>
          </table:table-cell>
        </table:table-row>
        <table:table-row table:style-name="ro1">
          <table:table-cell/>
          <table:table-cell office:value-type="float" office:value="974.529054356" calcext:value-type="float">
            <text:p>974.529054356</text:p>
          </table:table-cell>
        </table:table-row>
        <table:table-row table:style-name="ro1">
          <table:table-cell/>
          <table:table-cell office:value-type="float" office:value="973.703454215" calcext:value-type="float">
            <text:p>973.703454215</text:p>
          </table:table-cell>
        </table:table-row>
        <table:table-row table:style-name="ro1">
          <table:table-cell/>
          <table:table-cell office:value-type="float" office:value="973.21370405" calcext:value-type="float">
            <text:p>973.21370405</text:p>
          </table:table-cell>
        </table:table-row>
        <table:table-row table:style-name="ro1">
          <table:table-cell/>
          <table:table-cell office:value-type="float" office:value="969.675048693" calcext:value-type="float">
            <text:p>969.675048693</text:p>
          </table:table-cell>
        </table:table-row>
        <table:table-row table:style-name="ro1">
          <table:table-cell/>
          <table:table-cell office:value-type="float" office:value="968.636085213" calcext:value-type="float">
            <text:p>968.636085213</text:p>
          </table:table-cell>
        </table:table-row>
        <table:table-row table:style-name="ro1">
          <table:table-cell/>
          <table:table-cell office:value-type="float" office:value="964.882212996" calcext:value-type="float">
            <text:p>964.882212996</text:p>
          </table:table-cell>
        </table:table-row>
        <table:table-row table:style-name="ro1">
          <table:table-cell/>
          <table:table-cell office:value-type="float" office:value="964.880186341" calcext:value-type="float">
            <text:p>964.880186341</text:p>
          </table:table-cell>
        </table:table-row>
        <table:table-row table:style-name="ro1">
          <table:table-cell/>
          <table:table-cell office:value-type="float" office:value="962.666384321" calcext:value-type="float">
            <text:p>962.666384321</text:p>
          </table:table-cell>
        </table:table-row>
        <table:table-row table:style-name="ro1">
          <table:table-cell/>
          <table:table-cell office:value-type="float" office:value="960.885423153" calcext:value-type="float">
            <text:p>960.885423153</text:p>
          </table:table-cell>
        </table:table-row>
        <table:table-row table:style-name="ro1">
          <table:table-cell/>
          <table:table-cell office:value-type="float" office:value="959.480662756" calcext:value-type="float">
            <text:p>959.480662756</text:p>
          </table:table-cell>
        </table:table-row>
        <table:table-row table:style-name="ro1">
          <table:table-cell/>
          <table:table-cell office:value-type="float" office:value="959.22803011" calcext:value-type="float">
            <text:p>959.22803011</text:p>
          </table:table-cell>
        </table:table-row>
        <table:table-row table:style-name="ro1">
          <table:table-cell/>
          <table:table-cell office:value-type="float" office:value="957.646385447" calcext:value-type="float">
            <text:p>957.646385447</text:p>
          </table:table-cell>
        </table:table-row>
        <table:table-row table:style-name="ro1">
          <table:table-cell/>
          <table:table-cell office:value-type="float" office:value="957.450582811" calcext:value-type="float">
            <text:p>957.450582811</text:p>
          </table:table-cell>
        </table:table-row>
        <table:table-row table:style-name="ro1">
          <table:table-cell/>
          <table:table-cell office:value-type="float" office:value="956.365808114" calcext:value-type="float">
            <text:p>956.365808114</text:p>
          </table:table-cell>
        </table:table-row>
        <table:table-row table:style-name="ro1">
          <table:table-cell/>
          <table:table-cell office:value-type="float" office:value="956.238687506" calcext:value-type="float">
            <text:p>956.238687506</text:p>
          </table:table-cell>
        </table:table-row>
        <table:table-row table:style-name="ro1">
          <table:table-cell/>
          <table:table-cell office:value-type="float" office:value="955.345158322" calcext:value-type="float">
            <text:p>955.345158322</text:p>
          </table:table-cell>
        </table:table-row>
        <table:table-row table:style-name="ro1">
          <table:table-cell/>
          <table:table-cell office:value-type="float" office:value="955.165504487" calcext:value-type="float">
            <text:p>955.165504487</text:p>
          </table:table-cell>
        </table:table-row>
        <table:table-row table:style-name="ro1">
          <table:table-cell/>
          <table:table-cell office:value-type="float" office:value="953.020592734" calcext:value-type="float">
            <text:p>953.020592734</text:p>
          </table:table-cell>
        </table:table-row>
        <table:table-row table:style-name="ro1">
          <table:table-cell/>
          <table:table-cell office:value-type="float" office:value="951.604647401" calcext:value-type="float">
            <text:p>951.604647401</text:p>
          </table:table-cell>
        </table:table-row>
        <table:table-row table:style-name="ro1">
          <table:table-cell/>
          <table:table-cell office:value-type="float" office:value="951.462010112" calcext:value-type="float">
            <text:p>951.462010112</text:p>
          </table:table-cell>
        </table:table-row>
        <table:table-row table:style-name="ro1">
          <table:table-cell/>
          <table:table-cell office:value-type="float" office:value="951.39073154" calcext:value-type="float">
            <text:p>951.39073154</text:p>
          </table:table-cell>
        </table:table-row>
        <table:table-row table:style-name="ro1">
          <table:table-cell/>
          <table:table-cell office:value-type="float" office:value="951.270253033" calcext:value-type="float">
            <text:p>951.270253033</text:p>
          </table:table-cell>
        </table:table-row>
        <table:table-row table:style-name="ro1">
          <table:table-cell/>
          <table:table-cell office:value-type="float" office:value="951.198999502" calcext:value-type="float">
            <text:p>951.198999502</text:p>
          </table:table-cell>
        </table:table-row>
        <table:table-row table:style-name="ro1">
          <table:table-cell/>
          <table:table-cell office:value-type="float" office:value="951.056572456" calcext:value-type="float">
            <text:p>951.056572456</text:p>
          </table:table-cell>
        </table:table-row>
        <table:table-row table:style-name="ro1">
          <table:table-cell/>
          <table:table-cell office:value-type="float" office:value="950.799036094" calcext:value-type="float">
            <text:p>950.799036094</text:p>
          </table:table-cell>
        </table:table-row>
        <table:table-row table:style-name="ro1">
          <table:table-cell/>
          <table:table-cell office:value-type="float" office:value="949.030980543" calcext:value-type="float">
            <text:p>949.030980543</text:p>
          </table:table-cell>
        </table:table-row>
        <table:table-row table:style-name="ro1">
          <table:table-cell/>
          <table:table-cell office:value-type="float" office:value="948.995603919" calcext:value-type="float">
            <text:p>948.995603919</text:p>
          </table:table-cell>
        </table:table-row>
        <table:table-row table:style-name="ro1">
          <table:table-cell/>
          <table:table-cell office:value-type="float" office:value="948.85510564" calcext:value-type="float">
            <text:p>948.85510564</text:p>
          </table:table-cell>
        </table:table-row>
        <table:table-row table:style-name="ro1">
          <table:table-cell/>
          <table:table-cell office:value-type="float" office:value="948.827709796" calcext:value-type="float">
            <text:p>948.827709796</text:p>
          </table:table-cell>
        </table:table-row>
        <table:table-row table:style-name="ro1">
          <table:table-cell/>
          <table:table-cell office:value-type="float" office:value="948.819740846" calcext:value-type="float">
            <text:p>948.819740846</text:p>
          </table:table-cell>
        </table:table-row>
        <table:table-row table:style-name="ro1">
          <table:table-cell/>
          <table:table-cell office:value-type="float" office:value="948.523358742" calcext:value-type="float">
            <text:p>948.523358742</text:p>
          </table:table-cell>
        </table:table-row>
        <table:table-row table:style-name="ro1">
          <table:table-cell/>
          <table:table-cell office:value-type="float" office:value="948.488032645" calcext:value-type="float">
            <text:p>948.488032645</text:p>
          </table:table-cell>
        </table:table-row>
        <table:table-row table:style-name="ro1">
          <table:table-cell/>
          <table:table-cell office:value-type="float" office:value="945.364941931" calcext:value-type="float">
            <text:p>945.364941931</text:p>
          </table:table-cell>
        </table:table-row>
        <table:table-row table:style-name="ro1">
          <table:table-cell/>
          <table:table-cell office:value-type="float" office:value="945.046166124" calcext:value-type="float">
            <text:p>945.046166124</text:p>
          </table:table-cell>
        </table:table-row>
        <table:table-row table:style-name="ro1">
          <table:table-cell/>
          <table:table-cell office:value-type="float" office:value="942.552025207" calcext:value-type="float">
            <text:p>942.552025207</text:p>
          </table:table-cell>
        </table:table-row>
        <table:table-row table:style-name="ro1">
          <table:table-cell/>
          <table:table-cell office:value-type="float" office:value="941.681480906" calcext:value-type="float">
            <text:p>941.681480906</text:p>
          </table:table-cell>
        </table:table-row>
        <table:table-row table:style-name="ro1">
          <table:table-cell/>
          <table:table-cell office:value-type="float" office:value="941.523850739" calcext:value-type="float">
            <text:p>941.523850739</text:p>
          </table:table-cell>
        </table:table-row>
        <table:table-row table:style-name="ro1">
          <table:table-cell/>
          <table:table-cell office:value-type="float" office:value="941.505112933" calcext:value-type="float">
            <text:p>941.505112933</text:p>
          </table:table-cell>
        </table:table-row>
        <table:table-row table:style-name="ro1">
          <table:table-cell/>
          <table:table-cell office:value-type="float" office:value="940.714272004" calcext:value-type="float">
            <text:p>940.714272004</text:p>
          </table:table-cell>
        </table:table-row>
        <table:table-row table:style-name="ro1">
          <table:table-cell/>
          <table:table-cell office:value-type="float" office:value="940.357042046" calcext:value-type="float">
            <text:p>940.357042046</text:p>
          </table:table-cell>
        </table:table-row>
        <table:table-row table:style-name="ro1">
          <table:table-cell/>
          <table:table-cell office:value-type="float" office:value="936.735568224" calcext:value-type="float">
            <text:p>936.735568224</text:p>
          </table:table-cell>
        </table:table-row>
        <table:table-row table:style-name="ro1">
          <table:table-cell/>
          <table:table-cell office:value-type="float" office:value="930.923138144" calcext:value-type="float">
            <text:p>930.923138144</text:p>
          </table:table-cell>
        </table:table-row>
        <table:table-row table:style-name="ro1">
          <table:table-cell/>
          <table:table-cell office:value-type="float" office:value="930.824402945" calcext:value-type="float">
            <text:p>930.824402945</text:p>
          </table:table-cell>
        </table:table-row>
        <table:table-row table:style-name="ro1">
          <table:table-cell/>
          <table:table-cell office:value-type="float" office:value="927.593022658" calcext:value-type="float">
            <text:p>927.593022658</text:p>
          </table:table-cell>
        </table:table-row>
        <table:table-row table:style-name="ro1">
          <table:table-cell/>
          <table:table-cell office:value-type="float" office:value="927.588909132" calcext:value-type="float">
            <text:p>927.588909132</text:p>
          </table:table-cell>
        </table:table-row>
        <table:table-row table:style-name="ro1">
          <table:table-cell/>
          <table:table-cell office:value-type="float" office:value="926.599213558" calcext:value-type="float">
            <text:p>926.599213558</text:p>
          </table:table-cell>
        </table:table-row>
        <table:table-row table:style-name="ro1">
          <table:table-cell/>
          <table:table-cell office:value-type="float" office:value="924.820402376" calcext:value-type="float">
            <text:p>924.820402376</text:p>
          </table:table-cell>
        </table:table-row>
        <table:table-row table:style-name="ro1">
          <table:table-cell/>
          <table:table-cell office:value-type="float" office:value="924.398007203" calcext:value-type="float">
            <text:p>924.398007203</text:p>
          </table:table-cell>
        </table:table-row>
        <table:table-row table:style-name="ro1">
          <table:table-cell/>
          <table:table-cell office:value-type="float" office:value="923.004889304" calcext:value-type="float">
            <text:p>923.004889304</text:p>
          </table:table-cell>
        </table:table-row>
        <table:table-row table:style-name="ro1">
          <table:table-cell/>
          <table:table-cell office:value-type="float" office:value="922.023325557" calcext:value-type="float">
            <text:p>922.023325557</text:p>
          </table:table-cell>
        </table:table-row>
        <table:table-row table:style-name="ro1">
          <table:table-cell/>
          <table:table-cell office:value-type="float" office:value="921.30549017" calcext:value-type="float">
            <text:p>921.30549017</text:p>
          </table:table-cell>
        </table:table-row>
        <table:table-row table:style-name="ro1">
          <table:table-cell/>
          <table:table-cell office:value-type="float" office:value="919.699611331" calcext:value-type="float">
            <text:p>919.699611331</text:p>
          </table:table-cell>
        </table:table-row>
        <table:table-row table:style-name="ro1">
          <table:table-cell/>
          <table:table-cell office:value-type="float" office:value="918.544781306" calcext:value-type="float">
            <text:p>918.544781306</text:p>
          </table:table-cell>
        </table:table-row>
        <table:table-row table:style-name="ro1">
          <table:table-cell/>
          <table:table-cell office:value-type="float" office:value="915.579575017" calcext:value-type="float">
            <text:p>915.579575017</text:p>
          </table:table-cell>
        </table:table-row>
        <table:table-row table:style-name="ro1">
          <table:table-cell/>
          <table:table-cell office:value-type="float" office:value="915.519310135" calcext:value-type="float">
            <text:p>915.519310135</text:p>
          </table:table-cell>
        </table:table-row>
        <table:table-row table:style-name="ro1">
          <table:table-cell/>
          <table:table-cell office:value-type="float" office:value="915.269635109" calcext:value-type="float">
            <text:p>915.269635109</text:p>
          </table:table-cell>
        </table:table-row>
        <table:table-row table:style-name="ro1">
          <table:table-cell/>
          <table:table-cell office:value-type="float" office:value="912.696758756" calcext:value-type="float">
            <text:p>912.696758756</text:p>
          </table:table-cell>
        </table:table-row>
        <table:table-row table:style-name="ro1">
          <table:table-cell/>
          <table:table-cell office:value-type="float" office:value="906.333654783" calcext:value-type="float">
            <text:p>906.333654783</text:p>
          </table:table-cell>
        </table:table-row>
        <table:table-row table:style-name="ro1">
          <table:table-cell/>
          <table:table-cell office:value-type="float" office:value="906.028040274" calcext:value-type="float">
            <text:p>906.028040274</text:p>
          </table:table-cell>
        </table:table-row>
        <table:table-row table:style-name="ro1">
          <table:table-cell/>
          <table:table-cell office:value-type="float" office:value="905.856931201" calcext:value-type="float">
            <text:p>905.856931201</text:p>
          </table:table-cell>
        </table:table-row>
        <table:table-row table:style-name="ro1">
          <table:table-cell/>
          <table:table-cell office:value-type="float" office:value="903.416559848" calcext:value-type="float">
            <text:p>903.416559848</text:p>
          </table:table-cell>
        </table:table-row>
        <table:table-row table:style-name="ro1">
          <table:table-cell/>
          <table:table-cell office:value-type="float" office:value="901.194443064" calcext:value-type="float">
            <text:p>901.194443064</text:p>
          </table:table-cell>
        </table:table-row>
        <table:table-row table:style-name="ro1">
          <table:table-cell/>
          <table:table-cell office:value-type="float" office:value="897.759315712" calcext:value-type="float">
            <text:p>897.759315712</text:p>
          </table:table-cell>
        </table:table-row>
        <table:table-row table:style-name="ro1">
          <table:table-cell/>
          <table:table-cell office:value-type="float" office:value="897.653602018" calcext:value-type="float">
            <text:p>897.653602018</text:p>
          </table:table-cell>
        </table:table-row>
        <table:table-row table:style-name="ro1">
          <table:table-cell/>
          <table:table-cell office:value-type="float" office:value="896.863433674" calcext:value-type="float">
            <text:p>896.863433674</text:p>
          </table:table-cell>
        </table:table-row>
        <table:table-row table:style-name="ro1">
          <table:table-cell/>
          <table:table-cell office:value-type="float" office:value="896.641329857" calcext:value-type="float">
            <text:p>896.641329857</text:p>
          </table:table-cell>
        </table:table-row>
        <table:table-row table:style-name="ro1">
          <table:table-cell/>
          <table:table-cell office:value-type="float" office:value="895.617410032" calcext:value-type="float">
            <text:p>895.617410032</text:p>
          </table:table-cell>
        </table:table-row>
        <table:table-row table:style-name="ro1">
          <table:table-cell/>
          <table:table-cell office:value-type="float" office:value="893.945794642" calcext:value-type="float">
            <text:p>893.945794642</text:p>
          </table:table-cell>
        </table:table-row>
        <table:table-row table:style-name="ro1">
          <table:table-cell/>
          <table:table-cell office:value-type="float" office:value="892.804502803" calcext:value-type="float">
            <text:p>892.804502803</text:p>
          </table:table-cell>
        </table:table-row>
        <table:table-row table:style-name="ro1">
          <table:table-cell/>
          <table:table-cell office:value-type="float" office:value="891.935352713" calcext:value-type="float">
            <text:p>891.935352713</text:p>
          </table:table-cell>
        </table:table-row>
        <table:table-row table:style-name="ro1">
          <table:table-cell/>
          <table:table-cell office:value-type="float" office:value="891.583048762" calcext:value-type="float">
            <text:p>891.583048762</text:p>
          </table:table-cell>
        </table:table-row>
        <table:table-row table:style-name="ro1">
          <table:table-cell/>
          <table:table-cell office:value-type="float" office:value="891.348434854" calcext:value-type="float">
            <text:p>891.348434854</text:p>
          </table:table-cell>
        </table:table-row>
        <table:table-row table:style-name="ro1">
          <table:table-cell/>
          <table:table-cell office:value-type="float" office:value="888.80626418" calcext:value-type="float">
            <text:p>888.80626418</text:p>
          </table:table-cell>
        </table:table-row>
        <table:table-row table:style-name="ro1">
          <table:table-cell/>
          <table:table-cell office:value-type="float" office:value="888.229031223" calcext:value-type="float">
            <text:p>888.229031223</text:p>
          </table:table-cell>
        </table:table-row>
        <table:table-row table:style-name="ro1">
          <table:table-cell/>
          <table:table-cell office:value-type="float" office:value="888.20207146" calcext:value-type="float">
            <text:p>888.20207146</text:p>
          </table:table-cell>
        </table:table-row>
        <table:table-row table:style-name="ro1">
          <table:table-cell/>
          <table:table-cell office:value-type="float" office:value="886.455680537" calcext:value-type="float">
            <text:p>886.455680537</text:p>
          </table:table-cell>
        </table:table-row>
        <table:table-row table:style-name="ro1">
          <table:table-cell/>
          <table:table-cell office:value-type="float" office:value="885.095028846" calcext:value-type="float">
            <text:p>885.095028846</text:p>
          </table:table-cell>
        </table:table-row>
        <table:table-row table:style-name="ro1">
          <table:table-cell/>
          <table:table-cell office:value-type="float" office:value="884.929358267" calcext:value-type="float">
            <text:p>884.929358267</text:p>
          </table:table-cell>
        </table:table-row>
        <table:table-row table:style-name="ro1">
          <table:table-cell/>
          <table:table-cell office:value-type="float" office:value="880.005241487" calcext:value-type="float">
            <text:p>880.005241487</text:p>
          </table:table-cell>
        </table:table-row>
        <table:table-row table:style-name="ro1">
          <table:table-cell/>
          <table:table-cell office:value-type="float" office:value="878.784486833" calcext:value-type="float">
            <text:p>878.784486833</text:p>
          </table:table-cell>
        </table:table-row>
        <table:table-row table:style-name="ro1">
          <table:table-cell/>
          <table:table-cell office:value-type="float" office:value="878.727405162" calcext:value-type="float">
            <text:p>878.727405162</text:p>
          </table:table-cell>
        </table:table-row>
        <table:table-row table:style-name="ro1">
          <table:table-cell/>
          <table:table-cell office:value-type="float" office:value="875.45803414" calcext:value-type="float">
            <text:p>875.45803414</text:p>
          </table:table-cell>
        </table:table-row>
        <table:table-row table:style-name="ro1">
          <table:table-cell/>
          <table:table-cell office:value-type="float" office:value="874.963586792" calcext:value-type="float">
            <text:p>874.963586792</text:p>
          </table:table-cell>
        </table:table-row>
        <table:table-row table:style-name="ro1">
          <table:table-cell/>
          <table:table-cell office:value-type="float" office:value="874.952002876" calcext:value-type="float">
            <text:p>874.952002876</text:p>
          </table:table-cell>
        </table:table-row>
        <table:table-row table:style-name="ro1">
          <table:table-cell/>
          <table:table-cell office:value-type="float" office:value="874.224564604" calcext:value-type="float">
            <text:p>874.224564604</text:p>
          </table:table-cell>
        </table:table-row>
        <table:table-row table:style-name="ro1">
          <table:table-cell/>
          <table:table-cell office:value-type="float" office:value="874.215568287" calcext:value-type="float">
            <text:p>874.215568287</text:p>
          </table:table-cell>
        </table:table-row>
        <table:table-row table:style-name="ro1">
          <table:table-cell/>
          <table:table-cell office:value-type="float" office:value="872.294098868" calcext:value-type="float">
            <text:p>872.294098868</text:p>
          </table:table-cell>
        </table:table-row>
        <table:table-row table:style-name="ro1">
          <table:table-cell/>
          <table:table-cell office:value-type="float" office:value="872.261185215" calcext:value-type="float">
            <text:p>872.261185215</text:p>
          </table:table-cell>
        </table:table-row>
        <table:table-row table:style-name="ro1">
          <table:table-cell/>
          <table:table-cell office:value-type="float" office:value="872.261185215" calcext:value-type="float">
            <text:p>872.261185215</text:p>
          </table:table-cell>
        </table:table-row>
        <table:table-row table:style-name="ro1">
          <table:table-cell/>
          <table:table-cell office:value-type="float" office:value="872.22827777" calcext:value-type="float">
            <text:p>872.22827777</text:p>
          </table:table-cell>
        </table:table-row>
        <table:table-row table:style-name="ro1">
          <table:table-cell/>
          <table:table-cell office:value-type="float" office:value="872.22827777" calcext:value-type="float">
            <text:p>872.22827777</text:p>
          </table:table-cell>
        </table:table-row>
        <table:table-row table:style-name="ro1">
          <table:table-cell/>
          <table:table-cell office:value-type="float" office:value="872.22827777" calcext:value-type="float">
            <text:p>872.22827777</text:p>
          </table:table-cell>
        </table:table-row>
        <table:table-row table:style-name="ro1">
          <table:table-cell/>
          <table:table-cell office:value-type="float" office:value="871.975413062" calcext:value-type="float">
            <text:p>871.975413062</text:p>
          </table:table-cell>
        </table:table-row>
        <table:table-row table:style-name="ro1">
          <table:table-cell/>
          <table:table-cell office:value-type="float" office:value="871.496863045" calcext:value-type="float">
            <text:p>871.496863045</text:p>
          </table:table-cell>
        </table:table-row>
        <table:table-row table:style-name="ro1">
          <table:table-cell/>
          <table:table-cell office:value-type="float" office:value="871.274615814" calcext:value-type="float">
            <text:p>871.274615814</text:p>
          </table:table-cell>
        </table:table-row>
        <table:table-row table:style-name="ro1">
          <table:table-cell/>
          <table:table-cell office:value-type="float" office:value="871.110820831" calcext:value-type="float">
            <text:p>871.110820831</text:p>
          </table:table-cell>
        </table:table-row>
        <table:table-row table:style-name="ro1">
          <table:table-cell/>
          <table:table-cell office:value-type="float" office:value="869.473771971" calcext:value-type="float">
            <text:p>869.473771971</text:p>
          </table:table-cell>
        </table:table-row>
        <table:table-row table:style-name="ro1">
          <table:table-cell/>
          <table:table-cell office:value-type="float" office:value="868.959294512" calcext:value-type="float">
            <text:p>868.959294512</text:p>
          </table:table-cell>
        </table:table-row>
        <table:table-row table:style-name="ro1">
          <table:table-cell/>
          <table:table-cell office:value-type="float" office:value="868.959294512" calcext:value-type="float">
            <text:p>868.959294512</text:p>
          </table:table-cell>
        </table:table-row>
        <table:table-row table:style-name="ro1">
          <table:table-cell/>
          <table:table-cell office:value-type="float" office:value="868.903148693" calcext:value-type="float">
            <text:p>868.903148693</text:p>
          </table:table-cell>
        </table:table-row>
        <table:table-row table:style-name="ro1">
          <table:table-cell/>
          <table:table-cell office:value-type="float" office:value="868.870466574" calcext:value-type="float">
            <text:p>868.870466574</text:p>
          </table:table-cell>
        </table:table-row>
        <table:table-row table:style-name="ro1">
          <table:table-cell/>
          <table:table-cell office:value-type="float" office:value="868.870466574" calcext:value-type="float">
            <text:p>868.870466574</text:p>
          </table:table-cell>
        </table:table-row>
        <table:table-row table:style-name="ro1">
          <table:table-cell/>
          <table:table-cell office:value-type="float" office:value="868.837790601" calcext:value-type="float">
            <text:p>868.837790601</text:p>
          </table:table-cell>
        </table:table-row>
        <table:table-row table:style-name="ro1">
          <table:table-cell/>
          <table:table-cell office:value-type="float" office:value="868.763310747" calcext:value-type="float">
            <text:p>868.763310747</text:p>
          </table:table-cell>
        </table:table-row>
        <table:table-row table:style-name="ro1">
          <table:table-cell/>
          <table:table-cell office:value-type="float" office:value="868.763310747" calcext:value-type="float">
            <text:p>868.763310747</text:p>
          </table:table-cell>
        </table:table-row>
        <table:table-row table:style-name="ro1">
          <table:table-cell/>
          <table:table-cell office:value-type="float" office:value="868.674502843" calcext:value-type="float">
            <text:p>868.674502843</text:p>
          </table:table-cell>
        </table:table-row>
        <table:table-row table:style-name="ro1">
          <table:table-cell/>
          <table:table-cell office:value-type="float" office:value="868.674502843" calcext:value-type="float">
            <text:p>868.674502843</text:p>
          </table:table-cell>
        </table:table-row>
        <table:table-row table:style-name="ro1">
          <table:table-cell/>
          <table:table-cell office:value-type="float" office:value="868.674502843" calcext:value-type="float">
            <text:p>868.674502843</text:p>
          </table:table-cell>
        </table:table-row>
        <table:table-row table:style-name="ro1">
          <table:table-cell/>
          <table:table-cell office:value-type="float" office:value="868.641863699" calcext:value-type="float">
            <text:p>868.641863699</text:p>
          </table:table-cell>
        </table:table-row>
        <table:table-row table:style-name="ro1">
          <table:table-cell/>
          <table:table-cell office:value-type="float" office:value="867.816689318" calcext:value-type="float">
            <text:p>867.816689318</text:p>
          </table:table-cell>
        </table:table-row>
        <table:table-row table:style-name="ro1">
          <table:table-cell/>
          <table:table-cell office:value-type="float" office:value="867.607430341" calcext:value-type="float">
            <text:p>867.607430341</text:p>
          </table:table-cell>
        </table:table-row>
        <table:table-row table:style-name="ro1">
          <table:table-cell/>
          <table:table-cell office:value-type="float" office:value="867.496334884" calcext:value-type="float">
            <text:p>867.496334884</text:p>
          </table:table-cell>
        </table:table-row>
        <table:table-row table:style-name="ro1">
          <table:table-cell/>
          <table:table-cell office:value-type="float" office:value="867.236449794" calcext:value-type="float">
            <text:p>867.236449794</text:p>
          </table:table-cell>
        </table:table-row>
        <table:table-row table:style-name="ro1">
          <table:table-cell/>
          <table:table-cell office:value-type="float" office:value="865.432100441" calcext:value-type="float">
            <text:p>865.432100441</text:p>
          </table:table-cell>
        </table:table-row>
        <table:table-row table:style-name="ro1">
          <table:table-cell/>
          <table:table-cell office:value-type="float" office:value="865.432100441" calcext:value-type="float">
            <text:p>865.432100441</text:p>
          </table:table-cell>
        </table:table-row>
        <table:table-row table:style-name="ro1">
          <table:table-cell/>
          <table:table-cell office:value-type="float" office:value="865.432100441" calcext:value-type="float">
            <text:p>865.432100441</text:p>
          </table:table-cell>
        </table:table-row>
        <table:table-row table:style-name="ro1">
          <table:table-cell/>
          <table:table-cell office:value-type="float" office:value="865.432100441" calcext:value-type="float">
            <text:p>865.432100441</text:p>
          </table:table-cell>
        </table:table-row>
        <table:table-row table:style-name="ro1">
          <table:table-cell/>
          <table:table-cell office:value-type="float" office:value="865.399685433" calcext:value-type="float">
            <text:p>865.399685433</text:p>
          </table:table-cell>
        </table:table-row>
        <table:table-row table:style-name="ro1">
          <table:table-cell/>
          <table:table-cell office:value-type="float" office:value="865.399685433" calcext:value-type="float">
            <text:p>865.399685433</text:p>
          </table:table-cell>
        </table:table-row>
        <table:table-row table:style-name="ro1">
          <table:table-cell/>
          <table:table-cell office:value-type="float" office:value="865.270086075" calcext:value-type="float">
            <text:p>865.270086075</text:p>
          </table:table-cell>
        </table:table-row>
        <table:table-row table:style-name="ro1">
          <table:table-cell/>
          <table:table-cell office:value-type="float" office:value="865.270086075" calcext:value-type="float">
            <text:p>865.270086075</text:p>
          </table:table-cell>
        </table:table-row>
        <table:table-row table:style-name="ro1">
          <table:table-cell/>
          <table:table-cell office:value-type="float" office:value="865.237701395" calcext:value-type="float">
            <text:p>865.237701395</text:p>
          </table:table-cell>
        </table:table-row>
        <table:table-row table:style-name="ro1">
          <table:table-cell/>
          <table:table-cell office:value-type="float" office:value="865.237701395" calcext:value-type="float">
            <text:p>865.237701395</text:p>
          </table:table-cell>
        </table:table-row>
        <table:table-row table:style-name="ro1">
          <table:table-cell/>
          <table:table-cell office:value-type="float" office:value="865.237701395" calcext:value-type="float">
            <text:p>865.237701395</text:p>
          </table:table-cell>
        </table:table-row>
        <table:table-row table:style-name="ro1">
          <table:table-cell/>
          <table:table-cell office:value-type="float" office:value="865.237701395" calcext:value-type="float">
            <text:p>865.237701395</text:p>
          </table:table-cell>
        </table:table-row>
        <table:table-row table:style-name="ro1">
          <table:table-cell/>
          <table:table-cell office:value-type="float" office:value="864.934655975" calcext:value-type="float">
            <text:p>864.934655975</text:p>
          </table:table-cell>
        </table:table-row>
        <table:table-row table:style-name="ro1">
          <table:table-cell/>
          <table:table-cell office:value-type="float" office:value="864.901891437" calcext:value-type="float">
            <text:p>864.901891437</text:p>
          </table:table-cell>
        </table:table-row>
        <table:table-row table:style-name="ro1">
          <table:table-cell/>
          <table:table-cell office:value-type="float" office:value="864.845178433" calcext:value-type="float">
            <text:p>864.845178433</text:p>
          </table:table-cell>
        </table:table-row>
        <table:table-row table:style-name="ro1">
          <table:table-cell/>
          <table:table-cell office:value-type="float" office:value="864.845178433" calcext:value-type="float">
            <text:p>864.845178433</text:p>
          </table:table-cell>
        </table:table-row>
        <table:table-row table:style-name="ro1">
          <table:table-cell/>
          <table:table-cell office:value-type="float" office:value="864.845178433" calcext:value-type="float">
            <text:p>864.845178433</text:p>
          </table:table-cell>
        </table:table-row>
        <table:table-row table:style-name="ro1">
          <table:table-cell/>
          <table:table-cell office:value-type="float" office:value="864.812417284" calcext:value-type="float">
            <text:p>864.812417284</text:p>
          </table:table-cell>
        </table:table-row>
        <table:table-row table:style-name="ro1">
          <table:table-cell/>
          <table:table-cell office:value-type="float" office:value="863.879981375" calcext:value-type="float">
            <text:p>863.879981375</text:p>
          </table:table-cell>
        </table:table-row>
        <table:table-row table:style-name="ro1">
          <table:table-cell/>
          <table:table-cell office:value-type="float" office:value="863.531009709" calcext:value-type="float">
            <text:p>863.531009709</text:p>
          </table:table-cell>
        </table:table-row>
        <table:table-row table:style-name="ro1">
          <table:table-cell/>
          <table:table-cell office:value-type="float" office:value="863.402210987" calcext:value-type="float">
            <text:p>863.402210987</text:p>
          </table:table-cell>
        </table:table-row>
        <table:table-row table:style-name="ro1">
          <table:table-cell/>
          <table:table-cell office:value-type="float" office:value="862.377692163" calcext:value-type="float">
            <text:p>862.377692163</text:p>
          </table:table-cell>
        </table:table-row>
        <table:table-row table:style-name="ro1">
          <table:table-cell/>
          <table:table-cell office:value-type="float" office:value="861.930355853" calcext:value-type="float">
            <text:p>861.930355853</text:p>
          </table:table-cell>
        </table:table-row>
        <table:table-row table:style-name="ro1">
          <table:table-cell/>
          <table:table-cell office:value-type="float" office:value="861.80672705" calcext:value-type="float">
            <text:p>861.80672705</text:p>
          </table:table-cell>
        </table:table-row>
        <table:table-row table:style-name="ro1">
          <table:table-cell/>
          <table:table-cell office:value-type="float" office:value="861.80672705" calcext:value-type="float">
            <text:p>861.80672705</text:p>
          </table:table-cell>
        </table:table-row>
        <table:table-row table:style-name="ro1">
          <table:table-cell/>
          <table:table-cell office:value-type="float" office:value="861.80672705" calcext:value-type="float">
            <text:p>861.80672705</text:p>
          </table:table-cell>
        </table:table-row>
        <table:table-row table:style-name="ro1">
          <table:table-cell/>
          <table:table-cell office:value-type="float" office:value="861.80672705" calcext:value-type="float">
            <text:p>861.80672705</text:p>
          </table:table-cell>
        </table:table-row>
        <table:table-row table:style-name="ro1">
          <table:table-cell/>
          <table:table-cell office:value-type="float" office:value="861.774587471" calcext:value-type="float">
            <text:p>861.774587471</text:p>
          </table:table-cell>
        </table:table-row>
        <table:table-row table:style-name="ro1">
          <table:table-cell/>
          <table:table-cell office:value-type="float" office:value="861.710326289" calcext:value-type="float">
            <text:p>861.710326289</text:p>
          </table:table-cell>
        </table:table-row>
        <table:table-row table:style-name="ro1">
          <table:table-cell/>
          <table:table-cell office:value-type="float" office:value="861.710326289" calcext:value-type="float">
            <text:p>861.710326289</text:p>
          </table:table-cell>
        </table:table-row>
        <table:table-row table:style-name="ro1">
          <table:table-cell/>
          <table:table-cell office:value-type="float" office:value="861.67820468" calcext:value-type="float">
            <text:p>861.67820468</text:p>
          </table:table-cell>
        </table:table-row>
        <table:table-row table:style-name="ro1">
          <table:table-cell/>
          <table:table-cell office:value-type="float" office:value="861.67820468" calcext:value-type="float">
            <text:p>861.67820468</text:p>
          </table:table-cell>
        </table:table-row>
        <table:table-row table:style-name="ro1">
          <table:table-cell/>
          <table:table-cell office:value-type="float" office:value="861.646089058" calcext:value-type="float">
            <text:p>861.646089058</text:p>
          </table:table-cell>
        </table:table-row>
        <table:table-row table:style-name="ro1">
          <table:table-cell/>
          <table:table-cell office:value-type="float" office:value="861.322283185" calcext:value-type="float">
            <text:p>861.322283185</text:p>
          </table:table-cell>
        </table:table-row>
        <table:table-row table:style-name="ro1">
          <table:table-cell/>
          <table:table-cell office:value-type="float" office:value="861.226051432" calcext:value-type="float">
            <text:p>861.226051432</text:p>
          </table:table-cell>
        </table:table-row>
        <table:table-row table:style-name="ro1">
          <table:table-cell/>
          <table:table-cell office:value-type="float" office:value="861.190718561" calcext:value-type="float">
            <text:p>861.190718561</text:p>
          </table:table-cell>
        </table:table-row>
        <table:table-row table:style-name="ro1">
          <table:table-cell/>
          <table:table-cell office:value-type="float" office:value="861.190718561" calcext:value-type="float">
            <text:p>861.190718561</text:p>
          </table:table-cell>
        </table:table-row>
        <table:table-row table:style-name="ro1">
          <table:table-cell/>
          <table:table-cell office:value-type="float" office:value="861.190718561" calcext:value-type="float">
            <text:p>861.190718561</text:p>
          </table:table-cell>
        </table:table-row>
        <table:table-row table:style-name="ro1">
          <table:table-cell/>
          <table:table-cell office:value-type="float" office:value="861.158228767" calcext:value-type="float">
            <text:p>861.158228767</text:p>
          </table:table-cell>
        </table:table-row>
        <table:table-row table:style-name="ro1">
          <table:table-cell/>
          <table:table-cell office:value-type="float" office:value="861.158228767" calcext:value-type="float">
            <text:p>861.158228767</text:p>
          </table:table-cell>
        </table:table-row>
        <table:table-row table:style-name="ro1">
          <table:table-cell/>
          <table:table-cell office:value-type="float" office:value="861.158228767" calcext:value-type="float">
            <text:p>861.158228767</text:p>
          </table:table-cell>
        </table:table-row>
        <table:table-row table:style-name="ro1">
          <table:table-cell/>
          <table:table-cell office:value-type="float" office:value="860.568062081" calcext:value-type="float">
            <text:p>860.568062081</text:p>
          </table:table-cell>
        </table:table-row>
        <table:table-row table:style-name="ro1">
          <table:table-cell/>
          <table:table-cell office:value-type="float" office:value="859.90241209" calcext:value-type="float">
            <text:p>859.90241209</text:p>
          </table:table-cell>
        </table:table-row>
        <table:table-row table:style-name="ro1">
          <table:table-cell/>
          <table:table-cell office:value-type="float" office:value="858.417089205" calcext:value-type="float">
            <text:p>858.417089205</text:p>
          </table:table-cell>
        </table:table-row>
        <table:table-row table:style-name="ro1">
          <table:table-cell/>
          <table:table-cell office:value-type="float" office:value="858.417089205" calcext:value-type="float">
            <text:p>858.417089205</text:p>
          </table:table-cell>
        </table:table-row>
        <table:table-row table:style-name="ro1">
          <table:table-cell/>
          <table:table-cell office:value-type="float" office:value="858.417089205" calcext:value-type="float">
            <text:p>858.417089205</text:p>
          </table:table-cell>
        </table:table-row>
        <table:table-row table:style-name="ro1">
          <table:table-cell/>
          <table:table-cell office:value-type="float" office:value="858.417089205" calcext:value-type="float">
            <text:p>858.417089205</text:p>
          </table:table-cell>
        </table:table-row>
        <table:table-row table:style-name="ro1">
          <table:table-cell/>
          <table:table-cell office:value-type="float" office:value="858.031969861" calcext:value-type="float">
            <text:p>858.031969861</text:p>
          </table:table-cell>
        </table:table-row>
        <table:table-row table:style-name="ro1">
          <table:table-cell/>
          <table:table-cell office:value-type="float" office:value="858.000113619" calcext:value-type="float">
            <text:p>858.000113619</text:p>
          </table:table-cell>
        </table:table-row>
        <table:table-row table:style-name="ro1">
          <table:table-cell/>
          <table:table-cell office:value-type="float" office:value="854.85034275" calcext:value-type="float">
            <text:p>854.85034275</text:p>
          </table:table-cell>
        </table:table-row>
        <table:table-row table:style-name="ro1">
          <table:table-cell/>
          <table:table-cell office:value-type="float" office:value="854.317521593" calcext:value-type="float">
            <text:p>854.317521593</text:p>
          </table:table-cell>
        </table:table-row>
        <table:table-row table:style-name="ro1">
          <table:table-cell/>
          <table:table-cell office:value-type="float" office:value="851.986510698" calcext:value-type="float">
            <text:p>851.986510698</text:p>
          </table:table-cell>
        </table:table-row>
        <table:table-row table:style-name="ro1">
          <table:table-cell/>
          <table:table-cell office:value-type="float" office:value="851.95449858" calcext:value-type="float">
            <text:p>851.95449858</text:p>
          </table:table-cell>
        </table:table-row>
        <table:table-row table:style-name="ro1">
          <table:table-cell/>
          <table:table-cell office:value-type="float" office:value="851.931432635" calcext:value-type="float">
            <text:p>851.931432635</text:p>
          </table:table-cell>
        </table:table-row>
        <table:table-row table:style-name="ro1">
          <table:table-cell/>
          <table:table-cell office:value-type="float" office:value="851.899417775" calcext:value-type="float">
            <text:p>851.899417775</text:p>
          </table:table-cell>
        </table:table-row>
        <table:table-row table:style-name="ro1">
          <table:table-cell/>
          <table:table-cell office:value-type="float" office:value="851.899417775" calcext:value-type="float">
            <text:p>851.899417775</text:p>
          </table:table-cell>
        </table:table-row>
        <table:table-row table:style-name="ro1">
          <table:table-cell/>
          <table:table-cell office:value-type="float" office:value="851.899417775" calcext:value-type="float">
            <text:p>851.899417775</text:p>
          </table:table-cell>
        </table:table-row>
        <table:table-row table:style-name="ro1">
          <table:table-cell/>
          <table:table-cell office:value-type="float" office:value="850.665569693" calcext:value-type="float">
            <text:p>850.665569693</text:p>
          </table:table-cell>
        </table:table-row>
        <table:table-row table:style-name="ro1">
          <table:table-cell/>
          <table:table-cell office:value-type="float" office:value="850.192172038" calcext:value-type="float">
            <text:p>850.192172038</text:p>
          </table:table-cell>
        </table:table-row>
        <table:table-row table:style-name="ro1">
          <table:table-cell/>
          <table:table-cell office:value-type="float" office:value="850.178688255" calcext:value-type="float">
            <text:p>850.178688255</text:p>
          </table:table-cell>
        </table:table-row>
        <table:table-row table:style-name="ro1">
          <table:table-cell/>
          <table:table-cell office:value-type="float" office:value="848.222649941" calcext:value-type="float">
            <text:p>848.222649941</text:p>
          </table:table-cell>
        </table:table-row>
        <table:table-row table:style-name="ro1">
          <table:table-cell/>
          <table:table-cell office:value-type="float" office:value="848.222649941" calcext:value-type="float">
            <text:p>848.222649941</text:p>
          </table:table-cell>
        </table:table-row>
        <table:table-row table:style-name="ro1">
          <table:table-cell/>
          <table:table-cell office:value-type="float" office:value="848.222649941" calcext:value-type="float">
            <text:p>848.222649941</text:p>
          </table:table-cell>
        </table:table-row>
        <table:table-row table:style-name="ro1">
          <table:table-cell/>
          <table:table-cell office:value-type="float" office:value="848.190903299" calcext:value-type="float">
            <text:p>848.190903299</text:p>
          </table:table-cell>
        </table:table-row>
        <table:table-row table:style-name="ro1">
          <table:table-cell/>
          <table:table-cell office:value-type="float" office:value="848.190903299" calcext:value-type="float">
            <text:p>848.190903299</text:p>
          </table:table-cell>
        </table:table-row>
        <table:table-row table:style-name="ro1">
          <table:table-cell/>
          <table:table-cell office:value-type="float" office:value="848.159162597" calcext:value-type="float">
            <text:p>848.159162597</text:p>
          </table:table-cell>
        </table:table-row>
        <table:table-row table:style-name="ro1">
          <table:table-cell/>
          <table:table-cell office:value-type="float" office:value="846.526621094" calcext:value-type="float">
            <text:p>846.526621094</text:p>
          </table:table-cell>
        </table:table-row>
        <table:table-row table:style-name="ro1">
          <table:table-cell/>
          <table:table-cell office:value-type="float" office:value="846.00124005" calcext:value-type="float">
            <text:p>846.00124005</text:p>
          </table:table-cell>
        </table:table-row>
        <table:table-row table:style-name="ro1">
          <table:table-cell/>
          <table:table-cell office:value-type="float" office:value="845.862733185" calcext:value-type="float">
            <text:p>845.862733185</text:p>
          </table:table-cell>
        </table:table-row>
        <table:table-row table:style-name="ro1">
          <table:table-cell/>
          <table:table-cell office:value-type="float" office:value="844.725570943" calcext:value-type="float">
            <text:p>844.725570943</text:p>
          </table:table-cell>
        </table:table-row>
        <table:table-row table:style-name="ro1">
          <table:table-cell/>
          <table:table-cell office:value-type="float" office:value="839.99163669" calcext:value-type="float">
            <text:p>839.99163669</text:p>
          </table:table-cell>
        </table:table-row>
        <table:table-row table:style-name="ro1">
          <table:table-cell/>
          <table:table-cell office:value-type="float" office:value="838.629274724" calcext:value-type="float">
            <text:p>838.629274724</text:p>
          </table:table-cell>
        </table:table-row>
        <table:table-row table:style-name="ro1">
          <table:table-cell/>
          <table:table-cell office:value-type="float" office:value="837.976520483" calcext:value-type="float">
            <text:p>837.976520483</text:p>
          </table:table-cell>
        </table:table-row>
        <table:table-row table:style-name="ro1">
          <table:table-cell/>
          <table:table-cell office:value-type="float" office:value="836.074023436" calcext:value-type="float">
            <text:p>836.074023436</text:p>
          </table:table-cell>
        </table:table-row>
        <table:table-row table:style-name="ro1">
          <table:table-cell/>
          <table:table-cell office:value-type="float" office:value="836.032199583" calcext:value-type="float">
            <text:p>836.032199583</text:p>
          </table:table-cell>
        </table:table-row>
        <table:table-row table:style-name="ro1">
          <table:table-cell/>
          <table:table-cell office:value-type="float" office:value="835.565329868" calcext:value-type="float">
            <text:p>835.565329868</text:p>
          </table:table-cell>
        </table:table-row>
        <table:table-row table:style-name="ro1">
          <table:table-cell/>
          <table:table-cell office:value-type="float" office:value="834.974762098" calcext:value-type="float">
            <text:p>834.974762098</text:p>
          </table:table-cell>
        </table:table-row>
        <table:table-row table:style-name="ro1">
          <table:table-cell/>
          <table:table-cell office:value-type="float" office:value="832.314668965" calcext:value-type="float">
            <text:p>832.314668965</text:p>
          </table:table-cell>
        </table:table-row>
        <table:table-row table:style-name="ro1">
          <table:table-cell/>
          <table:table-cell office:value-type="float" office:value="832.170567094" calcext:value-type="float">
            <text:p>832.170567094</text:p>
          </table:table-cell>
        </table:table-row>
        <table:table-row table:style-name="ro1">
          <table:table-cell/>
          <table:table-cell office:value-type="float" office:value="832.170567094" calcext:value-type="float">
            <text:p>832.170567094</text:p>
          </table:table-cell>
        </table:table-row>
        <table:table-row table:style-name="ro1">
          <table:table-cell/>
          <table:table-cell office:value-type="float" office:value="832.170567094" calcext:value-type="float">
            <text:p>832.170567094</text:p>
          </table:table-cell>
        </table:table-row>
        <table:table-row table:style-name="ro1">
          <table:table-cell/>
          <table:table-cell office:value-type="float" office:value="832.170567094" calcext:value-type="float">
            <text:p>832.170567094</text:p>
          </table:table-cell>
        </table:table-row>
        <table:table-row table:style-name="ro1">
          <table:table-cell/>
          <table:table-cell office:value-type="float" office:value="832.170567094" calcext:value-type="float">
            <text:p>832.170567094</text:p>
          </table:table-cell>
        </table:table-row>
        <table:table-row table:style-name="ro1">
          <table:table-cell/>
          <table:table-cell office:value-type="float" office:value="831.664592996" calcext:value-type="float">
            <text:p>831.664592996</text:p>
          </table:table-cell>
        </table:table-row>
        <table:table-row table:style-name="ro1">
          <table:table-cell/>
          <table:table-cell office:value-type="float" office:value="830.149717993" calcext:value-type="float">
            <text:p>830.149717993</text:p>
          </table:table-cell>
        </table:table-row>
        <table:table-row table:style-name="ro1">
          <table:table-cell/>
          <table:table-cell office:value-type="float" office:value="828.403036777" calcext:value-type="float">
            <text:p>828.403036777</text:p>
          </table:table-cell>
        </table:table-row>
        <table:table-row table:style-name="ro1">
          <table:table-cell/>
          <table:table-cell office:value-type="float" office:value="828.372073648" calcext:value-type="float">
            <text:p>828.372073648</text:p>
          </table:table-cell>
        </table:table-row>
        <table:table-row table:style-name="ro1">
          <table:table-cell/>
          <table:table-cell office:value-type="float" office:value="828.372073648" calcext:value-type="float">
            <text:p>828.372073648</text:p>
          </table:table-cell>
        </table:table-row>
        <table:table-row table:style-name="ro1">
          <table:table-cell/>
          <table:table-cell office:value-type="float" office:value="828.372073648" calcext:value-type="float">
            <text:p>828.372073648</text:p>
          </table:table-cell>
        </table:table-row>
        <table:table-row table:style-name="ro1">
          <table:table-cell/>
          <table:table-cell office:value-type="float" office:value="828.341116304" calcext:value-type="float">
            <text:p>828.341116304</text:p>
          </table:table-cell>
        </table:table-row>
        <table:table-row table:style-name="ro1">
          <table:table-cell/>
          <table:table-cell office:value-type="float" office:value="827.892390714" calcext:value-type="float">
            <text:p>827.892390714</text:p>
          </table:table-cell>
        </table:table-row>
        <table:table-row table:style-name="ro1">
          <table:table-cell/>
          <table:table-cell office:value-type="float" office:value="824.949660449" calcext:value-type="float">
            <text:p>824.949660449</text:p>
          </table:table-cell>
        </table:table-row>
        <table:table-row table:style-name="ro1">
          <table:table-cell/>
          <table:table-cell office:value-type="float" office:value="822.83075853" calcext:value-type="float">
            <text:p>822.83075853</text:p>
          </table:table-cell>
        </table:table-row>
        <table:table-row table:style-name="ro1">
          <table:table-cell/>
          <table:table-cell office:value-type="float" office:value="821.401172642" calcext:value-type="float">
            <text:p>821.401172642</text:p>
          </table:table-cell>
        </table:table-row>
        <table:table-row table:style-name="ro1">
          <table:table-cell/>
          <table:table-cell office:value-type="float" office:value="819.91508592" calcext:value-type="float">
            <text:p>819.91508592</text:p>
          </table:table-cell>
        </table:table-row>
        <table:table-row table:style-name="ro1">
          <table:table-cell/>
          <table:table-cell office:value-type="float" office:value="819.901287517" calcext:value-type="float">
            <text:p>819.901287517</text:p>
          </table:table-cell>
        </table:table-row>
        <table:table-row table:style-name="ro1">
          <table:table-cell/>
          <table:table-cell office:value-type="float" office:value="819.870219471" calcext:value-type="float">
            <text:p>819.870219471</text:p>
          </table:table-cell>
        </table:table-row>
        <table:table-row table:style-name="ro1">
          <table:table-cell/>
          <table:table-cell office:value-type="float" office:value="819.870219471" calcext:value-type="float">
            <text:p>819.870219471</text:p>
          </table:table-cell>
        </table:table-row>
        <table:table-row table:style-name="ro1">
          <table:table-cell/>
          <table:table-cell office:value-type="float" office:value="819.839157309" calcext:value-type="float">
            <text:p>819.839157309</text:p>
          </table:table-cell>
        </table:table-row>
        <table:table-row table:style-name="ro1">
          <table:table-cell/>
          <table:table-cell office:value-type="float" office:value="819.839157309" calcext:value-type="float">
            <text:p>819.839157309</text:p>
          </table:table-cell>
        </table:table-row>
        <table:table-row table:style-name="ro1">
          <table:table-cell/>
          <table:table-cell office:value-type="float" office:value="818.937798095" calcext:value-type="float">
            <text:p>818.937798095</text:p>
          </table:table-cell>
        </table:table-row>
        <table:table-row table:style-name="ro1">
          <table:table-cell/>
          <table:table-cell office:value-type="float" office:value="817.333881624" calcext:value-type="float">
            <text:p>817.333881624</text:p>
          </table:table-cell>
        </table:table-row>
        <table:table-row table:style-name="ro1">
          <table:table-cell/>
          <table:table-cell office:value-type="float" office:value="815.700634537" calcext:value-type="float">
            <text:p>815.700634537</text:p>
          </table:table-cell>
        </table:table-row>
        <table:table-row table:style-name="ro1">
          <table:table-cell/>
          <table:table-cell office:value-type="float" office:value="813.768890698" calcext:value-type="float">
            <text:p>813.768890698</text:p>
          </table:table-cell>
        </table:table-row>
        <table:table-row table:style-name="ro1">
          <table:table-cell/>
          <table:table-cell office:value-type="float" office:value="811.215495799" calcext:value-type="float">
            <text:p>811.215495799</text:p>
          </table:table-cell>
        </table:table-row>
        <table:table-row table:style-name="ro1">
          <table:table-cell/>
          <table:table-cell office:value-type="float" office:value="811.203772539" calcext:value-type="float">
            <text:p>811.203772539</text:p>
          </table:table-cell>
        </table:table-row>
        <table:table-row table:style-name="ro1">
          <table:table-cell/>
          <table:table-cell office:value-type="float" office:value="811.173163964" calcext:value-type="float">
            <text:p>811.173163964</text:p>
          </table:table-cell>
        </table:table-row>
        <table:table-row table:style-name="ro1">
          <table:table-cell/>
          <table:table-cell office:value-type="float" office:value="811.173163964" calcext:value-type="float">
            <text:p>811.173163964</text:p>
          </table:table-cell>
        </table:table-row>
        <table:table-row table:style-name="ro1">
          <table:table-cell/>
          <table:table-cell office:value-type="float" office:value="811.173163964" calcext:value-type="float">
            <text:p>811.173163964</text:p>
          </table:table-cell>
        </table:table-row>
        <table:table-row table:style-name="ro1">
          <table:table-cell/>
          <table:table-cell office:value-type="float" office:value="811.142561162" calcext:value-type="float">
            <text:p>811.142561162</text:p>
          </table:table-cell>
        </table:table-row>
        <table:table-row table:style-name="ro1">
          <table:table-cell/>
          <table:table-cell office:value-type="float" office:value="810.741713501" calcext:value-type="float">
            <text:p>810.741713501</text:p>
          </table:table-cell>
        </table:table-row>
        <table:table-row table:style-name="ro1">
          <table:table-cell/>
          <table:table-cell office:value-type="float" office:value="807.447318085" calcext:value-type="float">
            <text:p>807.447318085</text:p>
          </table:table-cell>
        </table:table-row>
        <table:table-row table:style-name="ro1">
          <table:table-cell/>
          <table:table-cell office:value-type="float" office:value="804.867123355" calcext:value-type="float">
            <text:p>804.867123355</text:p>
          </table:table-cell>
        </table:table-row>
        <table:table-row table:style-name="ro1">
          <table:table-cell/>
          <table:table-cell office:value-type="float" office:value="804.461281795" calcext:value-type="float">
            <text:p>804.461281795</text:p>
          </table:table-cell>
        </table:table-row>
        <table:table-row table:style-name="ro1">
          <table:table-cell/>
          <table:table-cell office:value-type="float" office:value="803.492990929" calcext:value-type="float">
            <text:p>803.492990929</text:p>
          </table:table-cell>
        </table:table-row>
        <table:table-row table:style-name="ro1">
          <table:table-cell/>
          <table:table-cell office:value-type="float" office:value="802.502111639" calcext:value-type="float">
            <text:p>802.502111639</text:p>
          </table:table-cell>
        </table:table-row>
        <table:table-row table:style-name="ro1">
          <table:table-cell/>
          <table:table-cell office:value-type="float" office:value="802.103467809" calcext:value-type="float">
            <text:p>802.103467809</text:p>
          </table:table-cell>
        </table:table-row>
        <table:table-row table:style-name="ro1">
          <table:table-cell/>
          <table:table-cell office:value-type="float" office:value="801.227333722" calcext:value-type="float">
            <text:p>801.227333722</text:p>
          </table:table-cell>
        </table:table-row>
        <table:table-row table:style-name="ro1">
          <table:table-cell/>
          <table:table-cell office:value-type="float" office:value="801.098442905" calcext:value-type="float">
            <text:p>801.098442905</text:p>
          </table:table-cell>
        </table:table-row>
        <table:table-row table:style-name="ro1">
          <table:table-cell/>
          <table:table-cell office:value-type="float" office:value="800.597264609" calcext:value-type="float">
            <text:p>800.597264609</text:p>
          </table:table-cell>
        </table:table-row>
        <table:table-row table:style-name="ro1">
          <table:table-cell/>
          <table:table-cell office:value-type="float" office:value="800.56729148" calcext:value-type="float">
            <text:p>800.56729148</text:p>
          </table:table-cell>
        </table:table-row>
        <table:table-row table:style-name="ro1">
          <table:table-cell/>
          <table:table-cell office:value-type="float" office:value="800.56729148" calcext:value-type="float">
            <text:p>800.56729148</text:p>
          </table:table-cell>
        </table:table-row>
        <table:table-row table:style-name="ro1">
          <table:table-cell/>
          <table:table-cell office:value-type="float" office:value="800.56729148" calcext:value-type="float">
            <text:p>800.56729148</text:p>
          </table:table-cell>
        </table:table-row>
        <table:table-row table:style-name="ro1">
          <table:table-cell/>
          <table:table-cell office:value-type="float" office:value="800.56729148" calcext:value-type="float">
            <text:p>800.56729148</text:p>
          </table:table-cell>
        </table:table-row>
        <table:table-row table:style-name="ro1">
          <table:table-cell/>
          <table:table-cell office:value-type="float" office:value="800.537323961" calcext:value-type="float">
            <text:p>800.537323961</text:p>
          </table:table-cell>
        </table:table-row>
        <table:table-row table:style-name="ro1">
          <table:table-cell/>
          <table:table-cell office:value-type="float" office:value="798.532463258" calcext:value-type="float">
            <text:p>798.532463258</text:p>
          </table:table-cell>
        </table:table-row>
        <table:table-row table:style-name="ro1">
          <table:table-cell/>
          <table:table-cell office:value-type="float" office:value="798.402852961" calcext:value-type="float">
            <text:p>798.402852961</text:p>
          </table:table-cell>
        </table:table-row>
        <table:table-row table:style-name="ro1">
          <table:table-cell/>
          <table:table-cell office:value-type="float" office:value="796.18225158" calcext:value-type="float">
            <text:p>796.18225158</text:p>
          </table:table-cell>
        </table:table-row>
        <table:table-row table:style-name="ro1">
          <table:table-cell/>
          <table:table-cell office:value-type="float" office:value="790.971178835" calcext:value-type="float">
            <text:p>790.971178835</text:p>
          </table:table-cell>
        </table:table-row>
        <table:table-row table:style-name="ro1">
          <table:table-cell/>
          <table:table-cell office:value-type="float" office:value="789.032169886" calcext:value-type="float">
            <text:p>789.032169886</text:p>
          </table:table-cell>
        </table:table-row>
        <table:table-row table:style-name="ro1">
          <table:table-cell/>
          <table:table-cell office:value-type="float" office:value="787.82218628" calcext:value-type="float">
            <text:p>787.82218628</text:p>
          </table:table-cell>
        </table:table-row>
        <table:table-row table:style-name="ro1">
          <table:table-cell/>
          <table:table-cell office:value-type="float" office:value="787.668690297" calcext:value-type="float">
            <text:p>787.668690297</text:p>
          </table:table-cell>
        </table:table-row>
        <table:table-row table:style-name="ro1">
          <table:table-cell/>
          <table:table-cell office:value-type="float" office:value="787.342367586" calcext:value-type="float">
            <text:p>787.342367586</text:p>
          </table:table-cell>
        </table:table-row>
        <table:table-row table:style-name="ro1">
          <table:table-cell/>
          <table:table-cell office:value-type="float" office:value="785.062066316" calcext:value-type="float">
            <text:p>785.062066316</text:p>
          </table:table-cell>
        </table:table-row>
        <table:table-row table:style-name="ro1">
          <table:table-cell/>
          <table:table-cell office:value-type="float" office:value="780.017365311" calcext:value-type="float">
            <text:p>780.017365311</text:p>
          </table:table-cell>
        </table:table-row>
        <table:table-row table:style-name="ro1">
          <table:table-cell/>
          <table:table-cell office:value-type="float" office:value="778.908097829" calcext:value-type="float">
            <text:p>778.908097829</text:p>
          </table:table-cell>
        </table:table-row>
        <table:table-row table:style-name="ro1">
          <table:table-cell/>
          <table:table-cell office:value-type="float" office:value="777.278514047" calcext:value-type="float">
            <text:p>777.278514047</text:p>
          </table:table-cell>
        </table:table-row>
        <table:table-row table:style-name="ro1">
          <table:table-cell/>
          <table:table-cell office:value-type="float" office:value="776.536684606" calcext:value-type="float">
            <text:p>776.536684606</text:p>
          </table:table-cell>
        </table:table-row>
        <table:table-row table:style-name="ro1">
          <table:table-cell/>
          <table:table-cell office:value-type="float" office:value="773.849149013" calcext:value-type="float">
            <text:p>773.849149013</text:p>
          </table:table-cell>
        </table:table-row>
        <table:table-row table:style-name="ro1">
          <table:table-cell/>
          <table:table-cell office:value-type="float" office:value="773.471866787" calcext:value-type="float">
            <text:p>773.471866787</text:p>
          </table:table-cell>
        </table:table-row>
        <table:table-row table:style-name="ro1">
          <table:table-cell/>
          <table:table-cell office:value-type="float" office:value="772.931659476" calcext:value-type="float">
            <text:p>772.931659476</text:p>
          </table:table-cell>
        </table:table-row>
        <table:table-row table:style-name="ro1">
          <table:table-cell/>
          <table:table-cell office:value-type="float" office:value="772.247567137" calcext:value-type="float">
            <text:p>772.247567137</text:p>
          </table:table-cell>
        </table:table-row>
        <table:table-row table:style-name="ro1">
          <table:table-cell/>
          <table:table-cell office:value-type="float" office:value="771.859144591" calcext:value-type="float">
            <text:p>771.859144591</text:p>
          </table:table-cell>
        </table:table-row>
        <table:table-row table:style-name="ro1">
          <table:table-cell/>
          <table:table-cell office:value-type="float" office:value="770.972190028" calcext:value-type="float">
            <text:p>770.972190028</text:p>
          </table:table-cell>
        </table:table-row>
        <table:table-row table:style-name="ro1">
          <table:table-cell/>
          <table:table-cell office:value-type="float" office:value="769.170129147" calcext:value-type="float">
            <text:p>769.170129147</text:p>
          </table:table-cell>
        </table:table-row>
        <table:table-row table:style-name="ro1">
          <table:table-cell/>
          <table:table-cell office:value-type="float" office:value="768.994321301" calcext:value-type="float">
            <text:p>768.994321301</text:p>
          </table:table-cell>
        </table:table-row>
        <table:table-row table:style-name="ro1">
          <table:table-cell/>
          <table:table-cell office:value-type="float" office:value="768.780526386" calcext:value-type="float">
            <text:p>768.780526386</text:p>
          </table:table-cell>
        </table:table-row>
        <table:table-row table:style-name="ro1">
          <table:table-cell/>
          <table:table-cell office:value-type="float" office:value="768.780526386" calcext:value-type="float">
            <text:p>768.780526386</text:p>
          </table:table-cell>
        </table:table-row>
        <table:table-row table:style-name="ro1">
          <table:table-cell/>
          <table:table-cell office:value-type="float" office:value="768.744038643" calcext:value-type="float">
            <text:p>768.744038643</text:p>
          </table:table-cell>
        </table:table-row>
        <table:table-row table:style-name="ro1">
          <table:table-cell/>
          <table:table-cell office:value-type="float" office:value="768.715145552" calcext:value-type="float">
            <text:p>768.715145552</text:p>
          </table:table-cell>
        </table:table-row>
        <table:table-row table:style-name="ro1">
          <table:table-cell/>
          <table:table-cell office:value-type="float" office:value="768.686257889" calcext:value-type="float">
            <text:p>768.686257889</text:p>
          </table:table-cell>
        </table:table-row>
        <table:table-row table:style-name="ro1">
          <table:table-cell/>
          <table:table-cell office:value-type="float" office:value="768.686257889" calcext:value-type="float">
            <text:p>768.686257889</text:p>
          </table:table-cell>
        </table:table-row>
        <table:table-row table:style-name="ro1">
          <table:table-cell/>
          <table:table-cell office:value-type="float" office:value="768.257620558" calcext:value-type="float">
            <text:p>768.257620558</text:p>
          </table:table-cell>
        </table:table-row>
        <table:table-row table:style-name="ro1">
          <table:table-cell/>
          <table:table-cell office:value-type="float" office:value="767.035000602" calcext:value-type="float">
            <text:p>767.035000602</text:p>
          </table:table-cell>
        </table:table-row>
        <table:table-row table:style-name="ro1">
          <table:table-cell/>
          <table:table-cell office:value-type="float" office:value="765.251410308" calcext:value-type="float">
            <text:p>765.251410308</text:p>
          </table:table-cell>
        </table:table-row>
        <table:table-row table:style-name="ro1">
          <table:table-cell/>
          <table:table-cell office:value-type="float" office:value="765.249802961" calcext:value-type="float">
            <text:p>765.249802961</text:p>
          </table:table-cell>
        </table:table-row>
        <table:table-row table:style-name="ro1">
          <table:table-cell/>
          <table:table-cell office:value-type="float" office:value="763.523008999" calcext:value-type="float">
            <text:p>763.523008999</text:p>
          </table:table-cell>
        </table:table-row>
        <table:table-row table:style-name="ro1">
          <table:table-cell/>
          <table:table-cell office:value-type="float" office:value="762.255378776" calcext:value-type="float">
            <text:p>762.255378776</text:p>
          </table:table-cell>
        </table:table-row>
        <table:table-row table:style-name="ro1">
          <table:table-cell/>
          <table:table-cell office:value-type="float" office:value="762.052770049" calcext:value-type="float">
            <text:p>762.052770049</text:p>
          </table:table-cell>
        </table:table-row>
        <table:table-row table:style-name="ro1">
          <table:table-cell/>
          <table:table-cell office:value-type="float" office:value="761.024717479" calcext:value-type="float">
            <text:p>761.024717479</text:p>
          </table:table-cell>
        </table:table-row>
        <table:table-row table:style-name="ro1">
          <table:table-cell/>
          <table:table-cell office:value-type="float" office:value="760.995799211" calcext:value-type="float">
            <text:p>760.995799211</text:p>
          </table:table-cell>
        </table:table-row>
        <table:table-row table:style-name="ro1">
          <table:table-cell/>
          <table:table-cell office:value-type="float" office:value="760.767058363" calcext:value-type="float">
            <text:p>760.767058363</text:p>
          </table:table-cell>
        </table:table-row>
        <table:table-row table:style-name="ro1">
          <table:table-cell/>
          <table:table-cell office:value-type="float" office:value="760.094345891" calcext:value-type="float">
            <text:p>760.094345891</text:p>
          </table:table-cell>
        </table:table-row>
        <table:table-row table:style-name="ro1">
          <table:table-cell/>
          <table:table-cell office:value-type="float" office:value="760.084454236" calcext:value-type="float">
            <text:p>760.084454236</text:p>
          </table:table-cell>
        </table:table-row>
        <table:table-row table:style-name="ro1">
          <table:table-cell/>
          <table:table-cell office:value-type="float" office:value="760.055890907" calcext:value-type="float">
            <text:p>760.055890907</text:p>
          </table:table-cell>
        </table:table-row>
        <table:table-row table:style-name="ro1">
          <table:table-cell/>
          <table:table-cell office:value-type="float" office:value="760.055890907" calcext:value-type="float">
            <text:p>760.055890907</text:p>
          </table:table-cell>
        </table:table-row>
        <table:table-row table:style-name="ro1">
          <table:table-cell/>
          <table:table-cell office:value-type="float" office:value="760.055890907" calcext:value-type="float">
            <text:p>760.055890907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float" office:value="760.027332945" calcext:value-type="float">
            <text:p>760.027332945</text:p>
          </table:table-cell>
        </table:table-row>
        <table:table-row table:style-name="ro1">
          <table:table-cell/>
          <table:table-cell office:value-type="float" office:value="759.512650526" calcext:value-type="float">
            <text:p>759.512650526</text:p>
          </table:table-cell>
        </table:table-row>
        <table:table-row table:style-name="ro1">
          <table:table-cell/>
          <table:table-cell office:value-type="float" office:value="759.385699884" calcext:value-type="float">
            <text:p>759.385699884</text:p>
          </table:table-cell>
        </table:table-row>
        <table:table-row table:style-name="ro1">
          <table:table-cell/>
          <table:table-cell office:value-type="float" office:value="758.554284735" calcext:value-type="float">
            <text:p>758.554284735</text:p>
          </table:table-cell>
        </table:table-row>
        <table:table-row table:style-name="ro1">
          <table:table-cell/>
          <table:table-cell office:value-type="float" office:value="758.396200437" calcext:value-type="float">
            <text:p>758.396200437</text:p>
          </table:table-cell>
        </table:table-row>
        <table:table-row table:style-name="ro1">
          <table:table-cell/>
          <table:table-cell office:value-type="float" office:value="757.687539359" calcext:value-type="float">
            <text:p>757.687539359</text:p>
          </table:table-cell>
        </table:table-row>
        <table:table-row table:style-name="ro1">
          <table:table-cell/>
          <table:table-cell office:value-type="float" office:value="757.516574539" calcext:value-type="float">
            <text:p>757.516574539</text:p>
          </table:table-cell>
        </table:table-row>
        <table:table-row table:style-name="ro1">
          <table:table-cell/>
          <table:table-cell office:value-type="float" office:value="755.90057197" calcext:value-type="float">
            <text:p>755.90057197</text:p>
          </table:table-cell>
        </table:table-row>
        <table:table-row table:style-name="ro1">
          <table:table-cell/>
          <table:table-cell office:value-type="float" office:value="754.579532836" calcext:value-type="float">
            <text:p>754.579532836</text:p>
          </table:table-cell>
        </table:table-row>
        <table:table-row table:style-name="ro1">
          <table:table-cell/>
          <table:table-cell office:value-type="float" office:value="754.551269842" calcext:value-type="float">
            <text:p>754.551269842</text:p>
          </table:table-cell>
        </table:table-row>
        <table:table-row table:style-name="ro1">
          <table:table-cell/>
          <table:table-cell office:value-type="float" office:value="754.523012141" calcext:value-type="float">
            <text:p>754.523012141</text:p>
          </table:table-cell>
        </table:table-row>
        <table:table-row table:style-name="ro1">
          <table:table-cell/>
          <table:table-cell office:value-type="float" office:value="754.399206501" calcext:value-type="float">
            <text:p>754.399206501</text:p>
          </table:table-cell>
        </table:table-row>
        <table:table-row table:style-name="ro1">
          <table:table-cell/>
          <table:table-cell office:value-type="float" office:value="754.342716238" calcext:value-type="float">
            <text:p>754.342716238</text:p>
          </table:table-cell>
        </table:table-row>
        <table:table-row table:style-name="ro1">
          <table:table-cell/>
          <table:table-cell office:value-type="float" office:value="754.258020485" calcext:value-type="float">
            <text:p>754.258020485</text:p>
          </table:table-cell>
        </table:table-row>
        <table:table-row table:style-name="ro1">
          <table:table-cell/>
          <table:table-cell office:value-type="float" office:value="754.053880359" calcext:value-type="float">
            <text:p>754.053880359</text:p>
          </table:table-cell>
        </table:table-row>
        <table:table-row table:style-name="ro1">
          <table:table-cell/>
          <table:table-cell office:value-type="float" office:value="752.753001423" calcext:value-type="float">
            <text:p>752.753001423</text:p>
          </table:table-cell>
        </table:table-row>
        <table:table-row table:style-name="ro1">
          <table:table-cell/>
          <table:table-cell office:value-type="float" office:value="752.679743188" calcext:value-type="float">
            <text:p>752.679743188</text:p>
          </table:table-cell>
        </table:table-row>
        <table:table-row table:style-name="ro1">
          <table:table-cell/>
          <table:table-cell office:value-type="float" office:value="752.651685866" calcext:value-type="float">
            <text:p>752.651685866</text:p>
          </table:table-cell>
        </table:table-row>
        <table:table-row table:style-name="ro1">
          <table:table-cell/>
          <table:table-cell office:value-type="float" office:value="752.540256196" calcext:value-type="float">
            <text:p>752.540256196</text:p>
          </table:table-cell>
        </table:table-row>
        <table:table-row table:style-name="ro1">
          <table:table-cell/>
          <table:table-cell office:value-type="float" office:value="752.540256196" calcext:value-type="float">
            <text:p>752.540256196</text:p>
          </table:table-cell>
        </table:table-row>
        <table:table-row table:style-name="ro1">
          <table:table-cell/>
          <table:table-cell office:value-type="float" office:value="752.489879095" calcext:value-type="float">
            <text:p>752.489879095</text:p>
          </table:table-cell>
        </table:table-row>
        <table:table-row table:style-name="ro1">
          <table:table-cell/>
          <table:table-cell office:value-type="float" office:value="752.277146589" calcext:value-type="float">
            <text:p>752.277146589</text:p>
          </table:table-cell>
        </table:table-row>
        <table:table-row table:style-name="ro1">
          <table:table-cell/>
          <table:table-cell office:value-type="float" office:value="752.24912934" calcext:value-type="float">
            <text:p>752.24912934</text:p>
          </table:table-cell>
        </table:table-row>
        <table:table-row table:style-name="ro1">
          <table:table-cell/>
          <table:table-cell office:value-type="float" office:value="749.744082908" calcext:value-type="float">
            <text:p>749.744082908</text:p>
          </table:table-cell>
        </table:table-row>
        <table:table-row table:style-name="ro1">
          <table:table-cell/>
          <table:table-cell office:value-type="float" office:value="749.547443441" calcext:value-type="float">
            <text:p>749.547443441</text:p>
          </table:table-cell>
        </table:table-row>
        <table:table-row table:style-name="ro1">
          <table:table-cell/>
          <table:table-cell office:value-type="float" office:value="747.541261372" calcext:value-type="float">
            <text:p>747.541261372</text:p>
          </table:table-cell>
        </table:table-row>
        <table:table-row table:style-name="ro1">
          <table:table-cell/>
          <table:table-cell office:value-type="float" office:value="746.87882102" calcext:value-type="float">
            <text:p>746.87882102</text:p>
          </table:table-cell>
        </table:table-row>
        <table:table-row table:style-name="ro1">
          <table:table-cell/>
          <table:table-cell office:value-type="float" office:value="746.725812656" calcext:value-type="float">
            <text:p>746.725812656</text:p>
          </table:table-cell>
        </table:table-row>
        <table:table-row table:style-name="ro1">
          <table:table-cell/>
          <table:table-cell office:value-type="float" office:value="746.68299174" calcext:value-type="float">
            <text:p>746.68299174</text:p>
          </table:table-cell>
        </table:table-row>
        <table:table-row table:style-name="ro1">
          <table:table-cell/>
          <table:table-cell office:value-type="float" office:value="746.083732969" calcext:value-type="float">
            <text:p>746.083732969</text:p>
          </table:table-cell>
        </table:table-row>
        <table:table-row table:style-name="ro1">
          <table:table-cell/>
          <table:table-cell office:value-type="float" office:value="745.800412658" calcext:value-type="float">
            <text:p>745.800412658</text:p>
          </table:table-cell>
        </table:table-row>
        <table:table-row table:style-name="ro1">
          <table:table-cell/>
          <table:table-cell office:value-type="float" office:value="744.811211079" calcext:value-type="float">
            <text:p>744.811211079</text:p>
          </table:table-cell>
        </table:table-row>
        <table:table-row table:style-name="ro1">
          <table:table-cell/>
          <table:table-cell office:value-type="float" office:value="743.791680414" calcext:value-type="float">
            <text:p>743.791680414</text:p>
          </table:table-cell>
        </table:table-row>
        <table:table-row table:style-name="ro1">
          <table:table-cell/>
          <table:table-cell office:value-type="float" office:value="742.928209281" calcext:value-type="float">
            <text:p>742.928209281</text:p>
          </table:table-cell>
        </table:table-row>
        <table:table-row table:style-name="ro1">
          <table:table-cell/>
          <table:table-cell office:value-type="float" office:value="740.825374588" calcext:value-type="float">
            <text:p>740.825374588</text:p>
          </table:table-cell>
        </table:table-row>
        <table:table-row table:style-name="ro1">
          <table:table-cell/>
          <table:table-cell office:value-type="float" office:value="740.825374588" calcext:value-type="float">
            <text:p>740.825374588</text:p>
          </table:table-cell>
        </table:table-row>
        <table:table-row table:style-name="ro1">
          <table:table-cell/>
          <table:table-cell office:value-type="float" office:value="740.788307631" calcext:value-type="float">
            <text:p>740.788307631</text:p>
          </table:table-cell>
        </table:table-row>
        <table:table-row table:style-name="ro1">
          <table:table-cell/>
          <table:table-cell office:value-type="float" office:value="740.788307631" calcext:value-type="float">
            <text:p>740.788307631</text:p>
          </table:table-cell>
        </table:table-row>
        <table:table-row table:style-name="ro1">
          <table:table-cell/>
          <table:table-cell office:value-type="float" office:value="740.788307631" calcext:value-type="float">
            <text:p>740.788307631</text:p>
          </table:table-cell>
        </table:table-row>
        <table:table-row table:style-name="ro1">
          <table:table-cell/>
          <table:table-cell office:value-type="float" office:value="740.76001437" calcext:value-type="float">
            <text:p>740.76001437</text:p>
          </table:table-cell>
        </table:table-row>
        <table:table-row table:style-name="ro1">
          <table:table-cell/>
          <table:table-cell office:value-type="float" office:value="738.290791981" calcext:value-type="float">
            <text:p>738.290791981</text:p>
          </table:table-cell>
        </table:table-row>
        <table:table-row table:style-name="ro1">
          <table:table-cell/>
          <table:table-cell office:value-type="float" office:value="738.240043716" calcext:value-type="float">
            <text:p>738.240043716</text:p>
          </table:table-cell>
        </table:table-row>
        <table:table-row table:style-name="ro1">
          <table:table-cell/>
          <table:table-cell office:value-type="float" office:value="737.806609243" calcext:value-type="float">
            <text:p>737.806609243</text:p>
          </table:table-cell>
        </table:table-row>
        <table:table-row table:style-name="ro1">
          <table:table-cell/>
          <table:table-cell office:value-type="float" office:value="735.701411401" calcext:value-type="float">
            <text:p>735.701411401</text:p>
          </table:table-cell>
        </table:table-row>
        <table:table-row table:style-name="ro1">
          <table:table-cell/>
          <table:table-cell office:value-type="float" office:value="735.649793161" calcext:value-type="float">
            <text:p>735.649793161</text:p>
          </table:table-cell>
        </table:table-row>
        <table:table-row table:style-name="ro1">
          <table:table-cell/>
          <table:table-cell office:value-type="float" office:value="735.122514505" calcext:value-type="float">
            <text:p>735.122514505</text:p>
          </table:table-cell>
        </table:table-row>
        <table:table-row table:style-name="ro1">
          <table:table-cell/>
          <table:table-cell office:value-type="float" office:value="735.094548724" calcext:value-type="float">
            <text:p>735.094548724</text:p>
          </table:table-cell>
        </table:table-row>
        <table:table-row table:style-name="ro1">
          <table:table-cell/>
          <table:table-cell office:value-type="float" office:value="735.094548724" calcext:value-type="float">
            <text:p>735.094548724</text:p>
          </table:table-cell>
        </table:table-row>
        <table:table-row table:style-name="ro1">
          <table:table-cell/>
          <table:table-cell office:value-type="float" office:value="735.066588261" calcext:value-type="float">
            <text:p>735.066588261</text:p>
          </table:table-cell>
        </table:table-row>
        <table:table-row table:style-name="ro1">
          <table:table-cell/>
          <table:table-cell office:value-type="float" office:value="735.066588261" calcext:value-type="float">
            <text:p>735.066588261</text:p>
          </table:table-cell>
        </table:table-row>
        <table:table-row table:style-name="ro1">
          <table:table-cell/>
          <table:table-cell office:value-type="float" office:value="735.066588261" calcext:value-type="float">
            <text:p>735.066588261</text:p>
          </table:table-cell>
        </table:table-row>
        <table:table-row table:style-name="ro1">
          <table:table-cell/>
          <table:table-cell office:value-type="float" office:value="734.889031441" calcext:value-type="float">
            <text:p>734.889031441</text:p>
          </table:table-cell>
        </table:table-row>
        <table:table-row table:style-name="ro1">
          <table:table-cell/>
          <table:table-cell office:value-type="float" office:value="733.506057127" calcext:value-type="float">
            <text:p>733.506057127</text:p>
          </table:table-cell>
        </table:table-row>
        <table:table-row table:style-name="ro1">
          <table:table-cell/>
          <table:table-cell office:value-type="float" office:value="733.143247091" calcext:value-type="float">
            <text:p>733.143247091</text:p>
          </table:table-cell>
        </table:table-row>
        <table:table-row table:style-name="ro1">
          <table:table-cell/>
          <table:table-cell office:value-type="float" office:value="732.010949987" calcext:value-type="float">
            <text:p>732.010949987</text:p>
          </table:table-cell>
        </table:table-row>
        <table:table-row table:style-name="ro1">
          <table:table-cell/>
          <table:table-cell office:value-type="float" office:value="731.815013799" calcext:value-type="float">
            <text:p>731.815013799</text:p>
          </table:table-cell>
        </table:table-row>
        <table:table-row table:style-name="ro1">
          <table:table-cell/>
          <table:table-cell office:value-type="float" office:value="731.25987889" calcext:value-type="float">
            <text:p>731.25987889</text:p>
          </table:table-cell>
        </table:table-row>
        <table:table-row table:style-name="ro1">
          <table:table-cell/>
          <table:table-cell office:value-type="float" office:value="730.71792222" calcext:value-type="float">
            <text:p>730.71792222</text:p>
          </table:table-cell>
        </table:table-row>
        <table:table-row table:style-name="ro1">
          <table:table-cell/>
          <table:table-cell office:value-type="float" office:value="729.389281176" calcext:value-type="float">
            <text:p>729.389281176</text:p>
          </table:table-cell>
        </table:table-row>
        <table:table-row table:style-name="ro1">
          <table:table-cell/>
          <table:table-cell office:value-type="float" office:value="729.288804381" calcext:value-type="float">
            <text:p>729.288804381</text:p>
          </table:table-cell>
        </table:table-row>
        <table:table-row table:style-name="ro1">
          <table:table-cell/>
          <table:table-cell office:value-type="float" office:value="729.261178236" calcext:value-type="float">
            <text:p>729.261178236</text:p>
          </table:table-cell>
        </table:table-row>
        <table:table-row table:style-name="ro1">
          <table:table-cell/>
          <table:table-cell office:value-type="float" office:value="729.261178236" calcext:value-type="float">
            <text:p>729.261178236</text:p>
          </table:table-cell>
        </table:table-row>
        <table:table-row table:style-name="ro1">
          <table:table-cell/>
          <table:table-cell office:value-type="float" office:value="729.261178236" calcext:value-type="float">
            <text:p>729.261178236</text:p>
          </table:table-cell>
        </table:table-row>
        <table:table-row table:style-name="ro1">
          <table:table-cell/>
          <table:table-cell office:value-type="float" office:value="729.261178236" calcext:value-type="float">
            <text:p>729.261178236</text:p>
          </table:table-cell>
        </table:table-row>
        <table:table-row table:style-name="ro1">
          <table:table-cell/>
          <table:table-cell office:value-type="float" office:value="729.261178236" calcext:value-type="float">
            <text:p>729.261178236</text:p>
          </table:table-cell>
        </table:table-row>
        <table:table-row table:style-name="ro1">
          <table:table-cell/>
          <table:table-cell office:value-type="float" office:value="728.528125847" calcext:value-type="float">
            <text:p>728.528125847</text:p>
          </table:table-cell>
        </table:table-row>
        <table:table-row table:style-name="ro1">
          <table:table-cell/>
          <table:table-cell office:value-type="float" office:value="726.149318116" calcext:value-type="float">
            <text:p>726.149318116</text:p>
          </table:table-cell>
        </table:table-row>
        <table:table-row table:style-name="ro1">
          <table:table-cell/>
          <table:table-cell office:value-type="float" office:value="726.128512946" calcext:value-type="float">
            <text:p>726.128512946</text:p>
          </table:table-cell>
        </table:table-row>
        <table:table-row table:style-name="ro1">
          <table:table-cell/>
          <table:table-cell office:value-type="float" office:value="725.903503706" calcext:value-type="float">
            <text:p>725.903503706</text:p>
          </table:table-cell>
        </table:table-row>
        <table:table-row table:style-name="ro1">
          <table:table-cell/>
          <table:table-cell office:value-type="float" office:value="725.853035902" calcext:value-type="float">
            <text:p>725.853035902</text:p>
          </table:table-cell>
        </table:table-row>
        <table:table-row table:style-name="ro1">
          <table:table-cell/>
          <table:table-cell office:value-type="float" office:value="723.835625345" calcext:value-type="float">
            <text:p>723.835625345</text:p>
          </table:table-cell>
        </table:table-row>
        <table:table-row table:style-name="ro1">
          <table:table-cell/>
          <table:table-cell office:value-type="float" office:value="723.655830353" calcext:value-type="float">
            <text:p>723.655830353</text:p>
          </table:table-cell>
        </table:table-row>
        <table:table-row table:style-name="ro1">
          <table:table-cell/>
          <table:table-cell office:value-type="float" office:value="723.601216879" calcext:value-type="float">
            <text:p>723.601216879</text:p>
          </table:table-cell>
        </table:table-row>
        <table:table-row table:style-name="ro1">
          <table:table-cell/>
          <table:table-cell office:value-type="float" office:value="723.601216879" calcext:value-type="float">
            <text:p>723.601216879</text:p>
          </table:table-cell>
        </table:table-row>
        <table:table-row table:style-name="ro1">
          <table:table-cell/>
          <table:table-cell office:value-type="float" office:value="723.601216879" calcext:value-type="float">
            <text:p>723.601216879</text:p>
          </table:table-cell>
        </table:table-row>
        <table:table-row table:style-name="ro1">
          <table:table-cell/>
          <table:table-cell office:value-type="float" office:value="723.601216879" calcext:value-type="float">
            <text:p>723.601216879</text:p>
          </table:table-cell>
        </table:table-row>
        <table:table-row table:style-name="ro1">
          <table:table-cell/>
          <table:table-cell office:value-type="float" office:value="723.546624007" calcext:value-type="float">
            <text:p>723.546624007</text:p>
          </table:table-cell>
        </table:table-row>
        <table:table-row table:style-name="ro1">
          <table:table-cell/>
          <table:table-cell office:value-type="float" office:value="718.789395157" calcext:value-type="float">
            <text:p>718.789395157</text:p>
          </table:table-cell>
        </table:table-row>
        <table:table-row table:style-name="ro1">
          <table:table-cell/>
          <table:table-cell office:value-type="float" office:value="718.520155346" calcext:value-type="float">
            <text:p>718.520155346</text:p>
          </table:table-cell>
        </table:table-row>
        <table:table-row table:style-name="ro1">
          <table:table-cell/>
          <table:table-cell office:value-type="float" office:value="718.43825578" calcext:value-type="float">
            <text:p>718.43825578</text:p>
          </table:table-cell>
        </table:table-row>
        <table:table-row table:style-name="ro1">
          <table:table-cell/>
          <table:table-cell office:value-type="float" office:value="717.374320014" calcext:value-type="float">
            <text:p>717.374320014</text:p>
          </table:table-cell>
        </table:table-row>
        <table:table-row table:style-name="ro1">
          <table:table-cell/>
          <table:table-cell office:value-type="float" office:value="716.449071951" calcext:value-type="float">
            <text:p>716.449071951</text:p>
          </table:table-cell>
        </table:table-row>
        <table:table-row table:style-name="ro1">
          <table:table-cell/>
          <table:table-cell office:value-type="float" office:value="714.713439352" calcext:value-type="float">
            <text:p>714.713439352</text:p>
          </table:table-cell>
        </table:table-row>
        <table:table-row table:style-name="ro1">
          <table:table-cell/>
          <table:table-cell office:value-type="float" office:value="712.042876021" calcext:value-type="float">
            <text:p>712.042876021</text:p>
          </table:table-cell>
        </table:table-row>
        <table:table-row table:style-name="ro1">
          <table:table-cell/>
          <table:table-cell office:value-type="float" office:value="711.932167118" calcext:value-type="float">
            <text:p>711.932167118</text:p>
          </table:table-cell>
        </table:table-row>
        <table:table-row table:style-name="ro1">
          <table:table-cell/>
          <table:table-cell office:value-type="float" office:value="711.30548188" calcext:value-type="float">
            <text:p>711.30548188</text:p>
          </table:table-cell>
        </table:table-row>
        <table:table-row table:style-name="ro1">
          <table:table-cell/>
          <table:table-cell office:value-type="float" office:value="711.129330577" calcext:value-type="float">
            <text:p>711.129330577</text:p>
          </table:table-cell>
        </table:table-row>
        <table:table-row table:style-name="ro1">
          <table:table-cell/>
          <table:table-cell office:value-type="float" office:value="710.343830515" calcext:value-type="float">
            <text:p>710.343830515</text:p>
          </table:table-cell>
        </table:table-row>
        <table:table-row table:style-name="ro1">
          <table:table-cell/>
          <table:table-cell office:value-type="float" office:value="709.171814259" calcext:value-type="float">
            <text:p>709.171814259</text:p>
          </table:table-cell>
        </table:table-row>
        <table:table-row table:style-name="ro1">
          <table:table-cell/>
          <table:table-cell office:value-type="float" office:value="709.018473236" calcext:value-type="float">
            <text:p>709.018473236</text:p>
          </table:table-cell>
        </table:table-row>
        <table:table-row table:style-name="ro1">
          <table:table-cell/>
          <table:table-cell office:value-type="float" office:value="708.139982877" calcext:value-type="float">
            <text:p>708.139982877</text:p>
          </table:table-cell>
        </table:table-row>
        <table:table-row table:style-name="ro1">
          <table:table-cell/>
          <table:table-cell office:value-type="float" office:value="707.397003877" calcext:value-type="float">
            <text:p>707.397003877</text:p>
          </table:table-cell>
        </table:table-row>
        <table:table-row table:style-name="ro1">
          <table:table-cell/>
          <table:table-cell office:value-type="float" office:value="707.064401666" calcext:value-type="float">
            <text:p>707.064401666</text:p>
          </table:table-cell>
        </table:table-row>
        <table:table-row table:style-name="ro1">
          <table:table-cell/>
          <table:table-cell office:value-type="float" office:value="706.958084183" calcext:value-type="float">
            <text:p>706.958084183</text:p>
          </table:table-cell>
        </table:table-row>
        <table:table-row table:style-name="ro1">
          <table:table-cell/>
          <table:table-cell office:value-type="float" office:value="704.91531297" calcext:value-type="float">
            <text:p>704.91531297</text:p>
          </table:table-cell>
        </table:table-row>
        <table:table-row table:style-name="ro1">
          <table:table-cell/>
          <table:table-cell office:value-type="float" office:value="704.457507523" calcext:value-type="float">
            <text:p>704.457507523</text:p>
          </table:table-cell>
        </table:table-row>
        <table:table-row table:style-name="ro1">
          <table:table-cell/>
          <table:table-cell office:value-type="float" office:value="704.43612564" calcext:value-type="float">
            <text:p>704.43612564</text:p>
          </table:table-cell>
        </table:table-row>
        <table:table-row table:style-name="ro1">
          <table:table-cell/>
          <table:table-cell office:value-type="float" office:value="703.077581701" calcext:value-type="float">
            <text:p>703.077581701</text:p>
          </table:table-cell>
        </table:table-row>
        <table:table-row table:style-name="ro1">
          <table:table-cell/>
          <table:table-cell office:value-type="float" office:value="701.998212974" calcext:value-type="float">
            <text:p>701.998212974</text:p>
          </table:table-cell>
        </table:table-row>
        <table:table-row table:style-name="ro1">
          <table:table-cell/>
          <table:table-cell office:value-type="float" office:value="701.840525522" calcext:value-type="float">
            <text:p>701.840525522</text:p>
          </table:table-cell>
        </table:table-row>
        <table:table-row table:style-name="ro1">
          <table:table-cell/>
          <table:table-cell office:value-type="float" office:value="699.936671635" calcext:value-type="float">
            <text:p>699.936671635</text:p>
          </table:table-cell>
        </table:table-row>
        <table:table-row table:style-name="ro1">
          <table:table-cell/>
          <table:table-cell office:value-type="float" office:value="699.504998172" calcext:value-type="float">
            <text:p>699.504998172</text:p>
          </table:table-cell>
        </table:table-row>
        <table:table-row table:style-name="ro1">
          <table:table-cell/>
          <table:table-cell office:value-type="float" office:value="697.908924229" calcext:value-type="float">
            <text:p>697.908924229</text:p>
          </table:table-cell>
        </table:table-row>
        <table:table-row table:style-name="ro1">
          <table:table-cell/>
          <table:table-cell office:value-type="float" office:value="697.481276355" calcext:value-type="float">
            <text:p>697.481276355</text:p>
          </table:table-cell>
        </table:table-row>
        <table:table-row table:style-name="ro1">
          <table:table-cell/>
          <table:table-cell office:value-type="float" office:value="696.999689129" calcext:value-type="float">
            <text:p>696.999689129</text:p>
          </table:table-cell>
        </table:table-row>
        <table:table-row table:style-name="ro1">
          <table:table-cell/>
          <table:table-cell office:value-type="float" office:value="696.992999938" calcext:value-type="float">
            <text:p>696.992999938</text:p>
          </table:table-cell>
        </table:table-row>
        <table:table-row table:style-name="ro1">
          <table:table-cell/>
          <table:table-cell office:value-type="float" office:value="696.581013356" calcext:value-type="float">
            <text:p>696.581013356</text:p>
          </table:table-cell>
        </table:table-row>
        <table:table-row table:style-name="ro1">
          <table:table-cell/>
          <table:table-cell office:value-type="float" office:value="694.328785696" calcext:value-type="float">
            <text:p>694.328785696</text:p>
          </table:table-cell>
        </table:table-row>
        <table:table-row table:style-name="ro1">
          <table:table-cell/>
          <table:table-cell office:value-type="float" office:value="694.297940141" calcext:value-type="float">
            <text:p>694.297940141</text:p>
          </table:table-cell>
        </table:table-row>
        <table:table-row table:style-name="ro1">
          <table:table-cell/>
          <table:table-cell office:value-type="float" office:value="693.953635016" calcext:value-type="float">
            <text:p>693.953635016</text:p>
          </table:table-cell>
        </table:table-row>
        <table:table-row table:style-name="ro1">
          <table:table-cell/>
          <table:table-cell office:value-type="float" office:value="693.9366378" calcext:value-type="float">
            <text:p>693.9366378</text:p>
          </table:table-cell>
        </table:table-row>
        <table:table-row table:style-name="ro1">
          <table:table-cell/>
          <table:table-cell office:value-type="float" office:value="693.350516755" calcext:value-type="float">
            <text:p>693.350516755</text:p>
          </table:table-cell>
        </table:table-row>
        <table:table-row table:style-name="ro1">
          <table:table-cell/>
          <table:table-cell office:value-type="float" office:value="693.291276128" calcext:value-type="float">
            <text:p>693.291276128</text:p>
          </table:table-cell>
        </table:table-row>
        <table:table-row table:style-name="ro1">
          <table:table-cell/>
          <table:table-cell office:value-type="float" office:value="692.176689892" calcext:value-type="float">
            <text:p>692.176689892</text:p>
          </table:table-cell>
        </table:table-row>
        <table:table-row table:style-name="ro1">
          <table:table-cell/>
          <table:table-cell office:value-type="float" office:value="691.79335379" calcext:value-type="float">
            <text:p>691.79335379</text:p>
          </table:table-cell>
        </table:table-row>
        <table:table-row table:style-name="ro1">
          <table:table-cell/>
          <table:table-cell office:value-type="float" office:value="691.79335379" calcext:value-type="float">
            <text:p>691.79335379</text:p>
          </table:table-cell>
        </table:table-row>
        <table:table-row table:style-name="ro1">
          <table:table-cell/>
          <table:table-cell office:value-type="float" office:value="691.79335379" calcext:value-type="float">
            <text:p>691.79335379</text:p>
          </table:table-cell>
        </table:table-row>
        <table:table-row table:style-name="ro1">
          <table:table-cell/>
          <table:table-cell office:value-type="float" office:value="691.79335379" calcext:value-type="float">
            <text:p>691.79335379</text:p>
          </table:table-cell>
        </table:table-row>
        <table:table-row table:style-name="ro1">
          <table:table-cell/>
          <table:table-cell office:value-type="float" office:value="691.767254782" calcext:value-type="float">
            <text:p>691.767254782</text:p>
          </table:table-cell>
        </table:table-row>
        <table:table-row table:style-name="ro1">
          <table:table-cell/>
          <table:table-cell office:value-type="float" office:value="691.767254782" calcext:value-type="float">
            <text:p>691.767254782</text:p>
          </table:table-cell>
        </table:table-row>
        <table:table-row table:style-name="ro1">
          <table:table-cell/>
          <table:table-cell office:value-type="float" office:value="691.566706913" calcext:value-type="float">
            <text:p>691.566706913</text:p>
          </table:table-cell>
        </table:table-row>
        <table:table-row table:style-name="ro1">
          <table:table-cell/>
          <table:table-cell office:value-type="float" office:value="691.238935745" calcext:value-type="float">
            <text:p>691.238935745</text:p>
          </table:table-cell>
        </table:table-row>
        <table:table-row table:style-name="ro1">
          <table:table-cell/>
          <table:table-cell office:value-type="float" office:value="691.010902196" calcext:value-type="float">
            <text:p>691.010902196</text:p>
          </table:table-cell>
        </table:table-row>
        <table:table-row table:style-name="ro1">
          <table:table-cell/>
          <table:table-cell office:value-type="float" office:value="690.855029206" calcext:value-type="float">
            <text:p>690.855029206</text:p>
          </table:table-cell>
        </table:table-row>
        <table:table-row table:style-name="ro1">
          <table:table-cell/>
          <table:table-cell office:value-type="float" office:value="689.556693795" calcext:value-type="float">
            <text:p>689.556693795</text:p>
          </table:table-cell>
        </table:table-row>
        <table:table-row table:style-name="ro1">
          <table:table-cell/>
          <table:table-cell office:value-type="float" office:value="689.174612888" calcext:value-type="float">
            <text:p>689.174612888</text:p>
          </table:table-cell>
        </table:table-row>
        <table:table-row table:style-name="ro1">
          <table:table-cell/>
          <table:table-cell office:value-type="float" office:value="689.148694811" calcext:value-type="float">
            <text:p>689.148694811</text:p>
          </table:table-cell>
        </table:table-row>
        <table:table-row table:style-name="ro1">
          <table:table-cell/>
          <table:table-cell office:value-type="float" office:value="689.104163145" calcext:value-type="float">
            <text:p>689.104163145</text:p>
          </table:table-cell>
        </table:table-row>
        <table:table-row table:style-name="ro1">
          <table:table-cell/>
          <table:table-cell office:value-type="float" office:value="689.078247718" calcext:value-type="float">
            <text:p>689.078247718</text:p>
          </table:table-cell>
        </table:table-row>
        <table:table-row table:style-name="ro1">
          <table:table-cell/>
          <table:table-cell office:value-type="float" office:value="689.078247718" calcext:value-type="float">
            <text:p>689.078247718</text:p>
          </table:table-cell>
        </table:table-row>
        <table:table-row table:style-name="ro1">
          <table:table-cell/>
          <table:table-cell office:value-type="float" office:value="689.078247718" calcext:value-type="float">
            <text:p>689.078247718</text:p>
          </table:table-cell>
        </table:table-row>
        <table:table-row table:style-name="ro1">
          <table:table-cell/>
          <table:table-cell office:value-type="float" office:value="689.070969812" calcext:value-type="float">
            <text:p>689.070969812</text:p>
          </table:table-cell>
        </table:table-row>
        <table:table-row table:style-name="ro1">
          <table:table-cell/>
          <table:table-cell office:value-type="float" office:value="688.993288624" calcext:value-type="float">
            <text:p>688.993288624</text:p>
          </table:table-cell>
        </table:table-row>
        <table:table-row table:style-name="ro1">
          <table:table-cell/>
          <table:table-cell office:value-type="float" office:value="688.948743634" calcext:value-type="float">
            <text:p>688.948743634</text:p>
          </table:table-cell>
        </table:table-row>
        <table:table-row table:style-name="ro1">
          <table:table-cell/>
          <table:table-cell office:value-type="float" office:value="688.922857416" calcext:value-type="float">
            <text:p>688.922857416</text:p>
          </table:table-cell>
        </table:table-row>
        <table:table-row table:style-name="ro1">
          <table:table-cell/>
          <table:table-cell office:value-type="float" office:value="688.922857416" calcext:value-type="float">
            <text:p>688.922857416</text:p>
          </table:table-cell>
        </table:table-row>
        <table:table-row table:style-name="ro1">
          <table:table-cell/>
          <table:table-cell office:value-type="float" office:value="688.922857416" calcext:value-type="float">
            <text:p>688.922857416</text:p>
          </table:table-cell>
        </table:table-row>
        <table:table-row table:style-name="ro1">
          <table:table-cell/>
          <table:table-cell office:value-type="float" office:value="688.242332565" calcext:value-type="float">
            <text:p>688.242332565</text:p>
          </table:table-cell>
        </table:table-row>
        <table:table-row table:style-name="ro1">
          <table:table-cell/>
          <table:table-cell office:value-type="float" office:value="688.128199499" calcext:value-type="float">
            <text:p>688.128199499</text:p>
          </table:table-cell>
        </table:table-row>
        <table:table-row table:style-name="ro1">
          <table:table-cell/>
          <table:table-cell office:value-type="float" office:value="688.014334563" calcext:value-type="float">
            <text:p>688.014334563</text:p>
          </table:table-cell>
        </table:table-row>
        <table:table-row table:style-name="ro1">
          <table:table-cell/>
          <table:table-cell office:value-type="float" office:value="687.808218802" calcext:value-type="float">
            <text:p>687.808218802</text:p>
          </table:table-cell>
        </table:table-row>
        <table:table-row table:style-name="ro1">
          <table:table-cell/>
          <table:table-cell office:value-type="float" office:value="687.749039054" calcext:value-type="float">
            <text:p>687.749039054</text:p>
          </table:table-cell>
        </table:table-row>
        <table:table-row table:style-name="ro1">
          <table:table-cell/>
          <table:table-cell office:value-type="float" office:value="686.377183108" calcext:value-type="float">
            <text:p>686.377183108</text:p>
          </table:table-cell>
        </table:table-row>
        <table:table-row table:style-name="ro1">
          <table:table-cell/>
          <table:table-cell office:value-type="float" office:value="686.377183108" calcext:value-type="float">
            <text:p>686.377183108</text:p>
          </table:table-cell>
        </table:table-row>
        <table:table-row table:style-name="ro1">
          <table:table-cell/>
          <table:table-cell office:value-type="float" office:value="686.377183108" calcext:value-type="float">
            <text:p>686.377183108</text:p>
          </table:table-cell>
        </table:table-row>
        <table:table-row table:style-name="ro1">
          <table:table-cell/>
          <table:table-cell office:value-type="float" office:value="686.351474653" calcext:value-type="float">
            <text:p>686.351474653</text:p>
          </table:table-cell>
        </table:table-row>
        <table:table-row table:style-name="ro1">
          <table:table-cell/>
          <table:table-cell office:value-type="float" office:value="686.351474653" calcext:value-type="float">
            <text:p>686.351474653</text:p>
          </table:table-cell>
        </table:table-row>
        <table:table-row table:style-name="ro1">
          <table:table-cell/>
          <table:table-cell office:value-type="float" office:value="686.351474653" calcext:value-type="float">
            <text:p>686.351474653</text:p>
          </table:table-cell>
        </table:table-row>
        <table:table-row table:style-name="ro1">
          <table:table-cell/>
          <table:table-cell office:value-type="float" office:value="686.248688956" calcext:value-type="float">
            <text:p>686.248688956</text:p>
          </table:table-cell>
        </table:table-row>
        <table:table-row table:style-name="ro1">
          <table:table-cell/>
          <table:table-cell office:value-type="float" office:value="686.248688956" calcext:value-type="float">
            <text:p>686.248688956</text:p>
          </table:table-cell>
        </table:table-row>
        <table:table-row table:style-name="ro1">
          <table:table-cell/>
          <table:table-cell office:value-type="float" office:value="686.248688956" calcext:value-type="float">
            <text:p>686.248688956</text:p>
          </table:table-cell>
        </table:table-row>
        <table:table-row table:style-name="ro1">
          <table:table-cell/>
          <table:table-cell office:value-type="float" office:value="686.223004554" calcext:value-type="float">
            <text:p>686.223004554</text:p>
          </table:table-cell>
        </table:table-row>
        <table:table-row table:style-name="ro1">
          <table:table-cell/>
          <table:table-cell office:value-type="float" office:value="686.223004554" calcext:value-type="float">
            <text:p>686.223004554</text:p>
          </table:table-cell>
        </table:table-row>
        <table:table-row table:style-name="ro1">
          <table:table-cell/>
          <table:table-cell office:value-type="float" office:value="686.197324958" calcext:value-type="float">
            <text:p>686.197324958</text:p>
          </table:table-cell>
        </table:table-row>
        <table:table-row table:style-name="ro1">
          <table:table-cell/>
          <table:table-cell office:value-type="float" office:value="686.008648779" calcext:value-type="float">
            <text:p>686.008648779</text:p>
          </table:table-cell>
        </table:table-row>
        <table:table-row table:style-name="ro1">
          <table:table-cell/>
          <table:table-cell office:value-type="float" office:value="685.937681143" calcext:value-type="float">
            <text:p>685.937681143</text:p>
          </table:table-cell>
        </table:table-row>
        <table:table-row table:style-name="ro1">
          <table:table-cell/>
          <table:table-cell office:value-type="float" office:value="685.930691773" calcext:value-type="float">
            <text:p>685.930691773</text:p>
          </table:table-cell>
        </table:table-row>
        <table:table-row table:style-name="ro1">
          <table:table-cell/>
          <table:table-cell office:value-type="float" office:value="685.911693241" calcext:value-type="float">
            <text:p>685.911693241</text:p>
          </table:table-cell>
        </table:table-row>
        <table:table-row table:style-name="ro1">
          <table:table-cell/>
          <table:table-cell office:value-type="float" office:value="685.911693241" calcext:value-type="float">
            <text:p>685.911693241</text:p>
          </table:table-cell>
        </table:table-row>
        <table:table-row table:style-name="ro1">
          <table:table-cell/>
          <table:table-cell office:value-type="float" office:value="685.859732201" calcext:value-type="float">
            <text:p>685.859732201</text:p>
          </table:table-cell>
        </table:table-row>
        <table:table-row table:style-name="ro1">
          <table:table-cell/>
          <table:table-cell office:value-type="float" office:value="685.172049137" calcext:value-type="float">
            <text:p>685.172049137</text:p>
          </table:table-cell>
        </table:table-row>
        <table:table-row table:style-name="ro1">
          <table:table-cell/>
          <table:table-cell office:value-type="float" office:value="684.955121346" calcext:value-type="float">
            <text:p>684.955121346</text:p>
          </table:table-cell>
        </table:table-row>
        <table:table-row table:style-name="ro1">
          <table:table-cell/>
          <table:table-cell office:value-type="float" office:value="684.894971079" calcext:value-type="float">
            <text:p>684.894971079</text:p>
          </table:table-cell>
        </table:table-row>
        <table:table-row table:style-name="ro1">
          <table:table-cell/>
          <table:table-cell office:value-type="float" office:value="684.741745005" calcext:value-type="float">
            <text:p>684.741745005</text:p>
          </table:table-cell>
        </table:table-row>
        <table:table-row table:style-name="ro1">
          <table:table-cell/>
          <table:table-cell office:value-type="float" office:value="684.645537031" calcext:value-type="float">
            <text:p>684.645537031</text:p>
          </table:table-cell>
        </table:table-row>
        <table:table-row table:style-name="ro1">
          <table:table-cell/>
          <table:table-cell office:value-type="float" office:value="683.929141974" calcext:value-type="float">
            <text:p>683.929141974</text:p>
          </table:table-cell>
        </table:table-row>
        <table:table-row table:style-name="ro1">
          <table:table-cell/>
          <table:table-cell office:value-type="float" office:value="683.547930863" calcext:value-type="float">
            <text:p>683.547930863</text:p>
          </table:table-cell>
        </table:table-row>
        <table:table-row table:style-name="ro1">
          <table:table-cell/>
          <table:table-cell office:value-type="float" office:value="683.527381735" calcext:value-type="float">
            <text:p>683.527381735</text:p>
          </table:table-cell>
        </table:table-row>
        <table:table-row table:style-name="ro1">
          <table:table-cell/>
          <table:table-cell office:value-type="float" office:value="683.527381735" calcext:value-type="float">
            <text:p>683.527381735</text:p>
          </table:table-cell>
        </table:table-row>
        <table:table-row table:style-name="ro1">
          <table:table-cell/>
          <table:table-cell office:value-type="float" office:value="683.50188697" calcext:value-type="float">
            <text:p>683.50188697</text:p>
          </table:table-cell>
        </table:table-row>
        <table:table-row table:style-name="ro1">
          <table:table-cell/>
          <table:table-cell office:value-type="float" office:value="683.50188697" calcext:value-type="float">
            <text:p>683.50188697</text:p>
          </table:table-cell>
        </table:table-row>
        <table:table-row table:style-name="ro1">
          <table:table-cell/>
          <table:table-cell office:value-type="float" office:value="683.476396959" calcext:value-type="float">
            <text:p>683.476396959</text:p>
          </table:table-cell>
        </table:table-row>
        <table:table-row table:style-name="ro1">
          <table:table-cell/>
          <table:table-cell office:value-type="float" office:value="683.425431194" calcext:value-type="float">
            <text:p>683.425431194</text:p>
          </table:table-cell>
        </table:table-row>
        <table:table-row table:style-name="ro1">
          <table:table-cell/>
          <table:table-cell office:value-type="float" office:value="683.425431194" calcext:value-type="float">
            <text:p>683.425431194</text:p>
          </table:table-cell>
        </table:table-row>
        <table:table-row table:style-name="ro1">
          <table:table-cell/>
          <table:table-cell office:value-type="float" office:value="683.425431194" calcext:value-type="float">
            <text:p>683.425431194</text:p>
          </table:table-cell>
        </table:table-row>
        <table:table-row table:style-name="ro1">
          <table:table-cell/>
          <table:table-cell office:value-type="float" office:value="683.399955435" calcext:value-type="float">
            <text:p>683.399955435</text:p>
          </table:table-cell>
        </table:table-row>
        <table:table-row table:style-name="ro1">
          <table:table-cell/>
          <table:table-cell office:value-type="float" office:value="683.374484424" calcext:value-type="float">
            <text:p>683.374484424</text:p>
          </table:table-cell>
        </table:table-row>
        <table:table-row table:style-name="ro1">
          <table:table-cell/>
          <table:table-cell office:value-type="float" office:value="683.11767287" calcext:value-type="float">
            <text:p>683.11767287</text:p>
          </table:table-cell>
        </table:table-row>
        <table:table-row table:style-name="ro1">
          <table:table-cell/>
          <table:table-cell office:value-type="float" office:value="683.041351136" calcext:value-type="float">
            <text:p>683.041351136</text:p>
          </table:table-cell>
        </table:table-row>
        <table:table-row table:style-name="ro1">
          <table:table-cell/>
          <table:table-cell office:value-type="float" office:value="683.013328513" calcext:value-type="float">
            <text:p>683.013328513</text:p>
          </table:table-cell>
        </table:table-row>
        <table:table-row table:style-name="ro1">
          <table:table-cell/>
          <table:table-cell office:value-type="float" office:value="683.013328513" calcext:value-type="float">
            <text:p>683.013328513</text:p>
          </table:table-cell>
        </table:table-row>
        <table:table-row table:style-name="ro1">
          <table:table-cell/>
          <table:table-cell office:value-type="float" office:value="682.987560745" calcext:value-type="float">
            <text:p>682.987560745</text:p>
          </table:table-cell>
        </table:table-row>
        <table:table-row table:style-name="ro1">
          <table:table-cell/>
          <table:table-cell office:value-type="float" office:value="682.987560745" calcext:value-type="float">
            <text:p>682.987560745</text:p>
          </table:table-cell>
        </table:table-row>
        <table:table-row table:style-name="ro1">
          <table:table-cell/>
          <table:table-cell office:value-type="float" office:value="682.987560745" calcext:value-type="float">
            <text:p>682.987560745</text:p>
          </table:table-cell>
        </table:table-row>
        <table:table-row table:style-name="ro1">
          <table:table-cell/>
          <table:table-cell office:value-type="float" office:value="682.961797838" calcext:value-type="float">
            <text:p>682.961797838</text:p>
          </table:table-cell>
        </table:table-row>
        <table:table-row table:style-name="ro1">
          <table:table-cell/>
          <table:table-cell office:value-type="float" office:value="682.610620262" calcext:value-type="float">
            <text:p>682.610620262</text:p>
          </table:table-cell>
        </table:table-row>
        <table:table-row table:style-name="ro1">
          <table:table-cell/>
          <table:table-cell office:value-type="float" office:value="682.519497513" calcext:value-type="float">
            <text:p>682.519497513</text:p>
          </table:table-cell>
        </table:table-row>
        <table:table-row table:style-name="ro1">
          <table:table-cell/>
          <table:table-cell office:value-type="float" office:value="681.99156821" calcext:value-type="float">
            <text:p>681.99156821</text:p>
          </table:table-cell>
        </table:table-row>
        <table:table-row table:style-name="ro1">
          <table:table-cell/>
          <table:table-cell office:value-type="float" office:value="680.838853627" calcext:value-type="float">
            <text:p>680.838853627</text:p>
          </table:table-cell>
        </table:table-row>
        <table:table-row table:style-name="ro1">
          <table:table-cell/>
          <table:table-cell office:value-type="float" office:value="680.838853627" calcext:value-type="float">
            <text:p>680.838853627</text:p>
          </table:table-cell>
        </table:table-row>
        <table:table-row table:style-name="ro1">
          <table:table-cell/>
          <table:table-cell office:value-type="float" office:value="680.813553508" calcext:value-type="float">
            <text:p>680.813553508</text:p>
          </table:table-cell>
        </table:table-row>
        <table:table-row table:style-name="ro1">
          <table:table-cell/>
          <table:table-cell office:value-type="float" office:value="680.813553508" calcext:value-type="float">
            <text:p>680.813553508</text:p>
          </table:table-cell>
        </table:table-row>
        <table:table-row table:style-name="ro1">
          <table:table-cell/>
          <table:table-cell office:value-type="float" office:value="680.482848731" calcext:value-type="float">
            <text:p>680.482848731</text:p>
          </table:table-cell>
        </table:table-row>
        <table:table-row table:style-name="ro1">
          <table:table-cell/>
          <table:table-cell office:value-type="float" office:value="680.457588125" calcext:value-type="float">
            <text:p>680.457588125</text:p>
          </table:table-cell>
        </table:table-row>
        <table:table-row table:style-name="ro1">
          <table:table-cell/>
          <table:table-cell office:value-type="float" office:value="677.959021205" calcext:value-type="float">
            <text:p>677.959021205</text:p>
          </table:table-cell>
        </table:table-row>
        <table:table-row table:style-name="ro1">
          <table:table-cell/>
          <table:table-cell office:value-type="float" office:value="677.587639294" calcext:value-type="float">
            <text:p>677.587639294</text:p>
          </table:table-cell>
        </table:table-row>
        <table:table-row table:style-name="ro1">
          <table:table-cell/>
          <table:table-cell office:value-type="float" office:value="677.311389416" calcext:value-type="float">
            <text:p>677.311389416</text:p>
          </table:table-cell>
        </table:table-row>
        <table:table-row table:style-name="ro1">
          <table:table-cell/>
          <table:table-cell office:value-type="float" office:value="675.738833211" calcext:value-type="float">
            <text:p>675.738833211</text:p>
          </table:table-cell>
        </table:table-row>
        <table:table-row table:style-name="ro1">
          <table:table-cell/>
          <table:table-cell office:value-type="float" office:value="675.713439519" calcext:value-type="float">
            <text:p>675.713439519</text:p>
          </table:table-cell>
        </table:table-row>
        <table:table-row table:style-name="ro1">
          <table:table-cell/>
          <table:table-cell office:value-type="float" office:value="675.669756919" calcext:value-type="float">
            <text:p>675.669756919</text:p>
          </table:table-cell>
        </table:table-row>
        <table:table-row table:style-name="ro1">
          <table:table-cell/>
          <table:table-cell office:value-type="float" office:value="675.669756919" calcext:value-type="float">
            <text:p>675.669756919</text:p>
          </table:table-cell>
        </table:table-row>
        <table:table-row table:style-name="ro1">
          <table:table-cell/>
          <table:table-cell office:value-type="float" office:value="675.644365823" calcext:value-type="float">
            <text:p>675.644365823</text:p>
          </table:table-cell>
        </table:table-row>
        <table:table-row table:style-name="ro1">
          <table:table-cell/>
          <table:table-cell office:value-type="float" office:value="675.644365823" calcext:value-type="float">
            <text:p>675.644365823</text:p>
          </table:table-cell>
        </table:table-row>
        <table:table-row table:style-name="ro1">
          <table:table-cell/>
          <table:table-cell office:value-type="float" office:value="675.477231792" calcext:value-type="float">
            <text:p>675.477231792</text:p>
          </table:table-cell>
        </table:table-row>
        <table:table-row table:style-name="ro1">
          <table:table-cell/>
          <table:table-cell office:value-type="float" office:value="674.640001253" calcext:value-type="float">
            <text:p>674.640001253</text:p>
          </table:table-cell>
        </table:table-row>
        <table:table-row table:style-name="ro1">
          <table:table-cell/>
          <table:table-cell office:value-type="float" office:value="674.290343339" calcext:value-type="float">
            <text:p>674.290343339</text:p>
          </table:table-cell>
        </table:table-row>
        <table:table-row table:style-name="ro1">
          <table:table-cell/>
          <table:table-cell office:value-type="float" office:value="674.279649305" calcext:value-type="float">
            <text:p>674.279649305</text:p>
          </table:table-cell>
        </table:table-row>
        <table:table-row table:style-name="ro1">
          <table:table-cell/>
          <table:table-cell office:value-type="float" office:value="672.861778857" calcext:value-type="float">
            <text:p>672.861778857</text:p>
          </table:table-cell>
        </table:table-row>
        <table:table-row table:style-name="ro1">
          <table:table-cell/>
          <table:table-cell office:value-type="float" office:value="672.728308575" calcext:value-type="float">
            <text:p>672.728308575</text:p>
          </table:table-cell>
        </table:table-row>
        <table:table-row table:style-name="ro1">
          <table:table-cell/>
          <table:table-cell office:value-type="float" office:value="672.728308575" calcext:value-type="float">
            <text:p>672.728308575</text:p>
          </table:table-cell>
        </table:table-row>
        <table:table-row table:style-name="ro1">
          <table:table-cell/>
          <table:table-cell office:value-type="float" office:value="672.728308575" calcext:value-type="float">
            <text:p>672.728308575</text:p>
          </table:table-cell>
        </table:table-row>
        <table:table-row table:style-name="ro1">
          <table:table-cell/>
          <table:table-cell office:value-type="float" office:value="672.703130203" calcext:value-type="float">
            <text:p>672.703130203</text:p>
          </table:table-cell>
        </table:table-row>
        <table:table-row table:style-name="ro1">
          <table:table-cell/>
          <table:table-cell office:value-type="float" office:value="672.703130203" calcext:value-type="float">
            <text:p>672.703130203</text:p>
          </table:table-cell>
        </table:table-row>
        <table:table-row table:style-name="ro1">
          <table:table-cell/>
          <table:table-cell office:value-type="float" office:value="672.677956543" calcext:value-type="float">
            <text:p>672.677956543</text:p>
          </table:table-cell>
        </table:table-row>
        <table:table-row table:style-name="ro1">
          <table:table-cell/>
          <table:table-cell office:value-type="float" office:value="672.609439875" calcext:value-type="float">
            <text:p>672.609439875</text:p>
          </table:table-cell>
        </table:table-row>
        <table:table-row table:style-name="ro1">
          <table:table-cell/>
          <table:table-cell office:value-type="float" office:value="672.089003004" calcext:value-type="float">
            <text:p>672.089003004</text:p>
          </table:table-cell>
        </table:table-row>
        <table:table-row table:style-name="ro1">
          <table:table-cell/>
          <table:table-cell office:value-type="float" office:value="671.544897675" calcext:value-type="float">
            <text:p>671.544897675</text:p>
          </table:table-cell>
        </table:table-row>
        <table:table-row table:style-name="ro1">
          <table:table-cell/>
          <table:table-cell office:value-type="float" office:value="671.408619691" calcext:value-type="float">
            <text:p>671.408619691</text:p>
          </table:table-cell>
        </table:table-row>
        <table:table-row table:style-name="ro1">
          <table:table-cell/>
          <table:table-cell office:value-type="float" office:value="671.131180938" calcext:value-type="float">
            <text:p>671.131180938</text:p>
          </table:table-cell>
        </table:table-row>
        <table:table-row table:style-name="ro1">
          <table:table-cell/>
          <table:table-cell office:value-type="float" office:value="670.991731199" calcext:value-type="float">
            <text:p>670.991731199</text:p>
          </table:table-cell>
        </table:table-row>
        <table:table-row table:style-name="ro1">
          <table:table-cell/>
          <table:table-cell office:value-type="float" office:value="670.856650458" calcext:value-type="float">
            <text:p>670.856650458</text:p>
          </table:table-cell>
        </table:table-row>
        <table:table-row table:style-name="ro1">
          <table:table-cell/>
          <table:table-cell office:value-type="float" office:value="669.954763162" calcext:value-type="float">
            <text:p>669.954763162</text:p>
          </table:table-cell>
        </table:table-row>
        <table:table-row table:style-name="ro1">
          <table:table-cell/>
          <table:table-cell office:value-type="float" office:value="668.716061131" calcext:value-type="float">
            <text:p>668.716061131</text:p>
          </table:table-cell>
        </table:table-row>
        <table:table-row table:style-name="ro1">
          <table:table-cell/>
          <table:table-cell office:value-type="float" office:value="668.024886354" calcext:value-type="float">
            <text:p>668.024886354</text:p>
          </table:table-cell>
        </table:table-row>
        <table:table-row table:style-name="ro1">
          <table:table-cell/>
          <table:table-cell office:value-type="float" office:value="666.15016015" calcext:value-type="float">
            <text:p>666.15016015</text:p>
          </table:table-cell>
        </table:table-row>
        <table:table-row table:style-name="ro1">
          <table:table-cell/>
          <table:table-cell office:value-type="float" office:value="665.534339203" calcext:value-type="float">
            <text:p>665.534339203</text:p>
          </table:table-cell>
        </table:table-row>
        <table:table-row table:style-name="ro1">
          <table:table-cell/>
          <table:table-cell office:value-type="float" office:value="665.436008964" calcext:value-type="float">
            <text:p>665.436008964</text:p>
          </table:table-cell>
        </table:table-row>
        <table:table-row table:style-name="ro1">
          <table:table-cell/>
          <table:table-cell office:value-type="float" office:value="665.144679061" calcext:value-type="float">
            <text:p>665.144679061</text:p>
          </table:table-cell>
        </table:table-row>
        <table:table-row table:style-name="ro1">
          <table:table-cell/>
          <table:table-cell office:value-type="float" office:value="664.65230434" calcext:value-type="float">
            <text:p>664.65230434</text:p>
          </table:table-cell>
        </table:table-row>
        <table:table-row table:style-name="ro1">
          <table:table-cell/>
          <table:table-cell office:value-type="float" office:value="663.958256134" calcext:value-type="float">
            <text:p>663.958256134</text:p>
          </table:table-cell>
        </table:table-row>
        <table:table-row table:style-name="ro1">
          <table:table-cell/>
          <table:table-cell office:value-type="float" office:value="663.068265028" calcext:value-type="float">
            <text:p>663.068265028</text:p>
          </table:table-cell>
        </table:table-row>
        <table:table-row table:style-name="ro1">
          <table:table-cell/>
          <table:table-cell office:value-type="float" office:value="663.06002036" calcext:value-type="float">
            <text:p>663.06002036</text:p>
          </table:table-cell>
        </table:table-row>
        <table:table-row table:style-name="ro1">
          <table:table-cell/>
          <table:table-cell office:value-type="float" office:value="662.689744379" calcext:value-type="float">
            <text:p>662.689744379</text:p>
          </table:table-cell>
        </table:table-row>
        <table:table-row table:style-name="ro1">
          <table:table-cell/>
          <table:table-cell office:value-type="float" office:value="662.654582652" calcext:value-type="float">
            <text:p>662.654582652</text:p>
          </table:table-cell>
        </table:table-row>
        <table:table-row table:style-name="ro1">
          <table:table-cell/>
          <table:table-cell office:value-type="float" office:value="662.246347343" calcext:value-type="float">
            <text:p>662.246347343</text:p>
          </table:table-cell>
        </table:table-row>
        <table:table-row table:style-name="ro1">
          <table:table-cell/>
          <table:table-cell office:value-type="float" office:value="661.760623895" calcext:value-type="float">
            <text:p>661.760623895</text:p>
          </table:table-cell>
        </table:table-row>
        <table:table-row table:style-name="ro1">
          <table:table-cell/>
          <table:table-cell office:value-type="float" office:value="661.536572491" calcext:value-type="float">
            <text:p>661.536572491</text:p>
          </table:table-cell>
        </table:table-row>
        <table:table-row table:style-name="ro1">
          <table:table-cell/>
          <table:table-cell office:value-type="float" office:value="660.445783065" calcext:value-type="float">
            <text:p>660.445783065</text:p>
          </table:table-cell>
        </table:table-row>
        <table:table-row table:style-name="ro1">
          <table:table-cell/>
          <table:table-cell office:value-type="float" office:value="660.335391203" calcext:value-type="float">
            <text:p>660.335391203</text:p>
          </table:table-cell>
        </table:table-row>
        <table:table-row table:style-name="ro1">
          <table:table-cell/>
          <table:table-cell office:value-type="float" office:value="660.061414399" calcext:value-type="float">
            <text:p>660.061414399</text:p>
          </table:table-cell>
        </table:table-row>
        <table:table-row table:style-name="ro1">
          <table:table-cell/>
          <table:table-cell office:value-type="float" office:value="660.04756105" calcext:value-type="float">
            <text:p>660.04756105</text:p>
          </table:table-cell>
        </table:table-row>
        <table:table-row table:style-name="ro1">
          <table:table-cell/>
          <table:table-cell office:value-type="float" office:value="660.04756105" calcext:value-type="float">
            <text:p>660.04756105</text:p>
          </table:table-cell>
        </table:table-row>
        <table:table-row table:style-name="ro1">
          <table:table-cell/>
          <table:table-cell office:value-type="float" office:value="660.04756105" calcext:value-type="float">
            <text:p>660.04756105</text:p>
          </table:table-cell>
        </table:table-row>
        <table:table-row table:style-name="ro1">
          <table:table-cell/>
          <table:table-cell office:value-type="float" office:value="660.022451295" calcext:value-type="float">
            <text:p>660.022451295</text:p>
          </table:table-cell>
        </table:table-row>
        <table:table-row table:style-name="ro1">
          <table:table-cell/>
          <table:table-cell office:value-type="float" office:value="660.022451295" calcext:value-type="float">
            <text:p>660.022451295</text:p>
          </table:table-cell>
        </table:table-row>
        <table:table-row table:style-name="ro1">
          <table:table-cell/>
          <table:table-cell office:value-type="float" office:value="659.646278928" calcext:value-type="float">
            <text:p>659.646278928</text:p>
          </table:table-cell>
        </table:table-row>
        <table:table-row table:style-name="ro1">
          <table:table-cell/>
          <table:table-cell office:value-type="float" office:value="659.587521547" calcext:value-type="float">
            <text:p>659.587521547</text:p>
          </table:table-cell>
        </table:table-row>
        <table:table-row table:style-name="ro1">
          <table:table-cell/>
          <table:table-cell office:value-type="float" office:value="659.450241265" calcext:value-type="float">
            <text:p>659.450241265</text:p>
          </table:table-cell>
        </table:table-row>
        <table:table-row table:style-name="ro1">
          <table:table-cell/>
          <table:table-cell office:value-type="float" office:value="658.858729878" calcext:value-type="float">
            <text:p>658.858729878</text:p>
          </table:table-cell>
        </table:table-row>
        <table:table-row table:style-name="ro1">
          <table:table-cell/>
          <table:table-cell office:value-type="float" office:value="658.710064817" calcext:value-type="float">
            <text:p>658.710064817</text:p>
          </table:table-cell>
        </table:table-row>
        <table:table-row table:style-name="ro1">
          <table:table-cell/>
          <table:table-cell office:value-type="float" office:value="658.394603926" calcext:value-type="float">
            <text:p>658.394603926</text:p>
          </table:table-cell>
        </table:table-row>
        <table:table-row table:style-name="ro1">
          <table:table-cell/>
          <table:table-cell office:value-type="float" office:value="657.329484113" calcext:value-type="float">
            <text:p>657.329484113</text:p>
          </table:table-cell>
        </table:table-row>
        <table:table-row table:style-name="ro1">
          <table:table-cell/>
          <table:table-cell office:value-type="float" office:value="656.984748065" calcext:value-type="float">
            <text:p>656.984748065</text:p>
          </table:table-cell>
        </table:table-row>
        <table:table-row table:style-name="ro1">
          <table:table-cell/>
          <table:table-cell office:value-type="float" office:value="656.984748065" calcext:value-type="float">
            <text:p>656.984748065</text:p>
          </table:table-cell>
        </table:table-row>
        <table:table-row table:style-name="ro1">
          <table:table-cell/>
          <table:table-cell office:value-type="float" office:value="656.984748065" calcext:value-type="float">
            <text:p>656.984748065</text:p>
          </table:table-cell>
        </table:table-row>
        <table:table-row table:style-name="ro1">
          <table:table-cell/>
          <table:table-cell office:value-type="float" office:value="656.96019569" calcext:value-type="float">
            <text:p>656.96019569</text:p>
          </table:table-cell>
        </table:table-row>
        <table:table-row table:style-name="ro1">
          <table:table-cell/>
          <table:table-cell office:value-type="float" office:value="656.96019569" calcext:value-type="float">
            <text:p>656.96019569</text:p>
          </table:table-cell>
        </table:table-row>
        <table:table-row table:style-name="ro1">
          <table:table-cell/>
          <table:table-cell office:value-type="float" office:value="656.628826962" calcext:value-type="float">
            <text:p>656.628826962</text:p>
          </table:table-cell>
        </table:table-row>
        <table:table-row table:style-name="ro1">
          <table:table-cell/>
          <table:table-cell office:value-type="float" office:value="656.303671334" calcext:value-type="float">
            <text:p>656.303671334</text:p>
          </table:table-cell>
        </table:table-row>
        <table:table-row table:style-name="ro1">
          <table:table-cell/>
          <table:table-cell office:value-type="float" office:value="656.131538994" calcext:value-type="float">
            <text:p>656.131538994</text:p>
          </table:table-cell>
        </table:table-row>
        <table:table-row table:style-name="ro1">
          <table:table-cell/>
          <table:table-cell office:value-type="float" office:value="656.131538994" calcext:value-type="float">
            <text:p>656.131538994</text:p>
          </table:table-cell>
        </table:table-row>
        <table:table-row table:style-name="ro1">
          <table:table-cell/>
          <table:table-cell office:value-type="float" office:value="655.999310001" calcext:value-type="float">
            <text:p>655.999310001</text:p>
          </table:table-cell>
        </table:table-row>
        <table:table-row table:style-name="ro1">
          <table:table-cell/>
          <table:table-cell office:value-type="float" office:value="655.901084453" calcext:value-type="float">
            <text:p>655.901084453</text:p>
          </table:table-cell>
        </table:table-row>
        <table:table-row table:style-name="ro1">
          <table:table-cell/>
          <table:table-cell office:value-type="float" office:value="655.901084453" calcext:value-type="float">
            <text:p>655.901084453</text:p>
          </table:table-cell>
        </table:table-row>
        <table:table-row table:style-name="ro1">
          <table:table-cell/>
          <table:table-cell office:value-type="float" office:value="655.723473169" calcext:value-type="float">
            <text:p>655.723473169</text:p>
          </table:table-cell>
        </table:table-row>
        <table:table-row table:style-name="ro1">
          <table:table-cell/>
          <table:table-cell office:value-type="float" office:value="654.479726841" calcext:value-type="float">
            <text:p>654.479726841</text:p>
          </table:table-cell>
        </table:table-row>
        <table:table-row table:style-name="ro1">
          <table:table-cell/>
          <table:table-cell office:value-type="float" office:value="654.430945137" calcext:value-type="float">
            <text:p>654.430945137</text:p>
          </table:table-cell>
        </table:table-row>
        <table:table-row table:style-name="ro1">
          <table:table-cell/>
          <table:table-cell office:value-type="float" office:value="654.382831476" calcext:value-type="float">
            <text:p>654.382831476</text:p>
          </table:table-cell>
        </table:table-row>
        <table:table-row table:style-name="ro1">
          <table:table-cell/>
          <table:table-cell office:value-type="float" office:value="654.3390253" calcext:value-type="float">
            <text:p>654.3390253</text:p>
          </table:table-cell>
        </table:table-row>
        <table:table-row table:style-name="ro1">
          <table:table-cell/>
          <table:table-cell office:value-type="float" office:value="654.334056994" calcext:value-type="float">
            <text:p>654.334056994</text:p>
          </table:table-cell>
        </table:table-row>
        <table:table-row table:style-name="ro1">
          <table:table-cell/>
          <table:table-cell office:value-type="float" office:value="654.129677687" calcext:value-type="float">
            <text:p>654.129677687</text:p>
          </table:table-cell>
        </table:table-row>
        <table:table-row table:style-name="ro1">
          <table:table-cell/>
          <table:table-cell office:value-type="float" office:value="654.129677687" calcext:value-type="float">
            <text:p>654.129677687</text:p>
          </table:table-cell>
        </table:table-row>
        <table:table-row table:style-name="ro1">
          <table:table-cell/>
          <table:table-cell office:value-type="float" office:value="652.589911938" calcext:value-type="float">
            <text:p>652.589911938</text:p>
          </table:table-cell>
        </table:table-row>
        <table:table-row table:style-name="ro1">
          <table:table-cell/>
          <table:table-cell office:value-type="float" office:value="651.951376442" calcext:value-type="float">
            <text:p>651.951376442</text:p>
          </table:table-cell>
        </table:table-row>
        <table:table-row table:style-name="ro1">
          <table:table-cell/>
          <table:table-cell office:value-type="float" office:value="651.755976637" calcext:value-type="float">
            <text:p>651.755976637</text:p>
          </table:table-cell>
        </table:table-row>
        <table:table-row table:style-name="ro1">
          <table:table-cell/>
          <table:table-cell office:value-type="float" office:value="651.45610244" calcext:value-type="float">
            <text:p>651.45610244</text:p>
          </table:table-cell>
        </table:table-row>
        <table:table-row table:style-name="ro1">
          <table:table-cell/>
          <table:table-cell office:value-type="float" office:value="650.277481936" calcext:value-type="float">
            <text:p>650.277481936</text:p>
          </table:table-cell>
        </table:table-row>
        <table:table-row table:style-name="ro1">
          <table:table-cell/>
          <table:table-cell office:value-type="float" office:value="650.217262693" calcext:value-type="float">
            <text:p>650.217262693</text:p>
          </table:table-cell>
        </table:table-row>
        <table:table-row table:style-name="ro1">
          <table:table-cell/>
          <table:table-cell office:value-type="float" office:value="650.217262693" calcext:value-type="float">
            <text:p>650.217262693</text:p>
          </table:table-cell>
        </table:table-row>
        <table:table-row table:style-name="ro1">
          <table:table-cell/>
          <table:table-cell office:value-type="float" office:value="650.217262693" calcext:value-type="float">
            <text:p>650.217262693</text:p>
          </table:table-cell>
        </table:table-row>
        <table:table-row table:style-name="ro1">
          <table:table-cell/>
          <table:table-cell office:value-type="float" office:value="650.217262693" calcext:value-type="float">
            <text:p>650.217262693</text:p>
          </table:table-cell>
        </table:table-row>
        <table:table-row table:style-name="ro1">
          <table:table-cell/>
          <table:table-cell office:value-type="float" office:value="650.192631852" calcext:value-type="float">
            <text:p>650.192631852</text:p>
          </table:table-cell>
        </table:table-row>
        <table:table-row table:style-name="ro1">
          <table:table-cell/>
          <table:table-cell office:value-type="float" office:value="650.035879454" calcext:value-type="float">
            <text:p>650.035879454</text:p>
          </table:table-cell>
        </table:table-row>
        <table:table-row table:style-name="ro1">
          <table:table-cell/>
          <table:table-cell office:value-type="float" office:value="649.526708873" calcext:value-type="float">
            <text:p>649.526708873</text:p>
          </table:table-cell>
        </table:table-row>
        <table:table-row table:style-name="ro1">
          <table:table-cell/>
          <table:table-cell office:value-type="float" office:value="649.459844364" calcext:value-type="float">
            <text:p>649.459844364</text:p>
          </table:table-cell>
        </table:table-row>
        <table:table-row table:style-name="ro1">
          <table:table-cell/>
          <table:table-cell office:value-type="float" office:value="649.302621373" calcext:value-type="float">
            <text:p>649.302621373</text:p>
          </table:table-cell>
        </table:table-row>
        <table:table-row table:style-name="ro1">
          <table:table-cell/>
          <table:table-cell office:value-type="float" office:value="649.289558034" calcext:value-type="float">
            <text:p>649.289558034</text:p>
          </table:table-cell>
        </table:table-row>
        <table:table-row table:style-name="ro1">
          <table:table-cell/>
          <table:table-cell office:value-type="float" office:value="648.817252207" calcext:value-type="float">
            <text:p>648.817252207</text:p>
          </table:table-cell>
        </table:table-row>
        <table:table-row table:style-name="ro1">
          <table:table-cell/>
          <table:table-cell office:value-type="float" office:value="648.546609807" calcext:value-type="float">
            <text:p>648.546609807</text:p>
          </table:table-cell>
        </table:table-row>
        <table:table-row table:style-name="ro1">
          <table:table-cell/>
          <table:table-cell office:value-type="float" office:value="648.230319908" calcext:value-type="float">
            <text:p>648.230319908</text:p>
          </table:table-cell>
        </table:table-row>
        <table:table-row table:style-name="ro1">
          <table:table-cell/>
          <table:table-cell office:value-type="float" office:value="646.02452981" calcext:value-type="float">
            <text:p>646.02452981</text:p>
          </table:table-cell>
        </table:table-row>
        <table:table-row table:style-name="ro1">
          <table:table-cell/>
          <table:table-cell office:value-type="float" office:value="645.402913312" calcext:value-type="float">
            <text:p>645.402913312</text:p>
          </table:table-cell>
        </table:table-row>
        <table:table-row table:style-name="ro1">
          <table:table-cell/>
          <table:table-cell office:value-type="float" office:value="643.426358333" calcext:value-type="float">
            <text:p>643.426358333</text:p>
          </table:table-cell>
        </table:table-row>
        <table:table-row table:style-name="ro1">
          <table:table-cell/>
          <table:table-cell office:value-type="float" office:value="643.344233489" calcext:value-type="float">
            <text:p>643.344233489</text:p>
          </table:table-cell>
        </table:table-row>
        <table:table-row table:style-name="ro1">
          <table:table-cell/>
          <table:table-cell office:value-type="float" office:value="643.344233489" calcext:value-type="float">
            <text:p>643.344233489</text:p>
          </table:table-cell>
        </table:table-row>
        <table:table-row table:style-name="ro1">
          <table:table-cell/>
          <table:table-cell office:value-type="float" office:value="643.319962301" calcext:value-type="float">
            <text:p>643.319962301</text:p>
          </table:table-cell>
        </table:table-row>
        <table:table-row table:style-name="ro1">
          <table:table-cell/>
          <table:table-cell office:value-type="float" office:value="643.319962301" calcext:value-type="float">
            <text:p>643.319962301</text:p>
          </table:table-cell>
        </table:table-row>
        <table:table-row table:style-name="ro1">
          <table:table-cell/>
          <table:table-cell office:value-type="float" office:value="643.319962301" calcext:value-type="float">
            <text:p>643.319962301</text:p>
          </table:table-cell>
        </table:table-row>
        <table:table-row table:style-name="ro1">
          <table:table-cell/>
          <table:table-cell office:value-type="float" office:value="643.002048639" calcext:value-type="float">
            <text:p>643.002048639</text:p>
          </table:table-cell>
        </table:table-row>
        <table:table-row table:style-name="ro1">
          <table:table-cell/>
          <table:table-cell office:value-type="float" office:value="642.039926128" calcext:value-type="float">
            <text:p>642.039926128</text:p>
          </table:table-cell>
        </table:table-row>
        <table:table-row table:style-name="ro1">
          <table:table-cell/>
          <table:table-cell office:value-type="float" office:value="641.899987911" calcext:value-type="float">
            <text:p>641.899987911</text:p>
          </table:table-cell>
        </table:table-row>
        <table:table-row table:style-name="ro1">
          <table:table-cell/>
          <table:table-cell office:value-type="float" office:value="640.389252275" calcext:value-type="float">
            <text:p>640.389252275</text:p>
          </table:table-cell>
        </table:table-row>
        <table:table-row table:style-name="ro1">
          <table:table-cell/>
          <table:table-cell office:value-type="float" office:value="639.74035774" calcext:value-type="float">
            <text:p>639.74035774</text:p>
          </table:table-cell>
        </table:table-row>
        <table:table-row table:style-name="ro1">
          <table:table-cell/>
          <table:table-cell office:value-type="float" office:value="639.719325972" calcext:value-type="float">
            <text:p>639.719325972</text:p>
          </table:table-cell>
        </table:table-row>
        <table:table-row table:style-name="ro1">
          <table:table-cell/>
          <table:table-cell office:value-type="float" office:value="639.057872896" calcext:value-type="float">
            <text:p>639.057872896</text:p>
          </table:table-cell>
        </table:table-row>
        <table:table-row table:style-name="ro1">
          <table:table-cell/>
          <table:table-cell office:value-type="float" office:value="637.807174052" calcext:value-type="float">
            <text:p>637.807174052</text:p>
          </table:table-cell>
        </table:table-row>
        <table:table-row table:style-name="ro1">
          <table:table-cell/>
          <table:table-cell office:value-type="float" office:value="637.515867036" calcext:value-type="float">
            <text:p>637.515867036</text:p>
          </table:table-cell>
        </table:table-row>
        <table:table-row table:style-name="ro1">
          <table:table-cell/>
          <table:table-cell office:value-type="float" office:value="637.229005863" calcext:value-type="float">
            <text:p>637.229005863</text:p>
          </table:table-cell>
        </table:table-row>
        <table:table-row table:style-name="ro1">
          <table:table-cell/>
          <table:table-cell office:value-type="float" office:value="636.531260858" calcext:value-type="float">
            <text:p>636.531260858</text:p>
          </table:table-cell>
        </table:table-row>
        <table:table-row table:style-name="ro1">
          <table:table-cell/>
          <table:table-cell office:value-type="float" office:value="636.491021234" calcext:value-type="float">
            <text:p>636.491021234</text:p>
          </table:table-cell>
        </table:table-row>
        <table:table-row table:style-name="ro1">
          <table:table-cell/>
          <table:table-cell office:value-type="float" office:value="635.878155556" calcext:value-type="float">
            <text:p>635.878155556</text:p>
          </table:table-cell>
        </table:table-row>
        <table:table-row table:style-name="ro1">
          <table:table-cell/>
          <table:table-cell office:value-type="float" office:value="635.480049209" calcext:value-type="float">
            <text:p>635.480049209</text:p>
          </table:table-cell>
        </table:table-row>
        <table:table-row table:style-name="ro1">
          <table:table-cell/>
          <table:table-cell office:value-type="float" office:value="635.430685561" calcext:value-type="float">
            <text:p>635.430685561</text:p>
          </table:table-cell>
        </table:table-row>
        <table:table-row table:style-name="ro1">
          <table:table-cell/>
          <table:table-cell office:value-type="float" office:value="634.932679449" calcext:value-type="float">
            <text:p>634.932679449</text:p>
          </table:table-cell>
        </table:table-row>
        <table:table-row table:style-name="ro1">
          <table:table-cell/>
          <table:table-cell office:value-type="float" office:value="634.932679449" calcext:value-type="float">
            <text:p>634.932679449</text:p>
          </table:table-cell>
        </table:table-row>
        <table:table-row table:style-name="ro1">
          <table:table-cell/>
          <table:table-cell office:value-type="float" office:value="634.932679449" calcext:value-type="float">
            <text:p>634.932679449</text:p>
          </table:table-cell>
        </table:table-row>
        <table:table-row table:style-name="ro1">
          <table:table-cell/>
          <table:table-cell office:value-type="float" office:value="634.908912107" calcext:value-type="float">
            <text:p>634.908912107</text:p>
          </table:table-cell>
        </table:table-row>
        <table:table-row table:style-name="ro1">
          <table:table-cell/>
          <table:table-cell office:value-type="float" office:value="634.908912107" calcext:value-type="float">
            <text:p>634.908912107</text:p>
          </table:table-cell>
        </table:table-row>
        <table:table-row table:style-name="ro1">
          <table:table-cell/>
          <table:table-cell office:value-type="float" office:value="634.908912107" calcext:value-type="float">
            <text:p>634.908912107</text:p>
          </table:table-cell>
        </table:table-row>
        <table:table-row table:style-name="ro1">
          <table:table-cell/>
          <table:table-cell office:value-type="float" office:value="634.275594022" calcext:value-type="float">
            <text:p>634.275594022</text:p>
          </table:table-cell>
        </table:table-row>
        <table:table-row table:style-name="ro1">
          <table:table-cell/>
          <table:table-cell office:value-type="float" office:value="633.502718127" calcext:value-type="float">
            <text:p>633.502718127</text:p>
          </table:table-cell>
        </table:table-row>
        <table:table-row table:style-name="ro1">
          <table:table-cell/>
          <table:table-cell office:value-type="float" office:value="633.191856303" calcext:value-type="float">
            <text:p>633.191856303</text:p>
          </table:table-cell>
        </table:table-row>
        <table:table-row table:style-name="ro1">
          <table:table-cell/>
          <table:table-cell office:value-type="float" office:value="631.439573115" calcext:value-type="float">
            <text:p>631.439573115</text:p>
          </table:table-cell>
        </table:table-row>
        <table:table-row table:style-name="ro1">
          <table:table-cell/>
          <table:table-cell office:value-type="float" office:value="631.434189666" calcext:value-type="float">
            <text:p>631.434189666</text:p>
          </table:table-cell>
        </table:table-row>
        <table:table-row table:style-name="ro1">
          <table:table-cell/>
          <table:table-cell office:value-type="float" office:value="631.220438006" calcext:value-type="float">
            <text:p>631.220438006</text:p>
          </table:table-cell>
        </table:table-row>
        <table:table-row table:style-name="ro1">
          <table:table-cell/>
          <table:table-cell office:value-type="float" office:value="629.422282908" calcext:value-type="float">
            <text:p>629.422282908</text:p>
          </table:table-cell>
        </table:table-row>
        <table:table-row table:style-name="ro1">
          <table:table-cell/>
          <table:table-cell office:value-type="float" office:value="625.784134737" calcext:value-type="float">
            <text:p>625.784134737</text:p>
          </table:table-cell>
        </table:table-row>
        <table:table-row table:style-name="ro1">
          <table:table-cell/>
          <table:table-cell office:value-type="float" office:value="625.034256659" calcext:value-type="float">
            <text:p>625.034256659</text:p>
          </table:table-cell>
        </table:table-row>
        <table:table-row table:style-name="ro1">
          <table:table-cell/>
          <table:table-cell office:value-type="float" office:value="624.824492568" calcext:value-type="float">
            <text:p>624.824492568</text:p>
          </table:table-cell>
        </table:table-row>
        <table:table-row table:style-name="ro1">
          <table:table-cell/>
          <table:table-cell office:value-type="float" office:value="624.823527516" calcext:value-type="float">
            <text:p>624.823527516</text:p>
          </table:table-cell>
        </table:table-row>
        <table:table-row table:style-name="ro1">
          <table:table-cell/>
          <table:table-cell office:value-type="float" office:value="624.752505652" calcext:value-type="float">
            <text:p>624.752505652</text:p>
          </table:table-cell>
        </table:table-row>
        <table:table-row table:style-name="ro1">
          <table:table-cell/>
          <table:table-cell office:value-type="float" office:value="623.022545982" calcext:value-type="float">
            <text:p>623.022545982</text:p>
          </table:table-cell>
        </table:table-row>
        <table:table-row table:style-name="ro1">
          <table:table-cell/>
          <table:table-cell office:value-type="float" office:value="621.489947263" calcext:value-type="float">
            <text:p>621.489947263</text:p>
          </table:table-cell>
        </table:table-row>
        <table:table-row table:style-name="ro1">
          <table:table-cell/>
          <table:table-cell office:value-type="float" office:value="619.144355662" calcext:value-type="float">
            <text:p>619.144355662</text:p>
          </table:table-cell>
        </table:table-row>
        <table:table-row table:style-name="ro1">
          <table:table-cell/>
          <table:table-cell office:value-type="float" office:value="619.071449668" calcext:value-type="float">
            <text:p>619.071449668</text:p>
          </table:table-cell>
        </table:table-row>
        <table:table-row table:style-name="ro1">
          <table:table-cell/>
          <table:table-cell office:value-type="float" office:value="618.657710775" calcext:value-type="float">
            <text:p>618.657710775</text:p>
          </table:table-cell>
        </table:table-row>
        <table:table-row table:style-name="ro1">
          <table:table-cell/>
          <table:table-cell office:value-type="float" office:value="618.549597823" calcext:value-type="float">
            <text:p>618.549597823</text:p>
          </table:table-cell>
        </table:table-row>
        <table:table-row table:style-name="ro1">
          <table:table-cell/>
          <table:table-cell office:value-type="float" office:value="618.39638951" calcext:value-type="float">
            <text:p>618.39638951</text:p>
          </table:table-cell>
        </table:table-row>
        <table:table-row table:style-name="ro1">
          <table:table-cell/>
          <table:table-cell office:value-type="float" office:value="617.667179332" calcext:value-type="float">
            <text:p>617.667179332</text:p>
          </table:table-cell>
        </table:table-row>
        <table:table-row table:style-name="ro1">
          <table:table-cell/>
          <table:table-cell office:value-type="float" office:value="616.537802814" calcext:value-type="float">
            <text:p>616.537802814</text:p>
          </table:table-cell>
        </table:table-row>
        <table:table-row table:style-name="ro1">
          <table:table-cell/>
          <table:table-cell office:value-type="float" office:value="616.438903429" calcext:value-type="float">
            <text:p>616.438903429</text:p>
          </table:table-cell>
        </table:table-row>
        <table:table-row table:style-name="ro1">
          <table:table-cell/>
          <table:table-cell office:value-type="float" office:value="615.750568525" calcext:value-type="float">
            <text:p>615.750568525</text:p>
          </table:table-cell>
        </table:table-row>
        <table:table-row table:style-name="ro1">
          <table:table-cell/>
          <table:table-cell office:value-type="float" office:value="615.104834455" calcext:value-type="float">
            <text:p>615.104834455</text:p>
          </table:table-cell>
        </table:table-row>
        <table:table-row table:style-name="ro1">
          <table:table-cell/>
          <table:table-cell office:value-type="float" office:value="614.861733506" calcext:value-type="float">
            <text:p>614.861733506</text:p>
          </table:table-cell>
        </table:table-row>
        <table:table-row table:style-name="ro1">
          <table:table-cell/>
          <table:table-cell office:value-type="float" office:value="614.699961222" calcext:value-type="float">
            <text:p>614.699961222</text:p>
          </table:table-cell>
        </table:table-row>
        <table:table-row table:style-name="ro1">
          <table:table-cell/>
          <table:table-cell office:value-type="float" office:value="612.946375752" calcext:value-type="float">
            <text:p>612.946375752</text:p>
          </table:table-cell>
        </table:table-row>
        <table:table-row table:style-name="ro1">
          <table:table-cell/>
          <table:table-cell office:value-type="float" office:value="612.594526747" calcext:value-type="float">
            <text:p>612.594526747</text:p>
          </table:table-cell>
        </table:table-row>
        <table:table-row table:style-name="ro1">
          <table:table-cell/>
          <table:table-cell office:value-type="float" office:value="612.576090072" calcext:value-type="float">
            <text:p>612.576090072</text:p>
          </table:table-cell>
        </table:table-row>
        <table:table-row table:style-name="ro1">
          <table:table-cell/>
          <table:table-cell office:value-type="float" office:value="611.460702437" calcext:value-type="float">
            <text:p>611.460702437</text:p>
          </table:table-cell>
        </table:table-row>
        <table:table-row table:style-name="ro1">
          <table:table-cell/>
          <table:table-cell office:value-type="float" office:value="611.371810174" calcext:value-type="float">
            <text:p>611.371810174</text:p>
          </table:table-cell>
        </table:table-row>
        <table:table-row table:style-name="ro1">
          <table:table-cell/>
          <table:table-cell office:value-type="float" office:value="610.433228673" calcext:value-type="float">
            <text:p>610.433228673</text:p>
          </table:table-cell>
        </table:table-row>
        <table:table-row table:style-name="ro1">
          <table:table-cell/>
          <table:table-cell office:value-type="float" office:value="610.296109149" calcext:value-type="float">
            <text:p>610.296109149</text:p>
          </table:table-cell>
        </table:table-row>
        <table:table-row table:style-name="ro1">
          <table:table-cell/>
          <table:table-cell office:value-type="float" office:value="610.031481737" calcext:value-type="float">
            <text:p>610.031481737</text:p>
          </table:table-cell>
        </table:table-row>
        <table:table-row table:style-name="ro1">
          <table:table-cell/>
          <table:table-cell office:value-type="float" office:value="609.69957359" calcext:value-type="float">
            <text:p>609.69957359</text:p>
          </table:table-cell>
        </table:table-row>
        <table:table-row table:style-name="ro1">
          <table:table-cell/>
          <table:table-cell office:value-type="float" office:value="609.69957359" calcext:value-type="float">
            <text:p>609.69957359</text:p>
          </table:table-cell>
        </table:table-row>
        <table:table-row table:style-name="ro1">
          <table:table-cell/>
          <table:table-cell office:value-type="float" office:value="609.670632679" calcext:value-type="float">
            <text:p>609.670632679</text:p>
          </table:table-cell>
        </table:table-row>
        <table:table-row table:style-name="ro1">
          <table:table-cell/>
          <table:table-cell office:value-type="float" office:value="609.670632679" calcext:value-type="float">
            <text:p>609.670632679</text:p>
          </table:table-cell>
        </table:table-row>
        <table:table-row table:style-name="ro1">
          <table:table-cell/>
          <table:table-cell office:value-type="float" office:value="609.647721774" calcext:value-type="float">
            <text:p>609.647721774</text:p>
          </table:table-cell>
        </table:table-row>
        <table:table-row table:style-name="ro1">
          <table:table-cell/>
          <table:table-cell office:value-type="float" office:value="609.647721774" calcext:value-type="float">
            <text:p>609.647721774</text:p>
          </table:table-cell>
        </table:table-row>
        <table:table-row table:style-name="ro1">
          <table:table-cell/>
          <table:table-cell office:value-type="float" office:value="608.315143005" calcext:value-type="float">
            <text:p>608.315143005</text:p>
          </table:table-cell>
        </table:table-row>
        <table:table-row table:style-name="ro1">
          <table:table-cell/>
          <table:table-cell office:value-type="float" office:value="606.877325416" calcext:value-type="float">
            <text:p>606.877325416</text:p>
          </table:table-cell>
        </table:table-row>
        <table:table-row table:style-name="ro1">
          <table:table-cell/>
          <table:table-cell office:value-type="float" office:value="606.103476455" calcext:value-type="float">
            <text:p>606.103476455</text:p>
          </table:table-cell>
        </table:table-row>
        <table:table-row table:style-name="ro1">
          <table:table-cell/>
          <table:table-cell office:value-type="float" office:value="606.041491263" calcext:value-type="float">
            <text:p>606.041491263</text:p>
          </table:table-cell>
        </table:table-row>
        <table:table-row table:style-name="ro1">
          <table:table-cell/>
          <table:table-cell office:value-type="float" office:value="604.524650996" calcext:value-type="float">
            <text:p>604.524650996</text:p>
          </table:table-cell>
        </table:table-row>
        <table:table-row table:style-name="ro1">
          <table:table-cell/>
          <table:table-cell office:value-type="float" office:value="603.764161476" calcext:value-type="float">
            <text:p>603.764161476</text:p>
          </table:table-cell>
        </table:table-row>
        <table:table-row table:style-name="ro1">
          <table:table-cell/>
          <table:table-cell office:value-type="float" office:value="603.571353745" calcext:value-type="float">
            <text:p>603.571353745</text:p>
          </table:table-cell>
        </table:table-row>
        <table:table-row table:style-name="ro1">
          <table:table-cell/>
          <table:table-cell office:value-type="float" office:value="603.415174396" calcext:value-type="float">
            <text:p>603.415174396</text:p>
          </table:table-cell>
        </table:table-row>
        <table:table-row table:style-name="ro1">
          <table:table-cell/>
          <table:table-cell office:value-type="float" office:value="603.400294673" calcext:value-type="float">
            <text:p>603.400294673</text:p>
          </table:table-cell>
        </table:table-row>
        <table:table-row table:style-name="ro1">
          <table:table-cell/>
          <table:table-cell office:value-type="float" office:value="602.935898059" calcext:value-type="float">
            <text:p>602.935898059</text:p>
          </table:table-cell>
        </table:table-row>
        <table:table-row table:style-name="ro1">
          <table:table-cell/>
          <table:table-cell office:value-type="float" office:value="602.88463173" calcext:value-type="float">
            <text:p>602.88463173</text:p>
          </table:table-cell>
        </table:table-row>
        <table:table-row table:style-name="ro1">
          <table:table-cell/>
          <table:table-cell office:value-type="float" office:value="602.856098157" calcext:value-type="float">
            <text:p>602.856098157</text:p>
          </table:table-cell>
        </table:table-row>
        <table:table-row table:style-name="ro1">
          <table:table-cell/>
          <table:table-cell office:value-type="float" office:value="602.802947961" calcext:value-type="float">
            <text:p>602.802947961</text:p>
          </table:table-cell>
        </table:table-row>
        <table:table-row table:style-name="ro1">
          <table:table-cell/>
          <table:table-cell office:value-type="float" office:value="602.802947961" calcext:value-type="float">
            <text:p>602.802947961</text:p>
          </table:table-cell>
        </table:table-row>
        <table:table-row table:style-name="ro1">
          <table:table-cell/>
          <table:table-cell office:value-type="float" office:value="602.780298543" calcext:value-type="float">
            <text:p>602.780298543</text:p>
          </table:table-cell>
        </table:table-row>
        <table:table-row table:style-name="ro1">
          <table:table-cell/>
          <table:table-cell office:value-type="float" office:value="602.780298543" calcext:value-type="float">
            <text:p>602.780298543</text:p>
          </table:table-cell>
        </table:table-row>
        <table:table-row table:style-name="ro1">
          <table:table-cell/>
          <table:table-cell office:value-type="float" office:value="602.780298543" calcext:value-type="float">
            <text:p>602.780298543</text:p>
          </table:table-cell>
        </table:table-row>
        <table:table-row table:style-name="ro1">
          <table:table-cell/>
          <table:table-cell office:value-type="float" office:value="601.559438078" calcext:value-type="float">
            <text:p>601.559438078</text:p>
          </table:table-cell>
        </table:table-row>
        <table:table-row table:style-name="ro1">
          <table:table-cell/>
          <table:table-cell office:value-type="float" office:value="601.559438078" calcext:value-type="float">
            <text:p>601.559438078</text:p>
          </table:table-cell>
        </table:table-row>
        <table:table-row table:style-name="ro1">
          <table:table-cell/>
          <table:table-cell office:value-type="float" office:value="601.536743288" calcext:value-type="float">
            <text:p>601.536743288</text:p>
          </table:table-cell>
        </table:table-row>
        <table:table-row table:style-name="ro1">
          <table:table-cell/>
          <table:table-cell office:value-type="float" office:value="601.536743288" calcext:value-type="float">
            <text:p>601.536743288</text:p>
          </table:table-cell>
        </table:table-row>
        <table:table-row table:style-name="ro1">
          <table:table-cell/>
          <table:table-cell office:value-type="float" office:value="601.536743288" calcext:value-type="float">
            <text:p>601.536743288</text:p>
          </table:table-cell>
        </table:table-row>
        <table:table-row table:style-name="ro1">
          <table:table-cell/>
          <table:table-cell office:value-type="float" office:value="601.514052779" calcext:value-type="float">
            <text:p>601.514052779</text:p>
          </table:table-cell>
        </table:table-row>
        <table:table-row table:style-name="ro1">
          <table:table-cell/>
          <table:table-cell office:value-type="float" office:value="601.339431259" calcext:value-type="float">
            <text:p>601.339431259</text:p>
          </table:table-cell>
        </table:table-row>
        <table:table-row table:style-name="ro1">
          <table:table-cell/>
          <table:table-cell office:value-type="float" office:value="601.07733543" calcext:value-type="float">
            <text:p>601.07733543</text:p>
          </table:table-cell>
        </table:table-row>
        <table:table-row table:style-name="ro1">
          <table:table-cell/>
          <table:table-cell office:value-type="float" office:value="600.879045389" calcext:value-type="float">
            <text:p>600.879045389</text:p>
          </table:table-cell>
        </table:table-row>
        <table:table-row table:style-name="ro1">
          <table:table-cell/>
          <table:table-cell office:value-type="float" office:value="600.743503659" calcext:value-type="float">
            <text:p>600.743503659</text:p>
          </table:table-cell>
        </table:table-row>
        <table:table-row table:style-name="ro1">
          <table:table-cell/>
          <table:table-cell office:value-type="float" office:value="599.637084119" calcext:value-type="float">
            <text:p>599.637084119</text:p>
          </table:table-cell>
        </table:table-row>
        <table:table-row table:style-name="ro1">
          <table:table-cell/>
          <table:table-cell office:value-type="float" office:value="599.282272078" calcext:value-type="float">
            <text:p>599.282272078</text:p>
          </table:table-cell>
        </table:table-row>
        <table:table-row table:style-name="ro1">
          <table:table-cell/>
          <table:table-cell office:value-type="float" office:value="599.25973462" calcext:value-type="float">
            <text:p>599.25973462</text:p>
          </table:table-cell>
        </table:table-row>
        <table:table-row table:style-name="ro1">
          <table:table-cell/>
          <table:table-cell office:value-type="float" office:value="599.22101143" calcext:value-type="float">
            <text:p>599.22101143</text:p>
          </table:table-cell>
        </table:table-row>
        <table:table-row table:style-name="ro1">
          <table:table-cell/>
          <table:table-cell office:value-type="float" office:value="599.22101143" calcext:value-type="float">
            <text:p>599.22101143</text:p>
          </table:table-cell>
        </table:table-row>
        <table:table-row table:style-name="ro1">
          <table:table-cell/>
          <table:table-cell office:value-type="float" office:value="599.198476276" calcext:value-type="float">
            <text:p>599.198476276</text:p>
          </table:table-cell>
        </table:table-row>
        <table:table-row table:style-name="ro1">
          <table:table-cell/>
          <table:table-cell office:value-type="float" office:value="599.198476276" calcext:value-type="float">
            <text:p>599.198476276</text:p>
          </table:table-cell>
        </table:table-row>
        <table:table-row table:style-name="ro1">
          <table:table-cell/>
          <table:table-cell office:value-type="float" office:value="599.147110861" calcext:value-type="float">
            <text:p>599.147110861</text:p>
          </table:table-cell>
        </table:table-row>
        <table:table-row table:style-name="ro1">
          <table:table-cell/>
          <table:table-cell office:value-type="float" office:value="599.147110861" calcext:value-type="float">
            <text:p>599.147110861</text:p>
          </table:table-cell>
        </table:table-row>
        <table:table-row table:style-name="ro1">
          <table:table-cell/>
          <table:table-cell office:value-type="float" office:value="599.08586403" calcext:value-type="float">
            <text:p>599.08586403</text:p>
          </table:table-cell>
        </table:table-row>
        <table:table-row table:style-name="ro1">
          <table:table-cell/>
          <table:table-cell office:value-type="float" office:value="599.08586403" calcext:value-type="float">
            <text:p>599.08586403</text:p>
          </table:table-cell>
        </table:table-row>
        <table:table-row table:style-name="ro1">
          <table:table-cell/>
          <table:table-cell office:value-type="float" office:value="599.08586403" calcext:value-type="float">
            <text:p>599.08586403</text:p>
          </table:table-cell>
        </table:table-row>
        <table:table-row table:style-name="ro1">
          <table:table-cell/>
          <table:table-cell office:value-type="float" office:value="599.08586403" calcext:value-type="float">
            <text:p>599.08586403</text:p>
          </table:table-cell>
        </table:table-row>
        <table:table-row table:style-name="ro1">
          <table:table-cell/>
          <table:table-cell office:value-type="float" office:value="598.494268495" calcext:value-type="float">
            <text:p>598.494268495</text:p>
          </table:table-cell>
        </table:table-row>
        <table:table-row table:style-name="ro1">
          <table:table-cell/>
          <table:table-cell office:value-type="float" office:value="598.37234739" calcext:value-type="float">
            <text:p>598.37234739</text:p>
          </table:table-cell>
        </table:table-row>
        <table:table-row table:style-name="ro1">
          <table:table-cell/>
          <table:table-cell office:value-type="float" office:value="598.250915826" calcext:value-type="float">
            <text:p>598.250915826</text:p>
          </table:table-cell>
        </table:table-row>
        <table:table-row table:style-name="ro1">
          <table:table-cell/>
          <table:table-cell office:value-type="float" office:value="598.116492514" calcext:value-type="float">
            <text:p>598.116492514</text:p>
          </table:table-cell>
        </table:table-row>
        <table:table-row table:style-name="ro1">
          <table:table-cell/>
          <table:table-cell office:value-type="float" office:value="597.056237803" calcext:value-type="float">
            <text:p>597.056237803</text:p>
          </table:table-cell>
        </table:table-row>
        <table:table-row table:style-name="ro1">
          <table:table-cell/>
          <table:table-cell office:value-type="float" office:value="596.849724442" calcext:value-type="float">
            <text:p>596.849724442</text:p>
          </table:table-cell>
        </table:table-row>
        <table:table-row table:style-name="ro1">
          <table:table-cell/>
          <table:table-cell office:value-type="float" office:value="596.827369264" calcext:value-type="float">
            <text:p>596.827369264</text:p>
          </table:table-cell>
        </table:table-row>
        <table:table-row table:style-name="ro1">
          <table:table-cell/>
          <table:table-cell office:value-type="float" office:value="596.827369264" calcext:value-type="float">
            <text:p>596.827369264</text:p>
          </table:table-cell>
        </table:table-row>
        <table:table-row table:style-name="ro1">
          <table:table-cell/>
          <table:table-cell office:value-type="float" office:value="596.827369264" calcext:value-type="float">
            <text:p>596.827369264</text:p>
          </table:table-cell>
        </table:table-row>
        <table:table-row table:style-name="ro1">
          <table:table-cell/>
          <table:table-cell office:value-type="float" office:value="596.827369264" calcext:value-type="float">
            <text:p>596.827369264</text:p>
          </table:table-cell>
        </table:table-row>
        <table:table-row table:style-name="ro1">
          <table:table-cell/>
          <table:table-cell office:value-type="float" office:value="596.827369264" calcext:value-type="float">
            <text:p>596.827369264</text:p>
          </table:table-cell>
        </table:table-row>
        <table:table-row table:style-name="ro1">
          <table:table-cell/>
          <table:table-cell office:value-type="float" office:value="596.737990397" calcext:value-type="float">
            <text:p>596.737990397</text:p>
          </table:table-cell>
        </table:table-row>
        <table:table-row table:style-name="ro1">
          <table:table-cell/>
          <table:table-cell office:value-type="float" office:value="596.737990397" calcext:value-type="float">
            <text:p>596.737990397</text:p>
          </table:table-cell>
        </table:table-row>
        <table:table-row table:style-name="ro1">
          <table:table-cell/>
          <table:table-cell office:value-type="float" office:value="596.715656134" calcext:value-type="float">
            <text:p>596.715656134</text:p>
          </table:table-cell>
        </table:table-row>
        <table:table-row table:style-name="ro1">
          <table:table-cell/>
          <table:table-cell office:value-type="float" office:value="596.715656134" calcext:value-type="float">
            <text:p>596.715656134</text:p>
          </table:table-cell>
        </table:table-row>
        <table:table-row table:style-name="ro1">
          <table:table-cell/>
          <table:table-cell office:value-type="float" office:value="596.715656134" calcext:value-type="float">
            <text:p>596.715656134</text:p>
          </table:table-cell>
        </table:table-row>
        <table:table-row table:style-name="ro1">
          <table:table-cell/>
          <table:table-cell office:value-type="float" office:value="596.715656134" calcext:value-type="float">
            <text:p>596.715656134</text:p>
          </table:table-cell>
        </table:table-row>
        <table:table-row table:style-name="ro1">
          <table:table-cell/>
          <table:table-cell office:value-type="float" office:value="596.506659294" calcext:value-type="float">
            <text:p>596.506659294</text:p>
          </table:table-cell>
        </table:table-row>
        <table:table-row table:style-name="ro1">
          <table:table-cell/>
          <table:table-cell office:value-type="float" office:value="596.484063061" calcext:value-type="float">
            <text:p>596.484063061</text:p>
          </table:table-cell>
        </table:table-row>
        <table:table-row table:style-name="ro1">
          <table:table-cell/>
          <table:table-cell office:value-type="float" office:value="596.467548819" calcext:value-type="float">
            <text:p>596.467548819</text:p>
          </table:table-cell>
        </table:table-row>
        <table:table-row table:style-name="ro1">
          <table:table-cell/>
          <table:table-cell office:value-type="float" office:value="596.422356748" calcext:value-type="float">
            <text:p>596.422356748</text:p>
          </table:table-cell>
        </table:table-row>
        <table:table-row table:style-name="ro1">
          <table:table-cell/>
          <table:table-cell office:value-type="float" office:value="596.422356748" calcext:value-type="float">
            <text:p>596.422356748</text:p>
          </table:table-cell>
        </table:table-row>
        <table:table-row table:style-name="ro1">
          <table:table-cell/>
          <table:table-cell office:value-type="float" office:value="596.422356748" calcext:value-type="float">
            <text:p>596.422356748</text:p>
          </table:table-cell>
        </table:table-row>
        <table:table-row table:style-name="ro1">
          <table:table-cell/>
          <table:table-cell office:value-type="float" office:value="595.779297498" calcext:value-type="float">
            <text:p>595.779297498</text:p>
          </table:table-cell>
        </table:table-row>
        <table:table-row table:style-name="ro1">
          <table:table-cell/>
          <table:table-cell office:value-type="float" office:value="595.560844416" calcext:value-type="float">
            <text:p>595.560844416</text:p>
          </table:table-cell>
        </table:table-row>
        <table:table-row table:style-name="ro1">
          <table:table-cell/>
          <table:table-cell office:value-type="float" office:value="595.472001146" calcext:value-type="float">
            <text:p>595.472001146</text:p>
          </table:table-cell>
        </table:table-row>
        <table:table-row table:style-name="ro1">
          <table:table-cell/>
          <table:table-cell office:value-type="float" office:value="594.787734365" calcext:value-type="float">
            <text:p>594.787734365</text:p>
          </table:table-cell>
        </table:table-row>
        <table:table-row table:style-name="ro1">
          <table:table-cell/>
          <table:table-cell office:value-type="float" office:value="594.434728174" calcext:value-type="float">
            <text:p>594.434728174</text:p>
          </table:table-cell>
        </table:table-row>
        <table:table-row table:style-name="ro1">
          <table:table-cell/>
          <table:table-cell office:value-type="float" office:value="594.34946693" calcext:value-type="float">
            <text:p>594.34946693</text:p>
          </table:table-cell>
        </table:table-row>
        <table:table-row table:style-name="ro1">
          <table:table-cell/>
          <table:table-cell office:value-type="float" office:value="594.34946693" calcext:value-type="float">
            <text:p>594.34946693</text:p>
          </table:table-cell>
        </table:table-row>
        <table:table-row table:style-name="ro1">
          <table:table-cell/>
          <table:table-cell office:value-type="float" office:value="594.327301703" calcext:value-type="float">
            <text:p>594.327301703</text:p>
          </table:table-cell>
        </table:table-row>
        <table:table-row table:style-name="ro1">
          <table:table-cell/>
          <table:table-cell office:value-type="float" office:value="594.327301703" calcext:value-type="float">
            <text:p>594.327301703</text:p>
          </table:table-cell>
        </table:table-row>
        <table:table-row table:style-name="ro1">
          <table:table-cell/>
          <table:table-cell office:value-type="float" office:value="594.327301703" calcext:value-type="float">
            <text:p>594.327301703</text:p>
          </table:table-cell>
        </table:table-row>
        <table:table-row table:style-name="ro1">
          <table:table-cell/>
          <table:table-cell office:value-type="float" office:value="594.260830813" calcext:value-type="float">
            <text:p>594.260830813</text:p>
          </table:table-cell>
        </table:table-row>
        <table:table-row table:style-name="ro1">
          <table:table-cell/>
          <table:table-cell office:value-type="float" office:value="594.260830813" calcext:value-type="float">
            <text:p>594.260830813</text:p>
          </table:table-cell>
        </table:table-row>
        <table:table-row table:style-name="ro1">
          <table:table-cell/>
          <table:table-cell office:value-type="float" office:value="594.260830813" calcext:value-type="float">
            <text:p>594.260830813</text:p>
          </table:table-cell>
        </table:table-row>
        <table:table-row table:style-name="ro1">
          <table:table-cell/>
          <table:table-cell office:value-type="float" office:value="594.260830813" calcext:value-type="float">
            <text:p>594.260830813</text:p>
          </table:table-cell>
        </table:table-row>
        <table:table-row table:style-name="ro1">
          <table:table-cell/>
          <table:table-cell office:value-type="float" office:value="594.238682108" calcext:value-type="float">
            <text:p>594.238682108</text:p>
          </table:table-cell>
        </table:table-row>
        <table:table-row table:style-name="ro1">
          <table:table-cell/>
          <table:table-cell office:value-type="float" office:value="594.037498197" calcext:value-type="float">
            <text:p>594.037498197</text:p>
          </table:table-cell>
        </table:table-row>
        <table:table-row table:style-name="ro1">
          <table:table-cell/>
          <table:table-cell office:value-type="float" office:value="593.949000988" calcext:value-type="float">
            <text:p>593.949000988</text:p>
          </table:table-cell>
        </table:table-row>
        <table:table-row table:style-name="ro1">
          <table:table-cell/>
          <table:table-cell office:value-type="float" office:value="593.947044471" calcext:value-type="float">
            <text:p>593.947044471</text:p>
          </table:table-cell>
        </table:table-row>
        <table:table-row table:style-name="ro1">
          <table:table-cell/>
          <table:table-cell office:value-type="float" office:value="593.924633489" calcext:value-type="float">
            <text:p>593.924633489</text:p>
          </table:table-cell>
        </table:table-row>
        <table:table-row table:style-name="ro1">
          <table:table-cell/>
          <table:table-cell office:value-type="float" office:value="593.924633489" calcext:value-type="float">
            <text:p>593.924633489</text:p>
          </table:table-cell>
        </table:table-row>
        <table:table-row table:style-name="ro1">
          <table:table-cell/>
          <table:table-cell office:value-type="float" office:value="593.924633489" calcext:value-type="float">
            <text:p>593.924633489</text:p>
          </table:table-cell>
        </table:table-row>
        <table:table-row table:style-name="ro1">
          <table:table-cell/>
          <table:table-cell office:value-type="float" office:value="593.924633489" calcext:value-type="float">
            <text:p>593.924633489</text:p>
          </table:table-cell>
        </table:table-row>
        <table:table-row table:style-name="ro1">
          <table:table-cell/>
          <table:table-cell office:value-type="float" office:value="593.902226735" calcext:value-type="float">
            <text:p>593.902226735</text:p>
          </table:table-cell>
        </table:table-row>
        <table:table-row table:style-name="ro1">
          <table:table-cell/>
          <table:table-cell office:value-type="float" office:value="593.472814533" calcext:value-type="float">
            <text:p>593.472814533</text:p>
          </table:table-cell>
        </table:table-row>
        <table:table-row table:style-name="ro1">
          <table:table-cell/>
          <table:table-cell office:value-type="float" office:value="593.014105642" calcext:value-type="float">
            <text:p>593.014105642</text:p>
          </table:table-cell>
        </table:table-row>
        <table:table-row table:style-name="ro1">
          <table:table-cell/>
          <table:table-cell office:value-type="float" office:value="592.033785763" calcext:value-type="float">
            <text:p>592.033785763</text:p>
          </table:table-cell>
        </table:table-row>
        <table:table-row table:style-name="ro1">
          <table:table-cell/>
          <table:table-cell office:value-type="float" office:value="592.033785763" calcext:value-type="float">
            <text:p>592.033785763</text:p>
          </table:table-cell>
        </table:table-row>
        <table:table-row table:style-name="ro1">
          <table:table-cell/>
          <table:table-cell office:value-type="float" office:value="592.011785659" calcext:value-type="float">
            <text:p>592.011785659</text:p>
          </table:table-cell>
        </table:table-row>
        <table:table-row table:style-name="ro1">
          <table:table-cell/>
          <table:table-cell office:value-type="float" office:value="591.989789643" calcext:value-type="float">
            <text:p>591.989789643</text:p>
          </table:table-cell>
        </table:table-row>
        <table:table-row table:style-name="ro1">
          <table:table-cell/>
          <table:table-cell office:value-type="float" office:value="591.724216287" calcext:value-type="float">
            <text:p>591.724216287</text:p>
          </table:table-cell>
        </table:table-row>
        <table:table-row table:style-name="ro1">
          <table:table-cell/>
          <table:table-cell office:value-type="float" office:value="591.724216287" calcext:value-type="float">
            <text:p>591.724216287</text:p>
          </table:table-cell>
        </table:table-row>
        <table:table-row table:style-name="ro1">
          <table:table-cell/>
          <table:table-cell office:value-type="float" office:value="590.667759441" calcext:value-type="float">
            <text:p>590.667759441</text:p>
          </table:table-cell>
        </table:table-row>
        <table:table-row table:style-name="ro1">
          <table:table-cell/>
          <table:table-cell office:value-type="float" office:value="589.926281297" calcext:value-type="float">
            <text:p>589.926281297</text:p>
          </table:table-cell>
        </table:table-row>
        <table:table-row table:style-name="ro1">
          <table:table-cell/>
          <table:table-cell office:value-type="float" office:value="589.551960517" calcext:value-type="float">
            <text:p>589.551960517</text:p>
          </table:table-cell>
        </table:table-row>
        <table:table-row table:style-name="ro1">
          <table:table-cell/>
          <table:table-cell office:value-type="float" office:value="589.206642866" calcext:value-type="float">
            <text:p>589.206642866</text:p>
          </table:table-cell>
        </table:table-row>
        <table:table-row table:style-name="ro1">
          <table:table-cell/>
          <table:table-cell office:value-type="float" office:value="587.576903931" calcext:value-type="float">
            <text:p>587.576903931</text:p>
          </table:table-cell>
        </table:table-row>
        <table:table-row table:style-name="ro1">
          <table:table-cell/>
          <table:table-cell office:value-type="float" office:value="587.573600618" calcext:value-type="float">
            <text:p>587.573600618</text:p>
          </table:table-cell>
        </table:table-row>
        <table:table-row table:style-name="ro1">
          <table:table-cell/>
          <table:table-cell office:value-type="float" office:value="587.554826609" calcext:value-type="float">
            <text:p>587.554826609</text:p>
          </table:table-cell>
        </table:table-row>
        <table:table-row table:style-name="ro1">
          <table:table-cell/>
          <table:table-cell office:value-type="float" office:value="587.551159155" calcext:value-type="float">
            <text:p>587.551159155</text:p>
          </table:table-cell>
        </table:table-row>
        <table:table-row table:style-name="ro1">
          <table:table-cell/>
          <table:table-cell office:value-type="float" office:value="587.544204993" calcext:value-type="float">
            <text:p>587.544204993</text:p>
          </table:table-cell>
        </table:table-row>
        <table:table-row table:style-name="ro1">
          <table:table-cell/>
          <table:table-cell office:value-type="float" office:value="587.521761224" calcext:value-type="float">
            <text:p>587.521761224</text:p>
          </table:table-cell>
        </table:table-row>
        <table:table-row table:style-name="ro1">
          <table:table-cell/>
          <table:table-cell office:value-type="float" office:value="587.516839846" calcext:value-type="float">
            <text:p>587.516839846</text:p>
          </table:table-cell>
        </table:table-row>
        <table:table-row table:style-name="ro1">
          <table:table-cell/>
          <table:table-cell office:value-type="float" office:value="587.516839846" calcext:value-type="float">
            <text:p>587.516839846</text:p>
          </table:table-cell>
        </table:table-row>
        <table:table-row table:style-name="ro1">
          <table:table-cell/>
          <table:table-cell office:value-type="float" office:value="587.516839846" calcext:value-type="float">
            <text:p>587.516839846</text:p>
          </table:table-cell>
        </table:table-row>
        <table:table-row table:style-name="ro1">
          <table:table-cell/>
          <table:table-cell office:value-type="float" office:value="587.499321742" calcext:value-type="float">
            <text:p>587.499321742</text:p>
          </table:table-cell>
        </table:table-row>
        <table:table-row table:style-name="ro1">
          <table:table-cell/>
          <table:table-cell office:value-type="float" office:value="587.499321742" calcext:value-type="float">
            <text:p>587.499321742</text:p>
          </table:table-cell>
        </table:table-row>
        <table:table-row table:style-name="ro1">
          <table:table-cell/>
          <table:table-cell office:value-type="float" office:value="587.49476478" calcext:value-type="float">
            <text:p>587.49476478</text:p>
          </table:table-cell>
        </table:table-row>
        <table:table-row table:style-name="ro1">
          <table:table-cell/>
          <table:table-cell office:value-type="float" office:value="586.621052855" calcext:value-type="float">
            <text:p>586.621052855</text:p>
          </table:table-cell>
        </table:table-row>
        <table:table-row table:style-name="ro1">
          <table:table-cell/>
          <table:table-cell office:value-type="float" office:value="586.352075377" calcext:value-type="float">
            <text:p>586.352075377</text:p>
          </table:table-cell>
        </table:table-row>
        <table:table-row table:style-name="ro1">
          <table:table-cell/>
          <table:table-cell office:value-type="float" office:value="586.317381597" calcext:value-type="float">
            <text:p>586.317381597</text:p>
          </table:table-cell>
        </table:table-row>
        <table:table-row table:style-name="ro1">
          <table:table-cell/>
          <table:table-cell office:value-type="float" office:value="585.156965951" calcext:value-type="float">
            <text:p>585.156965951</text:p>
          </table:table-cell>
        </table:table-row>
        <table:table-row table:style-name="ro1">
          <table:table-cell/>
          <table:table-cell office:value-type="float" office:value="584.981137891" calcext:value-type="float">
            <text:p>584.981137891</text:p>
          </table:table-cell>
        </table:table-row>
        <table:table-row table:style-name="ro1">
          <table:table-cell/>
          <table:table-cell office:value-type="float" office:value="584.959243655" calcext:value-type="float">
            <text:p>584.959243655</text:p>
          </table:table-cell>
        </table:table-row>
        <table:table-row table:style-name="ro1">
          <table:table-cell/>
          <table:table-cell office:value-type="float" office:value="584.959243655" calcext:value-type="float">
            <text:p>584.959243655</text:p>
          </table:table-cell>
        </table:table-row>
        <table:table-row table:style-name="ro1">
          <table:table-cell/>
          <table:table-cell office:value-type="float" office:value="584.959243655" calcext:value-type="float">
            <text:p>584.959243655</text:p>
          </table:table-cell>
        </table:table-row>
        <table:table-row table:style-name="ro1">
          <table:table-cell/>
          <table:table-cell office:value-type="float" office:value="584.959243655" calcext:value-type="float">
            <text:p>584.959243655</text:p>
          </table:table-cell>
        </table:table-row>
        <table:table-row table:style-name="ro1">
          <table:table-cell/>
          <table:table-cell office:value-type="float" office:value="584.937353516" calcext:value-type="float">
            <text:p>584.937353516</text:p>
          </table:table-cell>
        </table:table-row>
        <table:table-row table:style-name="ro1">
          <table:table-cell/>
          <table:table-cell office:value-type="float" office:value="583.855706048" calcext:value-type="float">
            <text:p>583.855706048</text:p>
          </table:table-cell>
        </table:table-row>
        <table:table-row table:style-name="ro1">
          <table:table-cell/>
          <table:table-cell office:value-type="float" office:value="583.427195654" calcext:value-type="float">
            <text:p>583.427195654</text:p>
          </table:table-cell>
        </table:table-row>
        <table:table-row table:style-name="ro1">
          <table:table-cell/>
          <table:table-cell office:value-type="float" office:value="583.309018716" calcext:value-type="float">
            <text:p>583.309018716</text:p>
          </table:table-cell>
        </table:table-row>
        <table:table-row table:style-name="ro1">
          <table:table-cell/>
          <table:table-cell office:value-type="float" office:value="583.006021401" calcext:value-type="float">
            <text:p>583.006021401</text:p>
          </table:table-cell>
        </table:table-row>
        <table:table-row table:style-name="ro1">
          <table:table-cell/>
          <table:table-cell office:value-type="float" office:value="583.006021401" calcext:value-type="float">
            <text:p>583.006021401</text:p>
          </table:table-cell>
        </table:table-row>
        <table:table-row table:style-name="ro1">
          <table:table-cell/>
          <table:table-cell office:value-type="float" office:value="583.006021401" calcext:value-type="float">
            <text:p>583.006021401</text:p>
          </table:table-cell>
        </table:table-row>
        <table:table-row table:style-name="ro1">
          <table:table-cell/>
          <table:table-cell office:value-type="float" office:value="582.983845861" calcext:value-type="float">
            <text:p>582.983845861</text:p>
          </table:table-cell>
        </table:table-row>
        <table:table-row table:style-name="ro1">
          <table:table-cell/>
          <table:table-cell office:value-type="float" office:value="582.983845861" calcext:value-type="float">
            <text:p>582.983845861</text:p>
          </table:table-cell>
        </table:table-row>
        <table:table-row table:style-name="ro1">
          <table:table-cell/>
          <table:table-cell office:value-type="float" office:value="582.939507431" calcext:value-type="float">
            <text:p>582.939507431</text:p>
          </table:table-cell>
        </table:table-row>
        <table:table-row table:style-name="ro1">
          <table:table-cell/>
          <table:table-cell office:value-type="float" office:value="582.547584641" calcext:value-type="float">
            <text:p>582.547584641</text:p>
          </table:table-cell>
        </table:table-row>
        <table:table-row table:style-name="ro1">
          <table:table-cell/>
          <table:table-cell office:value-type="float" office:value="580.383021324" calcext:value-type="float">
            <text:p>580.383021324</text:p>
          </table:table-cell>
        </table:table-row>
        <table:table-row table:style-name="ro1">
          <table:table-cell/>
          <table:table-cell office:value-type="float" office:value="579.282790879" calcext:value-type="float">
            <text:p>579.282790879</text:p>
          </table:table-cell>
        </table:table-row>
        <table:table-row table:style-name="ro1">
          <table:table-cell/>
          <table:table-cell office:value-type="float" office:value="578.401465544" calcext:value-type="float">
            <text:p>578.401465544</text:p>
          </table:table-cell>
        </table:table-row>
        <table:table-row table:style-name="ro1">
          <table:table-cell/>
          <table:table-cell office:value-type="float" office:value="578.401465544" calcext:value-type="float">
            <text:p>578.401465544</text:p>
          </table:table-cell>
        </table:table-row>
        <table:table-row table:style-name="ro1">
          <table:table-cell/>
          <table:table-cell office:value-type="float" office:value="578.401465544" calcext:value-type="float">
            <text:p>578.401465544</text:p>
          </table:table-cell>
        </table:table-row>
        <table:table-row table:style-name="ro1">
          <table:table-cell/>
          <table:table-cell office:value-type="float" office:value="578.401465544" calcext:value-type="float">
            <text:p>578.401465544</text:p>
          </table:table-cell>
        </table:table-row>
        <table:table-row table:style-name="ro1">
          <table:table-cell/>
          <table:table-cell office:value-type="float" office:value="578.379555153" calcext:value-type="float">
            <text:p>578.379555153</text:p>
          </table:table-cell>
        </table:table-row>
        <table:table-row table:style-name="ro1">
          <table:table-cell/>
          <table:table-cell office:value-type="float" office:value="578.379555153" calcext:value-type="float">
            <text:p>578.379555153</text:p>
          </table:table-cell>
        </table:table-row>
        <table:table-row table:style-name="ro1">
          <table:table-cell/>
          <table:table-cell office:value-type="float" office:value="578.365017051" calcext:value-type="float">
            <text:p>578.365017051</text:p>
          </table:table-cell>
        </table:table-row>
        <table:table-row table:style-name="ro1">
          <table:table-cell/>
          <table:table-cell office:value-type="float" office:value="577.914841712" calcext:value-type="float">
            <text:p>577.914841712</text:p>
          </table:table-cell>
        </table:table-row>
        <table:table-row table:style-name="ro1">
          <table:table-cell/>
          <table:table-cell office:value-type="float" office:value="576.602774783" calcext:value-type="float">
            <text:p>576.602774783</text:p>
          </table:table-cell>
        </table:table-row>
        <table:table-row table:style-name="ro1">
          <table:table-cell/>
          <table:table-cell office:value-type="float" office:value="576.551979824" calcext:value-type="float">
            <text:p>576.551979824</text:p>
          </table:table-cell>
        </table:table-row>
        <table:table-row table:style-name="ro1">
          <table:table-cell/>
          <table:table-cell office:value-type="float" office:value="576.273874441" calcext:value-type="float">
            <text:p>576.273874441</text:p>
          </table:table-cell>
        </table:table-row>
        <table:table-row table:style-name="ro1">
          <table:table-cell/>
          <table:table-cell office:value-type="float" office:value="575.844663516" calcext:value-type="float">
            <text:p>575.844663516</text:p>
          </table:table-cell>
        </table:table-row>
        <table:table-row table:style-name="ro1">
          <table:table-cell/>
          <table:table-cell office:value-type="float" office:value="575.741725255" calcext:value-type="float">
            <text:p>575.741725255</text:p>
          </table:table-cell>
        </table:table-row>
        <table:table-row table:style-name="ro1">
          <table:table-cell/>
          <table:table-cell office:value-type="float" office:value="573.98827984" calcext:value-type="float">
            <text:p>573.98827984</text:p>
          </table:table-cell>
        </table:table-row>
        <table:table-row table:style-name="ro1">
          <table:table-cell/>
          <table:table-cell office:value-type="float" office:value="573.932566344" calcext:value-type="float">
            <text:p>573.932566344</text:p>
          </table:table-cell>
        </table:table-row>
        <table:table-row table:style-name="ro1">
          <table:table-cell/>
          <table:table-cell office:value-type="float" office:value="573.932566344" calcext:value-type="float">
            <text:p>573.932566344</text:p>
          </table:table-cell>
        </table:table-row>
        <table:table-row table:style-name="ro1">
          <table:table-cell/>
          <table:table-cell office:value-type="float" office:value="573.932566344" calcext:value-type="float">
            <text:p>573.932566344</text:p>
          </table:table-cell>
        </table:table-row>
        <table:table-row table:style-name="ro1">
          <table:table-cell/>
          <table:table-cell office:value-type="float" office:value="573.910735927" calcext:value-type="float">
            <text:p>573.910735927</text:p>
          </table:table-cell>
        </table:table-row>
        <table:table-row table:style-name="ro1">
          <table:table-cell/>
          <table:table-cell office:value-type="float" office:value="573.910735927" calcext:value-type="float">
            <text:p>573.910735927</text:p>
          </table:table-cell>
        </table:table-row>
        <table:table-row table:style-name="ro1">
          <table:table-cell/>
          <table:table-cell office:value-type="float" office:value="573.890620283" calcext:value-type="float">
            <text:p>573.890620283</text:p>
          </table:table-cell>
        </table:table-row>
        <table:table-row table:style-name="ro1">
          <table:table-cell/>
          <table:table-cell office:value-type="float" office:value="573.868969344" calcext:value-type="float">
            <text:p>573.868969344</text:p>
          </table:table-cell>
        </table:table-row>
        <table:table-row table:style-name="ro1">
          <table:table-cell/>
          <table:table-cell office:value-type="float" office:value="573.868969344" calcext:value-type="float">
            <text:p>573.868969344</text:p>
          </table:table-cell>
        </table:table-row>
        <table:table-row table:style-name="ro1">
          <table:table-cell/>
          <table:table-cell office:value-type="float" office:value="573.868969344" calcext:value-type="float">
            <text:p>573.868969344</text:p>
          </table:table-cell>
        </table:table-row>
        <table:table-row table:style-name="ro1">
          <table:table-cell/>
          <table:table-cell office:value-type="float" office:value="573.868969344" calcext:value-type="float">
            <text:p>573.868969344</text:p>
          </table:table-cell>
        </table:table-row>
        <table:table-row table:style-name="ro1">
          <table:table-cell/>
          <table:table-cell office:value-type="float" office:value="573.868969344" calcext:value-type="float">
            <text:p>573.868969344</text:p>
          </table:table-cell>
        </table:table-row>
        <table:table-row table:style-name="ro1">
          <table:table-cell/>
          <table:table-cell office:value-type="float" office:value="573.561788274" calcext:value-type="float">
            <text:p>573.561788274</text:p>
          </table:table-cell>
        </table:table-row>
        <table:table-row table:style-name="ro1">
          <table:table-cell/>
          <table:table-cell office:value-type="float" office:value="572.517046893" calcext:value-type="float">
            <text:p>572.517046893</text:p>
          </table:table-cell>
        </table:table-row>
        <table:table-row table:style-name="ro1">
          <table:table-cell/>
          <table:table-cell office:value-type="float" office:value="571.312439156" calcext:value-type="float">
            <text:p>571.312439156</text:p>
          </table:table-cell>
        </table:table-row>
        <table:table-row table:style-name="ro1">
          <table:table-cell/>
          <table:table-cell office:value-type="float" office:value="571.291085274" calcext:value-type="float">
            <text:p>571.291085274</text:p>
          </table:table-cell>
        </table:table-row>
        <table:table-row table:style-name="ro1">
          <table:table-cell/>
          <table:table-cell office:value-type="float" office:value="571.291085274" calcext:value-type="float">
            <text:p>571.291085274</text:p>
          </table:table-cell>
        </table:table-row>
        <table:table-row table:style-name="ro1">
          <table:table-cell/>
          <table:table-cell office:value-type="float" office:value="571.291085274" calcext:value-type="float">
            <text:p>571.291085274</text:p>
          </table:table-cell>
        </table:table-row>
        <table:table-row table:style-name="ro1">
          <table:table-cell/>
          <table:table-cell office:value-type="float" office:value="571.291085274" calcext:value-type="float">
            <text:p>571.291085274</text:p>
          </table:table-cell>
        </table:table-row>
        <table:table-row table:style-name="ro1">
          <table:table-cell/>
          <table:table-cell office:value-type="float" office:value="570.960269458" calcext:value-type="float">
            <text:p>570.960269458</text:p>
          </table:table-cell>
        </table:table-row>
        <table:table-row table:style-name="ro1">
          <table:table-cell/>
          <table:table-cell office:value-type="float" office:value="567.469488641" calcext:value-type="float">
            <text:p>567.469488641</text:p>
          </table:table-cell>
        </table:table-row>
        <table:table-row table:style-name="ro1">
          <table:table-cell/>
          <table:table-cell office:value-type="float" office:value="566.505046611" calcext:value-type="float">
            <text:p>566.505046611</text:p>
          </table:table-cell>
        </table:table-row>
        <table:table-row table:style-name="ro1">
          <table:table-cell/>
          <table:table-cell office:value-type="float" office:value="565.458679945" calcext:value-type="float">
            <text:p>565.458679945</text:p>
          </table:table-cell>
        </table:table-row>
        <table:table-row table:style-name="ro1">
          <table:table-cell/>
          <table:table-cell office:value-type="float" office:value="565.406315386" calcext:value-type="float">
            <text:p>565.406315386</text:p>
          </table:table-cell>
        </table:table-row>
        <table:table-row table:style-name="ro1">
          <table:table-cell/>
          <table:table-cell office:value-type="float" office:value="565.406315386" calcext:value-type="float">
            <text:p>565.406315386</text:p>
          </table:table-cell>
        </table:table-row>
        <table:table-row table:style-name="ro1">
          <table:table-cell/>
          <table:table-cell office:value-type="float" office:value="565.406315386" calcext:value-type="float">
            <text:p>565.406315386</text:p>
          </table:table-cell>
        </table:table-row>
        <table:table-row table:style-name="ro1">
          <table:table-cell/>
          <table:table-cell office:value-type="float" office:value="565.384897263" calcext:value-type="float">
            <text:p>565.384897263</text:p>
          </table:table-cell>
        </table:table-row>
        <table:table-row table:style-name="ro1">
          <table:table-cell/>
          <table:table-cell office:value-type="float" office:value="565.384897263" calcext:value-type="float">
            <text:p>565.384897263</text:p>
          </table:table-cell>
        </table:table-row>
        <table:table-row table:style-name="ro1">
          <table:table-cell/>
          <table:table-cell office:value-type="float" office:value="564.763546838" calcext:value-type="float">
            <text:p>564.763546838</text:p>
          </table:table-cell>
        </table:table-row>
        <table:table-row table:style-name="ro1">
          <table:table-cell/>
          <table:table-cell office:value-type="float" office:value="563.699905483" calcext:value-type="float">
            <text:p>563.699905483</text:p>
          </table:table-cell>
        </table:table-row>
        <table:table-row table:style-name="ro1">
          <table:table-cell/>
          <table:table-cell office:value-type="float" office:value="561.198748506" calcext:value-type="float">
            <text:p>561.198748506</text:p>
          </table:table-cell>
        </table:table-row>
        <table:table-row table:style-name="ro1">
          <table:table-cell/>
          <table:table-cell office:value-type="float" office:value="559.45896262" calcext:value-type="float">
            <text:p>559.45896262</text:p>
          </table:table-cell>
        </table:table-row>
        <table:table-row table:style-name="ro1">
          <table:table-cell/>
          <table:table-cell office:value-type="float" office:value="559.429768251" calcext:value-type="float">
            <text:p>559.429768251</text:p>
          </table:table-cell>
        </table:table-row>
        <table:table-row table:style-name="ro1">
          <table:table-cell/>
          <table:table-cell office:value-type="float" office:value="559.429768251" calcext:value-type="float">
            <text:p>559.429768251</text:p>
          </table:table-cell>
        </table:table-row>
        <table:table-row table:style-name="ro1">
          <table:table-cell/>
          <table:table-cell office:value-type="float" office:value="559.429768251" calcext:value-type="float">
            <text:p>559.429768251</text:p>
          </table:table-cell>
        </table:table-row>
        <table:table-row table:style-name="ro1">
          <table:table-cell/>
          <table:table-cell office:value-type="float" office:value="559.40866287" calcext:value-type="float">
            <text:p>559.40866287</text:p>
          </table:table-cell>
        </table:table-row>
        <table:table-row table:style-name="ro1">
          <table:table-cell/>
          <table:table-cell office:value-type="float" office:value="559.40866287" calcext:value-type="float">
            <text:p>559.40866287</text:p>
          </table:table-cell>
        </table:table-row>
        <table:table-row table:style-name="ro1">
          <table:table-cell/>
          <table:table-cell office:value-type="float" office:value="559.111195014" calcext:value-type="float">
            <text:p>559.111195014</text:p>
          </table:table-cell>
        </table:table-row>
        <table:table-row table:style-name="ro1">
          <table:table-cell/>
          <table:table-cell office:value-type="float" office:value="556.881247644" calcext:value-type="float">
            <text:p>556.881247644</text:p>
          </table:table-cell>
        </table:table-row>
        <table:table-row table:style-name="ro1">
          <table:table-cell/>
          <table:table-cell office:value-type="float" office:value="554.112179011" calcext:value-type="float">
            <text:p>554.112179011</text:p>
          </table:table-cell>
        </table:table-row>
        <table:table-row table:style-name="ro1">
          <table:table-cell/>
          <table:table-cell office:value-type="float" office:value="553.491178208" calcext:value-type="float">
            <text:p>553.491178208</text:p>
          </table:table-cell>
        </table:table-row>
        <table:table-row table:style-name="ro1">
          <table:table-cell/>
          <table:table-cell office:value-type="float" office:value="552.591347138" calcext:value-type="float">
            <text:p>552.591347138</text:p>
          </table:table-cell>
        </table:table-row>
        <table:table-row table:style-name="ro1">
          <table:table-cell/>
          <table:table-cell office:value-type="float" office:value="552.136044558" calcext:value-type="float">
            <text:p>552.136044558</text:p>
          </table:table-cell>
        </table:table-row>
        <table:table-row table:style-name="ro1">
          <table:table-cell/>
          <table:table-cell office:value-type="float" office:value="552.136044558" calcext:value-type="float">
            <text:p>552.136044558</text:p>
          </table:table-cell>
        </table:table-row>
        <table:table-row table:style-name="ro1">
          <table:table-cell/>
          <table:table-cell office:value-type="float" office:value="552.115373434" calcext:value-type="float">
            <text:p>552.115373434</text:p>
          </table:table-cell>
        </table:table-row>
        <table:table-row table:style-name="ro1">
          <table:table-cell/>
          <table:table-cell office:value-type="float" office:value="552.115373434" calcext:value-type="float">
            <text:p>552.115373434</text:p>
          </table:table-cell>
        </table:table-row>
        <table:table-row table:style-name="ro1">
          <table:table-cell/>
          <table:table-cell office:value-type="float" office:value="552.115373434" calcext:value-type="float">
            <text:p>552.115373434</text:p>
          </table:table-cell>
        </table:table-row>
        <table:table-row table:style-name="ro1">
          <table:table-cell/>
          <table:table-cell office:value-type="float" office:value="552.115373434" calcext:value-type="float">
            <text:p>552.115373434</text:p>
          </table:table-cell>
        </table:table-row>
        <table:table-row table:style-name="ro1">
          <table:table-cell/>
          <table:table-cell office:value-type="float" office:value="550.622657214" calcext:value-type="float">
            <text:p>550.622657214</text:p>
          </table:table-cell>
        </table:table-row>
        <table:table-row table:style-name="ro1">
          <table:table-cell/>
          <table:table-cell office:value-type="float" office:value="544.18057008" calcext:value-type="float">
            <text:p>544.18057008</text:p>
          </table:table-cell>
        </table:table-row>
        <table:table-row table:style-name="ro1">
          <table:table-cell/>
          <table:table-cell office:value-type="float" office:value="543.325645711" calcext:value-type="float">
            <text:p>543.325645711</text:p>
          </table:table-cell>
        </table:table-row>
        <table:table-row table:style-name="ro1">
          <table:table-cell/>
          <table:table-cell office:value-type="float" office:value="537.943010559" calcext:value-type="float">
            <text:p>537.943010559</text:p>
          </table:table-cell>
        </table:table-row>
        <table:table-row table:style-name="ro1">
          <table:table-cell/>
          <table:table-cell office:value-type="float" office:value="536.033829069" calcext:value-type="float">
            <text:p>536.033829069</text:p>
          </table:table-cell>
        </table:table-row>
        <table:table-row table:style-name="ro1">
          <table:table-cell/>
          <table:table-cell office:value-type="float" office:value="531.724946422" calcext:value-type="float">
            <text:p>531.724946422</text:p>
          </table:table-cell>
        </table:table-row>
        <table:table-row table:style-name="ro1">
          <table:table-cell/>
          <table:table-cell office:value-type="float" office:value="530.522943216" calcext:value-type="float">
            <text:p>530.522943216</text:p>
          </table:table-cell>
        </table:table-row>
        <table:table-row table:style-name="ro1">
          <table:table-cell/>
          <table:table-cell office:value-type="float" office:value="530.173542252" calcext:value-type="float">
            <text:p>530.173542252</text:p>
          </table:table-cell>
        </table:table-row>
        <table:table-row table:style-name="ro1">
          <table:table-cell/>
          <table:table-cell office:value-type="float" office:value="530.173542252" calcext:value-type="float">
            <text:p>530.173542252</text:p>
          </table:table-cell>
        </table:table-row>
        <table:table-row table:style-name="ro1">
          <table:table-cell/>
          <table:table-cell office:value-type="float" office:value="530.148376242" calcext:value-type="float">
            <text:p>530.148376242</text:p>
          </table:table-cell>
        </table:table-row>
        <table:table-row table:style-name="ro1">
          <table:table-cell/>
          <table:table-cell office:value-type="float" office:value="530.148376242" calcext:value-type="float">
            <text:p>530.148376242</text:p>
          </table:table-cell>
        </table:table-row>
        <table:table-row table:style-name="ro1">
          <table:table-cell/>
          <table:table-cell office:value-type="float" office:value="530.148376242" calcext:value-type="float">
            <text:p>530.148376242</text:p>
          </table:table-cell>
        </table:table-row>
        <table:table-row table:style-name="ro1">
          <table:table-cell/>
          <table:table-cell office:value-type="float" office:value="530.108534933" calcext:value-type="float">
            <text:p>530.108534933</text:p>
          </table:table-cell>
        </table:table-row>
        <table:table-row table:style-name="ro1">
          <table:table-cell/>
          <table:table-cell office:value-type="float" office:value="528.969689569" calcext:value-type="float">
            <text:p>528.969689569</text:p>
          </table:table-cell>
        </table:table-row>
        <table:table-row table:style-name="ro1">
          <table:table-cell/>
          <table:table-cell office:value-type="float" office:value="525.673609562" calcext:value-type="float">
            <text:p>525.673609562</text:p>
          </table:table-cell>
        </table:table-row>
        <table:table-row table:style-name="ro1">
          <table:table-cell/>
          <table:table-cell office:value-type="float" office:value="524.844655431" calcext:value-type="float">
            <text:p>524.844655431</text:p>
          </table:table-cell>
        </table:table-row>
        <table:table-row table:style-name="ro1">
          <table:table-cell/>
          <table:table-cell office:value-type="float" office:value="524.22269405" calcext:value-type="float">
            <text:p>524.22269405</text:p>
          </table:table-cell>
        </table:table-row>
        <table:table-row table:style-name="ro1">
          <table:table-cell/>
          <table:table-cell office:value-type="float" office:value="524.176476488" calcext:value-type="float">
            <text:p>524.176476488</text:p>
          </table:table-cell>
        </table:table-row>
        <table:table-row table:style-name="ro1">
          <table:table-cell/>
          <table:table-cell office:value-type="float" office:value="524.176476488" calcext:value-type="float">
            <text:p>524.176476488</text:p>
          </table:table-cell>
        </table:table-row>
        <table:table-row table:style-name="ro1">
          <table:table-cell/>
          <table:table-cell office:value-type="float" office:value="524.176476488" calcext:value-type="float">
            <text:p>524.176476488</text:p>
          </table:table-cell>
        </table:table-row>
        <table:table-row table:style-name="ro1">
          <table:table-cell/>
          <table:table-cell office:value-type="float" office:value="524.176476488" calcext:value-type="float">
            <text:p>524.176476488</text:p>
          </table:table-cell>
        </table:table-row>
        <table:table-row table:style-name="ro1">
          <table:table-cell/>
          <table:table-cell office:value-type="float" office:value="524.176476488" calcext:value-type="float">
            <text:p>524.176476488</text:p>
          </table:table-cell>
        </table:table-row>
        <table:table-row table:style-name="ro1">
          <table:table-cell/>
          <table:table-cell office:value-type="float" office:value="519.159667238" calcext:value-type="float">
            <text:p>519.159667238</text:p>
          </table:table-cell>
        </table:table-row>
        <table:table-row table:style-name="ro1">
          <table:table-cell/>
          <table:table-cell office:value-type="float" office:value="513.624138644" calcext:value-type="float">
            <text:p>513.624138644</text:p>
          </table:table-cell>
        </table:table-row>
        <table:table-row table:style-name="ro1">
          <table:table-cell/>
          <table:table-cell office:value-type="float" office:value="512.979375041" calcext:value-type="float">
            <text:p>512.979375041</text:p>
          </table:table-cell>
        </table:table-row>
        <table:table-row table:style-name="ro1">
          <table:table-cell/>
          <table:table-cell office:value-type="float" office:value="510.933565755" calcext:value-type="float">
            <text:p>510.933565755</text:p>
          </table:table-cell>
        </table:table-row>
        <table:table-row table:style-name="ro1">
          <table:table-cell/>
          <table:table-cell office:value-type="float" office:value="510.933565755" calcext:value-type="float">
            <text:p>510.933565755</text:p>
          </table:table-cell>
        </table:table-row>
        <table:table-row table:style-name="ro1">
          <table:table-cell/>
          <table:table-cell office:value-type="float" office:value="510.888488021" calcext:value-type="float">
            <text:p>510.888488021</text:p>
          </table:table-cell>
        </table:table-row>
        <table:table-row table:style-name="ro1">
          <table:table-cell/>
          <table:table-cell office:value-type="float" office:value="510.888488021" calcext:value-type="float">
            <text:p>510.888488021</text:p>
          </table:table-cell>
        </table:table-row>
        <table:table-row table:style-name="ro1">
          <table:table-cell/>
          <table:table-cell office:value-type="float" office:value="510.888488021" calcext:value-type="float">
            <text:p>510.888488021</text:p>
          </table:table-cell>
        </table:table-row>
        <table:table-row table:style-name="ro1">
          <table:table-cell/>
          <table:table-cell office:value-type="float" office:value="510.888488021" calcext:value-type="float">
            <text:p>510.888488021</text:p>
          </table:table-cell>
        </table:table-row>
        <table:table-row table:style-name="ro1">
          <table:table-cell/>
          <table:table-cell office:value-type="float" office:value="508.851505154" calcext:value-type="float">
            <text:p>508.851505154</text:p>
          </table:table-cell>
        </table:table-row>
        <table:table-row table:style-name="ro1">
          <table:table-cell/>
          <table:table-cell office:value-type="float" office:value="506.981044486" calcext:value-type="float">
            <text:p>506.981044486</text:p>
          </table:table-cell>
        </table:table-row>
        <table:table-row table:style-name="ro1">
          <table:table-cell/>
          <table:table-cell office:value-type="float" office:value="506.981044486" calcext:value-type="float">
            <text:p>506.981044486</text:p>
          </table:table-cell>
        </table:table-row>
        <table:table-row table:style-name="ro1">
          <table:table-cell/>
          <table:table-cell office:value-type="float" office:value="506.981044486" calcext:value-type="float">
            <text:p>506.981044486</text:p>
          </table:table-cell>
        </table:table-row>
        <table:table-row table:style-name="ro1">
          <table:table-cell/>
          <table:table-cell office:value-type="float" office:value="506.981044486" calcext:value-type="float">
            <text:p>506.981044486</text:p>
          </table:table-cell>
        </table:table-row>
        <table:table-row table:style-name="ro1">
          <table:table-cell/>
          <table:table-cell office:value-type="float" office:value="506.961757741" calcext:value-type="float">
            <text:p>506.961757741</text:p>
          </table:table-cell>
        </table:table-row>
        <table:table-row table:style-name="ro1">
          <table:table-cell/>
          <table:table-cell office:value-type="float" office:value="506.942474663" calcext:value-type="float">
            <text:p>506.942474663</text:p>
          </table:table-cell>
        </table:table-row>
        <table:table-row table:style-name="ro1">
          <table:table-cell/>
          <table:table-cell office:value-type="float" office:value="504.719134548" calcext:value-type="float">
            <text:p>504.719134548</text:p>
          </table:table-cell>
        </table:table-row>
        <table:table-row table:style-name="ro1">
          <table:table-cell/>
          <table:table-cell office:value-type="float" office:value="502.976852249" calcext:value-type="float">
            <text:p>502.976852249</text:p>
          </table:table-cell>
        </table:table-row>
        <table:table-row table:style-name="ro1">
          <table:table-cell/>
          <table:table-cell office:value-type="float" office:value="502.976852249" calcext:value-type="float">
            <text:p>502.976852249</text:p>
          </table:table-cell>
        </table:table-row>
        <table:table-row table:style-name="ro1">
          <table:table-cell/>
          <table:table-cell office:value-type="float" office:value="502.957796126" calcext:value-type="float">
            <text:p>502.957796126</text:p>
          </table:table-cell>
        </table:table-row>
        <table:table-row table:style-name="ro1">
          <table:table-cell/>
          <table:table-cell office:value-type="float" office:value="502.938743611" calcext:value-type="float">
            <text:p>502.938743611</text:p>
          </table:table-cell>
        </table:table-row>
        <table:table-row table:style-name="ro1">
          <table:table-cell/>
          <table:table-cell office:value-type="float" office:value="502.938743611" calcext:value-type="float">
            <text:p>502.938743611</text:p>
          </table:table-cell>
        </table:table-row>
        <table:table-row table:style-name="ro1">
          <table:table-cell/>
          <table:table-cell office:value-type="float" office:value="502.938743611" calcext:value-type="float">
            <text:p>502.938743611</text:p>
          </table:table-cell>
        </table:table-row>
        <table:table-row table:style-name="ro1">
          <table:table-cell/>
          <table:table-cell office:value-type="float" office:value="500.588300622" calcext:value-type="float">
            <text:p>500.588300622</text:p>
          </table:table-cell>
        </table:table-row>
        <table:table-row table:style-name="ro1">
          <table:table-cell/>
          <table:table-cell office:value-type="float" office:value="499.054152441" calcext:value-type="float">
            <text:p>499.054152441</text:p>
          </table:table-cell>
        </table:table-row>
        <table:table-row table:style-name="ro1">
          <table:table-cell/>
          <table:table-cell office:value-type="float" office:value="499.035321985" calcext:value-type="float">
            <text:p>499.035321985</text:p>
          </table:table-cell>
        </table:table-row>
        <table:table-row table:style-name="ro1">
          <table:table-cell/>
          <table:table-cell office:value-type="float" office:value="499.035321985" calcext:value-type="float">
            <text:p>499.035321985</text:p>
          </table:table-cell>
        </table:table-row>
        <table:table-row table:style-name="ro1">
          <table:table-cell/>
          <table:table-cell office:value-type="float" office:value="499.016495081" calcext:value-type="float">
            <text:p>499.016495081</text:p>
          </table:table-cell>
        </table:table-row>
        <table:table-row table:style-name="ro1">
          <table:table-cell/>
          <table:table-cell office:value-type="float" office:value="499.016495081" calcext:value-type="float">
            <text:p>499.016495081</text:p>
          </table:table-cell>
        </table:table-row>
        <table:table-row table:style-name="ro1">
          <table:table-cell/>
          <table:table-cell office:value-type="float" office:value="499.016495081" calcext:value-type="float">
            <text:p>499.016495081</text:p>
          </table:table-cell>
        </table:table-row>
        <table:table-row table:style-name="ro1">
          <table:table-cell/>
          <table:table-cell office:value-type="float" office:value="6389.61115141" calcext:value-type="float">
            <text:p>6389.61115141</text:p>
          </table:table-cell>
        </table:table-row>
        <table:table-row table:style-name="ro1">
          <table:table-cell/>
          <table:table-cell office:value-type="float" office:value="6280.43580672" calcext:value-type="float">
            <text:p>6280.43580672</text:p>
          </table:table-cell>
        </table:table-row>
        <table:table-row table:style-name="ro1">
          <table:table-cell/>
          <table:table-cell office:value-type="float" office:value="6075.50673213" calcext:value-type="float">
            <text:p>6075.50673213</text:p>
          </table:table-cell>
        </table:table-row>
        <table:table-row table:style-name="ro1">
          <table:table-cell/>
          <table:table-cell office:value-type="float" office:value="5945.30654248" calcext:value-type="float">
            <text:p>5945.30654248</text:p>
          </table:table-cell>
        </table:table-row>
        <table:table-row table:style-name="ro1">
          <table:table-cell/>
          <table:table-cell office:value-type="float" office:value="5816.50742706" calcext:value-type="float">
            <text:p>5816.50742706</text:p>
          </table:table-cell>
        </table:table-row>
        <table:table-row table:style-name="ro1">
          <table:table-cell/>
          <table:table-cell office:value-type="float" office:value="5805.07185141" calcext:value-type="float">
            <text:p>5805.07185141</text:p>
          </table:table-cell>
        </table:table-row>
        <table:table-row table:style-name="ro1">
          <table:table-cell/>
          <table:table-cell office:value-type="float" office:value="5714.5321254" calcext:value-type="float">
            <text:p>5714.5321254</text:p>
          </table:table-cell>
        </table:table-row>
        <table:table-row table:style-name="ro1">
          <table:table-cell/>
          <table:table-cell office:value-type="float" office:value="5652.57107883" calcext:value-type="float">
            <text:p>5652.57107883</text:p>
          </table:table-cell>
        </table:table-row>
        <table:table-row table:style-name="ro1">
          <table:table-cell/>
          <table:table-cell office:value-type="float" office:value="5589.58217981" calcext:value-type="float">
            <text:p>5589.58217981</text:p>
          </table:table-cell>
        </table:table-row>
        <table:table-row table:style-name="ro1">
          <table:table-cell/>
          <table:table-cell office:value-type="float" office:value="5482.24848081" calcext:value-type="float">
            <text:p>5482.24848081</text:p>
          </table:table-cell>
        </table:table-row>
        <table:table-row table:style-name="ro1">
          <table:table-cell/>
          <table:table-cell office:value-type="float" office:value="5061.23137396" calcext:value-type="float">
            <text:p>5061.23137396</text:p>
          </table:table-cell>
        </table:table-row>
        <table:table-row table:style-name="ro1">
          <table:table-cell/>
          <table:table-cell office:value-type="float" office:value="4981.03529498" calcext:value-type="float">
            <text:p>4981.03529498</text:p>
          </table:table-cell>
        </table:table-row>
        <table:table-row table:style-name="ro1">
          <table:table-cell/>
          <table:table-cell office:value-type="float" office:value="4818.50533927" calcext:value-type="float">
            <text:p>4818.50533927</text:p>
          </table:table-cell>
        </table:table-row>
        <table:table-row table:style-name="ro1">
          <table:table-cell/>
          <table:table-cell office:value-type="float" office:value="4716.34752169" calcext:value-type="float">
            <text:p>4716.34752169</text:p>
          </table:table-cell>
        </table:table-row>
        <table:table-row table:style-name="ro1">
          <table:table-cell/>
          <table:table-cell office:value-type="float" office:value="4604.02250284" calcext:value-type="float">
            <text:p>4604.02250284</text:p>
          </table:table-cell>
        </table:table-row>
        <table:table-row table:style-name="ro1">
          <table:table-cell/>
          <table:table-cell office:value-type="float" office:value="4587.05290818" calcext:value-type="float">
            <text:p>4587.05290818</text:p>
          </table:table-cell>
        </table:table-row>
        <table:table-row table:style-name="ro1">
          <table:table-cell/>
          <table:table-cell office:value-type="float" office:value="4532.21513394" calcext:value-type="float">
            <text:p>4532.21513394</text:p>
          </table:table-cell>
        </table:table-row>
        <table:table-row table:style-name="ro1">
          <table:table-cell/>
          <table:table-cell office:value-type="float" office:value="4483.07361424" calcext:value-type="float">
            <text:p>4483.07361424</text:p>
          </table:table-cell>
        </table:table-row>
        <table:table-row table:style-name="ro1">
          <table:table-cell/>
          <table:table-cell office:value-type="float" office:value="4438.26760819" calcext:value-type="float">
            <text:p>4438.26760819</text:p>
          </table:table-cell>
        </table:table-row>
        <table:table-row table:style-name="ro1">
          <table:table-cell/>
          <table:table-cell office:value-type="float" office:value="4432.15453997" calcext:value-type="float">
            <text:p>4432.15453997</text:p>
          </table:table-cell>
        </table:table-row>
        <table:table-row table:style-name="ro1">
          <table:table-cell/>
          <table:table-cell office:value-type="float" office:value="4414.93922094" calcext:value-type="float">
            <text:p>4414.93922094</text:p>
          </table:table-cell>
        </table:table-row>
        <table:table-row table:style-name="ro1">
          <table:table-cell/>
          <table:table-cell office:value-type="float" office:value="4401.07075996" calcext:value-type="float">
            <text:p>4401.07075996</text:p>
          </table:table-cell>
        </table:table-row>
        <table:table-row table:style-name="ro1">
          <table:table-cell/>
          <table:table-cell office:value-type="float" office:value="4319.80288175" calcext:value-type="float">
            <text:p>4319.80288175</text:p>
          </table:table-cell>
        </table:table-row>
        <table:table-row table:style-name="ro1">
          <table:table-cell/>
          <table:table-cell office:value-type="float" office:value="4296.34444679" calcext:value-type="float">
            <text:p>4296.34444679</text:p>
          </table:table-cell>
        </table:table-row>
        <table:table-row table:style-name="ro1">
          <table:table-cell/>
          <table:table-cell office:value-type="float" office:value="4190.00464285" calcext:value-type="float">
            <text:p>4190.00464285</text:p>
          </table:table-cell>
        </table:table-row>
        <table:table-row table:style-name="ro1">
          <table:table-cell/>
          <table:table-cell office:value-type="float" office:value="4185.18650868" calcext:value-type="float">
            <text:p>4185.18650868</text:p>
          </table:table-cell>
        </table:table-row>
        <table:table-row table:style-name="ro1">
          <table:table-cell/>
          <table:table-cell office:value-type="float" office:value="4101.17175799" calcext:value-type="float">
            <text:p>4101.17175799</text:p>
          </table:table-cell>
        </table:table-row>
        <table:table-row table:style-name="ro1">
          <table:table-cell/>
          <table:table-cell office:value-type="float" office:value="4072.45933157" calcext:value-type="float">
            <text:p>4072.45933157</text:p>
          </table:table-cell>
        </table:table-row>
        <table:table-row table:style-name="ro1">
          <table:table-cell/>
          <table:table-cell office:value-type="float" office:value="4068.89815249" calcext:value-type="float">
            <text:p>4068.89815249</text:p>
          </table:table-cell>
        </table:table-row>
        <table:table-row table:style-name="ro1">
          <table:table-cell/>
          <table:table-cell office:value-type="float" office:value="4046.54257985" calcext:value-type="float">
            <text:p>4046.54257985</text:p>
          </table:table-cell>
        </table:table-row>
        <table:table-row table:style-name="ro1">
          <table:table-cell/>
          <table:table-cell office:value-type="float" office:value="4016.8718139" calcext:value-type="float">
            <text:p>4016.8718139</text:p>
          </table:table-cell>
        </table:table-row>
        <table:table-row table:style-name="ro1">
          <table:table-cell/>
          <table:table-cell office:value-type="float" office:value="4003.49782856" calcext:value-type="float">
            <text:p>4003.49782856</text:p>
          </table:table-cell>
        </table:table-row>
        <table:table-row table:style-name="ro1">
          <table:table-cell/>
          <table:table-cell office:value-type="float" office:value="3995.10344625" calcext:value-type="float">
            <text:p>3995.10344625</text:p>
          </table:table-cell>
        </table:table-row>
        <table:table-row table:style-name="ro1">
          <table:table-cell/>
          <table:table-cell office:value-type="float" office:value="3991.86709577" calcext:value-type="float">
            <text:p>3991.86709577</text:p>
          </table:table-cell>
        </table:table-row>
        <table:table-row table:style-name="ro1">
          <table:table-cell/>
          <table:table-cell office:value-type="float" office:value="3988.74165929" calcext:value-type="float">
            <text:p>3988.74165929</text:p>
          </table:table-cell>
        </table:table-row>
        <table:table-row table:style-name="ro1">
          <table:table-cell/>
          <table:table-cell office:value-type="float" office:value="3982.92300203" calcext:value-type="float">
            <text:p>3982.92300203</text:p>
          </table:table-cell>
        </table:table-row>
        <table:table-row table:style-name="ro1">
          <table:table-cell/>
          <table:table-cell office:value-type="float" office:value="3948.93808585" calcext:value-type="float">
            <text:p>3948.93808585</text:p>
          </table:table-cell>
        </table:table-row>
        <table:table-row table:style-name="ro1">
          <table:table-cell/>
          <table:table-cell office:value-type="float" office:value="3944.17532757" calcext:value-type="float">
            <text:p>3944.17532757</text:p>
          </table:table-cell>
        </table:table-row>
        <table:table-row table:style-name="ro1">
          <table:table-cell/>
          <table:table-cell office:value-type="float" office:value="3941.05663821" calcext:value-type="float">
            <text:p>3941.05663821</text:p>
          </table:table-cell>
        </table:table-row>
        <table:table-row table:style-name="ro1">
          <table:table-cell/>
          <table:table-cell office:value-type="float" office:value="3915.55789722" calcext:value-type="float">
            <text:p>3915.55789722</text:p>
          </table:table-cell>
        </table:table-row>
        <table:table-row table:style-name="ro1">
          <table:table-cell/>
          <table:table-cell office:value-type="float" office:value="3910.51519245" calcext:value-type="float">
            <text:p>3910.51519245</text:p>
          </table:table-cell>
        </table:table-row>
        <table:table-row table:style-name="ro1">
          <table:table-cell/>
          <table:table-cell office:value-type="float" office:value="3898.32488195" calcext:value-type="float">
            <text:p>3898.32488195</text:p>
          </table:table-cell>
        </table:table-row>
        <table:table-row table:style-name="ro1">
          <table:table-cell/>
          <table:table-cell office:value-type="float" office:value="3868.71744362" calcext:value-type="float">
            <text:p>3868.71744362</text:p>
          </table:table-cell>
        </table:table-row>
        <table:table-row table:style-name="ro1">
          <table:table-cell/>
          <table:table-cell office:value-type="float" office:value="3868.26037345" calcext:value-type="float">
            <text:p>3868.26037345</text:p>
          </table:table-cell>
        </table:table-row>
        <table:table-row table:style-name="ro1">
          <table:table-cell/>
          <table:table-cell office:value-type="float" office:value="3855.43546181" calcext:value-type="float">
            <text:p>3855.43546181</text:p>
          </table:table-cell>
        </table:table-row>
        <table:table-row table:style-name="ro1">
          <table:table-cell/>
          <table:table-cell office:value-type="float" office:value="3854.04742606" calcext:value-type="float">
            <text:p>3854.04742606</text:p>
          </table:table-cell>
        </table:table-row>
        <table:table-row table:style-name="ro1">
          <table:table-cell/>
          <table:table-cell office:value-type="float" office:value="3846.36673403" calcext:value-type="float">
            <text:p>3846.36673403</text:p>
          </table:table-cell>
        </table:table-row>
        <table:table-row table:style-name="ro1">
          <table:table-cell/>
          <table:table-cell office:value-type="float" office:value="3838.95293294" calcext:value-type="float">
            <text:p>3838.95293294</text:p>
          </table:table-cell>
        </table:table-row>
        <table:table-row table:style-name="ro1">
          <table:table-cell/>
          <table:table-cell office:value-type="float" office:value="3835.21890174" calcext:value-type="float">
            <text:p>3835.21890174</text:p>
          </table:table-cell>
        </table:table-row>
        <table:table-row table:style-name="ro1">
          <table:table-cell/>
          <table:table-cell office:value-type="float" office:value="3825.0595318" calcext:value-type="float">
            <text:p>3825.0595318</text:p>
          </table:table-cell>
        </table:table-row>
        <table:table-row table:style-name="ro1">
          <table:table-cell/>
          <table:table-cell office:value-type="float" office:value="3814.59257828" calcext:value-type="float">
            <text:p>3814.59257828</text:p>
          </table:table-cell>
        </table:table-row>
        <table:table-row table:style-name="ro1">
          <table:table-cell/>
          <table:table-cell office:value-type="float" office:value="3813.06300919" calcext:value-type="float">
            <text:p>3813.06300919</text:p>
          </table:table-cell>
        </table:table-row>
        <table:table-row table:style-name="ro1">
          <table:table-cell/>
          <table:table-cell office:value-type="float" office:value="3812.82005559" calcext:value-type="float">
            <text:p>3812.82005559</text:p>
          </table:table-cell>
        </table:table-row>
        <table:table-row table:style-name="ro1">
          <table:table-cell/>
          <table:table-cell office:value-type="float" office:value="3735.95169286" calcext:value-type="float">
            <text:p>3735.95169286</text:p>
          </table:table-cell>
        </table:table-row>
        <table:table-row table:style-name="ro1">
          <table:table-cell/>
          <table:table-cell office:value-type="float" office:value="3518.94615454" calcext:value-type="float">
            <text:p>3518.94615454</text:p>
          </table:table-cell>
        </table:table-row>
        <table:table-row table:style-name="ro1">
          <table:table-cell/>
          <table:table-cell office:value-type="float" office:value="3502.12025342" calcext:value-type="float">
            <text:p>3502.12025342</text:p>
          </table:table-cell>
        </table:table-row>
        <table:table-row table:style-name="ro1">
          <table:table-cell/>
          <table:table-cell office:value-type="float" office:value="3319.28585171" calcext:value-type="float">
            <text:p>3319.28585171</text:p>
          </table:table-cell>
        </table:table-row>
        <table:table-row table:style-name="ro1">
          <table:table-cell/>
          <table:table-cell office:value-type="float" office:value="3229.70640631" calcext:value-type="float">
            <text:p>3229.70640631</text:p>
          </table:table-cell>
        </table:table-row>
        <table:table-row table:style-name="ro1">
          <table:table-cell/>
          <table:table-cell office:value-type="float" office:value="3227.05715542" calcext:value-type="float">
            <text:p>3227.05715542</text:p>
          </table:table-cell>
        </table:table-row>
        <table:table-row table:style-name="ro1">
          <table:table-cell/>
          <table:table-cell office:value-type="float" office:value="3209.49655813" calcext:value-type="float">
            <text:p>3209.49655813</text:p>
          </table:table-cell>
        </table:table-row>
        <table:table-row table:style-name="ro1">
          <table:table-cell/>
          <table:table-cell office:value-type="float" office:value="3185.20013378" calcext:value-type="float">
            <text:p>3185.20013378</text:p>
          </table:table-cell>
        </table:table-row>
        <table:table-row table:style-name="ro1">
          <table:table-cell/>
          <table:table-cell office:value-type="float" office:value="3169.01272657" calcext:value-type="float">
            <text:p>3169.01272657</text:p>
          </table:table-cell>
        </table:table-row>
        <table:table-row table:style-name="ro1">
          <table:table-cell/>
          <table:table-cell office:value-type="float" office:value="3166.28636917" calcext:value-type="float">
            <text:p>3166.28636917</text:p>
          </table:table-cell>
        </table:table-row>
        <table:table-row table:style-name="ro1">
          <table:table-cell/>
          <table:table-cell office:value-type="float" office:value="3158.86996713" calcext:value-type="float">
            <text:p>3158.86996713</text:p>
          </table:table-cell>
        </table:table-row>
        <table:table-row table:style-name="ro1">
          <table:table-cell/>
          <table:table-cell office:value-type="float" office:value="3131.74841418" calcext:value-type="float">
            <text:p>3131.74841418</text:p>
          </table:table-cell>
        </table:table-row>
        <table:table-row table:style-name="ro1">
          <table:table-cell/>
          <table:table-cell office:value-type="float" office:value="3128.1390529" calcext:value-type="float">
            <text:p>3128.1390529</text:p>
          </table:table-cell>
        </table:table-row>
        <table:table-row table:style-name="ro1">
          <table:table-cell/>
          <table:table-cell office:value-type="float" office:value="3105.28098494" calcext:value-type="float">
            <text:p>3105.28098494</text:p>
          </table:table-cell>
        </table:table-row>
        <table:table-row table:style-name="ro1">
          <table:table-cell/>
          <table:table-cell office:value-type="float" office:value="3101.44308366" calcext:value-type="float">
            <text:p>3101.44308366</text:p>
          </table:table-cell>
        </table:table-row>
        <table:table-row table:style-name="ro1">
          <table:table-cell/>
          <table:table-cell office:value-type="float" office:value="3068.44744295" calcext:value-type="float">
            <text:p>3068.44744295</text:p>
          </table:table-cell>
        </table:table-row>
        <table:table-row table:style-name="ro1">
          <table:table-cell/>
          <table:table-cell office:value-type="float" office:value="3068.39026758" calcext:value-type="float">
            <text:p>3068.39026758</text:p>
          </table:table-cell>
        </table:table-row>
        <table:table-row table:style-name="ro1">
          <table:table-cell/>
          <table:table-cell office:value-type="float" office:value="3060.13727395" calcext:value-type="float">
            <text:p>3060.13727395</text:p>
          </table:table-cell>
        </table:table-row>
        <table:table-row table:style-name="ro1">
          <table:table-cell/>
          <table:table-cell office:value-type="float" office:value="3058.05907199" calcext:value-type="float">
            <text:p>3058.05907199</text:p>
          </table:table-cell>
        </table:table-row>
        <table:table-row table:style-name="ro1">
          <table:table-cell/>
          <table:table-cell office:value-type="float" office:value="3050.71560449" calcext:value-type="float">
            <text:p>3050.71560449</text:p>
          </table:table-cell>
        </table:table-row>
        <table:table-row table:style-name="ro1">
          <table:table-cell/>
          <table:table-cell office:value-type="float" office:value="3044.53839255" calcext:value-type="float">
            <text:p>3044.53839255</text:p>
          </table:table-cell>
        </table:table-row>
        <table:table-row table:style-name="ro1">
          <table:table-cell/>
          <table:table-cell office:value-type="float" office:value="3041.87306773" calcext:value-type="float">
            <text:p>3041.87306773</text:p>
          </table:table-cell>
        </table:table-row>
        <table:table-row table:style-name="ro1">
          <table:table-cell/>
          <table:table-cell office:value-type="float" office:value="3041.04481136" calcext:value-type="float">
            <text:p>3041.04481136</text:p>
          </table:table-cell>
        </table:table-row>
        <table:table-row table:style-name="ro1">
          <table:table-cell/>
          <table:table-cell office:value-type="float" office:value="3034.26809605" calcext:value-type="float">
            <text:p>3034.26809605</text:p>
          </table:table-cell>
        </table:table-row>
        <table:table-row table:style-name="ro1">
          <table:table-cell/>
          <table:table-cell office:value-type="float" office:value="3025.20982564" calcext:value-type="float">
            <text:p>3025.20982564</text:p>
          </table:table-cell>
        </table:table-row>
        <table:table-row table:style-name="ro1">
          <table:table-cell/>
          <table:table-cell office:value-type="float" office:value="3024.15342108" calcext:value-type="float">
            <text:p>3024.15342108</text:p>
          </table:table-cell>
        </table:table-row>
        <table:table-row table:style-name="ro1">
          <table:table-cell/>
          <table:table-cell office:value-type="float" office:value="2992.58185817" calcext:value-type="float">
            <text:p>2992.58185817</text:p>
          </table:table-cell>
        </table:table-row>
        <table:table-row table:style-name="ro1">
          <table:table-cell/>
          <table:table-cell office:value-type="float" office:value="2893.9713982" calcext:value-type="float">
            <text:p>2893.9713982</text:p>
          </table:table-cell>
        </table:table-row>
        <table:table-row table:style-name="ro1">
          <table:table-cell/>
          <table:table-cell office:value-type="float" office:value="2808.44035331" calcext:value-type="float">
            <text:p>2808.44035331</text:p>
          </table:table-cell>
        </table:table-row>
        <table:table-row table:style-name="ro1">
          <table:table-cell/>
          <table:table-cell office:value-type="float" office:value="2805.98466574" calcext:value-type="float">
            <text:p>2805.98466574</text:p>
          </table:table-cell>
        </table:table-row>
        <table:table-row table:style-name="ro1">
          <table:table-cell/>
          <table:table-cell office:value-type="float" office:value="2791.30946154" calcext:value-type="float">
            <text:p>2791.30946154</text:p>
          </table:table-cell>
        </table:table-row>
        <table:table-row table:style-name="ro1">
          <table:table-cell/>
          <table:table-cell office:value-type="float" office:value="2770.15674231" calcext:value-type="float">
            <text:p>2770.15674231</text:p>
          </table:table-cell>
        </table:table-row>
        <table:table-row table:style-name="ro1">
          <table:table-cell/>
          <table:table-cell office:value-type="float" office:value="2768.70633991" calcext:value-type="float">
            <text:p>2768.70633991</text:p>
          </table:table-cell>
        </table:table-row>
        <table:table-row table:style-name="ro1">
          <table:table-cell/>
          <table:table-cell office:value-type="float" office:value="2755.38354871" calcext:value-type="float">
            <text:p>2755.38354871</text:p>
          </table:table-cell>
        </table:table-row>
        <table:table-row table:style-name="ro1">
          <table:table-cell/>
          <table:table-cell office:value-type="float" office:value="2753.15212467" calcext:value-type="float">
            <text:p>2753.15212467</text:p>
          </table:table-cell>
        </table:table-row>
        <table:table-row table:style-name="ro1">
          <table:table-cell/>
          <table:table-cell office:value-type="float" office:value="2747.2548899" calcext:value-type="float">
            <text:p>2747.2548899</text:p>
          </table:table-cell>
        </table:table-row>
        <table:table-row table:style-name="ro1">
          <table:table-cell/>
          <table:table-cell office:value-type="float" office:value="2723.25949059" calcext:value-type="float">
            <text:p>2723.25949059</text:p>
          </table:table-cell>
        </table:table-row>
        <table:table-row table:style-name="ro1">
          <table:table-cell/>
          <table:table-cell office:value-type="float" office:value="2720.12091557" calcext:value-type="float">
            <text:p>2720.12091557</text:p>
          </table:table-cell>
        </table:table-row>
        <table:table-row table:style-name="ro1">
          <table:table-cell/>
          <table:table-cell office:value-type="float" office:value="2700.3847567" calcext:value-type="float">
            <text:p>2700.3847567</text:p>
          </table:table-cell>
        </table:table-row>
        <table:table-row table:style-name="ro1">
          <table:table-cell/>
          <table:table-cell office:value-type="float" office:value="2696.90702927" calcext:value-type="float">
            <text:p>2696.90702927</text:p>
          </table:table-cell>
        </table:table-row>
        <table:table-row table:style-name="ro1">
          <table:table-cell/>
          <table:table-cell office:value-type="float" office:value="2668.21516778" calcext:value-type="float">
            <text:p>2668.21516778</text:p>
          </table:table-cell>
        </table:table-row>
        <table:table-row table:style-name="ro1">
          <table:table-cell/>
          <table:table-cell office:value-type="float" office:value="2667.89896662" calcext:value-type="float">
            <text:p>2667.89896662</text:p>
          </table:table-cell>
        </table:table-row>
        <table:table-row table:style-name="ro1">
          <table:table-cell/>
          <table:table-cell office:value-type="float" office:value="2659.57323205" calcext:value-type="float">
            <text:p>2659.57323205</text:p>
          </table:table-cell>
        </table:table-row>
        <table:table-row table:style-name="ro1">
          <table:table-cell/>
          <table:table-cell office:value-type="float" office:value="2652.66671313" calcext:value-type="float">
            <text:p>2652.66671313</text:p>
          </table:table-cell>
        </table:table-row>
        <table:table-row table:style-name="ro1">
          <table:table-cell/>
          <table:table-cell office:value-type="float" office:value="2647.55374685" calcext:value-type="float">
            <text:p>2647.55374685</text:p>
          </table:table-cell>
        </table:table-row>
        <table:table-row table:style-name="ro1">
          <table:table-cell/>
          <table:table-cell office:value-type="float" office:value="2645.10701542" calcext:value-type="float">
            <text:p>2645.10701542</text:p>
          </table:table-cell>
        </table:table-row>
        <table:table-row table:style-name="ro1">
          <table:table-cell/>
          <table:table-cell office:value-type="float" office:value="2638.62455368" calcext:value-type="float">
            <text:p>2638.62455368</text:p>
          </table:table-cell>
        </table:table-row>
        <table:table-row table:style-name="ro1">
          <table:table-cell/>
          <table:table-cell office:value-type="float" office:value="2630.61723968" calcext:value-type="float">
            <text:p>2630.61723968</text:p>
          </table:table-cell>
        </table:table-row>
        <table:table-row table:style-name="ro1">
          <table:table-cell/>
          <table:table-cell office:value-type="float" office:value="2629.56778648" calcext:value-type="float">
            <text:p>2629.56778648</text:p>
          </table:table-cell>
        </table:table-row>
        <table:table-row table:style-name="ro1">
          <table:table-cell/>
          <table:table-cell office:value-type="float" office:value="2609.83136015" calcext:value-type="float">
            <text:p>2609.83136015</text:p>
          </table:table-cell>
        </table:table-row>
        <table:table-row table:style-name="ro1">
          <table:table-cell/>
          <table:table-cell office:value-type="float" office:value="2602.24509405" calcext:value-type="float">
            <text:p>2602.24509405</text:p>
          </table:table-cell>
        </table:table-row>
        <table:table-row table:style-name="ro1">
          <table:table-cell/>
          <table:table-cell office:value-type="float" office:value="2394.87468799" calcext:value-type="float">
            <text:p>2394.87468799</text:p>
          </table:table-cell>
        </table:table-row>
        <table:table-row table:style-name="ro1">
          <table:table-cell/>
          <table:table-cell office:value-type="float" office:value="2375.06749683" calcext:value-type="float">
            <text:p>2375.06749683</text:p>
          </table:table-cell>
        </table:table-row>
        <table:table-row table:style-name="ro1">
          <table:table-cell/>
          <table:table-cell office:value-type="float" office:value="2361.73516839" calcext:value-type="float">
            <text:p>2361.73516839</text:p>
          </table:table-cell>
        </table:table-row>
        <table:table-row table:style-name="ro1">
          <table:table-cell/>
          <table:table-cell office:value-type="float" office:value="2340.89841235" calcext:value-type="float">
            <text:p>2340.89841235</text:p>
          </table:table-cell>
        </table:table-row>
        <table:table-row table:style-name="ro1">
          <table:table-cell/>
          <table:table-cell office:value-type="float" office:value="2332.62733847" calcext:value-type="float">
            <text:p>2332.62733847</text:p>
          </table:table-cell>
        </table:table-row>
        <table:table-row table:style-name="ro1">
          <table:table-cell/>
          <table:table-cell office:value-type="float" office:value="2310.10779332" calcext:value-type="float">
            <text:p>2310.10779332</text:p>
          </table:table-cell>
        </table:table-row>
        <table:table-row table:style-name="ro1">
          <table:table-cell/>
          <table:table-cell office:value-type="float" office:value="2196.80386416" calcext:value-type="float">
            <text:p>2196.80386416</text:p>
          </table:table-cell>
        </table:table-row>
        <table:table-row table:style-name="ro1">
          <table:table-cell/>
          <table:table-cell office:value-type="float" office:value="2070.32484567" calcext:value-type="float">
            <text:p>2070.32484567</text:p>
          </table:table-cell>
        </table:table-row>
        <table:table-row table:style-name="ro1">
          <table:table-cell/>
          <table:table-cell office:value-type="float" office:value="1910.07562683" calcext:value-type="float">
            <text:p>1910.07562683</text:p>
          </table:table-cell>
        </table:table-row>
        <table:table-row table:style-name="ro1">
          <table:table-cell/>
          <table:table-cell office:value-type="float" office:value="1899.38337323" calcext:value-type="float">
            <text:p>1899.38337323</text:p>
          </table:table-cell>
        </table:table-row>
        <table:table-row table:style-name="ro1">
          <table:table-cell/>
          <table:table-cell office:value-type="float" office:value="1883.67422162" calcext:value-type="float">
            <text:p>1883.67422162</text:p>
          </table:table-cell>
        </table:table-row>
        <table:table-row table:style-name="ro1">
          <table:table-cell/>
          <table:table-cell office:value-type="float" office:value="1873.00974146" calcext:value-type="float">
            <text:p>1873.00974146</text:p>
          </table:table-cell>
        </table:table-row>
        <table:table-row table:style-name="ro1">
          <table:table-cell/>
          <table:table-cell office:value-type="float" office:value="1856.22676689" calcext:value-type="float">
            <text:p>1856.22676689</text:p>
          </table:table-cell>
        </table:table-row>
        <table:table-row table:style-name="ro1">
          <table:table-cell/>
          <table:table-cell office:value-type="float" office:value="1849.84679342" calcext:value-type="float">
            <text:p>1849.84679342</text:p>
          </table:table-cell>
        </table:table-row>
        <table:table-row table:style-name="ro1">
          <table:table-cell/>
          <table:table-cell office:value-type="float" office:value="1831.74564883" calcext:value-type="float">
            <text:p>1831.74564883</text:p>
          </table:table-cell>
        </table:table-row>
        <table:table-row table:style-name="ro1">
          <table:table-cell/>
          <table:table-cell office:value-type="float" office:value="1799.64464181" calcext:value-type="float">
            <text:p>1799.64464181</text:p>
          </table:table-cell>
        </table:table-row>
        <table:table-row table:style-name="ro1">
          <table:table-cell/>
          <table:table-cell office:value-type="float" office:value="1651.63771585" calcext:value-type="float">
            <text:p>1651.63771585</text:p>
          </table:table-cell>
        </table:table-row>
        <table:table-row table:style-name="ro1">
          <table:table-cell/>
          <table:table-cell office:value-type="float" office:value="1637.97758402" calcext:value-type="float">
            <text:p>1637.97758402</text:p>
          </table:table-cell>
        </table:table-row>
        <table:table-row table:style-name="ro1">
          <table:table-cell/>
          <table:table-cell office:value-type="float" office:value="1628.6253903" calcext:value-type="float">
            <text:p>1628.6253903</text:p>
          </table:table-cell>
        </table:table-row>
        <table:table-row table:style-name="ro1">
          <table:table-cell/>
          <table:table-cell office:value-type="float" office:value="1614.86692922" calcext:value-type="float">
            <text:p>1614.86692922</text:p>
          </table:table-cell>
        </table:table-row>
        <table:table-row table:style-name="ro1">
          <table:table-cell/>
          <table:table-cell office:value-type="float" office:value="1608.78157429" calcext:value-type="float">
            <text:p>1608.78157429</text:p>
          </table:table-cell>
        </table:table-row>
        <table:table-row table:style-name="ro1">
          <table:table-cell/>
          <table:table-cell office:value-type="float" office:value="1599.05688461" calcext:value-type="float">
            <text:p>1599.05688461</text:p>
          </table:table-cell>
        </table:table-row>
        <table:table-row table:style-name="ro1">
          <table:table-cell/>
          <table:table-cell office:value-type="float" office:value="1592.89336864" calcext:value-type="float">
            <text:p>1592.89336864</text:p>
          </table:table-cell>
        </table:table-row>
        <table:table-row table:style-name="ro1">
          <table:table-cell/>
          <table:table-cell office:value-type="float" office:value="1463.53758024" calcext:value-type="float">
            <text:p>1463.53758024</text:p>
          </table:table-cell>
        </table:table-row>
        <table:table-row table:style-name="ro1">
          <table:table-cell/>
          <table:table-cell office:value-type="float" office:value="1375.02945156" calcext:value-type="float">
            <text:p>1375.02945156</text:p>
          </table:table-cell>
        </table:table-row>
        <table:table-row table:style-name="ro1">
          <table:table-cell/>
          <table:table-cell office:value-type="float" office:value="1347.15155929" calcext:value-type="float">
            <text:p>1347.15155929</text:p>
          </table:table-cell>
        </table:table-row>
        <table:table-row table:style-name="ro1">
          <table:table-cell/>
          <table:table-cell office:value-type="float" office:value="1306.8087649" calcext:value-type="float">
            <text:p>1306.8087649</text:p>
          </table:table-cell>
        </table:table-row>
        <table:table-row table:style-name="ro1">
          <table:table-cell/>
          <table:table-cell office:value-type="float" office:value="1304.49978973" calcext:value-type="float">
            <text:p>1304.49978973</text:p>
          </table:table-cell>
        </table:table-row>
        <table:table-row table:style-name="ro1">
          <table:table-cell/>
          <table:table-cell office:value-type="float" office:value="1278.91993238" calcext:value-type="float">
            <text:p>1278.91993238</text:p>
          </table:table-cell>
        </table:table-row>
        <table:table-row table:style-name="ro1">
          <table:table-cell/>
          <table:table-cell office:value-type="float" office:value="1274.83317352" calcext:value-type="float">
            <text:p>1274.83317352</text:p>
          </table:table-cell>
        </table:table-row>
        <table:table-row table:style-name="ro1">
          <table:table-cell/>
          <table:table-cell office:value-type="float" office:value="1268.11209479" calcext:value-type="float">
            <text:p>1268.11209479</text:p>
          </table:table-cell>
        </table:table-row>
        <table:table-row table:style-name="ro1">
          <table:table-cell/>
          <table:table-cell office:value-type="float" office:value="1253.87383424" calcext:value-type="float">
            <text:p>1253.87383424</text:p>
          </table:table-cell>
        </table:table-row>
        <table:table-row table:style-name="ro1">
          <table:table-cell/>
          <table:table-cell office:value-type="float" office:value="1161.11591775" calcext:value-type="float">
            <text:p>1161.11591775</text:p>
          </table:table-cell>
        </table:table-row>
        <table:table-row table:style-name="ro1">
          <table:table-cell/>
          <table:table-cell office:value-type="float" office:value="1160.59840613" calcext:value-type="float">
            <text:p>1160.59840613</text:p>
          </table:table-cell>
        </table:table-row>
        <table:table-row table:style-name="ro1">
          <table:table-cell/>
          <table:table-cell office:value-type="float" office:value="1158.35427998" calcext:value-type="float">
            <text:p>1158.35427998</text:p>
          </table:table-cell>
        </table:table-row>
        <table:table-row table:style-name="ro1">
          <table:table-cell/>
          <table:table-cell office:value-type="float" office:value="1121.96906889" calcext:value-type="float">
            <text:p>1121.96906889</text:p>
          </table:table-cell>
        </table:table-row>
        <table:table-row table:style-name="ro1">
          <table:table-cell office:value-type="string" calcext:value-type="string">
            <text:p>2 Lev</text:p>
          </table:table-cell>
          <table:table-cell office:value-type="float" office:value="1109.50078497" calcext:value-type="float">
            <text:p>1109.50078497</text:p>
          </table:table-cell>
        </table:table-row>
        <table:table-row table:style-name="ro1">
          <table:table-cell/>
          <table:table-cell office:value-type="float" office:value="1107.00411072" calcext:value-type="float">
            <text:p>1107.00411072</text:p>
          </table:table-cell>
        </table:table-row>
        <table:table-row table:style-name="ro1">
          <table:table-cell/>
          <table:table-cell office:value-type="float" office:value="1102.88957166" calcext:value-type="float">
            <text:p>1102.88957166</text:p>
          </table:table-cell>
        </table:table-row>
        <table:table-row table:style-name="ro1">
          <table:table-cell/>
          <table:table-cell office:value-type="float" office:value="1090.54059951" calcext:value-type="float">
            <text:p>1090.54059951</text:p>
          </table:table-cell>
        </table:table-row>
        <table:table-row table:style-name="ro1">
          <table:table-cell/>
          <table:table-cell office:value-type="float" office:value="1079.95781106" calcext:value-type="float">
            <text:p>1079.95781106</text:p>
          </table:table-cell>
        </table:table-row>
        <table:table-row table:style-name="ro1">
          <table:table-cell/>
          <table:table-cell office:value-type="float" office:value="1078.55571712" calcext:value-type="float">
            <text:p>1078.55571712</text:p>
          </table:table-cell>
        </table:table-row>
        <table:table-row table:style-name="ro1">
          <table:table-cell/>
          <table:table-cell office:value-type="float" office:value="1075.88087895" calcext:value-type="float">
            <text:p>1075.88087895</text:p>
          </table:table-cell>
        </table:table-row>
        <table:table-row table:style-name="ro1">
          <table:table-cell/>
          <table:table-cell office:value-type="float" office:value="1073.63090472" calcext:value-type="float">
            <text:p>1073.63090472</text:p>
          </table:table-cell>
        </table:table-row>
        <table:table-row table:style-name="ro1">
          <table:table-cell/>
          <table:table-cell office:value-type="float" office:value="1068.30192118" calcext:value-type="float">
            <text:p>1068.30192118</text:p>
          </table:table-cell>
        </table:table-row>
        <table:table-row table:style-name="ro1">
          <table:table-cell/>
          <table:table-cell office:value-type="float" office:value="1067.18456234" calcext:value-type="float">
            <text:p>1067.18456234</text:p>
          </table:table-cell>
        </table:table-row>
        <table:table-row table:style-name="ro1">
          <table:table-cell/>
          <table:table-cell office:value-type="float" office:value="1066.71504432" calcext:value-type="float">
            <text:p>1066.71504432</text:p>
          </table:table-cell>
        </table:table-row>
        <table:table-row table:style-name="ro1">
          <table:table-cell/>
          <table:table-cell office:value-type="float" office:value="1056.75614846" calcext:value-type="float">
            <text:p>1056.75614846</text:p>
          </table:table-cell>
        </table:table-row>
        <table:table-row table:style-name="ro1">
          <table:table-cell/>
          <table:table-cell office:value-type="float" office:value="1054.9137153" calcext:value-type="float">
            <text:p>1054.9137153</text:p>
          </table:table-cell>
        </table:table-row>
        <table:table-row table:style-name="ro1">
          <table:table-cell/>
          <table:table-cell office:value-type="float" office:value="1043.83015486" calcext:value-type="float">
            <text:p>1043.83015486</text:p>
          </table:table-cell>
        </table:table-row>
        <table:table-row table:style-name="ro1">
          <table:table-cell/>
          <table:table-cell office:value-type="float" office:value="1039.63059997" calcext:value-type="float">
            <text:p>1039.63059997</text:p>
          </table:table-cell>
        </table:table-row>
        <table:table-row table:style-name="ro1">
          <table:table-cell/>
          <table:table-cell office:value-type="float" office:value="1036.65803751" calcext:value-type="float">
            <text:p>1036.65803751</text:p>
          </table:table-cell>
        </table:table-row>
        <table:table-row table:style-name="ro1">
          <table:table-cell/>
          <table:table-cell office:value-type="float" office:value="1036.56480576" calcext:value-type="float">
            <text:p>1036.56480576</text:p>
          </table:table-cell>
        </table:table-row>
        <table:table-row table:style-name="ro1">
          <table:table-cell/>
          <table:table-cell office:value-type="float" office:value="1034.47269589" calcext:value-type="float">
            <text:p>1034.47269589</text:p>
          </table:table-cell>
        </table:table-row>
        <table:table-row table:style-name="ro1">
          <table:table-cell/>
          <table:table-cell office:value-type="float" office:value="1034.38585935" calcext:value-type="float">
            <text:p>1034.38585935</text:p>
          </table:table-cell>
        </table:table-row>
        <table:table-row table:style-name="ro1">
          <table:table-cell/>
          <table:table-cell office:value-type="float" office:value="1033.04774495" calcext:value-type="float">
            <text:p>1033.04774495</text:p>
          </table:table-cell>
        </table:table-row>
        <table:table-row table:style-name="ro1">
          <table:table-cell/>
          <table:table-cell office:value-type="float" office:value="1032.12336872" calcext:value-type="float">
            <text:p>1032.12336872</text:p>
          </table:table-cell>
        </table:table-row>
        <table:table-row table:style-name="ro1">
          <table:table-cell/>
          <table:table-cell office:value-type="float" office:value="1032.10247048" calcext:value-type="float">
            <text:p>1032.10247048</text:p>
          </table:table-cell>
        </table:table-row>
        <table:table-row table:style-name="ro1">
          <table:table-cell/>
          <table:table-cell office:value-type="float" office:value="1022.09269081" calcext:value-type="float">
            <text:p>1022.09269081</text:p>
          </table:table-cell>
        </table:table-row>
        <table:table-row table:style-name="ro1">
          <table:table-cell/>
          <table:table-cell office:value-type="float" office:value="1022.05695871" calcext:value-type="float">
            <text:p>1022.05695871</text:p>
          </table:table-cell>
        </table:table-row>
        <table:table-row table:style-name="ro1">
          <table:table-cell/>
          <table:table-cell office:value-type="float" office:value="1015.34352536" calcext:value-type="float">
            <text:p>1015.34352536</text:p>
          </table:table-cell>
        </table:table-row>
        <table:table-row table:style-name="ro1">
          <table:table-cell/>
          <table:table-cell office:value-type="float" office:value="1014.4355883" calcext:value-type="float">
            <text:p>1014.4355883</text:p>
          </table:table-cell>
        </table:table-row>
        <table:table-row table:style-name="ro1">
          <table:table-cell/>
          <table:table-cell office:value-type="float" office:value="1011.30482487" calcext:value-type="float">
            <text:p>1011.30482487</text:p>
          </table:table-cell>
        </table:table-row>
        <table:table-row table:style-name="ro1">
          <table:table-cell/>
          <table:table-cell office:value-type="float" office:value="1011.11562393" calcext:value-type="float">
            <text:p>1011.11562393</text:p>
          </table:table-cell>
        </table:table-row>
        <table:table-row table:style-name="ro1">
          <table:table-cell/>
          <table:table-cell office:value-type="float" office:value="1009.256083" calcext:value-type="float">
            <text:p>1009.256083</text:p>
          </table:table-cell>
        </table:table-row>
        <table:table-row table:style-name="ro1">
          <table:table-cell/>
          <table:table-cell office:value-type="float" office:value="994.223497883" calcext:value-type="float">
            <text:p>994.223497883</text:p>
          </table:table-cell>
        </table:table-row>
        <table:table-row table:style-name="ro1">
          <table:table-cell/>
          <table:table-cell office:value-type="float" office:value="993.851564313" calcext:value-type="float">
            <text:p>993.851564313</text:p>
          </table:table-cell>
        </table:table-row>
        <table:table-row table:style-name="ro1">
          <table:table-cell/>
          <table:table-cell office:value-type="float" office:value="987.897302798" calcext:value-type="float">
            <text:p>987.897302798</text:p>
          </table:table-cell>
        </table:table-row>
        <table:table-row table:style-name="ro1">
          <table:table-cell/>
          <table:table-cell office:value-type="float" office:value="977.167751817" calcext:value-type="float">
            <text:p>977.167751817</text:p>
          </table:table-cell>
        </table:table-row>
        <table:table-row table:style-name="ro1">
          <table:table-cell/>
          <table:table-cell office:value-type="float" office:value="974.038423726" calcext:value-type="float">
            <text:p>974.038423726</text:p>
          </table:table-cell>
        </table:table-row>
        <table:table-row table:style-name="ro1">
          <table:table-cell/>
          <table:table-cell office:value-type="float" office:value="967.362888023" calcext:value-type="float">
            <text:p>967.362888023</text:p>
          </table:table-cell>
        </table:table-row>
        <table:table-row table:style-name="ro1">
          <table:table-cell/>
          <table:table-cell office:value-type="float" office:value="956.203552295" calcext:value-type="float">
            <text:p>956.203552295</text:p>
          </table:table-cell>
        </table:table-row>
        <table:table-row table:style-name="ro1">
          <table:table-cell/>
          <table:table-cell office:value-type="float" office:value="955.429469666" calcext:value-type="float">
            <text:p>955.429469666</text:p>
          </table:table-cell>
        </table:table-row>
        <table:table-row table:style-name="ro1">
          <table:table-cell/>
          <table:table-cell office:value-type="float" office:value="948.254277437" calcext:value-type="float">
            <text:p>948.254277437</text:p>
          </table:table-cell>
        </table:table-row>
        <table:table-row table:style-name="ro1">
          <table:table-cell/>
          <table:table-cell office:value-type="float" office:value="947.923967998" calcext:value-type="float">
            <text:p>947.923967998</text:p>
          </table:table-cell>
        </table:table-row>
        <table:table-row table:style-name="ro1">
          <table:table-cell/>
          <table:table-cell office:value-type="float" office:value="943.317746125" calcext:value-type="float">
            <text:p>943.317746125</text:p>
          </table:table-cell>
        </table:table-row>
        <table:table-row table:style-name="ro1">
          <table:table-cell/>
          <table:table-cell office:value-type="float" office:value="937.893059835" calcext:value-type="float">
            <text:p>937.893059835</text:p>
          </table:table-cell>
        </table:table-row>
        <table:table-row table:style-name="ro1">
          <table:table-cell/>
          <table:table-cell office:value-type="float" office:value="928.697473931" calcext:value-type="float">
            <text:p>928.697473931</text:p>
          </table:table-cell>
        </table:table-row>
        <table:table-row table:style-name="ro1">
          <table:table-cell/>
          <table:table-cell office:value-type="float" office:value="928.179468403" calcext:value-type="float">
            <text:p>928.179468403</text:p>
          </table:table-cell>
        </table:table-row>
        <table:table-row table:style-name="ro1">
          <table:table-cell/>
          <table:table-cell office:value-type="float" office:value="924.650464225" calcext:value-type="float">
            <text:p>924.650464225</text:p>
          </table:table-cell>
        </table:table-row>
        <table:table-row table:style-name="ro1">
          <table:table-cell/>
          <table:table-cell office:value-type="float" office:value="920.92295735" calcext:value-type="float">
            <text:p>920.92295735</text:p>
          </table:table-cell>
        </table:table-row>
        <table:table-row table:style-name="ro1">
          <table:table-cell/>
          <table:table-cell office:value-type="float" office:value="918.69477378" calcext:value-type="float">
            <text:p>918.69477378</text:p>
          </table:table-cell>
        </table:table-row>
        <table:table-row table:style-name="ro1">
          <table:table-cell/>
          <table:table-cell office:value-type="float" office:value="917.562511535" calcext:value-type="float">
            <text:p>917.562511535</text:p>
          </table:table-cell>
        </table:table-row>
        <table:table-row table:style-name="ro1">
          <table:table-cell/>
          <table:table-cell office:value-type="float" office:value="914.2262276" calcext:value-type="float">
            <text:p>914.2262276</text:p>
          </table:table-cell>
        </table:table-row>
        <table:table-row table:style-name="ro1">
          <table:table-cell/>
          <table:table-cell office:value-type="float" office:value="913.61577229" calcext:value-type="float">
            <text:p>913.61577229</text:p>
          </table:table-cell>
        </table:table-row>
        <table:table-row table:style-name="ro1">
          <table:table-cell/>
          <table:table-cell office:value-type="float" office:value="911.351914661" calcext:value-type="float">
            <text:p>911.351914661</text:p>
          </table:table-cell>
        </table:table-row>
        <table:table-row table:style-name="ro1">
          <table:table-cell/>
          <table:table-cell office:value-type="float" office:value="906.686214903" calcext:value-type="float">
            <text:p>906.686214903</text:p>
          </table:table-cell>
        </table:table-row>
        <table:table-row table:style-name="ro1">
          <table:table-cell/>
          <table:table-cell office:value-type="float" office:value="903.754489722" calcext:value-type="float">
            <text:p>903.754489722</text:p>
          </table:table-cell>
        </table:table-row>
        <table:table-row table:style-name="ro1">
          <table:table-cell/>
          <table:table-cell office:value-type="float" office:value="901.247424069" calcext:value-type="float">
            <text:p>901.247424069</text:p>
          </table:table-cell>
        </table:table-row>
        <table:table-row table:style-name="ro1">
          <table:table-cell/>
          <table:table-cell office:value-type="float" office:value="900.743652706" calcext:value-type="float">
            <text:p>900.743652706</text:p>
          </table:table-cell>
        </table:table-row>
        <table:table-row table:style-name="ro1">
          <table:table-cell/>
          <table:table-cell office:value-type="float" office:value="899.579378458" calcext:value-type="float">
            <text:p>899.579378458</text:p>
          </table:table-cell>
        </table:table-row>
        <table:table-row table:style-name="ro1">
          <table:table-cell/>
          <table:table-cell office:value-type="float" office:value="894.686411629" calcext:value-type="float">
            <text:p>894.686411629</text:p>
          </table:table-cell>
        </table:table-row>
        <table:table-row table:style-name="ro1">
          <table:table-cell/>
          <table:table-cell office:value-type="float" office:value="894.142176269" calcext:value-type="float">
            <text:p>894.142176269</text:p>
          </table:table-cell>
        </table:table-row>
        <table:table-row table:style-name="ro1">
          <table:table-cell/>
          <table:table-cell office:value-type="float" office:value="889.837537397" calcext:value-type="float">
            <text:p>889.837537397</text:p>
          </table:table-cell>
        </table:table-row>
        <table:table-row table:style-name="ro1">
          <table:table-cell/>
          <table:table-cell office:value-type="float" office:value="884.633466965" calcext:value-type="float">
            <text:p>884.633466965</text:p>
          </table:table-cell>
        </table:table-row>
        <table:table-row table:style-name="ro1">
          <table:table-cell/>
          <table:table-cell office:value-type="float" office:value="883.054758696" calcext:value-type="float">
            <text:p>883.054758696</text:p>
          </table:table-cell>
        </table:table-row>
        <table:table-row table:style-name="ro1">
          <table:table-cell/>
          <table:table-cell office:value-type="float" office:value="882.3071741" calcext:value-type="float">
            <text:p>882.3071741</text:p>
          </table:table-cell>
        </table:table-row>
        <table:table-row table:style-name="ro1">
          <table:table-cell/>
          <table:table-cell office:value-type="float" office:value="882.15263534" calcext:value-type="float">
            <text:p>882.15263534</text:p>
          </table:table-cell>
        </table:table-row>
        <table:table-row table:style-name="ro1">
          <table:table-cell/>
          <table:table-cell office:value-type="float" office:value="879.991006278" calcext:value-type="float">
            <text:p>879.991006278</text:p>
          </table:table-cell>
        </table:table-row>
        <table:table-row table:style-name="ro1">
          <table:table-cell/>
          <table:table-cell office:value-type="float" office:value="879.195292083" calcext:value-type="float">
            <text:p>879.195292083</text:p>
          </table:table-cell>
        </table:table-row>
        <table:table-row table:style-name="ro1">
          <table:table-cell/>
          <table:table-cell office:value-type="float" office:value="877.968777467" calcext:value-type="float">
            <text:p>877.968777467</text:p>
          </table:table-cell>
        </table:table-row>
        <table:table-row table:style-name="ro1">
          <table:table-cell/>
          <table:table-cell office:value-type="float" office:value="872.156048535" calcext:value-type="float">
            <text:p>872.156048535</text:p>
          </table:table-cell>
        </table:table-row>
        <table:table-row table:style-name="ro1">
          <table:table-cell/>
          <table:table-cell office:value-type="float" office:value="867.958229849" calcext:value-type="float">
            <text:p>867.958229849</text:p>
          </table:table-cell>
        </table:table-row>
        <table:table-row table:style-name="ro1">
          <table:table-cell/>
          <table:table-cell office:value-type="float" office:value="867.930114385" calcext:value-type="float">
            <text:p>867.930114385</text:p>
          </table:table-cell>
        </table:table-row>
        <table:table-row table:style-name="ro1">
          <table:table-cell/>
          <table:table-cell office:value-type="float" office:value="865.241822141" calcext:value-type="float">
            <text:p>865.241822141</text:p>
          </table:table-cell>
        </table:table-row>
        <table:table-row table:style-name="ro1">
          <table:table-cell/>
          <table:table-cell office:value-type="float" office:value="864.872970746" calcext:value-type="float">
            <text:p>864.872970746</text:p>
          </table:table-cell>
        </table:table-row>
        <table:table-row table:style-name="ro1">
          <table:table-cell/>
          <table:table-cell office:value-type="float" office:value="864.40636952" calcext:value-type="float">
            <text:p>864.40636952</text:p>
          </table:table-cell>
        </table:table-row>
        <table:table-row table:style-name="ro1">
          <table:table-cell/>
          <table:table-cell office:value-type="float" office:value="857.176912119" calcext:value-type="float">
            <text:p>857.176912119</text:p>
          </table:table-cell>
        </table:table-row>
        <table:table-row table:style-name="ro1">
          <table:table-cell/>
          <table:table-cell office:value-type="float" office:value="856.582714698" calcext:value-type="float">
            <text:p>856.582714698</text:p>
          </table:table-cell>
        </table:table-row>
        <table:table-row table:style-name="ro1">
          <table:table-cell/>
          <table:table-cell office:value-type="float" office:value="855.437919596" calcext:value-type="float">
            <text:p>855.437919596</text:p>
          </table:table-cell>
        </table:table-row>
        <table:table-row table:style-name="ro1">
          <table:table-cell/>
          <table:table-cell office:value-type="float" office:value="854.58505064" calcext:value-type="float">
            <text:p>854.58505064</text:p>
          </table:table-cell>
        </table:table-row>
        <table:table-row table:style-name="ro1">
          <table:table-cell/>
          <table:table-cell office:value-type="float" office:value="853.246962598" calcext:value-type="float">
            <text:p>853.246962598</text:p>
          </table:table-cell>
        </table:table-row>
        <table:table-row table:style-name="ro1">
          <table:table-cell/>
          <table:table-cell office:value-type="float" office:value="851.537960736" calcext:value-type="float">
            <text:p>851.537960736</text:p>
          </table:table-cell>
        </table:table-row>
        <table:table-row table:style-name="ro1">
          <table:table-cell/>
          <table:table-cell office:value-type="float" office:value="846.425000307" calcext:value-type="float">
            <text:p>846.425000307</text:p>
          </table:table-cell>
        </table:table-row>
        <table:table-row table:style-name="ro1">
          <table:table-cell/>
          <table:table-cell office:value-type="float" office:value="846.091096212" calcext:value-type="float">
            <text:p>846.091096212</text:p>
          </table:table-cell>
        </table:table-row>
        <table:table-row table:style-name="ro1">
          <table:table-cell/>
          <table:table-cell office:value-type="float" office:value="844.961810966" calcext:value-type="float">
            <text:p>844.961810966</text:p>
          </table:table-cell>
        </table:table-row>
        <table:table-row table:style-name="ro1">
          <table:table-cell/>
          <table:table-cell office:value-type="float" office:value="838.227883182" calcext:value-type="float">
            <text:p>838.227883182</text:p>
          </table:table-cell>
        </table:table-row>
        <table:table-row table:style-name="ro1">
          <table:table-cell/>
          <table:table-cell office:value-type="float" office:value="836.618904089" calcext:value-type="float">
            <text:p>836.618904089</text:p>
          </table:table-cell>
        </table:table-row>
        <table:table-row table:style-name="ro1">
          <table:table-cell/>
          <table:table-cell office:value-type="float" office:value="827.896230172" calcext:value-type="float">
            <text:p>827.896230172</text:p>
          </table:table-cell>
        </table:table-row>
        <table:table-row table:style-name="ro1">
          <table:table-cell/>
          <table:table-cell office:value-type="float" office:value="824.501305298" calcext:value-type="float">
            <text:p>824.501305298</text:p>
          </table:table-cell>
        </table:table-row>
        <table:table-row table:style-name="ro1">
          <table:table-cell/>
          <table:table-cell office:value-type="float" office:value="822.658502501" calcext:value-type="float">
            <text:p>822.658502501</text:p>
          </table:table-cell>
        </table:table-row>
        <table:table-row table:style-name="ro1">
          <table:table-cell/>
          <table:table-cell office:value-type="float" office:value="822.143727095" calcext:value-type="float">
            <text:p>822.143727095</text:p>
          </table:table-cell>
        </table:table-row>
        <table:table-row table:style-name="ro1">
          <table:table-cell/>
          <table:table-cell office:value-type="float" office:value="820.410530531" calcext:value-type="float">
            <text:p>820.410530531</text:p>
          </table:table-cell>
        </table:table-row>
        <table:table-row table:style-name="ro1">
          <table:table-cell/>
          <table:table-cell office:value-type="float" office:value="819.177596206" calcext:value-type="float">
            <text:p>819.177596206</text:p>
          </table:table-cell>
        </table:table-row>
        <table:table-row table:style-name="ro1">
          <table:table-cell/>
          <table:table-cell office:value-type="float" office:value="818.611342392" calcext:value-type="float">
            <text:p>818.611342392</text:p>
          </table:table-cell>
        </table:table-row>
        <table:table-row table:style-name="ro1">
          <table:table-cell/>
          <table:table-cell office:value-type="float" office:value="818.564028314" calcext:value-type="float">
            <text:p>818.564028314</text:p>
          </table:table-cell>
        </table:table-row>
        <table:table-row table:style-name="ro1">
          <table:table-cell/>
          <table:table-cell office:value-type="float" office:value="810.627283324" calcext:value-type="float">
            <text:p>810.627283324</text:p>
          </table:table-cell>
        </table:table-row>
        <table:table-row table:style-name="ro1">
          <table:table-cell/>
          <table:table-cell office:value-type="float" office:value="810.625237536" calcext:value-type="float">
            <text:p>810.625237536</text:p>
          </table:table-cell>
        </table:table-row>
        <table:table-row table:style-name="ro1">
          <table:table-cell/>
          <table:table-cell office:value-type="float" office:value="805.436314258" calcext:value-type="float">
            <text:p>805.436314258</text:p>
          </table:table-cell>
        </table:table-row>
        <table:table-row table:style-name="ro1">
          <table:table-cell/>
          <table:table-cell office:value-type="float" office:value="802.036900977" calcext:value-type="float">
            <text:p>802.036900977</text:p>
          </table:table-cell>
        </table:table-row>
        <table:table-row table:style-name="ro1">
          <table:table-cell/>
          <table:table-cell office:value-type="float" office:value="800.769598452" calcext:value-type="float">
            <text:p>800.769598452</text:p>
          </table:table-cell>
        </table:table-row>
        <table:table-row table:style-name="ro1">
          <table:table-cell/>
          <table:table-cell office:value-type="float" office:value="798.865020679" calcext:value-type="float">
            <text:p>798.865020679</text:p>
          </table:table-cell>
        </table:table-row>
        <table:table-row table:style-name="ro1">
          <table:table-cell/>
          <table:table-cell office:value-type="float" office:value="788.227102731" calcext:value-type="float">
            <text:p>788.227102731</text:p>
          </table:table-cell>
        </table:table-row>
        <table:table-row table:style-name="ro1">
          <table:table-cell/>
          <table:table-cell office:value-type="float" office:value="783.504757391" calcext:value-type="float">
            <text:p>783.504757391</text:p>
          </table:table-cell>
        </table:table-row>
        <table:table-row table:style-name="ro1">
          <table:table-cell/>
          <table:table-cell office:value-type="float" office:value="775.032029464" calcext:value-type="float">
            <text:p>775.032029464</text:p>
          </table:table-cell>
        </table:table-row>
        <table:table-row table:style-name="ro1">
          <table:table-cell/>
          <table:table-cell office:value-type="float" office:value="773.7349508" calcext:value-type="float">
            <text:p>773.7349508</text:p>
          </table:table-cell>
        </table:table-row>
        <table:table-row table:style-name="ro1">
          <table:table-cell/>
          <table:table-cell office:value-type="float" office:value="772.51323261" calcext:value-type="float">
            <text:p>772.51323261</text:p>
          </table:table-cell>
        </table:table-row>
        <table:table-row table:style-name="ro1">
          <table:table-cell/>
          <table:table-cell office:value-type="float" office:value="767.275599677" calcext:value-type="float">
            <text:p>767.275599677</text:p>
          </table:table-cell>
        </table:table-row>
        <table:table-row table:style-name="ro1">
          <table:table-cell/>
          <table:table-cell office:value-type="float" office:value="765.209570678" calcext:value-type="float">
            <text:p>765.209570678</text:p>
          </table:table-cell>
        </table:table-row>
        <table:table-row table:style-name="ro1">
          <table:table-cell/>
          <table:table-cell office:value-type="float" office:value="763.45111084" calcext:value-type="float">
            <text:p>763.45111084</text:p>
          </table:table-cell>
        </table:table-row>
        <table:table-row table:style-name="ro1">
          <table:table-cell/>
          <table:table-cell office:value-type="float" office:value="758.368334578" calcext:value-type="float">
            <text:p>758.368334578</text:p>
          </table:table-cell>
        </table:table-row>
        <table:table-row table:style-name="ro1">
          <table:table-cell/>
          <table:table-cell office:value-type="float" office:value="757.718307101" calcext:value-type="float">
            <text:p>757.718307101</text:p>
          </table:table-cell>
        </table:table-row>
        <table:table-row table:style-name="ro1">
          <table:table-cell/>
          <table:table-cell office:value-type="float" office:value="751.801767723" calcext:value-type="float">
            <text:p>751.801767723</text:p>
          </table:table-cell>
        </table:table-row>
        <table:table-row table:style-name="ro1">
          <table:table-cell/>
          <table:table-cell office:value-type="float" office:value="748.118290526" calcext:value-type="float">
            <text:p>748.118290526</text:p>
          </table:table-cell>
        </table:table-row>
        <table:table-row table:style-name="ro1">
          <table:table-cell/>
          <table:table-cell office:value-type="float" office:value="744.826509817" calcext:value-type="float">
            <text:p>744.826509817</text:p>
          </table:table-cell>
        </table:table-row>
        <table:table-row table:style-name="ro1">
          <table:table-cell/>
          <table:table-cell office:value-type="float" office:value="743.859060519" calcext:value-type="float">
            <text:p>743.859060519</text:p>
          </table:table-cell>
        </table:table-row>
        <table:table-row table:style-name="ro1">
          <table:table-cell/>
          <table:table-cell office:value-type="float" office:value="743.846219869" calcext:value-type="float">
            <text:p>743.846219869</text:p>
          </table:table-cell>
        </table:table-row>
        <table:table-row table:style-name="ro1">
          <table:table-cell/>
          <table:table-cell office:value-type="float" office:value="741.920955279" calcext:value-type="float">
            <text:p>741.920955279</text:p>
          </table:table-cell>
        </table:table-row>
        <table:table-row table:style-name="ro1">
          <table:table-cell/>
          <table:table-cell office:value-type="float" office:value="740.435106704" calcext:value-type="float">
            <text:p>740.435106704</text:p>
          </table:table-cell>
        </table:table-row>
        <table:table-row table:style-name="ro1">
          <table:table-cell/>
          <table:table-cell office:value-type="float" office:value="736.142337009" calcext:value-type="float">
            <text:p>736.142337009</text:p>
          </table:table-cell>
        </table:table-row>
        <table:table-row table:style-name="ro1">
          <table:table-cell/>
          <table:table-cell office:value-type="float" office:value="735.989353339" calcext:value-type="float">
            <text:p>735.989353339</text:p>
          </table:table-cell>
        </table:table-row>
        <table:table-row table:style-name="ro1">
          <table:table-cell/>
          <table:table-cell office:value-type="float" office:value="735.797257692" calcext:value-type="float">
            <text:p>735.797257692</text:p>
          </table:table-cell>
        </table:table-row>
        <table:table-row table:style-name="ro1">
          <table:table-cell/>
          <table:table-cell office:value-type="float" office:value="733.343471627" calcext:value-type="float">
            <text:p>733.343471627</text:p>
          </table:table-cell>
        </table:table-row>
        <table:table-row table:style-name="ro1">
          <table:table-cell/>
          <table:table-cell office:value-type="float" office:value="728.797343768" calcext:value-type="float">
            <text:p>728.797343768</text:p>
          </table:table-cell>
        </table:table-row>
        <table:table-row table:style-name="ro1">
          <table:table-cell/>
          <table:table-cell office:value-type="float" office:value="727.751404917" calcext:value-type="float">
            <text:p>727.751404917</text:p>
          </table:table-cell>
        </table:table-row>
        <table:table-row table:style-name="ro1">
          <table:table-cell/>
          <table:table-cell office:value-type="float" office:value="727.494699209" calcext:value-type="float">
            <text:p>727.494699209</text:p>
          </table:table-cell>
        </table:table-row>
        <table:table-row table:style-name="ro1">
          <table:table-cell/>
          <table:table-cell office:value-type="float" office:value="725.1105249" calcext:value-type="float">
            <text:p>725.1105249</text:p>
          </table:table-cell>
        </table:table-row>
        <table:table-row table:style-name="ro1">
          <table:table-cell/>
          <table:table-cell office:value-type="float" office:value="724.591819403" calcext:value-type="float">
            <text:p>724.591819403</text:p>
          </table:table-cell>
        </table:table-row>
        <table:table-row table:style-name="ro1">
          <table:table-cell/>
          <table:table-cell office:value-type="float" office:value="722.796346112" calcext:value-type="float">
            <text:p>722.796346112</text:p>
          </table:table-cell>
        </table:table-row>
        <table:table-row table:style-name="ro1">
          <table:table-cell/>
          <table:table-cell office:value-type="float" office:value="719.882865422" calcext:value-type="float">
            <text:p>719.882865422</text:p>
          </table:table-cell>
        </table:table-row>
        <table:table-row table:style-name="ro1">
          <table:table-cell/>
          <table:table-cell office:value-type="float" office:value="719.149911253" calcext:value-type="float">
            <text:p>719.149911253</text:p>
          </table:table-cell>
        </table:table-row>
        <table:table-row table:style-name="ro1">
          <table:table-cell/>
          <table:table-cell office:value-type="float" office:value="716.95765678" calcext:value-type="float">
            <text:p>716.95765678</text:p>
          </table:table-cell>
        </table:table-row>
        <table:table-row table:style-name="ro1">
          <table:table-cell/>
          <table:table-cell office:value-type="float" office:value="716.80234257" calcext:value-type="float">
            <text:p>716.80234257</text:p>
          </table:table-cell>
        </table:table-row>
        <table:table-row table:style-name="ro1">
          <table:table-cell/>
          <table:table-cell office:value-type="float" office:value="714.93657759" calcext:value-type="float">
            <text:p>714.93657759</text:p>
          </table:table-cell>
        </table:table-row>
        <table:table-row table:style-name="ro1">
          <table:table-cell/>
          <table:table-cell office:value-type="float" office:value="714.351457525" calcext:value-type="float">
            <text:p>714.351457525</text:p>
          </table:table-cell>
        </table:table-row>
        <table:table-row table:style-name="ro1">
          <table:table-cell/>
          <table:table-cell office:value-type="float" office:value="713.400461331" calcext:value-type="float">
            <text:p>713.400461331</text:p>
          </table:table-cell>
        </table:table-row>
        <table:table-row table:style-name="ro1">
          <table:table-cell/>
          <table:table-cell office:value-type="float" office:value="712.59482925" calcext:value-type="float">
            <text:p>712.59482925</text:p>
          </table:table-cell>
        </table:table-row>
        <table:table-row table:style-name="ro1">
          <table:table-cell/>
          <table:table-cell office:value-type="float" office:value="711.809219805" calcext:value-type="float">
            <text:p>711.809219805</text:p>
          </table:table-cell>
        </table:table-row>
        <table:table-row table:style-name="ro1">
          <table:table-cell/>
          <table:table-cell office:value-type="float" office:value="711.794807229" calcext:value-type="float">
            <text:p>711.794807229</text:p>
          </table:table-cell>
        </table:table-row>
        <table:table-row table:style-name="ro1">
          <table:table-cell/>
          <table:table-cell office:value-type="float" office:value="709.60756253" calcext:value-type="float">
            <text:p>709.60756253</text:p>
          </table:table-cell>
        </table:table-row>
        <table:table-row table:style-name="ro1">
          <table:table-cell/>
          <table:table-cell office:value-type="float" office:value="709.173829458" calcext:value-type="float">
            <text:p>709.173829458</text:p>
          </table:table-cell>
        </table:table-row>
        <table:table-row table:style-name="ro1">
          <table:table-cell/>
          <table:table-cell office:value-type="float" office:value="704.999026487" calcext:value-type="float">
            <text:p>704.999026487</text:p>
          </table:table-cell>
        </table:table-row>
        <table:table-row table:style-name="ro1">
          <table:table-cell/>
          <table:table-cell office:value-type="float" office:value="704.891510901" calcext:value-type="float">
            <text:p>704.891510901</text:p>
          </table:table-cell>
        </table:table-row>
        <table:table-row table:style-name="ro1">
          <table:table-cell/>
          <table:table-cell office:value-type="float" office:value="701.634233502" calcext:value-type="float">
            <text:p>701.634233502</text:p>
          </table:table-cell>
        </table:table-row>
        <table:table-row table:style-name="ro1">
          <table:table-cell/>
          <table:table-cell office:value-type="float" office:value="700.327399935" calcext:value-type="float">
            <text:p>700.327399935</text:p>
          </table:table-cell>
        </table:table-row>
        <table:table-row table:style-name="ro1">
          <table:table-cell/>
          <table:table-cell office:value-type="float" office:value="700.265400377" calcext:value-type="float">
            <text:p>700.265400377</text:p>
          </table:table-cell>
        </table:table-row>
        <table:table-row table:style-name="ro1">
          <table:table-cell/>
          <table:table-cell office:value-type="float" office:value="699.735016463" calcext:value-type="float">
            <text:p>699.735016463</text:p>
          </table:table-cell>
        </table:table-row>
        <table:table-row table:style-name="ro1">
          <table:table-cell/>
          <table:table-cell office:value-type="float" office:value="697.451603362" calcext:value-type="float">
            <text:p>697.451603362</text:p>
          </table:table-cell>
        </table:table-row>
        <table:table-row table:style-name="ro1">
          <table:table-cell/>
          <table:table-cell office:value-type="float" office:value="691.709969529" calcext:value-type="float">
            <text:p>691.709969529</text:p>
          </table:table-cell>
        </table:table-row>
        <table:table-row table:style-name="ro1">
          <table:table-cell/>
          <table:table-cell office:value-type="float" office:value="688.410966832" calcext:value-type="float">
            <text:p>688.410966832</text:p>
          </table:table-cell>
        </table:table-row>
        <table:table-row table:style-name="ro1">
          <table:table-cell/>
          <table:table-cell office:value-type="float" office:value="688.410155947" calcext:value-type="float">
            <text:p>688.410155947</text:p>
          </table:table-cell>
        </table:table-row>
        <table:table-row table:style-name="ro1">
          <table:table-cell/>
          <table:table-cell office:value-type="float" office:value="686.226272734" calcext:value-type="float">
            <text:p>686.226272734</text:p>
          </table:table-cell>
        </table:table-row>
        <table:table-row table:style-name="ro1">
          <table:table-cell/>
          <table:table-cell office:value-type="float" office:value="685.563672379" calcext:value-type="float">
            <text:p>685.563672379</text:p>
          </table:table-cell>
        </table:table-row>
        <table:table-row table:style-name="ro1">
          <table:table-cell/>
          <table:table-cell office:value-type="float" office:value="685.41487194" calcext:value-type="float">
            <text:p>685.41487194</text:p>
          </table:table-cell>
        </table:table-row>
        <table:table-row table:style-name="ro1">
          <table:table-cell/>
          <table:table-cell office:value-type="float" office:value="681.308484689" calcext:value-type="float">
            <text:p>681.308484689</text:p>
          </table:table-cell>
        </table:table-row>
        <table:table-row table:style-name="ro1">
          <table:table-cell/>
          <table:table-cell office:value-type="float" office:value="679.829964785" calcext:value-type="float">
            <text:p>679.829964785</text:p>
          </table:table-cell>
        </table:table-row>
        <table:table-row table:style-name="ro1">
          <table:table-cell/>
          <table:table-cell office:value-type="float" office:value="677.774350507" calcext:value-type="float">
            <text:p>677.774350507</text:p>
          </table:table-cell>
        </table:table-row>
        <table:table-row table:style-name="ro1">
          <table:table-cell/>
          <table:table-cell office:value-type="float" office:value="673.908794355" calcext:value-type="float">
            <text:p>673.908794355</text:p>
          </table:table-cell>
        </table:table-row>
        <table:table-row table:style-name="ro1">
          <table:table-cell/>
          <table:table-cell office:value-type="float" office:value="671.750637053" calcext:value-type="float">
            <text:p>671.750637053</text:p>
          </table:table-cell>
        </table:table-row>
        <table:table-row table:style-name="ro1">
          <table:table-cell/>
          <table:table-cell office:value-type="float" office:value="670.142125939" calcext:value-type="float">
            <text:p>670.142125939</text:p>
          </table:table-cell>
        </table:table-row>
        <table:table-row table:style-name="ro1">
          <table:table-cell/>
          <table:table-cell office:value-type="float" office:value="667.171494197" calcext:value-type="float">
            <text:p>667.171494197</text:p>
          </table:table-cell>
        </table:table-row>
        <table:table-row table:style-name="ro1">
          <table:table-cell/>
          <table:table-cell office:value-type="float" office:value="659.45072572" calcext:value-type="float">
            <text:p>659.45072572</text:p>
          </table:table-cell>
        </table:table-row>
        <table:table-row table:style-name="ro1">
          <table:table-cell/>
          <table:table-cell office:value-type="float" office:value="658.885484437" calcext:value-type="float">
            <text:p>658.885484437</text:p>
          </table:table-cell>
        </table:table-row>
        <table:table-row table:style-name="ro1">
          <table:table-cell/>
          <table:table-cell office:value-type="float" office:value="653.740667585" calcext:value-type="float">
            <text:p>653.740667585</text:p>
          </table:table-cell>
        </table:table-row>
        <table:table-row table:style-name="ro1">
          <table:table-cell/>
          <table:table-cell office:value-type="float" office:value="652.453295086" calcext:value-type="float">
            <text:p>652.453295086</text:p>
          </table:table-cell>
        </table:table-row>
        <table:table-row table:style-name="ro1">
          <table:table-cell/>
          <table:table-cell office:value-type="float" office:value="650.537643936" calcext:value-type="float">
            <text:p>650.537643936</text:p>
          </table:table-cell>
        </table:table-row>
        <table:table-row table:style-name="ro1">
          <table:table-cell/>
          <table:table-cell office:value-type="float" office:value="646.822799885" calcext:value-type="float">
            <text:p>646.822799885</text:p>
          </table:table-cell>
        </table:table-row>
        <table:table-row table:style-name="ro1">
          <table:table-cell/>
          <table:table-cell office:value-type="float" office:value="640.123771312" calcext:value-type="float">
            <text:p>640.123771312</text:p>
          </table:table-cell>
        </table:table-row>
        <table:table-row table:style-name="ro1">
          <table:table-cell/>
          <table:table-cell office:value-type="float" office:value="637.689975327" calcext:value-type="float">
            <text:p>637.689975327</text:p>
          </table:table-cell>
        </table:table-row>
        <table:table-row table:style-name="ro1">
          <table:table-cell/>
          <table:table-cell office:value-type="float" office:value="632.801732092" calcext:value-type="float">
            <text:p>632.801732092</text:p>
          </table:table-cell>
        </table:table-row>
        <table:table-row table:style-name="ro1">
          <table:table-cell/>
          <table:table-cell office:value-type="float" office:value="630.530891217" calcext:value-type="float">
            <text:p>630.530891217</text:p>
          </table:table-cell>
        </table:table-row>
        <table:table-row table:style-name="ro1">
          <table:table-cell/>
          <table:table-cell office:value-type="float" office:value="630.103440129" calcext:value-type="float">
            <text:p>630.103440129</text:p>
          </table:table-cell>
        </table:table-row>
        <table:table-row table:style-name="ro1">
          <table:table-cell/>
          <table:table-cell office:value-type="float" office:value="628.518561836" calcext:value-type="float">
            <text:p>628.518561836</text:p>
          </table:table-cell>
        </table:table-row>
        <table:table-row table:style-name="ro1">
          <table:table-cell/>
          <table:table-cell office:value-type="float" office:value="625.347748916" calcext:value-type="float">
            <text:p>625.347748916</text:p>
          </table:table-cell>
        </table:table-row>
        <table:table-row table:style-name="ro1">
          <table:table-cell/>
          <table:table-cell office:value-type="float" office:value="623.27895843" calcext:value-type="float">
            <text:p>623.27895843</text:p>
          </table:table-cell>
        </table:table-row>
        <table:table-row table:style-name="ro1">
          <table:table-cell/>
          <table:table-cell office:value-type="float" office:value="621.175180456" calcext:value-type="float">
            <text:p>621.175180456</text:p>
          </table:table-cell>
        </table:table-row>
        <table:table-row table:style-name="ro1">
          <table:table-cell/>
          <table:table-cell office:value-type="float" office:value="617.025111468" calcext:value-type="float">
            <text:p>617.025111468</text:p>
          </table:table-cell>
        </table:table-row>
        <table:table-row table:style-name="ro1">
          <table:table-cell/>
          <table:table-cell office:value-type="float" office:value="616.696017956" calcext:value-type="float">
            <text:p>616.696017956</text:p>
          </table:table-cell>
        </table:table-row>
        <table:table-row table:style-name="ro1">
          <table:table-cell/>
          <table:table-cell office:value-type="float" office:value="610.116724785" calcext:value-type="float">
            <text:p>610.116724785</text:p>
          </table:table-cell>
        </table:table-row>
        <table:table-row table:style-name="ro1">
          <table:table-cell/>
          <table:table-cell office:value-type="float" office:value="609.026220268" calcext:value-type="float">
            <text:p>609.026220268</text:p>
          </table:table-cell>
        </table:table-row>
        <table:table-row table:style-name="ro1">
          <table:table-cell/>
          <table:table-cell office:value-type="float" office:value="608.465231707" calcext:value-type="float">
            <text:p>608.465231707</text:p>
          </table:table-cell>
        </table:table-row>
        <table:table-row table:style-name="ro1">
          <table:table-cell/>
          <table:table-cell office:value-type="float" office:value="601.486930025" calcext:value-type="float">
            <text:p>601.486930025</text:p>
          </table:table-cell>
        </table:table-row>
        <table:table-row table:style-name="ro1">
          <table:table-cell/>
          <table:table-cell office:value-type="float" office:value="598.595007677" calcext:value-type="float">
            <text:p>598.595007677</text:p>
          </table:table-cell>
        </table:table-row>
        <table:table-row table:style-name="ro1">
          <table:table-cell/>
          <table:table-cell office:value-type="float" office:value="598.591882654" calcext:value-type="float">
            <text:p>598.591882654</text:p>
          </table:table-cell>
        </table:table-row>
        <table:table-row table:style-name="ro1">
          <table:table-cell/>
          <table:table-cell office:value-type="float" office:value="596.718498029" calcext:value-type="float">
            <text:p>596.718498029</text:p>
          </table:table-cell>
        </table:table-row>
        <table:table-row table:style-name="ro1">
          <table:table-cell/>
          <table:table-cell office:value-type="float" office:value="596.166442036" calcext:value-type="float">
            <text:p>596.166442036</text:p>
          </table:table-cell>
        </table:table-row>
        <table:table-row table:style-name="ro1">
          <table:table-cell/>
          <table:table-cell office:value-type="float" office:value="591.18037285" calcext:value-type="float">
            <text:p>591.18037285</text:p>
          </table:table-cell>
        </table:table-row>
        <table:table-row table:style-name="ro1">
          <table:table-cell/>
          <table:table-cell office:value-type="float" office:value="589.390792199" calcext:value-type="float">
            <text:p>589.390792199</text:p>
          </table:table-cell>
        </table:table-row>
        <table:table-row table:style-name="ro1">
          <table:table-cell/>
          <table:table-cell office:value-type="float" office:value="582.755874393" calcext:value-type="float">
            <text:p>582.755874393</text:p>
          </table:table-cell>
        </table:table-row>
        <table:table-row table:style-name="ro1">
          <table:table-cell/>
          <table:table-cell office:value-type="float" office:value="567.373626223" calcext:value-type="float">
            <text:p>567.373626223</text:p>
          </table:table-cell>
        </table:table-row>
        <table:table-row table:style-name="ro1">
          <table:table-cell/>
          <table:table-cell office:value-type="float" office:value="6390.17051841" calcext:value-type="float">
            <text:p>6390.17051841</text:p>
          </table:table-cell>
        </table:table-row>
        <table:table-row table:style-name="ro1">
          <table:table-cell/>
          <table:table-cell office:value-type="float" office:value="6270.49187737" calcext:value-type="float">
            <text:p>6270.49187737</text:p>
          </table:table-cell>
        </table:table-row>
        <table:table-row table:style-name="ro1">
          <table:table-cell/>
          <table:table-cell office:value-type="float" office:value="6083.36131444" calcext:value-type="float">
            <text:p>6083.36131444</text:p>
          </table:table-cell>
        </table:table-row>
        <table:table-row table:style-name="ro1">
          <table:table-cell/>
          <table:table-cell office:value-type="float" office:value="5953.14301633" calcext:value-type="float">
            <text:p>5953.14301633</text:p>
          </table:table-cell>
        </table:table-row>
        <table:table-row table:style-name="ro1">
          <table:table-cell/>
          <table:table-cell office:value-type="float" office:value="5810.66852005" calcext:value-type="float">
            <text:p>5810.66852005</text:p>
          </table:table-cell>
        </table:table-row>
        <table:table-row table:style-name="ro1">
          <table:table-cell/>
          <table:table-cell office:value-type="float" office:value="5787.3778091" calcext:value-type="float">
            <text:p>5787.3778091</text:p>
          </table:table-cell>
        </table:table-row>
        <table:table-row table:style-name="ro1">
          <table:table-cell/>
          <table:table-cell office:value-type="float" office:value="5748.44856866" calcext:value-type="float">
            <text:p>5748.44856866</text:p>
          </table:table-cell>
        </table:table-row>
        <table:table-row table:style-name="ro1">
          <table:table-cell/>
          <table:table-cell office:value-type="float" office:value="5725.8302506" calcext:value-type="float">
            <text:p>5725.8302506</text:p>
          </table:table-cell>
        </table:table-row>
        <table:table-row table:style-name="ro1">
          <table:table-cell/>
          <table:table-cell office:value-type="float" office:value="5595.2083391" calcext:value-type="float">
            <text:p>5595.2083391</text:p>
          </table:table-cell>
        </table:table-row>
        <table:table-row table:style-name="ro1">
          <table:table-cell/>
          <table:table-cell office:value-type="float" office:value="5425.0110827" calcext:value-type="float">
            <text:p>5425.0110827</text:p>
          </table:table-cell>
        </table:table-row>
        <table:table-row table:style-name="ro1">
          <table:table-cell/>
          <table:table-cell office:value-type="float" office:value="5068.06627322" calcext:value-type="float">
            <text:p>5068.06627322</text:p>
          </table:table-cell>
        </table:table-row>
        <table:table-row table:style-name="ro1">
          <table:table-cell/>
          <table:table-cell office:value-type="float" office:value="4973.14873033" calcext:value-type="float">
            <text:p>4973.14873033</text:p>
          </table:table-cell>
        </table:table-row>
        <table:table-row table:style-name="ro1">
          <table:table-cell/>
          <table:table-cell office:value-type="float" office:value="4824.73483558" calcext:value-type="float">
            <text:p>4824.73483558</text:p>
          </table:table-cell>
        </table:table-row>
        <table:table-row table:style-name="ro1">
          <table:table-cell/>
          <table:table-cell office:value-type="float" office:value="4721.45825433" calcext:value-type="float">
            <text:p>4721.45825433</text:p>
          </table:table-cell>
        </table:table-row>
        <table:table-row table:style-name="ro1">
          <table:table-cell/>
          <table:table-cell office:value-type="float" office:value="4608.46124003" calcext:value-type="float">
            <text:p>4608.46124003</text:p>
          </table:table-cell>
        </table:table-row>
        <table:table-row table:style-name="ro1">
          <table:table-cell/>
          <table:table-cell office:value-type="float" office:value="4589.98929687" calcext:value-type="float">
            <text:p>4589.98929687</text:p>
          </table:table-cell>
        </table:table-row>
        <table:table-row table:style-name="ro1">
          <table:table-cell/>
          <table:table-cell office:value-type="float" office:value="4560.19129587" calcext:value-type="float">
            <text:p>4560.19129587</text:p>
          </table:table-cell>
        </table:table-row>
        <table:table-row table:style-name="ro1">
          <table:table-cell/>
          <table:table-cell office:value-type="float" office:value="4487.59208826" calcext:value-type="float">
            <text:p>4487.59208826</text:p>
          </table:table-cell>
        </table:table-row>
        <table:table-row table:style-name="ro1">
          <table:table-cell/>
          <table:table-cell office:value-type="float" office:value="4439.625182" calcext:value-type="float">
            <text:p>4439.625182</text:p>
          </table:table-cell>
        </table:table-row>
        <table:table-row table:style-name="ro1">
          <table:table-cell/>
          <table:table-cell office:value-type="float" office:value="4437.57902756" calcext:value-type="float">
            <text:p>4437.57902756</text:p>
          </table:table-cell>
        </table:table-row>
        <table:table-row table:style-name="ro1">
          <table:table-cell/>
          <table:table-cell office:value-type="float" office:value="4422.35204682" calcext:value-type="float">
            <text:p>4422.35204682</text:p>
          </table:table-cell>
        </table:table-row>
        <table:table-row table:style-name="ro1">
          <table:table-cell/>
          <table:table-cell office:value-type="float" office:value="4412.57927619" calcext:value-type="float">
            <text:p>4412.57927619</text:p>
          </table:table-cell>
        </table:table-row>
        <table:table-row table:style-name="ro1">
          <table:table-cell/>
          <table:table-cell office:value-type="float" office:value="4324.47715681" calcext:value-type="float">
            <text:p>4324.47715681</text:p>
          </table:table-cell>
        </table:table-row>
        <table:table-row table:style-name="ro1">
          <table:table-cell/>
          <table:table-cell office:value-type="float" office:value="4302.59499662" calcext:value-type="float">
            <text:p>4302.59499662</text:p>
          </table:table-cell>
        </table:table-row>
        <table:table-row table:style-name="ro1">
          <table:table-cell/>
          <table:table-cell office:value-type="float" office:value="4195.42159616" calcext:value-type="float">
            <text:p>4195.42159616</text:p>
          </table:table-cell>
        </table:table-row>
        <table:table-row table:style-name="ro1">
          <table:table-cell/>
          <table:table-cell office:value-type="float" office:value="4189.6650037" calcext:value-type="float">
            <text:p>4189.6650037</text:p>
          </table:table-cell>
        </table:table-row>
        <table:table-row table:style-name="ro1">
          <table:table-cell/>
          <table:table-cell office:value-type="float" office:value="4129.03288294" calcext:value-type="float">
            <text:p>4129.03288294</text:p>
          </table:table-cell>
        </table:table-row>
        <table:table-row table:style-name="ro1">
          <table:table-cell/>
          <table:table-cell office:value-type="float" office:value="4077.29341073" calcext:value-type="float">
            <text:p>4077.29341073</text:p>
          </table:table-cell>
        </table:table-row>
        <table:table-row table:style-name="ro1">
          <table:table-cell/>
          <table:table-cell office:value-type="float" office:value="4072.64384254" calcext:value-type="float">
            <text:p>4072.64384254</text:p>
          </table:table-cell>
        </table:table-row>
        <table:table-row table:style-name="ro1">
          <table:table-cell/>
          <table:table-cell office:value-type="float" office:value="4050.43845005" calcext:value-type="float">
            <text:p>4050.43845005</text:p>
          </table:table-cell>
        </table:table-row>
        <table:table-row table:style-name="ro1">
          <table:table-cell/>
          <table:table-cell office:value-type="float" office:value="4013.95230863" calcext:value-type="float">
            <text:p>4013.95230863</text:p>
          </table:table-cell>
        </table:table-row>
        <table:table-row table:style-name="ro1">
          <table:table-cell/>
          <table:table-cell office:value-type="float" office:value="4012.74273907" calcext:value-type="float">
            <text:p>4012.74273907</text:p>
          </table:table-cell>
        </table:table-row>
        <table:table-row table:style-name="ro1">
          <table:table-cell/>
          <table:table-cell office:value-type="float" office:value="4007.35760003" calcext:value-type="float">
            <text:p>4007.35760003</text:p>
          </table:table-cell>
        </table:table-row>
        <table:table-row table:style-name="ro1">
          <table:table-cell/>
          <table:table-cell office:value-type="float" office:value="3998.70362271" calcext:value-type="float">
            <text:p>3998.70362271</text:p>
          </table:table-cell>
        </table:table-row>
        <table:table-row table:style-name="ro1">
          <table:table-cell/>
          <table:table-cell office:value-type="float" office:value="3996.97290331" calcext:value-type="float">
            <text:p>3996.97290331</text:p>
          </table:table-cell>
        </table:table-row>
        <table:table-row table:style-name="ro1">
          <table:table-cell/>
          <table:table-cell office:value-type="float" office:value="3987.97128617" calcext:value-type="float">
            <text:p>3987.97128617</text:p>
          </table:table-cell>
        </table:table-row>
        <table:table-row table:style-name="ro1">
          <table:table-cell/>
          <table:table-cell office:value-type="float" office:value="3965.38373554" calcext:value-type="float">
            <text:p>3965.38373554</text:p>
          </table:table-cell>
        </table:table-row>
        <table:table-row table:style-name="ro1">
          <table:table-cell/>
          <table:table-cell office:value-type="float" office:value="3954.69528941" calcext:value-type="float">
            <text:p>3954.69528941</text:p>
          </table:table-cell>
        </table:table-row>
        <table:table-row table:style-name="ro1">
          <table:table-cell/>
          <table:table-cell office:value-type="float" office:value="3949.24069074" calcext:value-type="float">
            <text:p>3949.24069074</text:p>
          </table:table-cell>
        </table:table-row>
        <table:table-row table:style-name="ro1">
          <table:table-cell/>
          <table:table-cell office:value-type="float" office:value="3934.80283531" calcext:value-type="float">
            <text:p>3934.80283531</text:p>
          </table:table-cell>
        </table:table-row>
        <table:table-row table:style-name="ro1">
          <table:table-cell/>
          <table:table-cell office:value-type="float" office:value="3920.96467083" calcext:value-type="float">
            <text:p>3920.96467083</text:p>
          </table:table-cell>
        </table:table-row>
        <table:table-row table:style-name="ro1">
          <table:table-cell/>
          <table:table-cell office:value-type="float" office:value="3904.50969816" calcext:value-type="float">
            <text:p>3904.50969816</text:p>
          </table:table-cell>
        </table:table-row>
        <table:table-row table:style-name="ro1">
          <table:table-cell/>
          <table:table-cell office:value-type="float" office:value="3902.25398979" calcext:value-type="float">
            <text:p>3902.25398979</text:p>
          </table:table-cell>
        </table:table-row>
        <table:table-row table:style-name="ro1">
          <table:table-cell/>
          <table:table-cell office:value-type="float" office:value="3874.1708137" calcext:value-type="float">
            <text:p>3874.1708137</text:p>
          </table:table-cell>
        </table:table-row>
        <table:table-row table:style-name="ro1">
          <table:table-cell/>
          <table:table-cell office:value-type="float" office:value="3873.69145306" calcext:value-type="float">
            <text:p>3873.69145306</text:p>
          </table:table-cell>
        </table:table-row>
        <table:table-row table:style-name="ro1">
          <table:table-cell/>
          <table:table-cell office:value-type="float" office:value="3860.42126973" calcext:value-type="float">
            <text:p>3860.42126973</text:p>
          </table:table-cell>
        </table:table-row>
        <table:table-row table:style-name="ro1">
          <table:table-cell/>
          <table:table-cell office:value-type="float" office:value="3851.73249006" calcext:value-type="float">
            <text:p>3851.73249006</text:p>
          </table:table-cell>
        </table:table-row>
        <table:table-row table:style-name="ro1">
          <table:table-cell/>
          <table:table-cell office:value-type="float" office:value="3844.12954096" calcext:value-type="float">
            <text:p>3844.12954096</text:p>
          </table:table-cell>
        </table:table-row>
        <table:table-row table:style-name="ro1">
          <table:table-cell/>
          <table:table-cell office:value-type="float" office:value="3840.75897258" calcext:value-type="float">
            <text:p>3840.75897258</text:p>
          </table:table-cell>
        </table:table-row>
        <table:table-row table:style-name="ro1">
          <table:table-cell/>
          <table:table-cell office:value-type="float" office:value="3831.80848617" calcext:value-type="float">
            <text:p>3831.80848617</text:p>
          </table:table-cell>
        </table:table-row>
        <table:table-row table:style-name="ro1">
          <table:table-cell/>
          <table:table-cell office:value-type="float" office:value="3820.624582" calcext:value-type="float">
            <text:p>3820.624582</text:p>
          </table:table-cell>
        </table:table-row>
        <table:table-row table:style-name="ro1">
          <table:table-cell/>
          <table:table-cell office:value-type="float" office:value="3818.09266786" calcext:value-type="float">
            <text:p>3818.09266786</text:p>
          </table:table-cell>
        </table:table-row>
        <table:table-row table:style-name="ro1">
          <table:table-cell/>
          <table:table-cell office:value-type="float" office:value="3779.47617725" calcext:value-type="float">
            <text:p>3779.47617725</text:p>
          </table:table-cell>
        </table:table-row>
        <table:table-row table:style-name="ro1">
          <table:table-cell/>
          <table:table-cell office:value-type="float" office:value="3741.38695359" calcext:value-type="float">
            <text:p>3741.38695359</text:p>
          </table:table-cell>
        </table:table-row>
        <table:table-row table:style-name="ro1">
          <table:table-cell/>
          <table:table-cell office:value-type="float" office:value="3521.93080124" calcext:value-type="float">
            <text:p>3521.93080124</text:p>
          </table:table-cell>
        </table:table-row>
        <table:table-row table:style-name="ro1">
          <table:table-cell/>
          <table:table-cell office:value-type="float" office:value="3503.07042018" calcext:value-type="float">
            <text:p>3503.07042018</text:p>
          </table:table-cell>
        </table:table-row>
        <table:table-row table:style-name="ro1">
          <table:table-cell/>
          <table:table-cell office:value-type="float" office:value="3322.29182582" calcext:value-type="float">
            <text:p>3322.29182582</text:p>
          </table:table-cell>
        </table:table-row>
        <table:table-row table:style-name="ro1">
          <table:table-cell/>
          <table:table-cell office:value-type="float" office:value="3233.8908897" calcext:value-type="float">
            <text:p>3233.8908897</text:p>
          </table:table-cell>
        </table:table-row>
        <table:table-row table:style-name="ro1">
          <table:table-cell/>
          <table:table-cell office:value-type="float" office:value="3229.8528106" calcext:value-type="float">
            <text:p>3229.8528106</text:p>
          </table:table-cell>
        </table:table-row>
        <table:table-row table:style-name="ro1">
          <table:table-cell/>
          <table:table-cell office:value-type="float" office:value="3212.2467551" calcext:value-type="float">
            <text:p>3212.2467551</text:p>
          </table:table-cell>
        </table:table-row>
        <table:table-row table:style-name="ro1">
          <table:table-cell/>
          <table:table-cell office:value-type="float" office:value="3183.26551161" calcext:value-type="float">
            <text:p>3183.26551161</text:p>
          </table:table-cell>
        </table:table-row>
        <table:table-row table:style-name="ro1">
          <table:table-cell/>
          <table:table-cell office:value-type="float" office:value="3172.02989505" calcext:value-type="float">
            <text:p>3172.02989505</text:p>
          </table:table-cell>
        </table:table-row>
        <table:table-row table:style-name="ro1">
          <table:table-cell/>
          <table:table-cell office:value-type="float" office:value="3170.17468227" calcext:value-type="float">
            <text:p>3170.17468227</text:p>
          </table:table-cell>
        </table:table-row>
        <table:table-row table:style-name="ro1">
          <table:table-cell/>
          <table:table-cell office:value-type="float" office:value="3163.03175256" calcext:value-type="float">
            <text:p>3163.03175256</text:p>
          </table:table-cell>
        </table:table-row>
        <table:table-row table:style-name="ro1">
          <table:table-cell/>
          <table:table-cell office:value-type="float" office:value="3136.65083198" calcext:value-type="float">
            <text:p>3136.65083198</text:p>
          </table:table-cell>
        </table:table-row>
        <table:table-row table:style-name="ro1">
          <table:table-cell/>
          <table:table-cell office:value-type="float" office:value="3132.15640989" calcext:value-type="float">
            <text:p>3132.15640989</text:p>
          </table:table-cell>
        </table:table-row>
        <table:table-row table:style-name="ro1">
          <table:table-cell/>
          <table:table-cell office:value-type="float" office:value="3120.70569697" calcext:value-type="float">
            <text:p>3120.70569697</text:p>
          </table:table-cell>
        </table:table-row>
        <table:table-row table:style-name="ro1">
          <table:table-cell/>
          <table:table-cell office:value-type="float" office:value="3109.56865695" calcext:value-type="float">
            <text:p>3109.56865695</text:p>
          </table:table-cell>
        </table:table-row>
        <table:table-row table:style-name="ro1">
          <table:table-cell/>
          <table:table-cell office:value-type="float" office:value="3072.61823156" calcext:value-type="float">
            <text:p>3072.61823156</text:p>
          </table:table-cell>
        </table:table-row>
        <table:table-row table:style-name="ro1">
          <table:table-cell/>
          <table:table-cell office:value-type="float" office:value="3071.77738601" calcext:value-type="float">
            <text:p>3071.77738601</text:p>
          </table:table-cell>
        </table:table-row>
        <table:table-row table:style-name="ro1">
          <table:table-cell/>
          <table:table-cell office:value-type="float" office:value="3061.25751415" calcext:value-type="float">
            <text:p>3061.25751415</text:p>
          </table:table-cell>
        </table:table-row>
        <table:table-row table:style-name="ro1">
          <table:table-cell/>
          <table:table-cell office:value-type="float" office:value="3061.11255465" calcext:value-type="float">
            <text:p>3061.11255465</text:p>
          </table:table-cell>
        </table:table-row>
        <table:table-row table:style-name="ro1">
          <table:table-cell/>
          <table:table-cell office:value-type="float" office:value="3054.82231971" calcext:value-type="float">
            <text:p>3054.82231971</text:p>
          </table:table-cell>
        </table:table-row>
        <table:table-row table:style-name="ro1">
          <table:table-cell/>
          <table:table-cell office:value-type="float" office:value="3048.79239456" calcext:value-type="float">
            <text:p>3048.79239456</text:p>
          </table:table-cell>
        </table:table-row>
        <table:table-row table:style-name="ro1">
          <table:table-cell/>
          <table:table-cell office:value-type="float" office:value="3046.14819146" calcext:value-type="float">
            <text:p>3046.14819146</text:p>
          </table:table-cell>
        </table:table-row>
        <table:table-row table:style-name="ro1">
          <table:table-cell/>
          <table:table-cell office:value-type="float" office:value="3046.11918515" calcext:value-type="float">
            <text:p>3046.11918515</text:p>
          </table:table-cell>
        </table:table-row>
        <table:table-row table:style-name="ro1">
          <table:table-cell/>
          <table:table-cell office:value-type="float" office:value="3039.17104832" calcext:value-type="float">
            <text:p>3039.17104832</text:p>
          </table:table-cell>
        </table:table-row>
        <table:table-row table:style-name="ro1">
          <table:table-cell/>
          <table:table-cell office:value-type="float" office:value="3030.30771641" calcext:value-type="float">
            <text:p>3030.30771641</text:p>
          </table:table-cell>
        </table:table-row>
        <table:table-row table:style-name="ro1">
          <table:table-cell/>
          <table:table-cell office:value-type="float" office:value="3028.29337361" calcext:value-type="float">
            <text:p>3028.29337361</text:p>
          </table:table-cell>
        </table:table-row>
        <table:table-row table:style-name="ro1">
          <table:table-cell/>
          <table:table-cell office:value-type="float" office:value="2997.51558886" calcext:value-type="float">
            <text:p>2997.51558886</text:p>
          </table:table-cell>
        </table:table-row>
        <table:table-row table:style-name="ro1">
          <table:table-cell/>
          <table:table-cell office:value-type="float" office:value="2896.59220384" calcext:value-type="float">
            <text:p>2896.59220384</text:p>
          </table:table-cell>
        </table:table-row>
        <table:table-row table:style-name="ro1">
          <table:table-cell/>
          <table:table-cell office:value-type="float" office:value="2811.92649016" calcext:value-type="float">
            <text:p>2811.92649016</text:p>
          </table:table-cell>
        </table:table-row>
        <table:table-row table:style-name="ro1">
          <table:table-cell/>
          <table:table-cell office:value-type="float" office:value="2808.71989141" calcext:value-type="float">
            <text:p>2808.71989141</text:p>
          </table:table-cell>
        </table:table-row>
        <table:table-row table:style-name="ro1">
          <table:table-cell/>
          <table:table-cell office:value-type="float" office:value="2793.55364642" calcext:value-type="float">
            <text:p>2793.55364642</text:p>
          </table:table-cell>
        </table:table-row>
        <table:table-row table:style-name="ro1">
          <table:table-cell/>
          <table:table-cell office:value-type="float" office:value="2773.51961717" calcext:value-type="float">
            <text:p>2773.51961717</text:p>
          </table:table-cell>
        </table:table-row>
        <table:table-row table:style-name="ro1">
          <table:table-cell/>
          <table:table-cell office:value-type="float" office:value="2766.50260552" calcext:value-type="float">
            <text:p>2766.50260552</text:p>
          </table:table-cell>
        </table:table-row>
        <table:table-row table:style-name="ro1">
          <table:table-cell/>
          <table:table-cell office:value-type="float" office:value="2758.28686525" calcext:value-type="float">
            <text:p>2758.28686525</text:p>
          </table:table-cell>
        </table:table-row>
        <table:table-row table:style-name="ro1">
          <table:table-cell/>
          <table:table-cell office:value-type="float" office:value="2756.67363676" calcext:value-type="float">
            <text:p>2756.67363676</text:p>
          </table:table-cell>
        </table:table-row>
        <table:table-row table:style-name="ro1">
          <table:table-cell/>
          <table:table-cell office:value-type="float" office:value="2751.14975142" calcext:value-type="float">
            <text:p>2751.14975142</text:p>
          </table:table-cell>
        </table:table-row>
        <table:table-row table:style-name="ro1">
          <table:table-cell/>
          <table:table-cell office:value-type="float" office:value="2727.37606166" calcext:value-type="float">
            <text:p>2727.37606166</text:p>
          </table:table-cell>
        </table:table-row>
        <table:table-row table:style-name="ro1">
          <table:table-cell/>
          <table:table-cell office:value-type="float" office:value="2723.61426947" calcext:value-type="float">
            <text:p>2723.61426947</text:p>
          </table:table-cell>
        </table:table-row>
        <table:table-row table:style-name="ro1">
          <table:table-cell/>
          <table:table-cell office:value-type="float" office:value="2703.97274518" calcext:value-type="float">
            <text:p>2703.97274518</text:p>
          </table:table-cell>
        </table:table-row>
        <table:table-row table:style-name="ro1">
          <table:table-cell/>
          <table:table-cell office:value-type="float" office:value="2700.13531017" calcext:value-type="float">
            <text:p>2700.13531017</text:p>
          </table:table-cell>
        </table:table-row>
        <table:table-row table:style-name="ro1">
          <table:table-cell/>
          <table:table-cell office:value-type="float" office:value="2671.70739649" calcext:value-type="float">
            <text:p>2671.70739649</text:p>
          </table:table-cell>
        </table:table-row>
        <table:table-row table:style-name="ro1">
          <table:table-cell/>
          <table:table-cell office:value-type="float" office:value="2671.64493921" calcext:value-type="float">
            <text:p>2671.64493921</text:p>
          </table:table-cell>
        </table:table-row>
        <table:table-row table:style-name="ro1">
          <table:table-cell/>
          <table:table-cell office:value-type="float" office:value="2662.09818611" calcext:value-type="float">
            <text:p>2662.09818611</text:p>
          </table:table-cell>
        </table:table-row>
        <table:table-row table:style-name="ro1">
          <table:table-cell/>
          <table:table-cell office:value-type="float" office:value="2656.10763352" calcext:value-type="float">
            <text:p>2656.10763352</text:p>
          </table:table-cell>
        </table:table-row>
        <table:table-row table:style-name="ro1">
          <table:table-cell/>
          <table:table-cell office:value-type="float" office:value="2651.12382135" calcext:value-type="float">
            <text:p>2651.12382135</text:p>
          </table:table-cell>
        </table:table-row>
        <table:table-row table:style-name="ro1">
          <table:table-cell/>
          <table:table-cell office:value-type="float" office:value="2648.92816483" calcext:value-type="float">
            <text:p>2648.92816483</text:p>
          </table:table-cell>
        </table:table-row>
        <table:table-row table:style-name="ro1">
          <table:table-cell/>
          <table:table-cell office:value-type="float" office:value="2642.23406318" calcext:value-type="float">
            <text:p>2642.23406318</text:p>
          </table:table-cell>
        </table:table-row>
        <table:table-row table:style-name="ro1">
          <table:table-cell/>
          <table:table-cell office:value-type="float" office:value="2634.91350482" calcext:value-type="float">
            <text:p>2634.91350482</text:p>
          </table:table-cell>
        </table:table-row>
        <table:table-row table:style-name="ro1">
          <table:table-cell/>
          <table:table-cell office:value-type="float" office:value="2633.16735715" calcext:value-type="float">
            <text:p>2633.16735715</text:p>
          </table:table-cell>
        </table:table-row>
        <table:table-row table:style-name="ro1">
          <table:table-cell/>
          <table:table-cell office:value-type="float" office:value="2607.06657939" calcext:value-type="float">
            <text:p>2607.06657939</text:p>
          </table:table-cell>
        </table:table-row>
        <table:table-row table:style-name="ro1">
          <table:table-cell/>
          <table:table-cell office:value-type="float" office:value="2606.53529466" calcext:value-type="float">
            <text:p>2606.53529466</text:p>
          </table:table-cell>
        </table:table-row>
        <table:table-row table:style-name="ro1">
          <table:table-cell/>
          <table:table-cell office:value-type="float" office:value="2401.1491263" calcext:value-type="float">
            <text:p>2401.1491263</text:p>
          </table:table-cell>
        </table:table-row>
        <table:table-row table:style-name="ro1">
          <table:table-cell/>
          <table:table-cell office:value-type="float" office:value="2381.02898703" calcext:value-type="float">
            <text:p>2381.02898703</text:p>
          </table:table-cell>
        </table:table-row>
        <table:table-row table:style-name="ro1">
          <table:table-cell/>
          <table:table-cell office:value-type="float" office:value="2367.40667993" calcext:value-type="float">
            <text:p>2367.40667993</text:p>
          </table:table-cell>
        </table:table-row>
        <table:table-row table:style-name="ro1">
          <table:table-cell/>
          <table:table-cell office:value-type="float" office:value="2345.7772385" calcext:value-type="float">
            <text:p>2345.7772385</text:p>
          </table:table-cell>
        </table:table-row>
        <table:table-row table:style-name="ro1">
          <table:table-cell/>
          <table:table-cell office:value-type="float" office:value="2338.44925513" calcext:value-type="float">
            <text:p>2338.44925513</text:p>
          </table:table-cell>
        </table:table-row>
        <table:table-row table:style-name="ro1">
          <table:table-cell/>
          <table:table-cell office:value-type="float" office:value="2315.26948744" calcext:value-type="float">
            <text:p>2315.26948744</text:p>
          </table:table-cell>
        </table:table-row>
        <table:table-row table:style-name="ro1">
          <table:table-cell/>
          <table:table-cell office:value-type="float" office:value="2199.90560153" calcext:value-type="float">
            <text:p>2199.90560153</text:p>
          </table:table-cell>
        </table:table-row>
        <table:table-row table:style-name="ro1">
          <table:table-cell/>
          <table:table-cell office:value-type="float" office:value="2068.13266071" calcext:value-type="float">
            <text:p>2068.13266071</text:p>
          </table:table-cell>
        </table:table-row>
        <table:table-row table:style-name="ro1">
          <table:table-cell/>
          <table:table-cell office:value-type="float" office:value="1912.67756344" calcext:value-type="float">
            <text:p>1912.67756344</text:p>
          </table:table-cell>
        </table:table-row>
        <table:table-row table:style-name="ro1">
          <table:table-cell/>
          <table:table-cell office:value-type="float" office:value="1904.35965189" calcext:value-type="float">
            <text:p>1904.35965189</text:p>
          </table:table-cell>
        </table:table-row>
        <table:table-row table:style-name="ro1">
          <table:table-cell/>
          <table:table-cell office:value-type="float" office:value="1888.40230006" calcext:value-type="float">
            <text:p>1888.40230006</text:p>
          </table:table-cell>
        </table:table-row>
        <table:table-row table:style-name="ro1">
          <table:table-cell/>
          <table:table-cell office:value-type="float" office:value="1877.68931078" calcext:value-type="float">
            <text:p>1877.68931078</text:p>
          </table:table-cell>
        </table:table-row>
        <table:table-row table:style-name="ro1">
          <table:table-cell/>
          <table:table-cell office:value-type="float" office:value="1860.09493257" calcext:value-type="float">
            <text:p>1860.09493257</text:p>
          </table:table-cell>
        </table:table-row>
        <table:table-row table:style-name="ro1">
          <table:table-cell/>
          <table:table-cell office:value-type="float" office:value="1854.80090117" calcext:value-type="float">
            <text:p>1854.80090117</text:p>
          </table:table-cell>
        </table:table-row>
        <table:table-row table:style-name="ro1">
          <table:table-cell/>
          <table:table-cell office:value-type="float" office:value="1836.3302573" calcext:value-type="float">
            <text:p>1836.3302573</text:p>
          </table:table-cell>
        </table:table-row>
        <table:table-row table:style-name="ro1">
          <table:table-cell/>
          <table:table-cell office:value-type="float" office:value="1798.29633615" calcext:value-type="float">
            <text:p>1798.29633615</text:p>
          </table:table-cell>
        </table:table-row>
        <table:table-row table:style-name="ro1">
          <table:table-cell/>
          <table:table-cell office:value-type="float" office:value="1655.96491469" calcext:value-type="float">
            <text:p>1655.96491469</text:p>
          </table:table-cell>
        </table:table-row>
        <table:table-row table:style-name="ro1">
          <table:table-cell/>
          <table:table-cell office:value-type="float" office:value="1642.16779135" calcext:value-type="float">
            <text:p>1642.16779135</text:p>
          </table:table-cell>
        </table:table-row>
        <table:table-row table:style-name="ro1">
          <table:table-cell/>
          <table:table-cell office:value-type="float" office:value="1632.77331372" calcext:value-type="float">
            <text:p>1632.77331372</text:p>
          </table:table-cell>
        </table:table-row>
        <table:table-row table:style-name="ro1">
          <table:table-cell/>
          <table:table-cell office:value-type="float" office:value="1617.54971557" calcext:value-type="float">
            <text:p>1617.54971557</text:p>
          </table:table-cell>
        </table:table-row>
        <table:table-row table:style-name="ro1">
          <table:table-cell/>
          <table:table-cell office:value-type="float" office:value="1612.57696632" calcext:value-type="float">
            <text:p>1612.57696632</text:p>
          </table:table-cell>
        </table:table-row>
        <table:table-row table:style-name="ro1">
          <table:table-cell/>
          <table:table-cell office:value-type="float" office:value="1603.6359244" calcext:value-type="float">
            <text:p>1603.6359244</text:p>
          </table:table-cell>
        </table:table-row>
        <table:table-row table:style-name="ro1">
          <table:table-cell/>
          <table:table-cell office:value-type="float" office:value="1597.09444625" calcext:value-type="float">
            <text:p>1597.09444625</text:p>
          </table:table-cell>
        </table:table-row>
        <table:table-row table:style-name="ro1">
          <table:table-cell/>
          <table:table-cell office:value-type="float" office:value="1466.87821629" calcext:value-type="float">
            <text:p>1466.87821629</text:p>
          </table:table-cell>
        </table:table-row>
        <table:table-row table:style-name="ro1">
          <table:table-cell/>
          <table:table-cell office:value-type="float" office:value="1378.68207327" calcext:value-type="float">
            <text:p>1378.68207327</text:p>
          </table:table-cell>
        </table:table-row>
        <table:table-row table:style-name="ro1">
          <table:table-cell/>
          <table:table-cell office:value-type="float" office:value="1347.69175221" calcext:value-type="float">
            <text:p>1347.69175221</text:p>
          </table:table-cell>
        </table:table-row>
        <table:table-row table:style-name="ro1">
          <table:table-cell/>
          <table:table-cell office:value-type="float" office:value="1310.5897156" calcext:value-type="float">
            <text:p>1310.5897156</text:p>
          </table:table-cell>
        </table:table-row>
        <table:table-row table:style-name="ro1">
          <table:table-cell/>
          <table:table-cell office:value-type="float" office:value="1300.82715516" calcext:value-type="float">
            <text:p>1300.82715516</text:p>
          </table:table-cell>
        </table:table-row>
        <table:table-row table:style-name="ro1">
          <table:table-cell/>
          <table:table-cell office:value-type="float" office:value="1280.61564352" calcext:value-type="float">
            <text:p>1280.61564352</text:p>
          </table:table-cell>
        </table:table-row>
        <table:table-row table:style-name="ro1">
          <table:table-cell/>
          <table:table-cell office:value-type="float" office:value="1278.67117455" calcext:value-type="float">
            <text:p>1278.67117455</text:p>
          </table:table-cell>
        </table:table-row>
        <table:table-row table:style-name="ro1">
          <table:table-cell office:value-type="string" calcext:value-type="string">
            <text:p>Bimodal</text:p>
          </table:table-cell>
          <table:table-cell office:value-type="float" office:value="1271.79617556" calcext:value-type="float">
            <text:p>1271.79617556</text:p>
          </table:table-cell>
        </table:table-row>
        <table:table-row table:style-name="ro1">
          <table:table-cell/>
          <table:table-cell office:value-type="float" office:value="1254.05474124" calcext:value-type="float">
            <text:p>1254.05474124</text:p>
          </table:table-cell>
        </table:table-row>
        <table:table-row table:style-name="ro1">
          <table:table-cell/>
          <table:table-cell office:value-type="float" office:value="1163.27678485" calcext:value-type="float">
            <text:p>1163.27678485</text:p>
          </table:table-cell>
        </table:table-row>
        <table:table-row table:style-name="ro1">
          <table:table-cell/>
          <table:table-cell office:value-type="float" office:value="1162.78401657" calcext:value-type="float">
            <text:p>1162.78401657</text:p>
          </table:table-cell>
        </table:table-row>
        <table:table-row table:style-name="ro1">
          <table:table-cell/>
          <table:table-cell office:value-type="float" office:value="1158.75620235" calcext:value-type="float">
            <text:p>1158.75620235</text:p>
          </table:table-cell>
        </table:table-row>
        <table:table-row table:style-name="ro1">
          <table:table-cell/>
          <table:table-cell office:value-type="float" office:value="1126.92610296" calcext:value-type="float">
            <text:p>1126.92610296</text:p>
          </table:table-cell>
        </table:table-row>
        <table:table-row table:style-name="ro1">
          <table:table-cell/>
          <table:table-cell office:value-type="float" office:value="1114.50699416" calcext:value-type="float">
            <text:p>1114.50699416</text:p>
          </table:table-cell>
        </table:table-row>
        <table:table-row table:style-name="ro1">
          <table:table-cell/>
          <table:table-cell office:value-type="float" office:value="1112.01783649" calcext:value-type="float">
            <text:p>1112.01783649</text:p>
          </table:table-cell>
        </table:table-row>
        <table:table-row table:style-name="ro1">
          <table:table-cell/>
          <table:table-cell office:value-type="float" office:value="1105.86363542" calcext:value-type="float">
            <text:p>1105.86363542</text:p>
          </table:table-cell>
        </table:table-row>
        <table:table-row table:style-name="ro1">
          <table:table-cell/>
          <table:table-cell office:value-type="float" office:value="1093.38912098" calcext:value-type="float">
            <text:p>1093.38912098</text:p>
          </table:table-cell>
        </table:table-row>
        <table:table-row table:style-name="ro1">
          <table:table-cell/>
          <table:table-cell office:value-type="float" office:value="1084.34270777" calcext:value-type="float">
            <text:p>1084.34270777</text:p>
          </table:table-cell>
        </table:table-row>
        <table:table-row table:style-name="ro1">
          <table:table-cell/>
          <table:table-cell office:value-type="float" office:value="1082.863656" calcext:value-type="float">
            <text:p>1082.863656</text:p>
          </table:table-cell>
        </table:table-row>
        <table:table-row table:style-name="ro1">
          <table:table-cell/>
          <table:table-cell office:value-type="float" office:value="1080.94209949" calcext:value-type="float">
            <text:p>1080.94209949</text:p>
          </table:table-cell>
        </table:table-row>
        <table:table-row table:style-name="ro1">
          <table:table-cell/>
          <table:table-cell office:value-type="float" office:value="1079.22454906" calcext:value-type="float">
            <text:p>1079.22454906</text:p>
          </table:table-cell>
        </table:table-row>
        <table:table-row table:style-name="ro1">
          <table:table-cell/>
          <table:table-cell office:value-type="float" office:value="1072.04672763" calcext:value-type="float">
            <text:p>1072.04672763</text:p>
          </table:table-cell>
        </table:table-row>
        <table:table-row table:style-name="ro1">
          <table:table-cell/>
          <table:table-cell office:value-type="float" office:value="1071.68665898" calcext:value-type="float">
            <text:p>1071.68665898</text:p>
          </table:table-cell>
        </table:table-row>
        <table:table-row table:style-name="ro1">
          <table:table-cell/>
          <table:table-cell office:value-type="float" office:value="1069.07357605" calcext:value-type="float">
            <text:p>1069.07357605</text:p>
          </table:table-cell>
        </table:table-row>
        <table:table-row table:style-name="ro1">
          <table:table-cell/>
          <table:table-cell office:value-type="float" office:value="1061.87180705" calcext:value-type="float">
            <text:p>1061.87180705</text:p>
          </table:table-cell>
        </table:table-row>
        <table:table-row table:style-name="ro1">
          <table:table-cell/>
          <table:table-cell office:value-type="float" office:value="1059.81142642" calcext:value-type="float">
            <text:p>1059.81142642</text:p>
          </table:table-cell>
        </table:table-row>
        <table:table-row table:style-name="ro1">
          <table:table-cell/>
          <table:table-cell office:value-type="float" office:value="1048.27048086" calcext:value-type="float">
            <text:p>1048.27048086</text:p>
          </table:table-cell>
        </table:table-row>
        <table:table-row table:style-name="ro1">
          <table:table-cell/>
          <table:table-cell office:value-type="float" office:value="1042.31796344" calcext:value-type="float">
            <text:p>1042.31796344</text:p>
          </table:table-cell>
        </table:table-row>
        <table:table-row table:style-name="ro1">
          <table:table-cell/>
          <table:table-cell office:value-type="float" office:value="1042.00779314" calcext:value-type="float">
            <text:p>1042.00779314</text:p>
          </table:table-cell>
        </table:table-row>
        <table:table-row table:style-name="ro1">
          <table:table-cell/>
          <table:table-cell office:value-type="float" office:value="1039.43322272" calcext:value-type="float">
            <text:p>1039.43322272</text:p>
          </table:table-cell>
        </table:table-row>
        <table:table-row table:style-name="ro1">
          <table:table-cell/>
          <table:table-cell office:value-type="float" office:value="1037.99839192" calcext:value-type="float">
            <text:p>1037.99839192</text:p>
          </table:table-cell>
        </table:table-row>
        <table:table-row table:style-name="ro1">
          <table:table-cell/>
          <table:table-cell office:value-type="float" office:value="1037.67982159" calcext:value-type="float">
            <text:p>1037.67982159</text:p>
          </table:table-cell>
        </table:table-row>
        <table:table-row table:style-name="ro1">
          <table:table-cell/>
          <table:table-cell office:value-type="float" office:value="1036.81408998" calcext:value-type="float">
            <text:p>1036.81408998</text:p>
          </table:table-cell>
        </table:table-row>
        <table:table-row table:style-name="ro1">
          <table:table-cell/>
          <table:table-cell office:value-type="float" office:value="1035.52445934" calcext:value-type="float">
            <text:p>1035.52445934</text:p>
          </table:table-cell>
        </table:table-row>
        <table:table-row table:style-name="ro1">
          <table:table-cell/>
          <table:table-cell office:value-type="float" office:value="1031.60366339" calcext:value-type="float">
            <text:p>1031.60366339</text:p>
          </table:table-cell>
        </table:table-row>
        <table:table-row table:style-name="ro1">
          <table:table-cell/>
          <table:table-cell office:value-type="float" office:value="1027.14363207" calcext:value-type="float">
            <text:p>1027.14363207</text:p>
          </table:table-cell>
        </table:table-row>
        <table:table-row table:style-name="ro1">
          <table:table-cell/>
          <table:table-cell office:value-type="float" office:value="1025.51148415" calcext:value-type="float">
            <text:p>1025.51148415</text:p>
          </table:table-cell>
        </table:table-row>
        <table:table-row table:style-name="ro1">
          <table:table-cell/>
          <table:table-cell office:value-type="float" office:value="1020.36600409" calcext:value-type="float">
            <text:p>1020.36600409</text:p>
          </table:table-cell>
        </table:table-row>
        <table:table-row table:style-name="ro1">
          <table:table-cell/>
          <table:table-cell office:value-type="float" office:value="1016.25364173" calcext:value-type="float">
            <text:p>1016.25364173</text:p>
          </table:table-cell>
        </table:table-row>
        <table:table-row table:style-name="ro1">
          <table:table-cell/>
          <table:table-cell office:value-type="float" office:value="1015.94140162" calcext:value-type="float">
            <text:p>1015.94140162</text:p>
          </table:table-cell>
        </table:table-row>
        <table:table-row table:style-name="ro1">
          <table:table-cell/>
          <table:table-cell office:value-type="float" office:value="1014.11851775" calcext:value-type="float">
            <text:p>1014.11851775</text:p>
          </table:table-cell>
        </table:table-row>
        <table:table-row table:style-name="ro1">
          <table:table-cell/>
          <table:table-cell office:value-type="float" office:value="1011.11653615" calcext:value-type="float">
            <text:p>1011.11653615</text:p>
          </table:table-cell>
        </table:table-row>
        <table:table-row table:style-name="ro1">
          <table:table-cell/>
          <table:table-cell office:value-type="float" office:value="999.200639236" calcext:value-type="float">
            <text:p>999.200639236</text:p>
          </table:table-cell>
        </table:table-row>
        <table:table-row table:style-name="ro1">
          <table:table-cell/>
          <table:table-cell office:value-type="float" office:value="994.900089859" calcext:value-type="float">
            <text:p>994.900089859</text:p>
          </table:table-cell>
        </table:table-row>
        <table:table-row table:style-name="ro1">
          <table:table-cell/>
          <table:table-cell office:value-type="float" office:value="992.978614777" calcext:value-type="float">
            <text:p>992.978614777</text:p>
          </table:table-cell>
        </table:table-row>
        <table:table-row table:style-name="ro1">
          <table:table-cell/>
          <table:table-cell office:value-type="float" office:value="982.214539486" calcext:value-type="float">
            <text:p>982.214539486</text:p>
          </table:table-cell>
        </table:table-row>
        <table:table-row table:style-name="ro1">
          <table:table-cell/>
          <table:table-cell office:value-type="float" office:value="979.956544654" calcext:value-type="float">
            <text:p>979.956544654</text:p>
          </table:table-cell>
        </table:table-row>
        <table:table-row table:style-name="ro1">
          <table:table-cell/>
          <table:table-cell office:value-type="float" office:value="972.009864541" calcext:value-type="float">
            <text:p>972.009864541</text:p>
          </table:table-cell>
        </table:table-row>
        <table:table-row table:style-name="ro1">
          <table:table-cell/>
          <table:table-cell office:value-type="float" office:value="961.350616962" calcext:value-type="float">
            <text:p>961.350616962</text:p>
          </table:table-cell>
        </table:table-row>
        <table:table-row table:style-name="ro1">
          <table:table-cell/>
          <table:table-cell office:value-type="float" office:value="960.907972954" calcext:value-type="float">
            <text:p>960.907972954</text:p>
          </table:table-cell>
        </table:table-row>
        <table:table-row table:style-name="ro1">
          <table:table-cell/>
          <table:table-cell office:value-type="float" office:value="953.349549253" calcext:value-type="float">
            <text:p>953.349549253</text:p>
          </table:table-cell>
        </table:table-row>
        <table:table-row table:style-name="ro1">
          <table:table-cell/>
          <table:table-cell office:value-type="float" office:value="950.77314868" calcext:value-type="float">
            <text:p>950.77314868</text:p>
          </table:table-cell>
        </table:table-row>
        <table:table-row table:style-name="ro1">
          <table:table-cell/>
          <table:table-cell office:value-type="float" office:value="949.006695074" calcext:value-type="float">
            <text:p>949.006695074</text:p>
          </table:table-cell>
        </table:table-row>
        <table:table-row table:style-name="ro1">
          <table:table-cell/>
          <table:table-cell office:value-type="float" office:value="942.816076799" calcext:value-type="float">
            <text:p>942.816076799</text:p>
          </table:table-cell>
        </table:table-row>
        <table:table-row table:style-name="ro1">
          <table:table-cell/>
          <table:table-cell office:value-type="float" office:value="933.143633736" calcext:value-type="float">
            <text:p>933.143633736</text:p>
          </table:table-cell>
        </table:table-row>
        <table:table-row table:style-name="ro1">
          <table:table-cell/>
          <table:table-cell office:value-type="float" office:value="929.66654082" calcext:value-type="float">
            <text:p>929.66654082</text:p>
          </table:table-cell>
        </table:table-row>
        <table:table-row table:style-name="ro1">
          <table:table-cell/>
          <table:table-cell office:value-type="float" office:value="929.287800638" calcext:value-type="float">
            <text:p>929.287800638</text:p>
          </table:table-cell>
        </table:table-row>
        <table:table-row table:style-name="ro1">
          <table:table-cell/>
          <table:table-cell office:value-type="float" office:value="922.551454649" calcext:value-type="float">
            <text:p>922.551454649</text:p>
          </table:table-cell>
        </table:table-row>
        <table:table-row table:style-name="ro1">
          <table:table-cell/>
          <table:table-cell office:value-type="float" office:value="920.471274908" calcext:value-type="float">
            <text:p>920.471274908</text:p>
          </table:table-cell>
        </table:table-row>
        <table:table-row table:style-name="ro1">
          <table:table-cell/>
          <table:table-cell office:value-type="float" office:value="919.533485117" calcext:value-type="float">
            <text:p>919.533485117</text:p>
          </table:table-cell>
        </table:table-row>
        <table:table-row table:style-name="ro1">
          <table:table-cell/>
          <table:table-cell office:value-type="float" office:value="918.861924919" calcext:value-type="float">
            <text:p>918.861924919</text:p>
          </table:table-cell>
        </table:table-row>
        <table:table-row table:style-name="ro1">
          <table:table-cell/>
          <table:table-cell office:value-type="float" office:value="917.337947479" calcext:value-type="float">
            <text:p>917.337947479</text:p>
          </table:table-cell>
        </table:table-row>
        <table:table-row table:style-name="ro1">
          <table:table-cell/>
          <table:table-cell office:value-type="float" office:value="916.594400261" calcext:value-type="float">
            <text:p>916.594400261</text:p>
          </table:table-cell>
        </table:table-row>
        <table:table-row table:style-name="ro1">
          <table:table-cell/>
          <table:table-cell office:value-type="float" office:value="912.068611004" calcext:value-type="float">
            <text:p>912.068611004</text:p>
          </table:table-cell>
        </table:table-row>
        <table:table-row table:style-name="ro1">
          <table:table-cell/>
          <table:table-cell office:value-type="float" office:value="909.18077167" calcext:value-type="float">
            <text:p>909.18077167</text:p>
          </table:table-cell>
        </table:table-row>
        <table:table-row table:style-name="ro1">
          <table:table-cell/>
          <table:table-cell office:value-type="float" office:value="906.113888878" calcext:value-type="float">
            <text:p>906.113888878</text:p>
          </table:table-cell>
        </table:table-row>
        <table:table-row table:style-name="ro1">
          <table:table-cell/>
          <table:table-cell office:value-type="float" office:value="903.930844408" calcext:value-type="float">
            <text:p>903.930844408</text:p>
          </table:table-cell>
        </table:table-row>
        <table:table-row table:style-name="ro1">
          <table:table-cell/>
          <table:table-cell office:value-type="float" office:value="898.320062488" calcext:value-type="float">
            <text:p>898.320062488</text:p>
          </table:table-cell>
        </table:table-row>
        <table:table-row table:style-name="ro1">
          <table:table-cell/>
          <table:table-cell office:value-type="float" office:value="897.867900298" calcext:value-type="float">
            <text:p>897.867900298</text:p>
          </table:table-cell>
        </table:table-row>
        <table:table-row table:style-name="ro1">
          <table:table-cell/>
          <table:table-cell office:value-type="float" office:value="896.933455137" calcext:value-type="float">
            <text:p>896.933455137</text:p>
          </table:table-cell>
        </table:table-row>
        <table:table-row table:style-name="ro1">
          <table:table-cell/>
          <table:table-cell office:value-type="float" office:value="893.768978206" calcext:value-type="float">
            <text:p>893.768978206</text:p>
          </table:table-cell>
        </table:table-row>
        <table:table-row table:style-name="ro1">
          <table:table-cell/>
          <table:table-cell office:value-type="float" office:value="889.644890724" calcext:value-type="float">
            <text:p>889.644890724</text:p>
          </table:table-cell>
        </table:table-row>
        <table:table-row table:style-name="ro1">
          <table:table-cell/>
          <table:table-cell office:value-type="float" office:value="888.285957453" calcext:value-type="float">
            <text:p>888.285957453</text:p>
          </table:table-cell>
        </table:table-row>
        <table:table-row table:style-name="ro1">
          <table:table-cell/>
          <table:table-cell office:value-type="float" office:value="887.234991407" calcext:value-type="float">
            <text:p>887.234991407</text:p>
          </table:table-cell>
        </table:table-row>
        <table:table-row table:style-name="ro1">
          <table:table-cell/>
          <table:table-cell office:value-type="float" office:value="883.83462896" calcext:value-type="float">
            <text:p>883.83462896</text:p>
          </table:table-cell>
        </table:table-row>
        <table:table-row table:style-name="ro1">
          <table:table-cell/>
          <table:table-cell office:value-type="float" office:value="883.043866109" calcext:value-type="float">
            <text:p>883.043866109</text:p>
          </table:table-cell>
        </table:table-row>
        <table:table-row table:style-name="ro1">
          <table:table-cell/>
          <table:table-cell office:value-type="float" office:value="881.945180664" calcext:value-type="float">
            <text:p>881.945180664</text:p>
          </table:table-cell>
        </table:table-row>
        <table:table-row table:style-name="ro1">
          <table:table-cell/>
          <table:table-cell office:value-type="float" office:value="881.842189349" calcext:value-type="float">
            <text:p>881.842189349</text:p>
          </table:table-cell>
        </table:table-row>
        <table:table-row table:style-name="ro1">
          <table:table-cell/>
          <table:table-cell office:value-type="float" office:value="877.264695987" calcext:value-type="float">
            <text:p>877.264695987</text:p>
          </table:table-cell>
        </table:table-row>
        <table:table-row table:style-name="ro1">
          <table:table-cell/>
          <table:table-cell office:value-type="float" office:value="873.194730267" calcext:value-type="float">
            <text:p>873.194730267</text:p>
          </table:table-cell>
        </table:table-row>
        <table:table-row table:style-name="ro1">
          <table:table-cell/>
          <table:table-cell office:value-type="float" office:value="872.038632559" calcext:value-type="float">
            <text:p>872.038632559</text:p>
          </table:table-cell>
        </table:table-row>
        <table:table-row table:style-name="ro1">
          <table:table-cell/>
          <table:table-cell office:value-type="float" office:value="870.349581956" calcext:value-type="float">
            <text:p>870.349581956</text:p>
          </table:table-cell>
        </table:table-row>
        <table:table-row table:style-name="ro1">
          <table:table-cell/>
          <table:table-cell office:value-type="float" office:value="867.104792666" calcext:value-type="float">
            <text:p>867.104792666</text:p>
          </table:table-cell>
        </table:table-row>
        <table:table-row table:style-name="ro1">
          <table:table-cell/>
          <table:table-cell office:value-type="float" office:value="864.931594222" calcext:value-type="float">
            <text:p>864.931594222</text:p>
          </table:table-cell>
        </table:table-row>
        <table:table-row table:style-name="ro1">
          <table:table-cell/>
          <table:table-cell office:value-type="float" office:value="862.574754122" calcext:value-type="float">
            <text:p>862.574754122</text:p>
          </table:table-cell>
        </table:table-row>
        <table:table-row table:style-name="ro1">
          <table:table-cell/>
          <table:table-cell office:value-type="float" office:value="860.060789718" calcext:value-type="float">
            <text:p>860.060789718</text:p>
          </table:table-cell>
        </table:table-row>
        <table:table-row table:style-name="ro1">
          <table:table-cell/>
          <table:table-cell office:value-type="float" office:value="859.194748757" calcext:value-type="float">
            <text:p>859.194748757</text:p>
          </table:table-cell>
        </table:table-row>
        <table:table-row table:style-name="ro1">
          <table:table-cell/>
          <table:table-cell office:value-type="float" office:value="858.822899589" calcext:value-type="float">
            <text:p>858.822899589</text:p>
          </table:table-cell>
        </table:table-row>
        <table:table-row table:style-name="ro1">
          <table:table-cell/>
          <table:table-cell office:value-type="float" office:value="857.222637735" calcext:value-type="float">
            <text:p>857.222637735</text:p>
          </table:table-cell>
        </table:table-row>
        <table:table-row table:style-name="ro1">
          <table:table-cell/>
          <table:table-cell office:value-type="float" office:value="855.936711325" calcext:value-type="float">
            <text:p>855.936711325</text:p>
          </table:table-cell>
        </table:table-row>
        <table:table-row table:style-name="ro1">
          <table:table-cell/>
          <table:table-cell office:value-type="float" office:value="850.243956395" calcext:value-type="float">
            <text:p>850.243956395</text:p>
          </table:table-cell>
        </table:table-row>
        <table:table-row table:style-name="ro1">
          <table:table-cell/>
          <table:table-cell office:value-type="float" office:value="850.034562921" calcext:value-type="float">
            <text:p>850.034562921</text:p>
          </table:table-cell>
        </table:table-row>
        <table:table-row table:style-name="ro1">
          <table:table-cell/>
          <table:table-cell office:value-type="float" office:value="849.964384174" calcext:value-type="float">
            <text:p>849.964384174</text:p>
          </table:table-cell>
        </table:table-row>
        <table:table-row table:style-name="ro1">
          <table:table-cell/>
          <table:table-cell office:value-type="float" office:value="842.174191802" calcext:value-type="float">
            <text:p>842.174191802</text:p>
          </table:table-cell>
        </table:table-row>
        <table:table-row table:style-name="ro1">
          <table:table-cell/>
          <table:table-cell office:value-type="float" office:value="840.540096818" calcext:value-type="float">
            <text:p>840.540096818</text:p>
          </table:table-cell>
        </table:table-row>
        <table:table-row table:style-name="ro1">
          <table:table-cell/>
          <table:table-cell office:value-type="float" office:value="831.386933096" calcext:value-type="float">
            <text:p>831.386933096</text:p>
          </table:table-cell>
        </table:table-row>
        <table:table-row table:style-name="ro1">
          <table:table-cell/>
          <table:table-cell office:value-type="float" office:value="827.820783062" calcext:value-type="float">
            <text:p>827.820783062</text:p>
          </table:table-cell>
        </table:table-row>
        <table:table-row table:style-name="ro1">
          <table:table-cell/>
          <table:table-cell office:value-type="float" office:value="826.665971006" calcext:value-type="float">
            <text:p>826.665971006</text:p>
          </table:table-cell>
        </table:table-row>
        <table:table-row table:style-name="ro1">
          <table:table-cell/>
          <table:table-cell office:value-type="float" office:value="826.41997387" calcext:value-type="float">
            <text:p>826.41997387</text:p>
          </table:table-cell>
        </table:table-row>
        <table:table-row table:style-name="ro1">
          <table:table-cell/>
          <table:table-cell office:value-type="float" office:value="823.137333811" calcext:value-type="float">
            <text:p>823.137333811</text:p>
          </table:table-cell>
        </table:table-row>
        <table:table-row table:style-name="ro1">
          <table:table-cell/>
          <table:table-cell office:value-type="float" office:value="822.853462219" calcext:value-type="float">
            <text:p>822.853462219</text:p>
          </table:table-cell>
        </table:table-row>
        <table:table-row table:style-name="ro1">
          <table:table-cell/>
          <table:table-cell office:value-type="float" office:value="822.177017468" calcext:value-type="float">
            <text:p>822.177017468</text:p>
          </table:table-cell>
        </table:table-row>
        <table:table-row table:style-name="ro1">
          <table:table-cell/>
          <table:table-cell office:value-type="float" office:value="821.247290498" calcext:value-type="float">
            <text:p>821.247290498</text:p>
          </table:table-cell>
        </table:table-row>
        <table:table-row table:style-name="ro1">
          <table:table-cell/>
          <table:table-cell office:value-type="float" office:value="814.631156473" calcext:value-type="float">
            <text:p>814.631156473</text:p>
          </table:table-cell>
        </table:table-row>
        <table:table-row table:style-name="ro1">
          <table:table-cell/>
          <table:table-cell office:value-type="float" office:value="813.489442225" calcext:value-type="float">
            <text:p>813.489442225</text:p>
          </table:table-cell>
        </table:table-row>
        <table:table-row table:style-name="ro1">
          <table:table-cell/>
          <table:table-cell office:value-type="float" office:value="809.189823508" calcext:value-type="float">
            <text:p>809.189823508</text:p>
          </table:table-cell>
        </table:table-row>
        <table:table-row table:style-name="ro1">
          <table:table-cell/>
          <table:table-cell office:value-type="float" office:value="805.994267577" calcext:value-type="float">
            <text:p>805.994267577</text:p>
          </table:table-cell>
        </table:table-row>
        <table:table-row table:style-name="ro1">
          <table:table-cell/>
          <table:table-cell office:value-type="float" office:value="802.259851619" calcext:value-type="float">
            <text:p>802.259851619</text:p>
          </table:table-cell>
        </table:table-row>
        <table:table-row table:style-name="ro1">
          <table:table-cell/>
          <table:table-cell office:value-type="float" office:value="799.043319053" calcext:value-type="float">
            <text:p>799.043319053</text:p>
          </table:table-cell>
        </table:table-row>
        <table:table-row table:style-name="ro1">
          <table:table-cell/>
          <table:table-cell office:value-type="float" office:value="792.469472499" calcext:value-type="float">
            <text:p>792.469472499</text:p>
          </table:table-cell>
        </table:table-row>
        <table:table-row table:style-name="ro1">
          <table:table-cell/>
          <table:table-cell office:value-type="float" office:value="787.534763445" calcext:value-type="float">
            <text:p>787.534763445</text:p>
          </table:table-cell>
        </table:table-row>
        <table:table-row table:style-name="ro1">
          <table:table-cell/>
          <table:table-cell office:value-type="float" office:value="778.96057672" calcext:value-type="float">
            <text:p>778.96057672</text:p>
          </table:table-cell>
        </table:table-row>
        <table:table-row table:style-name="ro1">
          <table:table-cell/>
          <table:table-cell office:value-type="float" office:value="777.206914725" calcext:value-type="float">
            <text:p>777.206914725</text:p>
          </table:table-cell>
        </table:table-row>
        <table:table-row table:style-name="ro1">
          <table:table-cell/>
          <table:table-cell office:value-type="float" office:value="777.190415832" calcext:value-type="float">
            <text:p>777.190415832</text:p>
          </table:table-cell>
        </table:table-row>
        <table:table-row table:style-name="ro1">
          <table:table-cell/>
          <table:table-cell office:value-type="float" office:value="770.875804794" calcext:value-type="float">
            <text:p>770.875804794</text:p>
          </table:table-cell>
        </table:table-row>
        <table:table-row table:style-name="ro1">
          <table:table-cell/>
          <table:table-cell office:value-type="float" office:value="768.625513213" calcext:value-type="float">
            <text:p>768.625513213</text:p>
          </table:table-cell>
        </table:table-row>
        <table:table-row table:style-name="ro1">
          <table:table-cell/>
          <table:table-cell office:value-type="float" office:value="766.908852751" calcext:value-type="float">
            <text:p>766.908852751</text:p>
          </table:table-cell>
        </table:table-row>
        <table:table-row table:style-name="ro1">
          <table:table-cell/>
          <table:table-cell office:value-type="float" office:value="762.450489314" calcext:value-type="float">
            <text:p>762.450489314</text:p>
          </table:table-cell>
        </table:table-row>
        <table:table-row table:style-name="ro1">
          <table:table-cell/>
          <table:table-cell office:value-type="float" office:value="762.135790868" calcext:value-type="float">
            <text:p>762.135790868</text:p>
          </table:table-cell>
        </table:table-row>
        <table:table-row table:style-name="ro1">
          <table:table-cell/>
          <table:table-cell office:value-type="float" office:value="756.104814925" calcext:value-type="float">
            <text:p>756.104814925</text:p>
          </table:table-cell>
        </table:table-row>
        <table:table-row table:style-name="ro1">
          <table:table-cell/>
          <table:table-cell office:value-type="float" office:value="752.6604823" calcext:value-type="float">
            <text:p>752.6604823</text:p>
          </table:table-cell>
        </table:table-row>
        <table:table-row table:style-name="ro1">
          <table:table-cell/>
          <table:table-cell office:value-type="float" office:value="747.794369806" calcext:value-type="float">
            <text:p>747.794369806</text:p>
          </table:table-cell>
        </table:table-row>
        <table:table-row table:style-name="ro1">
          <table:table-cell/>
          <table:table-cell office:value-type="float" office:value="747.7506816" calcext:value-type="float">
            <text:p>747.7506816</text:p>
          </table:table-cell>
        </table:table-row>
        <table:table-row table:style-name="ro1">
          <table:table-cell/>
          <table:table-cell office:value-type="float" office:value="746.802521382" calcext:value-type="float">
            <text:p>746.802521382</text:p>
          </table:table-cell>
        </table:table-row>
        <table:table-row table:style-name="ro1">
          <table:table-cell/>
          <table:table-cell office:value-type="float" office:value="745.377840069" calcext:value-type="float">
            <text:p>745.377840069</text:p>
          </table:table-cell>
        </table:table-row>
        <table:table-row table:style-name="ro1">
          <table:table-cell/>
          <table:table-cell office:value-type="float" office:value="744.292792457" calcext:value-type="float">
            <text:p>744.292792457</text:p>
          </table:table-cell>
        </table:table-row>
        <table:table-row table:style-name="ro1">
          <table:table-cell/>
          <table:table-cell office:value-type="float" office:value="740.11205711" calcext:value-type="float">
            <text:p>740.11205711</text:p>
          </table:table-cell>
        </table:table-row>
        <table:table-row table:style-name="ro1">
          <table:table-cell/>
          <table:table-cell office:value-type="float" office:value="739.342570777" calcext:value-type="float">
            <text:p>739.342570777</text:p>
          </table:table-cell>
        </table:table-row>
        <table:table-row table:style-name="ro1">
          <table:table-cell/>
          <table:table-cell office:value-type="float" office:value="739.193621592" calcext:value-type="float">
            <text:p>739.193621592</text:p>
          </table:table-cell>
        </table:table-row>
        <table:table-row table:style-name="ro1">
          <table:table-cell/>
          <table:table-cell office:value-type="float" office:value="737.049027691" calcext:value-type="float">
            <text:p>737.049027691</text:p>
          </table:table-cell>
        </table:table-row>
        <table:table-row table:style-name="ro1">
          <table:table-cell/>
          <table:table-cell office:value-type="float" office:value="732.228308145" calcext:value-type="float">
            <text:p>732.228308145</text:p>
          </table:table-cell>
        </table:table-row>
        <table:table-row table:style-name="ro1">
          <table:table-cell/>
          <table:table-cell office:value-type="float" office:value="730.904432016" calcext:value-type="float">
            <text:p>730.904432016</text:p>
          </table:table-cell>
        </table:table-row>
        <table:table-row table:style-name="ro1">
          <table:table-cell/>
          <table:table-cell office:value-type="float" office:value="730.028942169" calcext:value-type="float">
            <text:p>730.028942169</text:p>
          </table:table-cell>
        </table:table-row>
        <table:table-row table:style-name="ro1">
          <table:table-cell/>
          <table:table-cell office:value-type="float" office:value="729.285177852" calcext:value-type="float">
            <text:p>729.285177852</text:p>
          </table:table-cell>
        </table:table-row>
        <table:table-row table:style-name="ro1">
          <table:table-cell/>
          <table:table-cell office:value-type="float" office:value="727.543889381" calcext:value-type="float">
            <text:p>727.543889381</text:p>
          </table:table-cell>
        </table:table-row>
        <table:table-row table:style-name="ro1">
          <table:table-cell/>
          <table:table-cell office:value-type="float" office:value="726.954179518" calcext:value-type="float">
            <text:p>726.954179518</text:p>
          </table:table-cell>
        </table:table-row>
        <table:table-row table:style-name="ro1">
          <table:table-cell/>
          <table:table-cell office:value-type="float" office:value="723.419126297" calcext:value-type="float">
            <text:p>723.419126297</text:p>
          </table:table-cell>
        </table:table-row>
        <table:table-row table:style-name="ro1">
          <table:table-cell/>
          <table:table-cell office:value-type="float" office:value="722.972226181" calcext:value-type="float">
            <text:p>722.972226181</text:p>
          </table:table-cell>
        </table:table-row>
        <table:table-row table:style-name="ro1">
          <table:table-cell/>
          <table:table-cell office:value-type="float" office:value="721.074405119" calcext:value-type="float">
            <text:p>721.074405119</text:p>
          </table:table-cell>
        </table:table-row>
        <table:table-row table:style-name="ro1">
          <table:table-cell/>
          <table:table-cell office:value-type="float" office:value="718.810884321" calcext:value-type="float">
            <text:p>718.810884321</text:p>
          </table:table-cell>
        </table:table-row>
        <table:table-row table:style-name="ro1">
          <table:table-cell/>
          <table:table-cell office:value-type="float" office:value="718.673728276" calcext:value-type="float">
            <text:p>718.673728276</text:p>
          </table:table-cell>
        </table:table-row>
        <table:table-row table:style-name="ro1">
          <table:table-cell/>
          <table:table-cell office:value-type="float" office:value="718.596873746" calcext:value-type="float">
            <text:p>718.596873746</text:p>
          </table:table-cell>
        </table:table-row>
        <table:table-row table:style-name="ro1">
          <table:table-cell/>
          <table:table-cell office:value-type="float" office:value="716.039858115" calcext:value-type="float">
            <text:p>716.039858115</text:p>
          </table:table-cell>
        </table:table-row>
        <table:table-row table:style-name="ro1">
          <table:table-cell/>
          <table:table-cell office:value-type="float" office:value="715.495637939" calcext:value-type="float">
            <text:p>715.495637939</text:p>
          </table:table-cell>
        </table:table-row>
        <table:table-row table:style-name="ro1">
          <table:table-cell/>
          <table:table-cell office:value-type="float" office:value="714.882735783" calcext:value-type="float">
            <text:p>714.882735783</text:p>
          </table:table-cell>
        </table:table-row>
        <table:table-row table:style-name="ro1">
          <table:table-cell/>
          <table:table-cell office:value-type="float" office:value="714.154799544" calcext:value-type="float">
            <text:p>714.154799544</text:p>
          </table:table-cell>
        </table:table-row>
        <table:table-row table:style-name="ro1">
          <table:table-cell/>
          <table:table-cell office:value-type="float" office:value="712.460739214" calcext:value-type="float">
            <text:p>712.460739214</text:p>
          </table:table-cell>
        </table:table-row>
        <table:table-row table:style-name="ro1">
          <table:table-cell/>
          <table:table-cell office:value-type="float" office:value="712.073286684" calcext:value-type="float">
            <text:p>712.073286684</text:p>
          </table:table-cell>
        </table:table-row>
        <table:table-row table:style-name="ro1">
          <table:table-cell/>
          <table:table-cell office:value-type="float" office:value="708.374918671" calcext:value-type="float">
            <text:p>708.374918671</text:p>
          </table:table-cell>
        </table:table-row>
        <table:table-row table:style-name="ro1">
          <table:table-cell/>
          <table:table-cell office:value-type="float" office:value="707.249299415" calcext:value-type="float">
            <text:p>707.249299415</text:p>
          </table:table-cell>
        </table:table-row>
        <table:table-row table:style-name="ro1">
          <table:table-cell/>
          <table:table-cell office:value-type="float" office:value="705.609027264" calcext:value-type="float">
            <text:p>705.609027264</text:p>
          </table:table-cell>
        </table:table-row>
        <table:table-row table:style-name="ro1">
          <table:table-cell/>
          <table:table-cell office:value-type="float" office:value="704.529243424" calcext:value-type="float">
            <text:p>704.529243424</text:p>
          </table:table-cell>
        </table:table-row>
        <table:table-row table:style-name="ro1">
          <table:table-cell/>
          <table:table-cell office:value-type="float" office:value="703.669131115" calcext:value-type="float">
            <text:p>703.669131115</text:p>
          </table:table-cell>
        </table:table-row>
        <table:table-row table:style-name="ro1">
          <table:table-cell/>
          <table:table-cell office:value-type="float" office:value="703.643324788" calcext:value-type="float">
            <text:p>703.643324788</text:p>
          </table:table-cell>
        </table:table-row>
        <table:table-row table:style-name="ro1">
          <table:table-cell/>
          <table:table-cell office:value-type="float" office:value="700.864580501" calcext:value-type="float">
            <text:p>700.864580501</text:p>
          </table:table-cell>
        </table:table-row>
        <table:table-row table:style-name="ro1">
          <table:table-cell/>
          <table:table-cell office:value-type="float" office:value="695.792352385" calcext:value-type="float">
            <text:p>695.792352385</text:p>
          </table:table-cell>
        </table:table-row>
        <table:table-row table:style-name="ro1">
          <table:table-cell/>
          <table:table-cell office:value-type="float" office:value="692.533751591" calcext:value-type="float">
            <text:p>692.533751591</text:p>
          </table:table-cell>
        </table:table-row>
        <table:table-row table:style-name="ro1">
          <table:table-cell/>
          <table:table-cell office:value-type="float" office:value="691.616846512" calcext:value-type="float">
            <text:p>691.616846512</text:p>
          </table:table-cell>
        </table:table-row>
        <table:table-row table:style-name="ro1">
          <table:table-cell/>
          <table:table-cell office:value-type="float" office:value="690.277254655" calcext:value-type="float">
            <text:p>690.277254655</text:p>
          </table:table-cell>
        </table:table-row>
        <table:table-row table:style-name="ro1">
          <table:table-cell/>
          <table:table-cell office:value-type="float" office:value="689.103889129" calcext:value-type="float">
            <text:p>689.103889129</text:p>
          </table:table-cell>
        </table:table-row>
        <table:table-row table:style-name="ro1">
          <table:table-cell/>
          <table:table-cell office:value-type="float" office:value="687.70380108" calcext:value-type="float">
            <text:p>687.70380108</text:p>
          </table:table-cell>
        </table:table-row>
        <table:table-row table:style-name="ro1">
          <table:table-cell/>
          <table:table-cell office:value-type="float" office:value="684.812837778" calcext:value-type="float">
            <text:p>684.812837778</text:p>
          </table:table-cell>
        </table:table-row>
        <table:table-row table:style-name="ro1">
          <table:table-cell/>
          <table:table-cell office:value-type="float" office:value="684.138698044" calcext:value-type="float">
            <text:p>684.138698044</text:p>
          </table:table-cell>
        </table:table-row>
        <table:table-row table:style-name="ro1">
          <table:table-cell/>
          <table:table-cell office:value-type="float" office:value="681.455562217" calcext:value-type="float">
            <text:p>681.455562217</text:p>
          </table:table-cell>
        </table:table-row>
        <table:table-row table:style-name="ro1">
          <table:table-cell/>
          <table:table-cell office:value-type="float" office:value="677.389337574" calcext:value-type="float">
            <text:p>677.389337574</text:p>
          </table:table-cell>
        </table:table-row>
        <table:table-row table:style-name="ro1">
          <table:table-cell/>
          <table:table-cell office:value-type="float" office:value="675.80229394" calcext:value-type="float">
            <text:p>675.80229394</text:p>
          </table:table-cell>
        </table:table-row>
        <table:table-row table:style-name="ro1">
          <table:table-cell/>
          <table:table-cell office:value-type="float" office:value="674.082346178" calcext:value-type="float">
            <text:p>674.082346178</text:p>
          </table:table-cell>
        </table:table-row>
        <table:table-row table:style-name="ro1">
          <table:table-cell/>
          <table:table-cell office:value-type="float" office:value="670.351630718" calcext:value-type="float">
            <text:p>670.351630718</text:p>
          </table:table-cell>
        </table:table-row>
        <table:table-row table:style-name="ro1">
          <table:table-cell/>
          <table:table-cell office:value-type="float" office:value="663.00042549" calcext:value-type="float">
            <text:p>663.00042549</text:p>
          </table:table-cell>
        </table:table-row>
        <table:table-row table:style-name="ro1">
          <table:table-cell/>
          <table:table-cell office:value-type="float" office:value="662.726774668" calcext:value-type="float">
            <text:p>662.726774668</text:p>
          </table:table-cell>
        </table:table-row>
        <table:table-row table:style-name="ro1">
          <table:table-cell/>
          <table:table-cell office:value-type="float" office:value="657.48244776" calcext:value-type="float">
            <text:p>657.48244776</text:p>
          </table:table-cell>
        </table:table-row>
        <table:table-row table:style-name="ro1">
          <table:table-cell/>
          <table:table-cell office:value-type="float" office:value="656.574105468" calcext:value-type="float">
            <text:p>656.574105468</text:p>
          </table:table-cell>
        </table:table-row>
        <table:table-row table:style-name="ro1">
          <table:table-cell/>
          <table:table-cell office:value-type="float" office:value="654.460851066" calcext:value-type="float">
            <text:p>654.460851066</text:p>
          </table:table-cell>
        </table:table-row>
        <table:table-row table:style-name="ro1">
          <table:table-cell/>
          <table:table-cell office:value-type="float" office:value="650.217984" calcext:value-type="float">
            <text:p>650.217984</text:p>
          </table:table-cell>
        </table:table-row>
        <table:table-row table:style-name="ro1">
          <table:table-cell/>
          <table:table-cell office:value-type="float" office:value="643.547333611" calcext:value-type="float">
            <text:p>643.547333611</text:p>
          </table:table-cell>
        </table:table-row>
        <table:table-row table:style-name="ro1">
          <table:table-cell/>
          <table:table-cell office:value-type="float" office:value="640.912197991" calcext:value-type="float">
            <text:p>640.912197991</text:p>
          </table:table-cell>
        </table:table-row>
        <table:table-row table:style-name="ro1">
          <table:table-cell/>
          <table:table-cell office:value-type="float" office:value="634.833483283" calcext:value-type="float">
            <text:p>634.833483283</text:p>
          </table:table-cell>
        </table:table-row>
        <table:table-row table:style-name="ro1">
          <table:table-cell/>
          <table:table-cell office:value-type="float" office:value="634.130760504" calcext:value-type="float">
            <text:p>634.130760504</text:p>
          </table:table-cell>
        </table:table-row>
        <table:table-row table:style-name="ro1">
          <table:table-cell/>
          <table:table-cell office:value-type="float" office:value="632.646860331" calcext:value-type="float">
            <text:p>632.646860331</text:p>
          </table:table-cell>
        </table:table-row>
        <table:table-row table:style-name="ro1">
          <table:table-cell/>
          <table:table-cell office:value-type="float" office:value="632.134069145" calcext:value-type="float">
            <text:p>632.134069145</text:p>
          </table:table-cell>
        </table:table-row>
        <table:table-row table:style-name="ro1">
          <table:table-cell/>
          <table:table-cell office:value-type="float" office:value="629.036470279" calcext:value-type="float">
            <text:p>629.036470279</text:p>
          </table:table-cell>
        </table:table-row>
        <table:table-row table:style-name="ro1">
          <table:table-cell/>
          <table:table-cell office:value-type="float" office:value="627.048856705" calcext:value-type="float">
            <text:p>627.048856705</text:p>
          </table:table-cell>
        </table:table-row>
        <table:table-row table:style-name="ro1">
          <table:table-cell/>
          <table:table-cell office:value-type="float" office:value="624.933676761" calcext:value-type="float">
            <text:p>624.933676761</text:p>
          </table:table-cell>
        </table:table-row>
        <table:table-row table:style-name="ro1">
          <table:table-cell/>
          <table:table-cell office:value-type="float" office:value="619.531077578" calcext:value-type="float">
            <text:p>619.531077578</text:p>
          </table:table-cell>
        </table:table-row>
        <table:table-row table:style-name="ro1">
          <table:table-cell/>
          <table:table-cell office:value-type="float" office:value="619.194162335" calcext:value-type="float">
            <text:p>619.194162335</text:p>
          </table:table-cell>
        </table:table-row>
        <table:table-row table:style-name="ro1">
          <table:table-cell/>
          <table:table-cell office:value-type="float" office:value="613.573067186" calcext:value-type="float">
            <text:p>613.573067186</text:p>
          </table:table-cell>
        </table:table-row>
        <table:table-row table:style-name="ro1">
          <table:table-cell/>
          <table:table-cell office:value-type="float" office:value="612.587889924" calcext:value-type="float">
            <text:p>612.587889924</text:p>
          </table:table-cell>
        </table:table-row>
        <table:table-row table:style-name="ro1">
          <table:table-cell/>
          <table:table-cell office:value-type="float" office:value="611.88620097" calcext:value-type="float">
            <text:p>611.88620097</text:p>
          </table:table-cell>
        </table:table-row>
        <table:table-row table:style-name="ro1">
          <table:table-cell/>
          <table:table-cell office:value-type="float" office:value="605.036828161" calcext:value-type="float">
            <text:p>605.036828161</text:p>
          </table:table-cell>
        </table:table-row>
        <table:table-row table:style-name="ro1">
          <table:table-cell/>
          <table:table-cell office:value-type="float" office:value="602.203262253" calcext:value-type="float">
            <text:p>602.203262253</text:p>
          </table:table-cell>
        </table:table-row>
        <table:table-row table:style-name="ro1">
          <table:table-cell/>
          <table:table-cell office:value-type="float" office:value="601.383291848" calcext:value-type="float">
            <text:p>601.383291848</text:p>
          </table:table-cell>
        </table:table-row>
        <table:table-row table:style-name="ro1">
          <table:table-cell/>
          <table:table-cell office:value-type="float" office:value="600.241091004" calcext:value-type="float">
            <text:p>600.241091004</text:p>
          </table:table-cell>
        </table:table-row>
        <table:table-row table:style-name="ro1">
          <table:table-cell/>
          <table:table-cell office:value-type="float" office:value="598.02754195" calcext:value-type="float">
            <text:p>598.02754195</text:p>
          </table:table-cell>
        </table:table-row>
        <table:table-row table:style-name="ro1">
          <table:table-cell/>
          <table:table-cell office:value-type="float" office:value="594.879140773" calcext:value-type="float">
            <text:p>594.879140773</text:p>
          </table:table-cell>
        </table:table-row>
        <table:table-row table:style-name="ro1">
          <table:table-cell/>
          <table:table-cell office:value-type="float" office:value="592.570054102" calcext:value-type="float">
            <text:p>592.570054102</text:p>
          </table:table-cell>
        </table:table-row>
        <table:table-row table:style-name="ro1">
          <table:table-cell/>
          <table:table-cell office:value-type="float" office:value="586.158561894" calcext:value-type="float">
            <text:p>586.158561894</text:p>
          </table:table-cell>
        </table:table-row>
        <table:table-row table:style-name="ro1">
          <table:table-cell/>
          <table:table-cell office:value-type="float" office:value="570.91088487" calcext:value-type="float">
            <text:p>570.91088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2T21:35:42.146290280</dc:date>
    <meta:editing-duration>PT3M7S</meta:editing-duration>
    <meta:editing-cycles>2</meta:editing-cycles>
    <meta:generator>LibreOffice/5.0.2.2$Linux_X86_64 LibreOffice_project/00m0$Build-2</meta:generator>
    <meta:document-statistic meta:table-count="1" meta:cell-count="15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28cm" svg:height="14.637cm" xlink:href=".." xlink:type="simple" chart:class="chart:line" chart:style-name="ch1">
        <chart:title svg:x="9.903cm" svg:y="0.428cm" chart:style-name="ch2">
          <text:p>Branch Prediction Static Interger</text:p>
        </chart:title>
        <chart:plot-area chart:style-name="ch3" table:cell-range-address="ex_BT_comb_static_int_Table.A1:ex_BT_comb_static_int_Table.B1549" chart:data-source-has-labels="both" svg:x="1.539cm" svg:y="1.525cm" svg:width="24.361cm" svg:height="11.839cm">
          <chartooo:coordinate-region svg:x="2.531cm" svg:y="1.724cm" svg:width="23.369cm" svg:height="11.441cm"/>
          <chart:axis chart:dimension="x" chart:name="primary-x" chart:style-name="ch4" chartooo:axis-type="auto">
            <chartooo:date-scale/>
            <chart:title svg:x="11.849cm" svg:y="13.656cm" chart:style-name="ch5">
              <text:p>Type of branch prediction</text:p>
            </chart:title>
            <chart:categories table:cell-range-address="ex_BT_comb_static_int_Table.A2:ex_BT_comb_static_int_Table.A1549"/>
          </chart:axis>
          <chart:axis chart:dimension="y" chart:name="primary-y" chart:style-name="ch4">
            <chart:title svg:x="0.451cm" svg:y="8.877cm" chart:style-name="ch6">
              <text:p>Execution time (us)</text:p>
            </chart:title>
            <chart:grid chart:style-name="ch7" chart:class="major"/>
          </chart:axis>
          <chart:series chart:style-name="ch8" chart:values-cell-range-address="ex_BT_comb_static_int_Table.B2:ex_BT_comb_static_int_Table.B1549" chart:label-cell-address="ex_BT_comb_static_int_Table.B1:ex_BT_comb_static_int_Table.B1" chart:class="chart:line">
            <chart:data-point chart:repeated="15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metric mean</text:p>
                <draw:g>
                  <svg:desc>ex_BT_comb_static_int_Table.B1:ex_BT_comb_static_int_Tab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x_BT_comb_static_int_Table.A2:ex_BT_comb_static_int_Table.A1549</svg:desc>
                </draw:g>
              </table:table-cell>
              <table:table-cell office:value-type="float" office:value="1040.1539197">
                <text:p>1040.1539197</text:p>
                <draw:g>
                  <svg:desc>ex_BT_comb_static_int_Table.B2:ex_BT_comb_static_int_Table.B154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8.37629845">
                <text:p>1028.37629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.90817387">
                <text:p>1014.90817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.28224735">
                <text:p>1014.28224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1.27242484">
                <text:p>1011.27242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.04246936">
                <text:p>1010.04246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.58109018">
                <text:p>1006.58109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.73142848">
                <text:p>1003.73142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7.27379293">
                <text:p>997.27379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.110039245">
                <text:p>993.110039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2.736028694">
                <text:p>992.736028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9.823129206">
                <text:p>989.823129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2.138158182">
                <text:p>982.13815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9.368490284">
                <text:p>979.368490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.686206264">
                <text:p>975.686206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.28368782">
                <text:p>975.28368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.529054356">
                <text:p>974.529054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.703454215">
                <text:p>973.703454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.21370405">
                <text:p>973.21370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.675048693">
                <text:p>969.675048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.636085213">
                <text:p>968.636085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.882212996">
                <text:p>964.88221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.880186341">
                <text:p>964.880186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.666384321">
                <text:p>962.666384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.885423153">
                <text:p>960.885423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9.480662756">
                <text:p>959.48066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9.22803011">
                <text:p>959.22803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7.646385447">
                <text:p>957.646385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7.450582811">
                <text:p>957.450582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.365808114">
                <text:p>956.365808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.238687506">
                <text:p>956.238687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5.345158322">
                <text:p>955.345158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5.165504487">
                <text:p>955.165504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.020592734">
                <text:p>953.02059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604647401">
                <text:p>951.604647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462010112">
                <text:p>951.462010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39073154">
                <text:p>951.39073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270253033">
                <text:p>951.27025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198999502">
                <text:p>951.19899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056572456">
                <text:p>951.056572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.799036094">
                <text:p>950.79903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9.030980543">
                <text:p>949.030980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.995603919">
                <text:p>948.995603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.85510564">
                <text:p>948.85510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.827709796">
                <text:p>948.827709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.819740846">
                <text:p>948.819740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.523358742">
                <text:p>948.523358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.488032645">
                <text:p>948.488032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.364941931">
                <text:p>945.364941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.046166124">
                <text:p>945.046166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.552025207">
                <text:p>942.552025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.681480906">
                <text:p>941.681480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.523850739">
                <text:p>941.523850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.505112933">
                <text:p>941.505112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.714272004">
                <text:p>940.714272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.357042046">
                <text:p>940.357042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6.735568224">
                <text:p>936.73556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0.923138144">
                <text:p>930.92313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0.824402945">
                <text:p>930.824402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.593022658">
                <text:p>927.593022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.588909132">
                <text:p>927.588909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6.599213558">
                <text:p>926.599213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820402376">
                <text:p>924.820402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398007203">
                <text:p>924.398007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.004889304">
                <text:p>923.004889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2.023325557">
                <text:p>922.023325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.30549017">
                <text:p>921.30549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9.699611331">
                <text:p>919.69961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.544781306">
                <text:p>918.544781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.579575017">
                <text:p>915.579575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.519310135">
                <text:p>915.519310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.269635109">
                <text:p>915.269635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.696758756">
                <text:p>912.696758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6.333654783">
                <text:p>906.333654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6.028040274">
                <text:p>906.028040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.856931201">
                <text:p>905.856931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3.416559848">
                <text:p>903.416559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.194443064">
                <text:p>901.194443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.759315712">
                <text:p>897.759315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.653602018">
                <text:p>897.65360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.863433674">
                <text:p>896.863433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.641329857">
                <text:p>896.641329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.617410032">
                <text:p>895.61741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3.945794642">
                <text:p>893.945794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2.804502803">
                <text:p>892.80450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1.935352713">
                <text:p>891.935352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1.583048762">
                <text:p>891.583048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1.348434854">
                <text:p>891.348434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.80626418">
                <text:p>888.80626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.229031223">
                <text:p>888.229031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.20207146">
                <text:p>888.20207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.455680537">
                <text:p>886.455680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5.095028846">
                <text:p>885.095028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.929358267">
                <text:p>884.929358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.005241487">
                <text:p>880.005241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8.784486833">
                <text:p>878.784486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8.727405162">
                <text:p>878.727405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5.45803414">
                <text:p>875.45803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.963586792">
                <text:p>874.963586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.952002876">
                <text:p>874.952002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.224564604">
                <text:p>874.224564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.215568287">
                <text:p>874.215568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294098868">
                <text:p>872.294098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261185215">
                <text:p>872.261185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261185215">
                <text:p>872.261185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22827777">
                <text:p>872.22827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22827777">
                <text:p>872.22827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22827777">
                <text:p>872.22827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975413062">
                <text:p>871.975413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496863045">
                <text:p>871.496863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274615814">
                <text:p>871.274615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110820831">
                <text:p>871.110820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9.473771971">
                <text:p>869.473771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959294512">
                <text:p>868.959294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959294512">
                <text:p>868.959294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903148693">
                <text:p>868.903148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870466574">
                <text:p>868.870466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870466574">
                <text:p>868.870466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837790601">
                <text:p>868.837790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763310747">
                <text:p>868.763310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763310747">
                <text:p>868.763310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674502843">
                <text:p>868.674502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674502843">
                <text:p>868.674502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674502843">
                <text:p>868.674502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.641863699">
                <text:p>868.641863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816689318">
                <text:p>867.816689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607430341">
                <text:p>867.607430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496334884">
                <text:p>867.496334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236449794">
                <text:p>867.236449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432100441">
                <text:p>865.432100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432100441">
                <text:p>865.432100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432100441">
                <text:p>865.432100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432100441">
                <text:p>865.432100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399685433">
                <text:p>865.39968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399685433">
                <text:p>865.39968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270086075">
                <text:p>865.27008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270086075">
                <text:p>865.27008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237701395">
                <text:p>865.237701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237701395">
                <text:p>865.237701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237701395">
                <text:p>865.237701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237701395">
                <text:p>865.237701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934655975">
                <text:p>864.934655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901891437">
                <text:p>864.90189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845178433">
                <text:p>864.845178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845178433">
                <text:p>864.845178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845178433">
                <text:p>864.845178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812417284">
                <text:p>864.812417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3.879981375">
                <text:p>863.879981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3.531009709">
                <text:p>863.531009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3.402210987">
                <text:p>863.40221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.377692163">
                <text:p>862.377692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930355853">
                <text:p>861.930355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80672705">
                <text:p>861.8067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80672705">
                <text:p>861.8067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80672705">
                <text:p>861.8067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80672705">
                <text:p>861.8067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774587471">
                <text:p>861.774587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710326289">
                <text:p>861.710326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710326289">
                <text:p>861.710326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67820468">
                <text:p>861.67820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67820468">
                <text:p>861.67820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646089058">
                <text:p>861.646089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322283185">
                <text:p>861.32228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226051432">
                <text:p>861.226051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190718561">
                <text:p>861.190718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190718561">
                <text:p>861.190718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190718561">
                <text:p>861.190718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158228767">
                <text:p>861.158228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158228767">
                <text:p>861.158228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158228767">
                <text:p>861.158228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.568062081">
                <text:p>860.568062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9.90241209">
                <text:p>859.90241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417089205">
                <text:p>858.417089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417089205">
                <text:p>858.417089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417089205">
                <text:p>858.417089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417089205">
                <text:p>858.417089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031969861">
                <text:p>858.031969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000113619">
                <text:p>858.000113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.85034275">
                <text:p>854.85034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.317521593">
                <text:p>854.317521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986510698">
                <text:p>851.986510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95449858">
                <text:p>851.95449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931432635">
                <text:p>851.931432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899417775">
                <text:p>851.89941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899417775">
                <text:p>851.89941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899417775">
                <text:p>851.89941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.665569693">
                <text:p>850.665569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.192172038">
                <text:p>850.192172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.178688255">
                <text:p>850.178688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222649941">
                <text:p>848.22264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222649941">
                <text:p>848.22264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222649941">
                <text:p>848.22264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190903299">
                <text:p>848.190903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190903299">
                <text:p>848.190903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159162597">
                <text:p>848.159162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.526621094">
                <text:p>846.5266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.00124005">
                <text:p>846.00124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5.862733185">
                <text:p>845.86273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4.725570943">
                <text:p>844.725570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.99163669">
                <text:p>839.99163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8.629274724">
                <text:p>838.629274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7.976520483">
                <text:p>837.976520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.074023436">
                <text:p>836.074023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.032199583">
                <text:p>836.032199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.565329868">
                <text:p>835.565329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.974762098">
                <text:p>834.97476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314668965">
                <text:p>832.31466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170567094">
                <text:p>832.170567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170567094">
                <text:p>832.170567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170567094">
                <text:p>832.170567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170567094">
                <text:p>832.170567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170567094">
                <text:p>832.170567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1.664592996">
                <text:p>831.66459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.149717993">
                <text:p>830.14971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8.403036777">
                <text:p>828.403036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8.372073648">
                <text:p>828.372073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8.372073648">
                <text:p>828.372073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8.372073648">
                <text:p>828.372073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8.341116304">
                <text:p>828.341116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.892390714">
                <text:p>827.892390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4.949660449">
                <text:p>824.949660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.83075853">
                <text:p>822.83075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.401172642">
                <text:p>821.40117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91508592">
                <text:p>819.91508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901287517">
                <text:p>819.901287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870219471">
                <text:p>819.870219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870219471">
                <text:p>819.870219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839157309">
                <text:p>819.83915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839157309">
                <text:p>819.83915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.937798095">
                <text:p>818.937798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7.333881624">
                <text:p>817.333881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.700634537">
                <text:p>815.700634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3.768890698">
                <text:p>813.768890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.215495799">
                <text:p>811.215495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.203772539">
                <text:p>811.203772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.173163964">
                <text:p>811.17316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.173163964">
                <text:p>811.17316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.173163964">
                <text:p>811.17316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.142561162">
                <text:p>811.142561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0.741713501">
                <text:p>810.741713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7.447318085">
                <text:p>807.447318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.867123355">
                <text:p>804.867123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.461281795">
                <text:p>804.461281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3.492990929">
                <text:p>803.492990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.502111639">
                <text:p>802.502111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.103467809">
                <text:p>802.10346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1.227333722">
                <text:p>801.227333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1.098442905">
                <text:p>801.098442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597264609">
                <text:p>800.597264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56729148">
                <text:p>800.5672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56729148">
                <text:p>800.5672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56729148">
                <text:p>800.5672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56729148">
                <text:p>800.5672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537323961">
                <text:p>800.53732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.532463258">
                <text:p>798.532463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.402852961">
                <text:p>798.40285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6.18225158">
                <text:p>796.18225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.971178835">
                <text:p>790.971178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032169886">
                <text:p>789.032169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.82218628">
                <text:p>787.82218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.668690297">
                <text:p>787.668690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.342367586">
                <text:p>787.34236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062066316">
                <text:p>785.062066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.017365311">
                <text:p>780.017365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.908097829">
                <text:p>778.908097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.278514047">
                <text:p>777.278514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.536684606">
                <text:p>776.536684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849149013">
                <text:p>773.84914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471866787">
                <text:p>773.471866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.931659476">
                <text:p>772.931659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.247567137">
                <text:p>772.24756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.859144591">
                <text:p>771.859144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.972190028">
                <text:p>770.97219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.170129147">
                <text:p>769.170129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994321301">
                <text:p>768.994321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780526386">
                <text:p>768.780526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780526386">
                <text:p>768.780526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744038643">
                <text:p>768.744038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715145552">
                <text:p>768.71514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686257889">
                <text:p>768.68625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686257889">
                <text:p>768.68625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257620558">
                <text:p>768.257620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.035000602">
                <text:p>767.035000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.251410308">
                <text:p>765.251410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.249802961">
                <text:p>765.24980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3.523008999">
                <text:p>763.523008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.255378776">
                <text:p>762.255378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.052770049">
                <text:p>762.052770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.024717479">
                <text:p>761.02471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995799211">
                <text:p>760.995799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767058363">
                <text:p>760.767058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094345891">
                <text:p>760.094345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084454236">
                <text:p>760.084454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055890907">
                <text:p>760.055890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055890907">
                <text:p>760.055890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055890907">
                <text:p>760.055890907</text:p>
              </table:table-cell>
            </table:table-row>
            <table:table-row>
              <table:table-cell office:value-type="string">
                <text:p>Comb</text:p>
              </table:table-cell>
              <table:table-cell office:value-type="float" office:value="760.027332945">
                <text:p>760.027332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.512650526">
                <text:p>759.512650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.385699884">
                <text:p>759.385699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554284735">
                <text:p>758.554284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396200437">
                <text:p>758.396200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687539359">
                <text:p>757.687539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516574539">
                <text:p>757.516574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.90057197">
                <text:p>755.90057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579532836">
                <text:p>754.579532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551269842">
                <text:p>754.551269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523012141">
                <text:p>754.523012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399206501">
                <text:p>754.399206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342716238">
                <text:p>754.342716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258020485">
                <text:p>754.258020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053880359">
                <text:p>754.053880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753001423">
                <text:p>752.753001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679743188">
                <text:p>752.679743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651685866">
                <text:p>752.651685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540256196">
                <text:p>752.54025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540256196">
                <text:p>752.54025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489879095">
                <text:p>752.489879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277146589">
                <text:p>752.277146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24912934">
                <text:p>752.24912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.744082908">
                <text:p>749.744082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.547443441">
                <text:p>749.547443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541261372">
                <text:p>747.541261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87882102">
                <text:p>746.87882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725812656">
                <text:p>746.72581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68299174">
                <text:p>746.68299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083732969">
                <text:p>746.08373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.800412658">
                <text:p>745.800412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.811211079">
                <text:p>744.81121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.791680414">
                <text:p>743.791680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2.928209281">
                <text:p>742.928209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825374588">
                <text:p>740.825374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825374588">
                <text:p>740.825374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788307631">
                <text:p>740.78830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788307631">
                <text:p>740.78830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788307631">
                <text:p>740.78830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76001437">
                <text:p>740.7600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.290791981">
                <text:p>738.290791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.240043716">
                <text:p>738.24004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.806609243">
                <text:p>737.806609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701411401">
                <text:p>735.70141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649793161">
                <text:p>735.649793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122514505">
                <text:p>735.122514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094548724">
                <text:p>735.094548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094548724">
                <text:p>735.094548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066588261">
                <text:p>735.066588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066588261">
                <text:p>735.066588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066588261">
                <text:p>735.066588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.889031441">
                <text:p>734.889031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3.506057127">
                <text:p>733.506057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3.143247091">
                <text:p>733.143247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2.010949987">
                <text:p>732.010949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.815013799">
                <text:p>731.81501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.25987889">
                <text:p>731.2598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0.71792222">
                <text:p>730.7179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389281176">
                <text:p>729.38928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88804381">
                <text:p>729.288804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61178236">
                <text:p>729.261178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61178236">
                <text:p>729.261178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61178236">
                <text:p>729.261178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61178236">
                <text:p>729.261178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61178236">
                <text:p>729.261178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.528125847">
                <text:p>728.528125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.149318116">
                <text:p>726.149318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.128512946">
                <text:p>726.128512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.903503706">
                <text:p>725.903503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.853035902">
                <text:p>725.853035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835625345">
                <text:p>723.83562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655830353">
                <text:p>723.655830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601216879">
                <text:p>723.60121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601216879">
                <text:p>723.60121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601216879">
                <text:p>723.60121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601216879">
                <text:p>723.60121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546624007">
                <text:p>723.546624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789395157">
                <text:p>718.789395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520155346">
                <text:p>718.52015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43825578">
                <text:p>718.43825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.374320014">
                <text:p>717.374320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449071951">
                <text:p>716.449071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.713439352">
                <text:p>714.713439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.042876021">
                <text:p>712.04287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1.932167118">
                <text:p>711.932167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1.30548188">
                <text:p>711.30548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1.129330577">
                <text:p>711.129330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.343830515">
                <text:p>710.343830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171814259">
                <text:p>709.171814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018473236">
                <text:p>709.018473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8.139982877">
                <text:p>708.139982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.397003877">
                <text:p>707.397003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.064401666">
                <text:p>707.064401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6.958084183">
                <text:p>706.958084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91531297">
                <text:p>704.91531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457507523">
                <text:p>704.457507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43612564">
                <text:p>704.4361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077581701">
                <text:p>703.077581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1.998212974">
                <text:p>701.99821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1.840525522">
                <text:p>701.840525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.936671635">
                <text:p>699.936671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.504998172">
                <text:p>699.504998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.908924229">
                <text:p>697.90892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.481276355">
                <text:p>697.48127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6.999689129">
                <text:p>696.999689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6.992999938">
                <text:p>696.992999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6.581013356">
                <text:p>696.581013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4.328785696">
                <text:p>694.32878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4.297940141">
                <text:p>694.297940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953635016">
                <text:p>693.95363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9366378">
                <text:p>693.9366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350516755">
                <text:p>693.350516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291276128">
                <text:p>693.291276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176689892">
                <text:p>692.176689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79335379">
                <text:p>691.79335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79335379">
                <text:p>691.79335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79335379">
                <text:p>691.79335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79335379">
                <text:p>691.79335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767254782">
                <text:p>691.767254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767254782">
                <text:p>691.767254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566706913">
                <text:p>691.566706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238935745">
                <text:p>691.238935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010902196">
                <text:p>691.010902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.855029206">
                <text:p>690.855029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556693795">
                <text:p>689.556693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174612888">
                <text:p>689.174612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148694811">
                <text:p>689.148694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104163145">
                <text:p>689.104163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078247718">
                <text:p>689.078247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078247718">
                <text:p>689.078247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078247718">
                <text:p>689.078247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070969812">
                <text:p>689.070969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993288624">
                <text:p>688.993288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948743634">
                <text:p>688.94874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922857416">
                <text:p>688.92285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922857416">
                <text:p>688.92285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922857416">
                <text:p>688.92285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242332565">
                <text:p>688.242332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128199499">
                <text:p>688.128199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014334563">
                <text:p>688.014334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808218802">
                <text:p>687.80821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749039054">
                <text:p>687.749039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377183108">
                <text:p>686.377183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377183108">
                <text:p>686.377183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377183108">
                <text:p>686.377183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351474653">
                <text:p>686.351474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351474653">
                <text:p>686.351474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351474653">
                <text:p>686.351474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248688956">
                <text:p>686.248688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248688956">
                <text:p>686.248688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248688956">
                <text:p>686.248688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223004554">
                <text:p>686.223004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223004554">
                <text:p>686.223004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197324958">
                <text:p>686.197324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008648779">
                <text:p>686.008648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937681143">
                <text:p>685.937681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930691773">
                <text:p>685.930691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911693241">
                <text:p>685.911693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911693241">
                <text:p>685.911693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859732201">
                <text:p>685.859732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172049137">
                <text:p>685.172049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955121346">
                <text:p>684.955121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894971079">
                <text:p>684.89497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741745005">
                <text:p>684.741745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645537031">
                <text:p>684.64553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929141974">
                <text:p>683.929141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547930863">
                <text:p>683.547930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527381735">
                <text:p>683.527381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527381735">
                <text:p>683.527381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50188697">
                <text:p>683.50188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50188697">
                <text:p>683.50188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476396959">
                <text:p>683.476396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425431194">
                <text:p>683.425431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425431194">
                <text:p>683.425431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425431194">
                <text:p>683.425431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399955435">
                <text:p>683.39995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374484424">
                <text:p>683.374484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11767287">
                <text:p>683.11767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041351136">
                <text:p>683.04135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013328513">
                <text:p>683.013328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013328513">
                <text:p>683.013328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987560745">
                <text:p>682.987560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987560745">
                <text:p>682.987560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987560745">
                <text:p>682.987560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961797838">
                <text:p>682.961797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610620262">
                <text:p>682.61062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519497513">
                <text:p>682.519497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.99156821">
                <text:p>681.99156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838853627">
                <text:p>680.838853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838853627">
                <text:p>680.838853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813553508">
                <text:p>680.81355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813553508">
                <text:p>680.81355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482848731">
                <text:p>680.482848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457588125">
                <text:p>680.45758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959021205">
                <text:p>677.959021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587639294">
                <text:p>677.587639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311389416">
                <text:p>677.311389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738833211">
                <text:p>675.73883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713439519">
                <text:p>675.713439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669756919">
                <text:p>675.669756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669756919">
                <text:p>675.669756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644365823">
                <text:p>675.644365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644365823">
                <text:p>675.644365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477231792">
                <text:p>675.477231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640001253">
                <text:p>674.64000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290343339">
                <text:p>674.290343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279649305">
                <text:p>674.279649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861778857">
                <text:p>672.861778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728308575">
                <text:p>672.728308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728308575">
                <text:p>672.728308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728308575">
                <text:p>672.728308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703130203">
                <text:p>672.703130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703130203">
                <text:p>672.703130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677956543">
                <text:p>672.677956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609439875">
                <text:p>672.609439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089003004">
                <text:p>672.089003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544897675">
                <text:p>671.544897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408619691">
                <text:p>671.408619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131180938">
                <text:p>671.13118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.991731199">
                <text:p>670.991731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.856650458">
                <text:p>670.856650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954763162">
                <text:p>669.954763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716061131">
                <text:p>668.716061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024886354">
                <text:p>668.024886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15016015">
                <text:p>666.15016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534339203">
                <text:p>665.534339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436008964">
                <text:p>665.436008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144679061">
                <text:p>665.144679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.65230434">
                <text:p>664.65230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958256134">
                <text:p>663.958256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068265028">
                <text:p>663.068265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06002036">
                <text:p>663.06002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689744379">
                <text:p>662.689744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654582652">
                <text:p>662.654582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246347343">
                <text:p>662.246347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760623895">
                <text:p>661.760623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536572491">
                <text:p>661.536572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445783065">
                <text:p>660.445783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335391203">
                <text:p>660.335391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061414399">
                <text:p>660.061414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04756105">
                <text:p>660.0475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04756105">
                <text:p>660.0475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04756105">
                <text:p>660.0475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022451295">
                <text:p>660.022451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022451295">
                <text:p>660.022451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646278928">
                <text:p>659.646278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587521547">
                <text:p>659.587521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450241265">
                <text:p>659.450241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858729878">
                <text:p>658.858729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710064817">
                <text:p>658.710064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394603926">
                <text:p>658.394603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.329484113">
                <text:p>657.32948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984748065">
                <text:p>656.98474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984748065">
                <text:p>656.98474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984748065">
                <text:p>656.98474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96019569">
                <text:p>656.9601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96019569">
                <text:p>656.9601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628826962">
                <text:p>656.628826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303671334">
                <text:p>656.303671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131538994">
                <text:p>656.131538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131538994">
                <text:p>656.131538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.999310001">
                <text:p>655.99931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.901084453">
                <text:p>655.90108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.901084453">
                <text:p>655.90108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.723473169">
                <text:p>655.723473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479726841">
                <text:p>654.479726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430945137">
                <text:p>654.430945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382831476">
                <text:p>654.382831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3390253">
                <text:p>654.3390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334056994">
                <text:p>654.334056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129677687">
                <text:p>654.129677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129677687">
                <text:p>654.129677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.589911938">
                <text:p>652.589911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.951376442">
                <text:p>651.951376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.755976637">
                <text:p>651.755976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.45610244">
                <text:p>651.45610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277481936">
                <text:p>650.277481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217262693">
                <text:p>650.217262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217262693">
                <text:p>650.217262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217262693">
                <text:p>650.217262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217262693">
                <text:p>650.217262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192631852">
                <text:p>650.19263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035879454">
                <text:p>650.035879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526708873">
                <text:p>649.526708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459844364">
                <text:p>649.459844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302621373">
                <text:p>649.30262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289558034">
                <text:p>649.289558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817252207">
                <text:p>648.817252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546609807">
                <text:p>648.546609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230319908">
                <text:p>648.23031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.02452981">
                <text:p>646.02452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.402913312">
                <text:p>645.402913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426358333">
                <text:p>643.426358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344233489">
                <text:p>643.34423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344233489">
                <text:p>643.34423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319962301">
                <text:p>643.31996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319962301">
                <text:p>643.31996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319962301">
                <text:p>643.31996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002048639">
                <text:p>643.002048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.039926128">
                <text:p>642.039926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.899987911">
                <text:p>641.899987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389252275">
                <text:p>640.389252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.74035774">
                <text:p>639.7403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.719325972">
                <text:p>639.719325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.057872896">
                <text:p>639.057872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807174052">
                <text:p>637.807174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515867036">
                <text:p>637.515867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229005863">
                <text:p>637.229005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.531260858">
                <text:p>636.531260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.491021234">
                <text:p>636.49102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.878155556">
                <text:p>635.878155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.480049209">
                <text:p>635.48004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.430685561">
                <text:p>635.430685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932679449">
                <text:p>634.93267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932679449">
                <text:p>634.93267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932679449">
                <text:p>634.93267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908912107">
                <text:p>634.908912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908912107">
                <text:p>634.908912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908912107">
                <text:p>634.908912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275594022">
                <text:p>634.275594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.502718127">
                <text:p>633.502718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.191856303">
                <text:p>633.191856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.439573115">
                <text:p>631.439573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.434189666">
                <text:p>631.434189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.220438006">
                <text:p>631.220438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422282908">
                <text:p>629.422282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.784134737">
                <text:p>625.78413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.034256659">
                <text:p>625.034256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824492568">
                <text:p>624.824492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823527516">
                <text:p>624.823527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752505652">
                <text:p>624.75250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022545982">
                <text:p>623.022545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.489947263">
                <text:p>621.489947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.144355662">
                <text:p>619.144355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.071449668">
                <text:p>619.071449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.657710775">
                <text:p>618.657710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.549597823">
                <text:p>618.549597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.39638951">
                <text:p>618.39638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.667179332">
                <text:p>617.667179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.537802814">
                <text:p>616.53780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.438903429">
                <text:p>616.438903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.750568525">
                <text:p>615.750568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.104834455">
                <text:p>615.104834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861733506">
                <text:p>614.861733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699961222">
                <text:p>614.69996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.946375752">
                <text:p>612.946375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.594526747">
                <text:p>612.59452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.576090072">
                <text:p>612.576090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460702437">
                <text:p>611.460702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371810174">
                <text:p>611.371810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433228673">
                <text:p>610.433228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296109149">
                <text:p>610.296109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031481737">
                <text:p>610.031481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69957359">
                <text:p>609.69957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69957359">
                <text:p>609.69957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670632679">
                <text:p>609.670632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670632679">
                <text:p>609.670632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647721774">
                <text:p>609.647721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647721774">
                <text:p>609.647721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.315143005">
                <text:p>608.315143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.877325416">
                <text:p>606.877325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.103476455">
                <text:p>606.103476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.041491263">
                <text:p>606.041491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.524650996">
                <text:p>604.524650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.764161476">
                <text:p>603.764161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.571353745">
                <text:p>603.571353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.415174396">
                <text:p>603.415174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.400294673">
                <text:p>603.400294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935898059">
                <text:p>602.935898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88463173">
                <text:p>602.88463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856098157">
                <text:p>602.856098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802947961">
                <text:p>602.802947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802947961">
                <text:p>602.802947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780298543">
                <text:p>602.78029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780298543">
                <text:p>602.78029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780298543">
                <text:p>602.78029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59438078">
                <text:p>601.559438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59438078">
                <text:p>601.559438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36743288">
                <text:p>601.536743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36743288">
                <text:p>601.536743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36743288">
                <text:p>601.536743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14052779">
                <text:p>601.514052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339431259">
                <text:p>601.339431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07733543">
                <text:p>601.07733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879045389">
                <text:p>600.879045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743503659">
                <text:p>600.743503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637084119">
                <text:p>599.637084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282272078">
                <text:p>599.28227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25973462">
                <text:p>599.25973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22101143">
                <text:p>599.22101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22101143">
                <text:p>599.22101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198476276">
                <text:p>599.198476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198476276">
                <text:p>599.198476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147110861">
                <text:p>599.147110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147110861">
                <text:p>599.147110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08586403">
                <text:p>599.08586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08586403">
                <text:p>599.08586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08586403">
                <text:p>599.08586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08586403">
                <text:p>599.08586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494268495">
                <text:p>598.494268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37234739">
                <text:p>598.37234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250915826">
                <text:p>598.250915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116492514">
                <text:p>598.116492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.056237803">
                <text:p>597.056237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849724442">
                <text:p>596.84972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827369264">
                <text:p>596.827369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827369264">
                <text:p>596.827369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827369264">
                <text:p>596.827369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827369264">
                <text:p>596.827369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827369264">
                <text:p>596.827369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737990397">
                <text:p>596.737990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737990397">
                <text:p>596.737990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715656134">
                <text:p>596.715656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715656134">
                <text:p>596.715656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715656134">
                <text:p>596.715656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715656134">
                <text:p>596.715656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506659294">
                <text:p>596.506659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484063061">
                <text:p>596.484063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467548819">
                <text:p>596.46754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422356748">
                <text:p>596.422356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422356748">
                <text:p>596.422356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422356748">
                <text:p>596.422356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.779297498">
                <text:p>595.77929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.560844416">
                <text:p>595.560844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.472001146">
                <text:p>595.472001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787734365">
                <text:p>594.787734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434728174">
                <text:p>594.434728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34946693">
                <text:p>594.34946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34946693">
                <text:p>594.34946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327301703">
                <text:p>594.327301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327301703">
                <text:p>594.327301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327301703">
                <text:p>594.327301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260830813">
                <text:p>594.260830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260830813">
                <text:p>594.260830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260830813">
                <text:p>594.260830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260830813">
                <text:p>594.260830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238682108">
                <text:p>594.238682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037498197">
                <text:p>594.037498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949000988">
                <text:p>593.949000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947044471">
                <text:p>593.947044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924633489">
                <text:p>593.92463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924633489">
                <text:p>593.92463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924633489">
                <text:p>593.92463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924633489">
                <text:p>593.92463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902226735">
                <text:p>593.902226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472814533">
                <text:p>593.472814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.014105642">
                <text:p>593.014105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.033785763">
                <text:p>592.03378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.033785763">
                <text:p>592.03378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.011785659">
                <text:p>592.011785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.989789643">
                <text:p>591.989789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.724216287">
                <text:p>591.72421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.724216287">
                <text:p>591.72421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.667759441">
                <text:p>590.667759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.926281297">
                <text:p>589.926281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.551960517">
                <text:p>589.551960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.206642866">
                <text:p>589.20664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76903931">
                <text:p>587.576903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73600618">
                <text:p>587.573600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54826609">
                <text:p>587.554826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51159155">
                <text:p>587.551159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44204993">
                <text:p>587.544204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21761224">
                <text:p>587.521761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16839846">
                <text:p>587.516839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16839846">
                <text:p>587.516839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516839846">
                <text:p>587.516839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499321742">
                <text:p>587.499321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499321742">
                <text:p>587.499321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49476478">
                <text:p>587.49476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.621052855">
                <text:p>586.621052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.352075377">
                <text:p>586.352075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.317381597">
                <text:p>586.317381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.156965951">
                <text:p>585.156965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981137891">
                <text:p>584.981137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959243655">
                <text:p>584.959243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959243655">
                <text:p>584.959243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959243655">
                <text:p>584.959243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959243655">
                <text:p>584.959243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937353516">
                <text:p>584.93735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855706048">
                <text:p>583.855706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427195654">
                <text:p>583.427195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309018716">
                <text:p>583.309018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006021401">
                <text:p>583.00602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006021401">
                <text:p>583.00602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006021401">
                <text:p>583.00602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983845861">
                <text:p>582.983845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983845861">
                <text:p>582.983845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939507431">
                <text:p>582.939507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547584641">
                <text:p>582.547584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.383021324">
                <text:p>580.38302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.282790879">
                <text:p>579.282790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401465544">
                <text:p>578.401465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401465544">
                <text:p>578.401465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401465544">
                <text:p>578.401465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401465544">
                <text:p>578.401465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379555153">
                <text:p>578.379555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379555153">
                <text:p>578.379555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365017051">
                <text:p>578.365017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.914841712">
                <text:p>577.914841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.602774783">
                <text:p>576.602774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.551979824">
                <text:p>576.551979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.273874441">
                <text:p>576.27387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.844663516">
                <text:p>575.84466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.741725255">
                <text:p>575.741725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98827984">
                <text:p>573.98827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932566344">
                <text:p>573.93256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932566344">
                <text:p>573.93256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932566344">
                <text:p>573.93256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910735927">
                <text:p>573.910735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910735927">
                <text:p>573.910735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890620283">
                <text:p>573.890620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868969344">
                <text:p>573.868969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868969344">
                <text:p>573.868969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868969344">
                <text:p>573.868969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868969344">
                <text:p>573.868969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868969344">
                <text:p>573.868969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561788274">
                <text:p>573.561788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.517046893">
                <text:p>572.517046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.312439156">
                <text:p>571.312439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.291085274">
                <text:p>571.29108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.291085274">
                <text:p>571.29108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.291085274">
                <text:p>571.29108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.291085274">
                <text:p>571.29108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.960269458">
                <text:p>570.960269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.469488641">
                <text:p>567.469488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.505046611">
                <text:p>566.505046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458679945">
                <text:p>565.458679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406315386">
                <text:p>565.40631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406315386">
                <text:p>565.40631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406315386">
                <text:p>565.40631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384897263">
                <text:p>565.384897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384897263">
                <text:p>565.384897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.763546838">
                <text:p>564.763546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699905483">
                <text:p>563.699905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.198748506">
                <text:p>561.198748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45896262">
                <text:p>559.45896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429768251">
                <text:p>559.429768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429768251">
                <text:p>559.429768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429768251">
                <text:p>559.429768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40866287">
                <text:p>559.4086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40866287">
                <text:p>559.4086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111195014">
                <text:p>559.111195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.881247644">
                <text:p>556.881247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112179011">
                <text:p>554.112179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.491178208">
                <text:p>553.491178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591347138">
                <text:p>552.591347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136044558">
                <text:p>552.136044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136044558">
                <text:p>552.136044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115373434">
                <text:p>552.115373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115373434">
                <text:p>552.115373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115373434">
                <text:p>552.115373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115373434">
                <text:p>552.115373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.622657214">
                <text:p>550.622657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.18057008">
                <text:p>544.18057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.325645711">
                <text:p>543.325645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.943010559">
                <text:p>537.943010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033829069">
                <text:p>536.033829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724946422">
                <text:p>531.724946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22943216">
                <text:p>530.522943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173542252">
                <text:p>530.173542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173542252">
                <text:p>530.173542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148376242">
                <text:p>530.148376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148376242">
                <text:p>530.148376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148376242">
                <text:p>530.148376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108534933">
                <text:p>530.108534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969689569">
                <text:p>528.96968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673609562">
                <text:p>525.673609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844655431">
                <text:p>524.844655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22269405">
                <text:p>524.22269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76476488">
                <text:p>524.17647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76476488">
                <text:p>524.17647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76476488">
                <text:p>524.17647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76476488">
                <text:p>524.17647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76476488">
                <text:p>524.17647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.159667238">
                <text:p>519.159667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.624138644">
                <text:p>513.624138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.979375041">
                <text:p>512.979375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.933565755">
                <text:p>510.933565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.933565755">
                <text:p>510.933565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.888488021">
                <text:p>510.888488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.888488021">
                <text:p>510.888488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.888488021">
                <text:p>510.888488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.888488021">
                <text:p>510.888488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.851505154">
                <text:p>508.851505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981044486">
                <text:p>506.981044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981044486">
                <text:p>506.981044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981044486">
                <text:p>506.981044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981044486">
                <text:p>506.981044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961757741">
                <text:p>506.961757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942474663">
                <text:p>506.94247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719134548">
                <text:p>504.719134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976852249">
                <text:p>502.976852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976852249">
                <text:p>502.976852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957796126">
                <text:p>502.957796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938743611">
                <text:p>502.93874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938743611">
                <text:p>502.93874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938743611">
                <text:p>502.93874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.588300622">
                <text:p>500.588300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.054152441">
                <text:p>499.054152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.035321985">
                <text:p>499.035321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.035321985">
                <text:p>499.035321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.016495081">
                <text:p>499.01649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.016495081">
                <text:p>499.01649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.016495081">
                <text:p>499.01649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9.61115141">
                <text:p>6389.61115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0.43580672">
                <text:p>6280.43580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5.50673213">
                <text:p>6075.5067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5.30654248">
                <text:p>5945.30654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6.50742706">
                <text:p>5816.5074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.07185141">
                <text:p>5805.07185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4.5321254">
                <text:p>5714.5321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2.57107883">
                <text:p>5652.57107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9.58217981">
                <text:p>5589.58217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2.24848081">
                <text:p>5482.24848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1.23137396">
                <text:p>5061.23137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1.03529498">
                <text:p>4981.0352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8.50533927">
                <text:p>4818.50533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6.34752169">
                <text:p>4716.34752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4.02250284">
                <text:p>4604.02250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7.05290818">
                <text:p>4587.05290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2.21513394">
                <text:p>4532.21513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3.07361424">
                <text:p>4483.07361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8.26760819">
                <text:p>4438.26760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2.15453997">
                <text:p>4432.15453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4.93922094">
                <text:p>4414.93922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1.07075996">
                <text:p>4401.07075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9.80288175">
                <text:p>4319.80288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6.34444679">
                <text:p>4296.34444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0.00464285">
                <text:p>4190.00464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5.18650868">
                <text:p>4185.18650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1.17175799">
                <text:p>4101.17175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2.45933157">
                <text:p>4072.4593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8.89815249">
                <text:p>4068.8981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6.54257985">
                <text:p>4046.54257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6.8718139">
                <text:p>4016.8718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3.49782856">
                <text:p>4003.49782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5.10344625">
                <text:p>3995.10344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1.86709577">
                <text:p>3991.86709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8.74165929">
                <text:p>3988.74165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2.92300203">
                <text:p>3982.92300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8.93808585">
                <text:p>3948.93808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4.17532757">
                <text:p>3944.17532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1.05663821">
                <text:p>3941.0566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5.55789722">
                <text:p>3915.55789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0.51519245">
                <text:p>3910.51519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8.32488195">
                <text:p>3898.32488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8.71744362">
                <text:p>3868.71744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8.26037345">
                <text:p>3868.26037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5.43546181">
                <text:p>3855.43546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4.04742606">
                <text:p>3854.0474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6.36673403">
                <text:p>3846.36673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8.95293294">
                <text:p>3838.95293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5.21890174">
                <text:p>3835.21890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5.0595318">
                <text:p>3825.0595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4.59257828">
                <text:p>3814.59257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3.06300919">
                <text:p>3813.06300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2.82005559">
                <text:p>3812.82005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5.95169286">
                <text:p>3735.95169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8.94615454">
                <text:p>3518.94615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2.12025342">
                <text:p>3502.12025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9.28585171">
                <text:p>3319.28585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9.70640631">
                <text:p>3229.70640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7.05715542">
                <text:p>3227.05715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9.49655813">
                <text:p>3209.49655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5.20013378">
                <text:p>3185.2001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9.01272657">
                <text:p>3169.0127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6.28636917">
                <text:p>3166.28636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8.86996713">
                <text:p>3158.86996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1.74841418">
                <text:p>3131.74841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8.1390529">
                <text:p>3128.1390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5.28098494">
                <text:p>3105.28098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1.44308366">
                <text:p>3101.44308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8.44744295">
                <text:p>3068.44744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8.39026758">
                <text:p>3068.3902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0.13727395">
                <text:p>3060.13727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.05907199">
                <text:p>3058.05907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0.71560449">
                <text:p>3050.71560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4.53839255">
                <text:p>3044.53839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1.87306773">
                <text:p>3041.87306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1.04481136">
                <text:p>3041.0448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4.26809605">
                <text:p>3034.26809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5.20982564">
                <text:p>3025.20982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4.15342108">
                <text:p>3024.15342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2.58185817">
                <text:p>2992.58185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3.9713982">
                <text:p>2893.9713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8.44035331">
                <text:p>2808.44035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5.98466574">
                <text:p>2805.98466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1.30946154">
                <text:p>2791.30946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0.15674231">
                <text:p>2770.15674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8.70633991">
                <text:p>2768.70633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5.38354871">
                <text:p>2755.38354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3.15212467">
                <text:p>2753.15212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7.2548899">
                <text:p>2747.2548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3.25949059">
                <text:p>2723.25949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0.12091557">
                <text:p>2720.12091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0.3847567">
                <text:p>2700.3847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6.90702927">
                <text:p>2696.90702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8.21516778">
                <text:p>2668.21516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7.89896662">
                <text:p>2667.89896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9.57323205">
                <text:p>2659.57323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2.66671313">
                <text:p>2652.66671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7.55374685">
                <text:p>2647.55374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5.10701542">
                <text:p>2645.10701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.62455368">
                <text:p>2638.62455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0.61723968">
                <text:p>2630.6172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9.56778648">
                <text:p>2629.56778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9.83136015">
                <text:p>2609.83136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2.24509405">
                <text:p>2602.24509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4.87468799">
                <text:p>2394.87468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5.06749683">
                <text:p>2375.06749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1.73516839">
                <text:p>2361.73516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0.89841235">
                <text:p>2340.8984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2.62733847">
                <text:p>2332.62733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0.10779332">
                <text:p>2310.10779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6.80386416">
                <text:p>2196.80386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0.32484567">
                <text:p>2070.32484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0.07562683">
                <text:p>1910.0756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.38337323">
                <text:p>1899.38337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.67422162">
                <text:p>1883.67422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3.00974146">
                <text:p>1873.00974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6.22676689">
                <text:p>1856.22676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9.84679342">
                <text:p>1849.84679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1.74564883">
                <text:p>1831.74564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9.64464181">
                <text:p>1799.64464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1.63771585">
                <text:p>1651.63771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7.97758402">
                <text:p>1637.9775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8.6253903">
                <text:p>1628.6253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4.86692922">
                <text:p>1614.86692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8.78157429">
                <text:p>1608.78157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9.05688461">
                <text:p>1599.05688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2.89336864">
                <text:p>1592.8933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3.53758024">
                <text:p>1463.5375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5.02945156">
                <text:p>1375.0294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7.15155929">
                <text:p>1347.15155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6.8087649">
                <text:p>1306.8087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4.49978973">
                <text:p>1304.49978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8.91993238">
                <text:p>1278.91993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4.83317352">
                <text:p>1274.83317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8.11209479">
                <text:p>1268.11209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3.87383424">
                <text:p>1253.87383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1.11591775">
                <text:p>1161.11591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0.59840613">
                <text:p>1160.59840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8.35427998">
                <text:p>1158.3542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1.96906889">
                <text:p>1121.96906889</text:p>
              </table:table-cell>
            </table:table-row>
            <table:table-row>
              <table:table-cell office:value-type="string">
                <text:p>2 Lev</text:p>
              </table:table-cell>
              <table:table-cell office:value-type="float" office:value="1109.50078497">
                <text:p>1109.50078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7.00411072">
                <text:p>1107.0041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2.88957166">
                <text:p>1102.88957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0.54059951">
                <text:p>1090.54059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.95781106">
                <text:p>1079.95781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8.55571712">
                <text:p>1078.55571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5.88087895">
                <text:p>1075.88087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3.63090472">
                <text:p>1073.63090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8.30192118">
                <text:p>1068.3019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7.18456234">
                <text:p>1067.18456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6.71504432">
                <text:p>1066.71504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6.75614846">
                <text:p>1056.75614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4.9137153">
                <text:p>1054.9137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3.83015486">
                <text:p>1043.83015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9.63059997">
                <text:p>1039.6305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.65803751">
                <text:p>1036.6580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.56480576">
                <text:p>1036.56480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4.47269589">
                <text:p>1034.47269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4.38585935">
                <text:p>1034.38585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.04774495">
                <text:p>1033.0477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2.12336872">
                <text:p>1032.12336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2.10247048">
                <text:p>1032.10247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2.09269081">
                <text:p>1022.09269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2.05695871">
                <text:p>1022.05695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.34352536">
                <text:p>1015.34352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.4355883">
                <text:p>1014.4355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1.30482487">
                <text:p>1011.30482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1.11562393">
                <text:p>1011.11562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.256083">
                <text:p>1009.256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4.223497883">
                <text:p>994.223497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.851564313">
                <text:p>993.851564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7.897302798">
                <text:p>987.897302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7.167751817">
                <text:p>977.167751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.038423726">
                <text:p>974.038423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7.362888023">
                <text:p>967.362888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.203552295">
                <text:p>956.203552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5.429469666">
                <text:p>955.429469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.254277437">
                <text:p>948.254277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7.923967998">
                <text:p>947.92396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3.317746125">
                <text:p>943.317746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7.893059835">
                <text:p>937.893059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8.697473931">
                <text:p>928.697473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8.179468403">
                <text:p>928.1794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650464225">
                <text:p>924.650464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0.92295735">
                <text:p>920.92295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.69477378">
                <text:p>918.69477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7.562511535">
                <text:p>917.562511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4.2262276">
                <text:p>914.2262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3.61577229">
                <text:p>913.61577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.351914661">
                <text:p>911.351914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6.686214903">
                <text:p>906.686214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3.754489722">
                <text:p>903.754489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.247424069">
                <text:p>901.247424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.743652706">
                <text:p>900.74365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9.579378458">
                <text:p>899.579378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4.686411629">
                <text:p>894.686411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4.142176269">
                <text:p>894.142176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9.837537397">
                <text:p>889.837537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.633466965">
                <text:p>884.633466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3.054758696">
                <text:p>883.054758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.3071741">
                <text:p>882.3071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.15263534">
                <text:p>882.15263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.991006278">
                <text:p>879.991006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.195292083">
                <text:p>879.195292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7.968777467">
                <text:p>877.968777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156048535">
                <text:p>872.156048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958229849">
                <text:p>867.958229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930114385">
                <text:p>867.930114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.241822141">
                <text:p>865.241822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872970746">
                <text:p>864.872970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40636952">
                <text:p>864.40636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7.176912119">
                <text:p>857.17691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.582714698">
                <text:p>856.58271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.437919596">
                <text:p>855.437919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.58505064">
                <text:p>854.58505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3.246962598">
                <text:p>853.246962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537960736">
                <text:p>851.537960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.425000307">
                <text:p>846.42500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.091096212">
                <text:p>846.091096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4.961810966">
                <text:p>844.961810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8.227883182">
                <text:p>838.227883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.618904089">
                <text:p>836.618904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.896230172">
                <text:p>827.896230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4.501305298">
                <text:p>824.501305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.658502501">
                <text:p>822.658502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.143727095">
                <text:p>822.143727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.410530531">
                <text:p>820.410530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177596206">
                <text:p>819.177596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.611342392">
                <text:p>818.611342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.564028314">
                <text:p>818.56402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0.627283324">
                <text:p>810.627283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0.625237536">
                <text:p>810.625237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5.436314258">
                <text:p>805.43631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.036900977">
                <text:p>802.036900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769598452">
                <text:p>800.769598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.865020679">
                <text:p>798.865020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.227102731">
                <text:p>788.227102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.504757391">
                <text:p>783.504757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5.032029464">
                <text:p>775.032029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7349508">
                <text:p>773.7349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.51323261">
                <text:p>772.51323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.275599677">
                <text:p>767.275599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.209570678">
                <text:p>765.20957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3.45111084">
                <text:p>763.4511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368334578">
                <text:p>758.368334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718307101">
                <text:p>757.718307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1.801767723">
                <text:p>751.801767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8.118290526">
                <text:p>748.118290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.826509817">
                <text:p>744.826509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.859060519">
                <text:p>743.859060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.846219869">
                <text:p>743.846219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1.920955279">
                <text:p>741.920955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435106704">
                <text:p>740.435106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6.142337009">
                <text:p>736.142337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9353339">
                <text:p>735.989353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797257692">
                <text:p>735.797257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3.343471627">
                <text:p>733.343471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.797343768">
                <text:p>728.797343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7.751404917">
                <text:p>727.751404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7.494699209">
                <text:p>727.49469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.1105249">
                <text:p>725.110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4.591819403">
                <text:p>724.591819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.796346112">
                <text:p>722.796346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9.882865422">
                <text:p>719.882865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9.149911253">
                <text:p>719.14991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95765678">
                <text:p>716.95765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80234257">
                <text:p>716.80234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.93657759">
                <text:p>714.93657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.351457525">
                <text:p>714.351457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.400461331">
                <text:p>713.40046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.59482925">
                <text:p>712.5948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1.809219805">
                <text:p>711.809219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1.794807229">
                <text:p>711.794807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60756253">
                <text:p>709.60756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173829458">
                <text:p>709.173829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999026487">
                <text:p>704.999026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891510901">
                <text:p>704.891510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1.634233502">
                <text:p>701.634233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.327399935">
                <text:p>700.327399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.265400377">
                <text:p>700.265400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.735016463">
                <text:p>699.735016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.451603362">
                <text:p>697.451603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709969529">
                <text:p>691.709969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410966832">
                <text:p>688.410966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410155947">
                <text:p>688.410155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.226272734">
                <text:p>686.226272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563672379">
                <text:p>685.563672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41487194">
                <text:p>685.41487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.308484689">
                <text:p>681.308484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.829964785">
                <text:p>679.829964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774350507">
                <text:p>677.774350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.908794355">
                <text:p>673.908794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750637053">
                <text:p>671.750637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.142125939">
                <text:p>670.142125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171494197">
                <text:p>667.171494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45072572">
                <text:p>659.45072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885484437">
                <text:p>658.885484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.740667585">
                <text:p>653.740667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.453295086">
                <text:p>652.453295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537643936">
                <text:p>650.537643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.822799885">
                <text:p>646.822799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123771312">
                <text:p>640.123771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689975327">
                <text:p>637.68997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.801732092">
                <text:p>632.801732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.530891217">
                <text:p>630.530891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.103440129">
                <text:p>630.103440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.518561836">
                <text:p>628.518561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.347748916">
                <text:p>625.347748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27895843">
                <text:p>623.2789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.175180456">
                <text:p>621.175180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.025111468">
                <text:p>617.025111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.696017956">
                <text:p>616.696017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116724785">
                <text:p>610.116724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026220268">
                <text:p>609.026220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.465231707">
                <text:p>608.465231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486930025">
                <text:p>601.48693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595007677">
                <text:p>598.595007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591882654">
                <text:p>598.591882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718498029">
                <text:p>596.718498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166442036">
                <text:p>596.166442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.18037285">
                <text:p>591.18037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.390792199">
                <text:p>589.390792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755874393">
                <text:p>582.755874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.373626223">
                <text:p>567.373626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0.17051841">
                <text:p>6390.17051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0.49187737">
                <text:p>6270.49187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3.36131444">
                <text:p>6083.36131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3.14301633">
                <text:p>5953.14301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0.66852005">
                <text:p>5810.66852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7.3778091">
                <text:p>5787.3778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8.44856866">
                <text:p>5748.44856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5.8302506">
                <text:p>5725.8302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5.2083391">
                <text:p>5595.2083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5.0110827">
                <text:p>5425.011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8.06627322">
                <text:p>5068.06627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3.14873033">
                <text:p>4973.1487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4.73483558">
                <text:p>4824.73483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1.45825433">
                <text:p>4721.4582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8.46124003">
                <text:p>4608.46124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9.98929687">
                <text:p>4589.98929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0.19129587">
                <text:p>4560.19129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7.59208826">
                <text:p>4487.5920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9.625182">
                <text:p>4439.625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7.57902756">
                <text:p>4437.5790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2.35204682">
                <text:p>4422.35204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2.57927619">
                <text:p>4412.57927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4.47715681">
                <text:p>4324.47715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2.59499662">
                <text:p>4302.59499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5.42159616">
                <text:p>4195.4215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9.6650037">
                <text:p>4189.6650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9.03288294">
                <text:p>4129.03288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7.29341073">
                <text:p>4077.2934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2.64384254">
                <text:p>4072.64384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0.43845005">
                <text:p>4050.43845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3.95230863">
                <text:p>4013.95230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2.74273907">
                <text:p>4012.74273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7.35760003">
                <text:p>4007.3576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8.70362271">
                <text:p>3998.70362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6.97290331">
                <text:p>3996.9729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7.97128617">
                <text:p>3987.97128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5.38373554">
                <text:p>3965.38373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4.69528941">
                <text:p>3954.69528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9.24069074">
                <text:p>3949.24069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4.80283531">
                <text:p>3934.80283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0.96467083">
                <text:p>3920.96467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4.50969816">
                <text:p>3904.50969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2.25398979">
                <text:p>3902.25398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4.1708137">
                <text:p>3874.1708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3.69145306">
                <text:p>3873.69145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0.42126973">
                <text:p>3860.42126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1.73249006">
                <text:p>3851.73249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4.12954096">
                <text:p>3844.12954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0.75897258">
                <text:p>3840.75897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1.80848617">
                <text:p>3831.80848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0.624582">
                <text:p>3820.624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8.09266786">
                <text:p>3818.09266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9.47617725">
                <text:p>3779.47617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1.38695359">
                <text:p>3741.38695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1.93080124">
                <text:p>3521.93080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3.07042018">
                <text:p>3503.0704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2.29182582">
                <text:p>3322.2918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3.8908897">
                <text:p>3233.8908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9.8528106">
                <text:p>3229.8528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2.2467551">
                <text:p>3212.246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3.26551161">
                <text:p>3183.26551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2.02989505">
                <text:p>3172.02989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0.17468227">
                <text:p>3170.17468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3.03175256">
                <text:p>3163.03175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6.65083198">
                <text:p>3136.65083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2.15640989">
                <text:p>3132.15640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0.70569697">
                <text:p>3120.70569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9.56865695">
                <text:p>3109.56865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2.61823156">
                <text:p>3072.6182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1.77738601">
                <text:p>3071.77738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1.25751415">
                <text:p>3061.25751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1.11255465">
                <text:p>3061.11255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4.82231971">
                <text:p>3054.82231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8.79239456">
                <text:p>3048.79239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6.14819146">
                <text:p>3046.14819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6.11918515">
                <text:p>3046.11918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9.17104832">
                <text:p>3039.17104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0.30771641">
                <text:p>3030.30771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8.29337361">
                <text:p>3028.29337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7.51558886">
                <text:p>2997.51558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6.59220384">
                <text:p>2896.59220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1.92649016">
                <text:p>2811.9264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8.71989141">
                <text:p>2808.71989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3.55364642">
                <text:p>2793.55364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.51961717">
                <text:p>2773.51961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6.50260552">
                <text:p>2766.50260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8.28686525">
                <text:p>2758.28686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6.67363676">
                <text:p>2756.67363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1.14975142">
                <text:p>2751.14975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7.37606166">
                <text:p>2727.37606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3.61426947">
                <text:p>2723.6142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3.97274518">
                <text:p>2703.97274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0.13531017">
                <text:p>2700.1353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1.70739649">
                <text:p>2671.70739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1.64493921">
                <text:p>2671.64493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2.09818611">
                <text:p>2662.09818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6.10763352">
                <text:p>2656.10763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1.12382135">
                <text:p>2651.12382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8.92816483">
                <text:p>2648.92816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2.23406318">
                <text:p>2642.23406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4.91350482">
                <text:p>2634.91350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3.16735715">
                <text:p>2633.16735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7.06657939">
                <text:p>2607.06657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6.53529466">
                <text:p>2606.53529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1.1491263">
                <text:p>2401.1491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1.02898703">
                <text:p>2381.02898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7.40667993">
                <text:p>2367.4066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5.7772385">
                <text:p>2345.7772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8.44925513">
                <text:p>2338.44925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5.26948744">
                <text:p>2315.26948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9.90560153">
                <text:p>2199.90560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8.13266071">
                <text:p>2068.13266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2.67756344">
                <text:p>1912.6775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.35965189">
                <text:p>1904.35965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8.40230006">
                <text:p>1888.4023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7.68931078">
                <text:p>1877.68931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0.09493257">
                <text:p>1860.09493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4.80090117">
                <text:p>1854.80090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6.3302573">
                <text:p>1836.3302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8.29633615">
                <text:p>1798.29633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5.96491469">
                <text:p>1655.96491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2.16779135">
                <text:p>1642.16779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2.77331372">
                <text:p>1632.77331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.54971557">
                <text:p>1617.54971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2.57696632">
                <text:p>1612.57696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3.6359244">
                <text:p>1603.6359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7.09444625">
                <text:p>1597.09444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6.87821629">
                <text:p>1466.87821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8.68207327">
                <text:p>1378.68207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7.69175221">
                <text:p>1347.69175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.5897156">
                <text:p>1310.5897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0.82715516">
                <text:p>1300.82715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0.61564352">
                <text:p>1280.61564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8.67117455">
                <text:p>1278.67117455</text:p>
              </table:table-cell>
            </table:table-row>
            <table:table-row>
              <table:table-cell office:value-type="string">
                <text:p>Bimodal</text:p>
              </table:table-cell>
              <table:table-cell office:value-type="float" office:value="1271.79617556">
                <text:p>1271.79617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4.05474124">
                <text:p>1254.05474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3.27678485">
                <text:p>1163.2767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2.78401657">
                <text:p>1162.78401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8.75620235">
                <text:p>1158.75620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6.92610296">
                <text:p>1126.92610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.50699416">
                <text:p>1114.50699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2.01783649">
                <text:p>1112.01783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5.86363542">
                <text:p>1105.86363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3.38912098">
                <text:p>1093.3891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4.34270777">
                <text:p>1084.34270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2.863656">
                <text:p>1082.863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0.94209949">
                <text:p>1080.94209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.22454906">
                <text:p>1079.22454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2.04672763">
                <text:p>1072.04672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1.68665898">
                <text:p>1071.68665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9.07357605">
                <text:p>1069.07357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1.87180705">
                <text:p>1061.87180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.81142642">
                <text:p>1059.8114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.27048086">
                <text:p>1048.27048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2.31796344">
                <text:p>1042.3179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2.00779314">
                <text:p>1042.00779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9.43322272">
                <text:p>1039.43322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7.99839192">
                <text:p>1037.99839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7.67982159">
                <text:p>1037.67982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.81408998">
                <text:p>1036.81408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5.52445934">
                <text:p>1035.52445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1.60366339">
                <text:p>1031.60366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7.14363207">
                <text:p>1027.1436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.51148415">
                <text:p>1025.51148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0.36600409">
                <text:p>1020.36600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6.25364173">
                <text:p>1016.2536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.94140162">
                <text:p>1015.94140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.11851775">
                <text:p>1014.11851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1.11653615">
                <text:p>1011.11653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.200639236">
                <text:p>999.200639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4.900089859">
                <text:p>994.900089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2.978614777">
                <text:p>992.978614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2.214539486">
                <text:p>982.214539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9.956544654">
                <text:p>979.956544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.009864541">
                <text:p>972.009864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.350616962">
                <text:p>961.350616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.907972954">
                <text:p>960.907972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.349549253">
                <text:p>953.349549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.77314868">
                <text:p>950.77314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9.006695074">
                <text:p>949.006695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.816076799">
                <text:p>942.816076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3.143633736">
                <text:p>933.14363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9.66654082">
                <text:p>929.6665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9.287800638">
                <text:p>929.28780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2.551454649">
                <text:p>922.551454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0.471274908">
                <text:p>920.471274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9.533485117">
                <text:p>919.533485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.861924919">
                <text:p>918.861924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7.337947479">
                <text:p>917.33794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6.594400261">
                <text:p>916.594400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.068611004">
                <text:p>912.068611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9.18077167">
                <text:p>909.18077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6.113888878">
                <text:p>906.11388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3.930844408">
                <text:p>903.930844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8.320062488">
                <text:p>898.320062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.867900298">
                <text:p>897.867900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.933455137">
                <text:p>896.933455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3.768978206">
                <text:p>893.768978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9.644890724">
                <text:p>889.644890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.285957453">
                <text:p>888.285957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.234991407">
                <text:p>887.234991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3.83462896">
                <text:p>883.83462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3.043866109">
                <text:p>883.043866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.945180664">
                <text:p>881.945180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.842189349">
                <text:p>881.842189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7.264695987">
                <text:p>877.264695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3.194730267">
                <text:p>873.194730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038632559">
                <text:p>872.03863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.349581956">
                <text:p>870.349581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104792666">
                <text:p>867.104792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.931594222">
                <text:p>864.931594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.574754122">
                <text:p>862.574754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.060789718">
                <text:p>860.060789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9.194748757">
                <text:p>859.194748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822899589">
                <text:p>858.822899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7.222637735">
                <text:p>857.222637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.936711325">
                <text:p>855.936711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.243956395">
                <text:p>850.243956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.034562921">
                <text:p>850.034562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9.964384174">
                <text:p>849.964384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.174191802">
                <text:p>842.174191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.540096818">
                <text:p>840.540096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1.386933096">
                <text:p>831.386933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.820783062">
                <text:p>827.820783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.665971006">
                <text:p>826.66597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.41997387">
                <text:p>826.41997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3.137333811">
                <text:p>823.137333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.853462219">
                <text:p>822.85346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.177017468">
                <text:p>822.177017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.247290498">
                <text:p>821.247290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4.631156473">
                <text:p>814.631156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3.489442225">
                <text:p>813.489442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9.189823508">
                <text:p>809.18982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5.994267577">
                <text:p>805.994267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.259851619">
                <text:p>802.259851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9.043319053">
                <text:p>799.043319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2.469472499">
                <text:p>792.469472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.534763445">
                <text:p>787.53476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.96057672">
                <text:p>778.9605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.206914725">
                <text:p>777.206914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.190415832">
                <text:p>777.190415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.875804794">
                <text:p>770.875804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625513213">
                <text:p>768.62551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.908852751">
                <text:p>766.908852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.450489314">
                <text:p>762.450489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.135790868">
                <text:p>762.135790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.104814925">
                <text:p>756.104814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6604823">
                <text:p>752.6604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794369806">
                <text:p>747.794369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7506816">
                <text:p>747.7506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802521382">
                <text:p>746.802521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.377840069">
                <text:p>745.377840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.292792457">
                <text:p>744.29279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11205711">
                <text:p>740.11205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9.342570777">
                <text:p>739.342570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9.193621592">
                <text:p>739.193621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.049027691">
                <text:p>737.049027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2.228308145">
                <text:p>732.228308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0.904432016">
                <text:p>730.904432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0.028942169">
                <text:p>730.028942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85177852">
                <text:p>729.285177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7.543889381">
                <text:p>727.543889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.954179518">
                <text:p>726.954179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419126297">
                <text:p>723.419126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.972226181">
                <text:p>722.972226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1.074405119">
                <text:p>721.07440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810884321">
                <text:p>718.810884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673728276">
                <text:p>718.67372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596873746">
                <text:p>718.596873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039858115">
                <text:p>716.039858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.495637939">
                <text:p>715.495637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.882735783">
                <text:p>714.882735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.154799544">
                <text:p>714.154799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.460739214">
                <text:p>712.460739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.073286684">
                <text:p>712.073286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8.374918671">
                <text:p>708.374918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.249299415">
                <text:p>707.249299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5.609027264">
                <text:p>705.609027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529243424">
                <text:p>704.529243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669131115">
                <text:p>703.669131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643324788">
                <text:p>703.643324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.864580501">
                <text:p>700.864580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.792352385">
                <text:p>695.792352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533751591">
                <text:p>692.533751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616846512">
                <text:p>691.616846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.277254655">
                <text:p>690.277254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103889129">
                <text:p>689.103889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70380108">
                <text:p>687.70380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812837778">
                <text:p>684.81283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138698044">
                <text:p>684.138698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.455562217">
                <text:p>681.455562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389337574">
                <text:p>677.389337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80229394">
                <text:p>675.80229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082346178">
                <text:p>674.082346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.351630718">
                <text:p>670.351630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00042549">
                <text:p>663.00042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726774668">
                <text:p>662.726774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.48244776">
                <text:p>657.48244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.574105468">
                <text:p>656.574105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460851066">
                <text:p>654.460851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217984">
                <text:p>650.217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547333611">
                <text:p>643.547333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912197991">
                <text:p>640.912197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833483283">
                <text:p>634.833483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130760504">
                <text:p>634.130760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.646860331">
                <text:p>632.64686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.134069145">
                <text:p>632.134069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036470279">
                <text:p>629.036470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.048856705">
                <text:p>627.048856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933676761">
                <text:p>624.933676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.531077578">
                <text:p>619.53107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.194162335">
                <text:p>619.194162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.573067186">
                <text:p>613.573067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.587889924">
                <text:p>612.587889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88620097">
                <text:p>611.88620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.036828161">
                <text:p>605.036828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203262253">
                <text:p>602.203262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383291848">
                <text:p>601.383291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241091004">
                <text:p>600.241091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02754195">
                <text:p>598.02754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879140773">
                <text:p>594.879140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.570054102">
                <text:p>592.570054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.158561894">
                <text:p>586.158561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.91088487">
                <text:p>570.91088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